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>
            <text:p>Dzień</text:p>
          </table:table-cell>
          <table:table-cell office:value-type="string">
            <text:p>Waga</text:p>
          </table:table-cell>
          <table:table-cell office:value-type="string">
            <text:p>%tłuszczu</text:p>
          </table:table-cell>
          <table:table-cell office:value-type="string">
            <text:p>%mięśni</text:p>
          </table:table-cell>
        </table:table-row>
        <table:table-row table:style-name="ro1">
          <table:table-cell office:value-type="date" office:date-value="2018-02-27">
            <text:p>27.02.2018</text:p>
          </table:table-cell>
          <table:table-cell office:value-type="float" office:value="96.6">
            <text:p>96,6</text:p>
          </table:table-cell>
          <table:table-cell office:value-type="float" office:value="34.3">
            <text:p>34,3</text:p>
          </table:table-cell>
          <table:table-cell table:style-name="ce2" office:value-type="float" office:value="25.6">
            <text:p>25,6</text:p>
          </table:table-cell>
        </table:table-row>
        <table:table-row table:style-name="ro1">
          <table:table-cell office:value-type="date" office:date-value="2018-02-28">
            <text:p>28.02.2018</text:p>
          </table:table-cell>
          <table:table-cell office:value-type="float" office:value="97">
            <text:p>97</text:p>
          </table:table-cell>
          <table:table-cell office:value-type="float" office:value="34.7">
            <text:p>34,7</text:p>
          </table:table-cell>
          <table:table-cell office:value-type="float" office:value="25.3">
            <text:p>25,3</text:p>
          </table:table-cell>
        </table:table-row>
        <table:table-row table:style-name="ro1">
          <table:table-cell office:value-type="date" office:date-value="2018-03-01">
            <text:p>1.03.2018</text:p>
          </table:table-cell>
          <table:table-cell office:value-type="float" office:value="96.2">
            <text:p>96,2</text:p>
          </table:table-cell>
          <table:table-cell office:value-type="float" office:value="34.1">
            <text:p>34,1</text:p>
          </table:table-cell>
          <table:table-cell office:value-type="float" office:value="25.8">
            <text:p>25,8</text:p>
          </table:table-cell>
        </table:table-row>
        <table:table-row table:style-name="ro1">
          <table:table-cell office:value-type="date" office:date-value="2018-03-02">
            <text:p>2.03.2018</text:p>
          </table:table-cell>
          <table:table-cell table:formula="of:=([.B4]+[.B7])/2" office:value-type="float" office:value="96.5">
            <text:p>96,5</text:p>
          </table:table-cell>
          <table:table-cell table:formula="of:=([.C4]+[.C7])/2" office:value-type="float" office:value="34.25">
            <text:p>34,25</text:p>
          </table:table-cell>
          <table:table-cell table:formula="of:=([.D4]+[.D7])/2" office:value-type="float" office:value="25.7">
            <text:p>25,7</text:p>
          </table:table-cell>
        </table:table-row>
        <table:table-row table:style-name="ro1">
          <table:table-cell office:value-type="date" office:date-value="2018-03-03">
            <text:p>3.03.2018</text:p>
          </table:table-cell>
          <table:table-cell table:formula="of:=([.B4]+[.B7])/2" office:value-type="float" office:value="96.5">
            <text:p>96,5</text:p>
          </table:table-cell>
          <table:table-cell table:formula="of:=([.C4]+[.C7])/2" office:value-type="float" office:value="34.25">
            <text:p>34,25</text:p>
          </table:table-cell>
          <table:table-cell table:formula="of:=([.D4]+[.D7])/2" office:value-type="float" office:value="25.7">
            <text:p>25,7</text:p>
          </table:table-cell>
        </table:table-row>
        <table:table-row table:style-name="ro1">
          <table:table-cell office:value-type="date" office:date-value="2018-03-04">
            <text:p>4.03.2018</text:p>
          </table:table-cell>
          <table:table-cell office:value-type="float" office:value="96.8">
            <text:p>96,8</text:p>
          </table:table-cell>
          <table:table-cell office:value-type="float" office:value="34.4">
            <text:p>34,4</text:p>
          </table:table-cell>
          <table:table-cell office:value-type="float" office:value="25.6">
            <text:p>25,6</text:p>
          </table:table-cell>
        </table:table-row>
        <table:table-row table:style-name="ro1">
          <table:table-cell office:value-type="date" office:date-value="2018-03-05">
            <text:p>5.03.2018</text:p>
          </table:table-cell>
          <table:table-cell office:value-type="float" office:value="97.3">
            <text:p>97,3</text:p>
          </table:table-cell>
          <table:table-cell office:value-type="float" office:value="34.7">
            <text:p>34,7</text:p>
          </table:table-cell>
          <table:table-cell office:value-type="float" office:value="25.5">
            <text:p>25,5</text:p>
          </table:table-cell>
        </table:table-row>
        <table:table-row table:style-name="ro1">
          <table:table-cell office:value-type="date" office:date-value="2018-03-06">
            <text:p>6.03.2018</text:p>
          </table:table-cell>
          <table:table-cell table:formula="of:=[.B8]-([.B8]-[.B12])/4" office:value-type="float" office:value="96.425">
            <text:p>96,425</text:p>
          </table:table-cell>
          <table:table-cell table:formula="of:=[.C8]-([.C8]-[.C12])/4" office:value-type="float" office:value="34.175">
            <text:p>34,175</text:p>
          </table:table-cell>
          <table:table-cell table:formula="of:=[.D8]-([.D8]-[.D12])/4" office:value-type="float" office:value="25.75">
            <text:p>25,75</text:p>
          </table:table-cell>
        </table:table-row>
        <table:table-row table:style-name="ro1">
          <table:table-cell office:value-type="date" office:date-value="2018-03-07">
            <text:p>7.03.2018</text:p>
          </table:table-cell>
          <table:table-cell table:formula="of:=[.B9]-([.B8]-[.B12])/4" office:value-type="float" office:value="95.55">
            <text:p>95,55</text:p>
          </table:table-cell>
          <table:table-cell table:formula="of:=[.C9]-([.C8]-[.C12])/4" office:value-type="float" office:value="33.65">
            <text:p>33,65</text:p>
          </table:table-cell>
          <table:table-cell table:formula="of:=[.D9]-([.D8]-[.D12])/4" office:value-type="float" office:value="26">
            <text:p>26</text:p>
          </table:table-cell>
        </table:table-row>
        <table:table-row table:style-name="ro1">
          <table:table-cell office:value-type="date" office:date-value="2018-03-08">
            <text:p>8.03.2018</text:p>
          </table:table-cell>
          <table:table-cell table:formula="of:=[.B10]-([.B8]-[.B12])/4" office:value-type="float" office:value="94.675">
            <text:p>94,675</text:p>
          </table:table-cell>
          <table:table-cell table:formula="of:=[.C10]-([.C8]-[.C12])/4" office:value-type="float" office:value="33.125">
            <text:p>33,125</text:p>
          </table:table-cell>
          <table:table-cell table:formula="of:=[.D10]-([.D8]-[.D12])/4" office:value-type="float" office:value="26.25">
            <text:p>26,25</text:p>
          </table:table-cell>
        </table:table-row>
        <table:table-row table:style-name="ro1">
          <table:table-cell office:value-type="date" office:date-value="2018-03-09">
            <text:p>9.03.2018</text:p>
          </table:table-cell>
          <table:table-cell office:value-type="float" office:value="93.8">
            <text:p>93,8</text:p>
          </table:table-cell>
          <table:table-cell office:value-type="float" office:value="32.6">
            <text:p>32,6</text:p>
          </table:table-cell>
          <table:table-cell office:value-type="float" office:value="26.5">
            <text:p>26,5</text:p>
          </table:table-cell>
        </table:table-row>
        <table:table-row table:style-name="ro1">
          <table:table-cell office:value-type="date" office:date-value="2018-03-10">
            <text:p>10.03.2018</text:p>
          </table:table-cell>
          <table:table-cell office:value-type="float" office:value="94">
            <text:p>94</text:p>
          </table:table-cell>
          <table:table-cell office:value-type="float" office:value="32.7">
            <text:p>32,7</text:p>
          </table:table-cell>
          <table:table-cell office:value-type="float" office:value="26.5">
            <text:p>26,5</text:p>
          </table:table-cell>
        </table:table-row>
        <table:table-row table:style-name="ro1">
          <table:table-cell office:value-type="date" office:date-value="2018-03-11">
            <text:p>11.03.2018</text:p>
          </table:table-cell>
          <table:table-cell office:value-type="float" office:value="93.8">
            <text:p>93,8</text:p>
          </table:table-cell>
          <table:table-cell office:value-type="float" office:value="32.6">
            <text:p>32,6</text:p>
          </table:table-cell>
          <table:table-cell office:value-type="float" office:value="26.5">
            <text:p>26,5</text:p>
          </table:table-cell>
        </table:table-row>
        <table:table-row table:style-name="ro1">
          <table:table-cell office:value-type="date" office:date-value="2018-03-12">
            <text:p>12.03.2018</text:p>
          </table:table-cell>
          <table:table-cell office:value-type="float" office:value="94.5">
            <text:p>94,5</text:p>
          </table:table-cell>
          <table:table-cell office:value-type="float" office:value="33">
            <text:p>33</text:p>
          </table:table-cell>
          <table:table-cell office:value-type="float" office:value="26.3">
            <text:p>26,3</text:p>
          </table:table-cell>
        </table:table-row>
        <table:table-row table:style-name="ro1">
          <table:table-cell office:value-type="date" office:date-value="2018-03-13">
            <text:p>13.03.2018</text:p>
          </table:table-cell>
          <table:table-cell table:formula="of:=[.B15]-([.B$15]-[.B$21])/6" office:value-type="float" office:value="94.2666666666667">
            <text:p>94,2666666667</text:p>
          </table:table-cell>
          <table:table-cell table:formula="of:=[.C15]-([.C$15]-[.C$21])/6" office:value-type="float" office:value="32.8666666666667">
            <text:p>32,8666666667</text:p>
          </table:table-cell>
          <table:table-cell table:formula="of:=[.D15]-([.D$15]-[.D$21])/6" office:value-type="float" office:value="26.3666666666667">
            <text:p>26,3666666667</text:p>
          </table:table-cell>
        </table:table-row>
        <table:table-row table:style-name="ro1">
          <table:table-cell office:value-type="date" office:date-value="2018-03-14">
            <text:p>14.03.2018</text:p>
          </table:table-cell>
          <table:table-cell table:formula="of:=[.B16]-([.B$15]-[.B$21])/6" office:value-type="float" office:value="94.0333333333333">
            <text:p>94,0333333333</text:p>
          </table:table-cell>
          <table:table-cell table:formula="of:=[.C16]-([.C$15]-[.C$21])/6" office:value-type="float" office:value="32.7333333333333">
            <text:p>32,7333333333</text:p>
          </table:table-cell>
          <table:table-cell table:formula="of:=[.D16]-([.D$15]-[.D$21])/6" office:value-type="float" office:value="26.4333333333333">
            <text:p>26,4333333333</text:p>
          </table:table-cell>
        </table:table-row>
        <table:table-row table:style-name="ro1">
          <table:table-cell office:value-type="date" office:date-value="2018-03-15">
            <text:p>15.03.2018</text:p>
          </table:table-cell>
          <table:table-cell table:formula="of:=[.B17]-([.B$15]-[.B$21])/6" office:value-type="float" office:value="93.8">
            <text:p>93,8</text:p>
          </table:table-cell>
          <table:table-cell table:formula="of:=[.C17]-([.C$15]-[.C$21])/6" office:value-type="float" office:value="32.6">
            <text:p>32,6</text:p>
          </table:table-cell>
          <table:table-cell table:formula="of:=[.D17]-([.D$15]-[.D$21])/6" office:value-type="float" office:value="26.5">
            <text:p>26,5</text:p>
          </table:table-cell>
        </table:table-row>
        <table:table-row table:style-name="ro1">
          <table:table-cell office:value-type="date" office:date-value="2018-03-16">
            <text:p>16.03.2018</text:p>
          </table:table-cell>
          <table:table-cell table:formula="of:=[.B18]-([.B$15]-[.B$21])/6" office:value-type="float" office:value="93.5666666666667">
            <text:p>93,5666666667</text:p>
          </table:table-cell>
          <table:table-cell table:formula="of:=[.C18]-([.C$15]-[.C$21])/6" office:value-type="float" office:value="32.4666666666667">
            <text:p>32,4666666667</text:p>
          </table:table-cell>
          <table:table-cell table:formula="of:=[.D18]-([.D$15]-[.D$21])/6" office:value-type="float" office:value="26.5666666666667">
            <text:p>26,5666666667</text:p>
          </table:table-cell>
        </table:table-row>
        <table:table-row table:style-name="ro1">
          <table:table-cell office:value-type="date" office:date-value="2018-03-17">
            <text:p>17.03.2018</text:p>
          </table:table-cell>
          <table:table-cell table:formula="of:=[.B19]-([.B$15]-[.B$21])/6" office:value-type="float" office:value="93.3333333333333">
            <text:p>93,3333333333</text:p>
          </table:table-cell>
          <table:table-cell table:formula="of:=[.C19]-([.C$15]-[.C$21])/6" office:value-type="float" office:value="32.3333333333333">
            <text:p>32,3333333333</text:p>
          </table:table-cell>
          <table:table-cell table:formula="of:=[.D19]-([.D$15]-[.D$21])/6" office:value-type="float" office:value="26.6333333333333">
            <text:p>26,6333333333</text:p>
          </table:table-cell>
        </table:table-row>
        <table:table-row table:style-name="ro1">
          <table:table-cell office:value-type="date" office:date-value="2018-03-18">
            <text:p>18.03.2018</text:p>
          </table:table-cell>
          <table:table-cell office:value-type="float" office:value="93.1">
            <text:p>93,1</text:p>
          </table:table-cell>
          <table:table-cell office:value-type="float" office:value="32.2">
            <text:p>32,2</text:p>
          </table:table-cell>
          <table:table-cell office:value-type="float" office:value="26.7">
            <text:p>26,7</text:p>
          </table:table-cell>
        </table:table-row>
        <table:table-row table:style-name="ro1">
          <table:table-cell office:value-type="date" office:date-value="2018-03-19">
            <text:p>19.03.2018</text:p>
          </table:table-cell>
          <table:table-cell table:formula="of:=[.B21]-([.B$21]-[.B$28])/7" office:value-type="float" office:value="92.9142857142857">
            <text:p>92,9142857143</text:p>
          </table:table-cell>
          <table:table-cell table:formula="of:=[.C21]-([.C$21]-[.C$28])/7" office:value-type="float" office:value="32.0857142857143">
            <text:p>32,0857142857</text:p>
          </table:table-cell>
          <table:table-cell table:formula="of:=[.D21]-([.D$21]-[.D$28])/7" office:value-type="float" office:value="26.7714285714286">
            <text:p>26,7714285714</text:p>
          </table:table-cell>
        </table:table-row>
        <table:table-row table:style-name="ro1">
          <table:table-cell office:value-type="date" office:date-value="2018-03-20">
            <text:p>20.03.2018</text:p>
          </table:table-cell>
          <table:table-cell table:formula="of:=[.B22]-([.B$21]-[.B$28])/7" office:value-type="float" office:value="92.7285714285714">
            <text:p>92,7285714286</text:p>
          </table:table-cell>
          <table:table-cell table:formula="of:=[.C22]-([.C$21]-[.C$28])/7" office:value-type="float" office:value="31.9714285714286">
            <text:p>31,9714285714</text:p>
          </table:table-cell>
          <table:table-cell table:formula="of:=[.D22]-([.D$21]-[.D$28])/7" office:value-type="float" office:value="26.8428571428571">
            <text:p>26,8428571429</text:p>
          </table:table-cell>
        </table:table-row>
        <table:table-row table:style-name="ro1">
          <table:table-cell office:value-type="date" office:date-value="2018-03-21">
            <text:p>21.03.2018</text:p>
          </table:table-cell>
          <table:table-cell table:formula="of:=[.B23]-([.B$21]-[.B$28])/7" office:value-type="float" office:value="92.5428571428571">
            <text:p>92,5428571429</text:p>
          </table:table-cell>
          <table:table-cell table:formula="of:=[.C23]-([.C$21]-[.C$28])/7" office:value-type="float" office:value="31.8571428571429">
            <text:p>31,8571428571</text:p>
          </table:table-cell>
          <table:table-cell table:formula="of:=[.D23]-([.D$21]-[.D$28])/7" office:value-type="float" office:value="26.9142857142857">
            <text:p>26,9142857143</text:p>
          </table:table-cell>
        </table:table-row>
        <table:table-row table:style-name="ro1">
          <table:table-cell office:value-type="date" office:date-value="2018-03-22">
            <text:p>22.03.2018</text:p>
          </table:table-cell>
          <table:table-cell table:formula="of:=[.B24]-([.B$21]-[.B$28])/7" office:value-type="float" office:value="92.3571428571429">
            <text:p>92,3571428571</text:p>
          </table:table-cell>
          <table:table-cell table:formula="of:=[.C24]-([.C$21]-[.C$28])/7" office:value-type="float" office:value="31.7428571428571">
            <text:p>31,7428571429</text:p>
          </table:table-cell>
          <table:table-cell table:formula="of:=[.D24]-([.D$21]-[.D$28])/7" office:value-type="float" office:value="26.9857142857143">
            <text:p>26,9857142857</text:p>
          </table:table-cell>
        </table:table-row>
        <table:table-row table:style-name="ro1">
          <table:table-cell office:value-type="date" office:date-value="2018-03-23">
            <text:p>23.03.2018</text:p>
          </table:table-cell>
          <table:table-cell table:formula="of:=[.B25]-([.B$21]-[.B$28])/7" office:value-type="float" office:value="92.1714285714286">
            <text:p>92,1714285714</text:p>
          </table:table-cell>
          <table:table-cell table:formula="of:=[.C25]-([.C$21]-[.C$28])/7" office:value-type="float" office:value="31.6285714285714">
            <text:p>31,6285714286</text:p>
          </table:table-cell>
          <table:table-cell table:formula="of:=[.D25]-([.D$21]-[.D$28])/7" office:value-type="float" office:value="27.0571428571429">
            <text:p>27,0571428571</text:p>
          </table:table-cell>
        </table:table-row>
        <table:table-row table:style-name="ro1">
          <table:table-cell office:value-type="date" office:date-value="2018-03-24">
            <text:p>24.03.2018</text:p>
          </table:table-cell>
          <table:table-cell table:formula="of:=[.B26]-([.B$21]-[.B$28])/7" office:value-type="float" office:value="91.9857142857143">
            <text:p>91,9857142857</text:p>
          </table:table-cell>
          <table:table-cell table:formula="of:=[.C26]-([.C$21]-[.C$28])/7" office:value-type="float" office:value="31.5142857142857">
            <text:p>31,5142857143</text:p>
          </table:table-cell>
          <table:table-cell table:formula="of:=[.D26]-([.D$21]-[.D$28])/7" office:value-type="float" office:value="27.1285714285714">
            <text:p>27,1285714286</text:p>
          </table:table-cell>
        </table:table-row>
        <table:table-row table:style-name="ro1">
          <table:table-cell office:value-type="date" office:date-value="2018-03-25">
            <text:p>25.03.2018</text:p>
          </table:table-cell>
          <table:table-cell office:value-type="float" office:value="91.8">
            <text:p>91,8</text:p>
          </table:table-cell>
          <table:table-cell office:value-type="float" office:value="31.4">
            <text:p>31,4</text:p>
          </table:table-cell>
          <table:table-cell office:value-type="float" office:value="27.2">
            <text:p>27,2</text:p>
          </table:table-cell>
        </table:table-row>
        <table:table-row table:style-name="ro1">
          <table:table-cell office:value-type="date" office:date-value="2018-03-26">
            <text:p>26.03.2018</text:p>
          </table:table-cell>
          <table:table-cell table:formula="of:=[.B28]-([.B$28]-[.B$52])/24" office:value-type="float" office:value="91.7625">
            <text:p>91,7625</text:p>
          </table:table-cell>
          <table:table-cell table:formula="of:=[.C28]-([.C$28]-[.C$52])/24" office:value-type="float" office:value="31.3791666666667">
            <text:p>31,3791666667</text:p>
          </table:table-cell>
          <table:table-cell table:formula="of:=[.D28]-([.D$28]-[.D$52])/24" office:value-type="float" office:value="27.2125">
            <text:p>27,2125</text:p>
          </table:table-cell>
        </table:table-row>
        <table:table-row table:style-name="ro1">
          <table:table-cell office:value-type="date" office:date-value="2018-03-27">
            <text:p>27.03.2018</text:p>
          </table:table-cell>
          <table:table-cell table:formula="of:=[.B29]-([.B$28]-[.B$52])/24" office:value-type="float" office:value="91.725">
            <text:p>91,725</text:p>
          </table:table-cell>
          <table:table-cell table:formula="of:=[.C29]-([.C$28]-[.C$52])/24" office:value-type="float" office:value="31.3583333333333">
            <text:p>31,3583333333</text:p>
          </table:table-cell>
          <table:table-cell table:formula="of:=[.D29]-([.D$28]-[.D$52])/24" office:value-type="float" office:value="27.225">
            <text:p>27,225</text:p>
          </table:table-cell>
        </table:table-row>
        <table:table-row table:style-name="ro1">
          <table:table-cell office:value-type="date" office:date-value="2018-03-28">
            <text:p>28.03.2018</text:p>
          </table:table-cell>
          <table:table-cell table:formula="of:=[.B30]-([.B$28]-[.B$52])/24" office:value-type="float" office:value="91.6875">
            <text:p>91,6875</text:p>
          </table:table-cell>
          <table:table-cell table:formula="of:=[.C30]-([.C$28]-[.C$52])/24" office:value-type="float" office:value="31.3375">
            <text:p>31,3375</text:p>
          </table:table-cell>
          <table:table-cell table:formula="of:=[.D30]-([.D$28]-[.D$52])/24" office:value-type="float" office:value="27.2375">
            <text:p>27,2375</text:p>
          </table:table-cell>
        </table:table-row>
        <table:table-row table:style-name="ro1">
          <table:table-cell office:value-type="date" office:date-value="2018-03-29">
            <text:p>29.03.2018</text:p>
          </table:table-cell>
          <table:table-cell table:formula="of:=[.B31]-([.B$28]-[.B$52])/24" office:value-type="float" office:value="91.65">
            <text:p>91,65</text:p>
          </table:table-cell>
          <table:table-cell table:formula="of:=[.C31]-([.C$28]-[.C$52])/24" office:value-type="float" office:value="31.3166666666667">
            <text:p>31,3166666667</text:p>
          </table:table-cell>
          <table:table-cell table:formula="of:=[.D31]-([.D$28]-[.D$52])/24" office:value-type="float" office:value="27.25">
            <text:p>27,25</text:p>
          </table:table-cell>
        </table:table-row>
        <table:table-row table:style-name="ro1">
          <table:table-cell office:value-type="date" office:date-value="2018-03-30">
            <text:p>30.03.2018</text:p>
          </table:table-cell>
          <table:table-cell table:formula="of:=[.B32]-([.B$28]-[.B$52])/24" office:value-type="float" office:value="91.6125">
            <text:p>91,6125</text:p>
          </table:table-cell>
          <table:table-cell table:formula="of:=[.C32]-([.C$28]-[.C$52])/24" office:value-type="float" office:value="31.2958333333333">
            <text:p>31,2958333333</text:p>
          </table:table-cell>
          <table:table-cell table:formula="of:=[.D32]-([.D$28]-[.D$52])/24" office:value-type="float" office:value="27.2625">
            <text:p>27,2625</text:p>
          </table:table-cell>
        </table:table-row>
        <table:table-row table:style-name="ro1">
          <table:table-cell office:value-type="date" office:date-value="2018-03-31">
            <text:p>31.03.2018</text:p>
          </table:table-cell>
          <table:table-cell table:formula="of:=[.B33]-([.B$28]-[.B$52])/24" office:value-type="float" office:value="91.575">
            <text:p>91,575</text:p>
          </table:table-cell>
          <table:table-cell table:formula="of:=[.C33]-([.C$28]-[.C$52])/24" office:value-type="float" office:value="31.275">
            <text:p>31,275</text:p>
          </table:table-cell>
          <table:table-cell table:formula="of:=[.D33]-([.D$28]-[.D$52])/24" office:value-type="float" office:value="27.275">
            <text:p>27,275</text:p>
          </table:table-cell>
        </table:table-row>
        <table:table-row table:style-name="ro1">
          <table:table-cell office:value-type="date" office:date-value="2018-04-01">
            <text:p>1.04.2018</text:p>
          </table:table-cell>
          <table:table-cell table:formula="of:=[.B34]-([.B$28]-[.B$52])/24" office:value-type="float" office:value="91.5375">
            <text:p>91,5375</text:p>
          </table:table-cell>
          <table:table-cell table:formula="of:=[.C34]-([.C$28]-[.C$52])/24" office:value-type="float" office:value="31.2541666666667">
            <text:p>31,2541666667</text:p>
          </table:table-cell>
          <table:table-cell table:formula="of:=[.D34]-([.D$28]-[.D$52])/24" office:value-type="float" office:value="27.2875">
            <text:p>27,2875</text:p>
          </table:table-cell>
        </table:table-row>
        <table:table-row table:style-name="ro1">
          <table:table-cell office:value-type="date" office:date-value="2018-04-02">
            <text:p>2.04.2018</text:p>
          </table:table-cell>
          <table:table-cell table:formula="of:=[.B35]-([.B$28]-[.B$52])/24" office:value-type="float" office:value="91.5">
            <text:p>91,5</text:p>
          </table:table-cell>
          <table:table-cell table:formula="of:=[.C35]-([.C$28]-[.C$52])/24" office:value-type="float" office:value="31.2333333333333">
            <text:p>31,2333333333</text:p>
          </table:table-cell>
          <table:table-cell table:formula="of:=[.D35]-([.D$28]-[.D$52])/24" office:value-type="float" office:value="27.3">
            <text:p>27,3</text:p>
          </table:table-cell>
        </table:table-row>
        <table:table-row table:style-name="ro1">
          <table:table-cell office:value-type="date" office:date-value="2018-04-03">
            <text:p>3.04.2018</text:p>
          </table:table-cell>
          <table:table-cell table:formula="of:=[.B36]-([.B$28]-[.B$52])/24" office:value-type="float" office:value="91.4625000000001">
            <text:p>91,4625</text:p>
          </table:table-cell>
          <table:table-cell table:formula="of:=[.C36]-([.C$28]-[.C$52])/24" office:value-type="float" office:value="31.2125">
            <text:p>31,2125</text:p>
          </table:table-cell>
          <table:table-cell table:formula="of:=[.D36]-([.D$28]-[.D$52])/24" office:value-type="float" office:value="27.3125">
            <text:p>27,3125</text:p>
          </table:table-cell>
        </table:table-row>
        <table:table-row table:style-name="ro1">
          <table:table-cell office:value-type="date" office:date-value="2018-04-04">
            <text:p>4.04.2018</text:p>
          </table:table-cell>
          <table:table-cell table:formula="of:=[.B37]-([.B$28]-[.B$52])/24" office:value-type="float" office:value="91.4250000000001">
            <text:p>91,425</text:p>
          </table:table-cell>
          <table:table-cell table:formula="of:=[.C37]-([.C$28]-[.C$52])/24" office:value-type="float" office:value="31.1916666666667">
            <text:p>31,1916666667</text:p>
          </table:table-cell>
          <table:table-cell table:formula="of:=[.D37]-([.D$28]-[.D$52])/24" office:value-type="float" office:value="27.325">
            <text:p>27,325</text:p>
          </table:table-cell>
        </table:table-row>
        <table:table-row table:style-name="ro1">
          <table:table-cell office:value-type="date" office:date-value="2018-04-05">
            <text:p>5.04.2018</text:p>
          </table:table-cell>
          <table:table-cell table:formula="of:=[.B38]-([.B$28]-[.B$52])/24" office:value-type="float" office:value="91.3875000000001">
            <text:p>91,3875</text:p>
          </table:table-cell>
          <table:table-cell table:formula="of:=[.C38]-([.C$28]-[.C$52])/24" office:value-type="float" office:value="31.1708333333333">
            <text:p>31,1708333333</text:p>
          </table:table-cell>
          <table:table-cell table:formula="of:=[.D38]-([.D$28]-[.D$52])/24" office:value-type="float" office:value="27.3375">
            <text:p>27,3375</text:p>
          </table:table-cell>
        </table:table-row>
        <table:table-row table:style-name="ro1">
          <table:table-cell office:value-type="date" office:date-value="2018-04-06">
            <text:p>6.04.2018</text:p>
          </table:table-cell>
          <table:table-cell table:formula="of:=[.B39]-([.B$28]-[.B$52])/24" office:value-type="float" office:value="91.3500000000001">
            <text:p>91,35</text:p>
          </table:table-cell>
          <table:table-cell table:formula="of:=[.C39]-([.C$28]-[.C$52])/24" office:value-type="float" office:value="31.15">
            <text:p>31,15</text:p>
          </table:table-cell>
          <table:table-cell table:formula="of:=[.D39]-([.D$28]-[.D$52])/24" office:value-type="float" office:value="27.35">
            <text:p>27,35</text:p>
          </table:table-cell>
        </table:table-row>
        <table:table-row table:style-name="ro1">
          <table:table-cell office:value-type="date" office:date-value="2018-04-07">
            <text:p>7.04.2018</text:p>
          </table:table-cell>
          <table:table-cell table:formula="of:=[.B40]-([.B$28]-[.B$52])/24" office:value-type="float" office:value="91.3125000000001">
            <text:p>91,3125</text:p>
          </table:table-cell>
          <table:table-cell table:formula="of:=[.C40]-([.C$28]-[.C$52])/24" office:value-type="float" office:value="31.1291666666667">
            <text:p>31,1291666667</text:p>
          </table:table-cell>
          <table:table-cell table:formula="of:=[.D40]-([.D$28]-[.D$52])/24" office:value-type="float" office:value="27.3625">
            <text:p>27,3625</text:p>
          </table:table-cell>
        </table:table-row>
        <table:table-row table:style-name="ro1">
          <table:table-cell office:value-type="date" office:date-value="2018-04-08">
            <text:p>8.04.2018</text:p>
          </table:table-cell>
          <table:table-cell table:formula="of:=[.B41]-([.B$28]-[.B$52])/24" office:value-type="float" office:value="91.2750000000001">
            <text:p>91,275</text:p>
          </table:table-cell>
          <table:table-cell table:formula="of:=[.C41]-([.C$28]-[.C$52])/24" office:value-type="float" office:value="31.1083333333333">
            <text:p>31,1083333333</text:p>
          </table:table-cell>
          <table:table-cell table:formula="of:=[.D41]-([.D$28]-[.D$52])/24" office:value-type="float" office:value="27.375">
            <text:p>27,375</text:p>
          </table:table-cell>
        </table:table-row>
        <table:table-row table:style-name="ro1">
          <table:table-cell office:value-type="date" office:date-value="2018-04-09">
            <text:p>9.04.2018</text:p>
          </table:table-cell>
          <table:table-cell table:formula="of:=[.B42]-([.B$28]-[.B$52])/24" office:value-type="float" office:value="91.2375000000001">
            <text:p>91,2375</text:p>
          </table:table-cell>
          <table:table-cell table:formula="of:=[.C42]-([.C$28]-[.C$52])/24" office:value-type="float" office:value="31.0875">
            <text:p>31,0875</text:p>
          </table:table-cell>
          <table:table-cell table:formula="of:=[.D42]-([.D$28]-[.D$52])/24" office:value-type="float" office:value="27.3875">
            <text:p>27,3875</text:p>
          </table:table-cell>
        </table:table-row>
        <table:table-row table:style-name="ro1">
          <table:table-cell office:value-type="date" office:date-value="2018-04-10">
            <text:p>10.04.2018</text:p>
          </table:table-cell>
          <table:table-cell table:formula="of:=[.B43]-([.B$28]-[.B$52])/24" office:value-type="float" office:value="91.2000000000001">
            <text:p>91,2</text:p>
          </table:table-cell>
          <table:table-cell table:formula="of:=[.C43]-([.C$28]-[.C$52])/24" office:value-type="float" office:value="31.0666666666667">
            <text:p>31,0666666667</text:p>
          </table:table-cell>
          <table:table-cell table:formula="of:=[.D43]-([.D$28]-[.D$52])/24" office:value-type="float" office:value="27.4">
            <text:p>27,4</text:p>
          </table:table-cell>
        </table:table-row>
        <table:table-row table:style-name="ro1">
          <table:table-cell office:value-type="date" office:date-value="2018-04-11">
            <text:p>11.04.2018</text:p>
          </table:table-cell>
          <table:table-cell table:formula="of:=[.B44]-([.B$28]-[.B$52])/24" office:value-type="float" office:value="91.1625000000001">
            <text:p>91,1625</text:p>
          </table:table-cell>
          <table:table-cell table:formula="of:=[.C44]-([.C$28]-[.C$52])/24" office:value-type="float" office:value="31.0458333333333">
            <text:p>31,0458333333</text:p>
          </table:table-cell>
          <table:table-cell table:formula="of:=[.D44]-([.D$28]-[.D$52])/24" office:value-type="float" office:value="27.4125">
            <text:p>27,4125</text:p>
          </table:table-cell>
        </table:table-row>
        <table:table-row table:style-name="ro1">
          <table:table-cell office:value-type="date" office:date-value="2018-04-12">
            <text:p>12.04.2018</text:p>
          </table:table-cell>
          <table:table-cell table:formula="of:=[.B45]-([.B$28]-[.B$52])/24" office:value-type="float" office:value="91.1250000000001">
            <text:p>91,125</text:p>
          </table:table-cell>
          <table:table-cell table:formula="of:=[.C45]-([.C$28]-[.C$52])/24" office:value-type="float" office:value="31.025">
            <text:p>31,025</text:p>
          </table:table-cell>
          <table:table-cell table:formula="of:=[.D45]-([.D$28]-[.D$52])/24" office:value-type="float" office:value="27.425">
            <text:p>27,425</text:p>
          </table:table-cell>
        </table:table-row>
        <table:table-row table:style-name="ro1">
          <table:table-cell office:value-type="date" office:date-value="2018-04-13">
            <text:p>13.04.2018</text:p>
          </table:table-cell>
          <table:table-cell table:formula="of:=[.B46]-([.B$28]-[.B$52])/24" office:value-type="float" office:value="91.0875000000001">
            <text:p>91,0875</text:p>
          </table:table-cell>
          <table:table-cell table:formula="of:=[.C46]-([.C$28]-[.C$52])/24" office:value-type="float" office:value="31.0041666666667">
            <text:p>31,0041666667</text:p>
          </table:table-cell>
          <table:table-cell table:formula="of:=[.D46]-([.D$28]-[.D$52])/24" office:value-type="float" office:value="27.4375">
            <text:p>27,4375</text:p>
          </table:table-cell>
        </table:table-row>
        <table:table-row table:style-name="ro1">
          <table:table-cell office:value-type="date" office:date-value="2018-04-14">
            <text:p>14.04.2018</text:p>
          </table:table-cell>
          <table:table-cell table:formula="of:=[.B47]-([.B$28]-[.B$52])/24" office:value-type="float" office:value="91.0500000000001">
            <text:p>91,05</text:p>
          </table:table-cell>
          <table:table-cell table:formula="of:=[.C47]-([.C$28]-[.C$52])/24" office:value-type="float" office:value="30.9833333333334">
            <text:p>30,9833333333</text:p>
          </table:table-cell>
          <table:table-cell table:formula="of:=[.D47]-([.D$28]-[.D$52])/24" office:value-type="float" office:value="27.45">
            <text:p>27,45</text:p>
          </table:table-cell>
        </table:table-row>
        <table:table-row table:style-name="ro1">
          <table:table-cell office:value-type="date" office:date-value="2018-04-15">
            <text:p>15.04.2018</text:p>
          </table:table-cell>
          <table:table-cell table:formula="of:=[.B48]-([.B$28]-[.B$52])/24" office:value-type="float" office:value="91.0125000000001">
            <text:p>91,0125</text:p>
          </table:table-cell>
          <table:table-cell table:formula="of:=[.C48]-([.C$28]-[.C$52])/24" office:value-type="float" office:value="30.9625">
            <text:p>30,9625</text:p>
          </table:table-cell>
          <table:table-cell table:formula="of:=[.D48]-([.D$28]-[.D$52])/24" office:value-type="float" office:value="27.4625">
            <text:p>27,4625</text:p>
          </table:table-cell>
        </table:table-row>
        <table:table-row table:style-name="ro1">
          <table:table-cell office:value-type="date" office:date-value="2018-04-16">
            <text:p>16.04.2018</text:p>
          </table:table-cell>
          <table:table-cell table:formula="of:=[.B49]-([.B$28]-[.B$52])/24" office:value-type="float" office:value="90.9750000000001">
            <text:p>90,975</text:p>
          </table:table-cell>
          <table:table-cell table:formula="of:=[.C49]-([.C$28]-[.C$52])/24" office:value-type="float" office:value="30.9416666666667">
            <text:p>30,9416666667</text:p>
          </table:table-cell>
          <table:table-cell table:formula="of:=[.D49]-([.D$28]-[.D$52])/24" office:value-type="float" office:value="27.475">
            <text:p>27,475</text:p>
          </table:table-cell>
        </table:table-row>
        <table:table-row table:style-name="ro1">
          <table:table-cell office:value-type="date" office:date-value="2018-04-17">
            <text:p>17.04.2018</text:p>
          </table:table-cell>
          <table:table-cell table:formula="of:=[.B50]-([.B$28]-[.B$52])/24" office:value-type="float" office:value="90.9375000000001">
            <text:p>90,9375</text:p>
          </table:table-cell>
          <table:table-cell table:formula="of:=[.C50]-([.C$28]-[.C$52])/24" office:value-type="float" office:value="30.9208333333334">
            <text:p>30,9208333333</text:p>
          </table:table-cell>
          <table:table-cell table:formula="of:=[.D50]-([.D$28]-[.D$52])/24" office:value-type="float" office:value="27.4875">
            <text:p>27,4875</text:p>
          </table:table-cell>
        </table:table-row>
        <table:table-row table:style-name="ro1">
          <table:table-cell office:value-type="date" office:date-value="2018-04-18">
            <text:p>18.04.2018</text:p>
          </table:table-cell>
          <table:table-cell office:value-type="float" office:value="90.9">
            <text:p>90,9</text:p>
          </table:table-cell>
          <table:table-cell office:value-type="float" office:value="30.9">
            <text:p>30,9</text:p>
          </table:table-cell>
          <table:table-cell office:value-type="float" office:value="27.5">
            <text:p>27,5</text:p>
          </table:table-cell>
        </table:table-row>
        <table:table-row table:style-name="ro1">
          <table:table-cell office:value-type="date" office:date-value="2018-04-19">
            <text:p>19.04.2018</text:p>
          </table:table-cell>
          <table:table-cell table:formula="of:=[.B52]-([.B$52]-[.B$62])/10" office:value-type="float" office:value="90.74">
            <text:p>90,74</text:p>
          </table:table-cell>
          <table:table-cell table:formula="of:=[.C52]-([.C$52]-[.C$62])/10" office:value-type="float" office:value="30.8">
            <text:p>30,8</text:p>
          </table:table-cell>
          <table:table-cell table:formula="of:=[.D52]-([.D$52]-[.D$62])/10" office:value-type="float" office:value="27.56">
            <text:p>27,56</text:p>
          </table:table-cell>
        </table:table-row>
        <table:table-row table:style-name="ro1">
          <table:table-cell office:value-type="date" office:date-value="2018-04-20">
            <text:p>20.04.2018</text:p>
          </table:table-cell>
          <table:table-cell table:formula="of:=[.B53]-([.B$52]-[.B$62])/10" office:value-type="float" office:value="90.58">
            <text:p>90,58</text:p>
          </table:table-cell>
          <table:table-cell table:formula="of:=[.C53]-([.C$52]-[.C$62])/10" office:value-type="float" office:value="30.7">
            <text:p>30,7</text:p>
          </table:table-cell>
          <table:table-cell table:formula="of:=[.D53]-([.D$52]-[.D$62])/10" office:value-type="float" office:value="27.62">
            <text:p>27,62</text:p>
          </table:table-cell>
        </table:table-row>
        <table:table-row table:style-name="ro1">
          <table:table-cell office:value-type="date" office:date-value="2018-04-21">
            <text:p>21.04.2018</text:p>
          </table:table-cell>
          <table:table-cell table:formula="of:=[.B54]-([.B$52]-[.B$62])/10" office:value-type="float" office:value="90.42">
            <text:p>90,42</text:p>
          </table:table-cell>
          <table:table-cell table:formula="of:=[.C54]-([.C$52]-[.C$62])/10" office:value-type="float" office:value="30.6">
            <text:p>30,6</text:p>
          </table:table-cell>
          <table:table-cell table:formula="of:=[.D54]-([.D$52]-[.D$62])/10" office:value-type="float" office:value="27.68">
            <text:p>27,68</text:p>
          </table:table-cell>
        </table:table-row>
        <table:table-row table:style-name="ro1">
          <table:table-cell office:value-type="date" office:date-value="2018-04-22">
            <text:p>22.04.2018</text:p>
          </table:table-cell>
          <table:table-cell table:formula="of:=[.B55]-([.B$52]-[.B$62])/10" office:value-type="float" office:value="90.26">
            <text:p>90,26</text:p>
          </table:table-cell>
          <table:table-cell table:formula="of:=[.C55]-([.C$52]-[.C$62])/10" office:value-type="float" office:value="30.5">
            <text:p>30,5</text:p>
          </table:table-cell>
          <table:table-cell table:formula="of:=[.D55]-([.D$52]-[.D$62])/10" office:value-type="float" office:value="27.74">
            <text:p>27,74</text:p>
          </table:table-cell>
        </table:table-row>
        <table:table-row table:style-name="ro1">
          <table:table-cell office:value-type="date" office:date-value="2018-04-23">
            <text:p>23.04.2018</text:p>
          </table:table-cell>
          <table:table-cell table:formula="of:=[.B56]-([.B$52]-[.B$62])/10" office:value-type="float" office:value="90.1">
            <text:p>90,1</text:p>
          </table:table-cell>
          <table:table-cell table:formula="of:=[.C56]-([.C$52]-[.C$62])/10" office:value-type="float" office:value="30.4">
            <text:p>30,4</text:p>
          </table:table-cell>
          <table:table-cell table:formula="of:=[.D56]-([.D$52]-[.D$62])/10" office:value-type="float" office:value="27.8">
            <text:p>27,8</text:p>
          </table:table-cell>
        </table:table-row>
        <table:table-row table:style-name="ro1">
          <table:table-cell office:value-type="date" office:date-value="2018-04-24">
            <text:p>24.04.2018</text:p>
          </table:table-cell>
          <table:table-cell table:formula="of:=[.B57]-([.B$52]-[.B$62])/10" office:value-type="float" office:value="89.94">
            <text:p>89,94</text:p>
          </table:table-cell>
          <table:table-cell table:formula="of:=[.C57]-([.C$52]-[.C$62])/10" office:value-type="float" office:value="30.3">
            <text:p>30,3</text:p>
          </table:table-cell>
          <table:table-cell table:formula="of:=[.D57]-([.D$52]-[.D$62])/10" office:value-type="float" office:value="27.86">
            <text:p>27,86</text:p>
          </table:table-cell>
        </table:table-row>
        <table:table-row table:style-name="ro1">
          <table:table-cell office:value-type="date" office:date-value="2018-04-25">
            <text:p>25.04.2018</text:p>
          </table:table-cell>
          <table:table-cell table:formula="of:=[.B58]-([.B$52]-[.B$62])/10" office:value-type="float" office:value="89.78">
            <text:p>89,78</text:p>
          </table:table-cell>
          <table:table-cell table:formula="of:=[.C58]-([.C$52]-[.C$62])/10" office:value-type="float" office:value="30.2">
            <text:p>30,2</text:p>
          </table:table-cell>
          <table:table-cell table:formula="of:=[.D58]-([.D$52]-[.D$62])/10" office:value-type="float" office:value="27.92">
            <text:p>27,92</text:p>
          </table:table-cell>
        </table:table-row>
        <table:table-row table:style-name="ro1">
          <table:table-cell office:value-type="date" office:date-value="2018-04-26">
            <text:p>26.04.2018</text:p>
          </table:table-cell>
          <table:table-cell table:formula="of:=[.B59]-([.B$52]-[.B$62])/10" office:value-type="float" office:value="89.62">
            <text:p>89,62</text:p>
          </table:table-cell>
          <table:table-cell table:formula="of:=[.C59]-([.C$52]-[.C$62])/10" office:value-type="float" office:value="30.1">
            <text:p>30,1</text:p>
          </table:table-cell>
          <table:table-cell table:formula="of:=[.D59]-([.D$52]-[.D$62])/10" office:value-type="float" office:value="27.98">
            <text:p>27,98</text:p>
          </table:table-cell>
        </table:table-row>
        <table:table-row table:style-name="ro1">
          <table:table-cell office:value-type="date" office:date-value="2018-04-27">
            <text:p>27.04.2018</text:p>
          </table:table-cell>
          <table:table-cell table:formula="of:=[.B60]-([.B$52]-[.B$62])/10" office:value-type="float" office:value="89.46">
            <text:p>89,46</text:p>
          </table:table-cell>
          <table:table-cell table:formula="of:=[.C60]-([.C$52]-[.C$62])/10" office:value-type="float" office:value="30">
            <text:p>30</text:p>
          </table:table-cell>
          <table:table-cell table:formula="of:=[.D60]-([.D$52]-[.D$62])/10" office:value-type="float" office:value="28.04">
            <text:p>28,04</text:p>
          </table:table-cell>
        </table:table-row>
        <table:table-row table:style-name="ro1">
          <table:table-cell office:value-type="date" office:date-value="2018-04-28">
            <text:p>28.04.2018</text:p>
          </table:table-cell>
          <table:table-cell office:value-type="float" office:value="89.3">
            <text:p>89,3</text:p>
          </table:table-cell>
          <table:table-cell office:value-type="float" office:value="29.9">
            <text:p>29,9</text:p>
          </table:table-cell>
          <table:table-cell office:value-type="float" office:value="28.1">
            <text:p>28,1</text:p>
          </table:table-cell>
        </table:table-row>
        <table:table-row table:style-name="ro1">
          <table:table-cell office:value-type="date" office:date-value="2018-04-29">
            <text:p>29.04.2018</text:p>
          </table:table-cell>
          <table:table-cell table:formula="of:=[.B62]-([.B$62]-[.B$101])/39" office:value-type="float" office:value="89.2846153846154">
            <text:p>89,2846153846</text:p>
          </table:table-cell>
          <table:table-cell table:formula="of:=[.C62]-([.C$62]-[.C$101])/39" office:value-type="float" office:value="29.874358974359">
            <text:p>29,8743589744</text:p>
          </table:table-cell>
          <table:table-cell table:formula="of:=[.D62]-([.D$62]-[.D$101])/39" office:value-type="float" office:value="28.1102564102564">
            <text:p>28,1102564103</text:p>
          </table:table-cell>
        </table:table-row>
        <table:table-row table:style-name="ro1">
          <table:table-cell office:value-type="date" office:date-value="2018-04-30">
            <text:p>30.04.2018</text:p>
          </table:table-cell>
          <table:table-cell table:formula="of:=[.B63]-([.B$62]-[.B$101])/39" office:value-type="float" office:value="89.2692307692308">
            <text:p>89,2692307692</text:p>
          </table:table-cell>
          <table:table-cell table:formula="of:=[.C63]-([.C$62]-[.C$101])/39" office:value-type="float" office:value="29.8487179487179">
            <text:p>29,8487179487</text:p>
          </table:table-cell>
          <table:table-cell table:formula="of:=[.D63]-([.D$62]-[.D$101])/39" office:value-type="float" office:value="28.1205128205128">
            <text:p>28,1205128205</text:p>
          </table:table-cell>
        </table:table-row>
        <table:table-row table:style-name="ro1">
          <table:table-cell office:value-type="date" office:date-value="2018-05-01">
            <text:p>1.05.2018</text:p>
          </table:table-cell>
          <table:table-cell table:formula="of:=[.B64]-([.B$62]-[.B$101])/39" office:value-type="float" office:value="89.2538461538461">
            <text:p>89,2538461538</text:p>
          </table:table-cell>
          <table:table-cell table:formula="of:=[.C64]-([.C$62]-[.C$101])/39" office:value-type="float" office:value="29.8230769230769">
            <text:p>29,8230769231</text:p>
          </table:table-cell>
          <table:table-cell table:formula="of:=[.D64]-([.D$62]-[.D$101])/39" office:value-type="float" office:value="28.1307692307692">
            <text:p>28,1307692308</text:p>
          </table:table-cell>
        </table:table-row>
        <table:table-row table:style-name="ro1">
          <table:table-cell office:value-type="date" office:date-value="2018-05-02">
            <text:p>2.05.2018</text:p>
          </table:table-cell>
          <table:table-cell table:formula="of:=[.B65]-([.B$62]-[.B$101])/39" office:value-type="float" office:value="89.2384615384615">
            <text:p>89,2384615385</text:p>
          </table:table-cell>
          <table:table-cell table:formula="of:=[.C65]-([.C$62]-[.C$101])/39" office:value-type="float" office:value="29.7974358974359">
            <text:p>29,7974358974</text:p>
          </table:table-cell>
          <table:table-cell table:formula="of:=[.D65]-([.D$62]-[.D$101])/39" office:value-type="float" office:value="28.1410256410256">
            <text:p>28,141025641</text:p>
          </table:table-cell>
        </table:table-row>
        <table:table-row table:style-name="ro1">
          <table:table-cell office:value-type="date" office:date-value="2018-05-03">
            <text:p>3.05.2018</text:p>
          </table:table-cell>
          <table:table-cell table:formula="of:=[.B66]-([.B$62]-[.B$101])/39" office:value-type="float" office:value="89.2230769230769">
            <text:p>89,2230769231</text:p>
          </table:table-cell>
          <table:table-cell table:formula="of:=[.C66]-([.C$62]-[.C$101])/39" office:value-type="float" office:value="29.7717948717949">
            <text:p>29,7717948718</text:p>
          </table:table-cell>
          <table:table-cell table:formula="of:=[.D66]-([.D$62]-[.D$101])/39" office:value-type="float" office:value="28.1512820512821">
            <text:p>28,1512820513</text:p>
          </table:table-cell>
        </table:table-row>
        <table:table-row table:style-name="ro1">
          <table:table-cell office:value-type="date" office:date-value="2018-05-04">
            <text:p>4.05.2018</text:p>
          </table:table-cell>
          <table:table-cell table:formula="of:=[.B67]-([.B$62]-[.B$101])/39" office:value-type="float" office:value="89.2076923076923">
            <text:p>89,2076923077</text:p>
          </table:table-cell>
          <table:table-cell table:formula="of:=[.C67]-([.C$62]-[.C$101])/39" office:value-type="float" office:value="29.7461538461538">
            <text:p>29,7461538462</text:p>
          </table:table-cell>
          <table:table-cell table:formula="of:=[.D67]-([.D$62]-[.D$101])/39" office:value-type="float" office:value="28.1615384615385">
            <text:p>28,1615384615</text:p>
          </table:table-cell>
        </table:table-row>
        <table:table-row table:style-name="ro1">
          <table:table-cell office:value-type="date" office:date-value="2018-05-05">
            <text:p>5.05.2018</text:p>
          </table:table-cell>
          <table:table-cell table:formula="of:=[.B68]-([.B$62]-[.B$101])/39" office:value-type="float" office:value="89.1923076923077">
            <text:p>89,1923076923</text:p>
          </table:table-cell>
          <table:table-cell table:formula="of:=[.C68]-([.C$62]-[.C$101])/39" office:value-type="float" office:value="29.7205128205128">
            <text:p>29,7205128205</text:p>
          </table:table-cell>
          <table:table-cell table:formula="of:=[.D68]-([.D$62]-[.D$101])/39" office:value-type="float" office:value="28.1717948717949">
            <text:p>28,1717948718</text:p>
          </table:table-cell>
        </table:table-row>
        <table:table-row table:style-name="ro1">
          <table:table-cell office:value-type="date" office:date-value="2018-05-06">
            <text:p>6.05.2018</text:p>
          </table:table-cell>
          <table:table-cell table:formula="of:=[.B69]-([.B$62]-[.B$101])/39" office:value-type="float" office:value="89.176923076923">
            <text:p>89,1769230769</text:p>
          </table:table-cell>
          <table:table-cell table:formula="of:=[.C69]-([.C$62]-[.C$101])/39" office:value-type="float" office:value="29.6948717948718">
            <text:p>29,6948717949</text:p>
          </table:table-cell>
          <table:table-cell table:formula="of:=[.D69]-([.D$62]-[.D$101])/39" office:value-type="float" office:value="28.1820512820513">
            <text:p>28,1820512821</text:p>
          </table:table-cell>
        </table:table-row>
        <table:table-row table:style-name="ro1">
          <table:table-cell office:value-type="date" office:date-value="2018-05-07">
            <text:p>7.05.2018</text:p>
          </table:table-cell>
          <table:table-cell table:formula="of:=[.B70]-([.B$62]-[.B$101])/39" office:value-type="float" office:value="89.1615384615384">
            <text:p>89,1615384615</text:p>
          </table:table-cell>
          <table:table-cell table:formula="of:=[.C70]-([.C$62]-[.C$101])/39" office:value-type="float" office:value="29.6692307692308">
            <text:p>29,6692307692</text:p>
          </table:table-cell>
          <table:table-cell table:formula="of:=[.D70]-([.D$62]-[.D$101])/39" office:value-type="float" office:value="28.1923076923077">
            <text:p>28,1923076923</text:p>
          </table:table-cell>
        </table:table-row>
        <table:table-row table:style-name="ro1">
          <table:table-cell office:value-type="date" office:date-value="2018-05-08">
            <text:p>8.05.2018</text:p>
          </table:table-cell>
          <table:table-cell table:formula="of:=[.B71]-([.B$62]-[.B$101])/39" office:value-type="float" office:value="89.1461538461538">
            <text:p>89,1461538462</text:p>
          </table:table-cell>
          <table:table-cell table:formula="of:=[.C71]-([.C$62]-[.C$101])/39" office:value-type="float" office:value="29.6435897435897">
            <text:p>29,6435897436</text:p>
          </table:table-cell>
          <table:table-cell table:formula="of:=[.D71]-([.D$62]-[.D$101])/39" office:value-type="float" office:value="28.2025641025641">
            <text:p>28,2025641026</text:p>
          </table:table-cell>
        </table:table-row>
        <table:table-row table:style-name="ro1">
          <table:table-cell office:value-type="date" office:date-value="2018-05-09">
            <text:p>9.05.2018</text:p>
          </table:table-cell>
          <table:table-cell table:formula="of:=[.B72]-([.B$62]-[.B$101])/39" office:value-type="float" office:value="89.1307692307692">
            <text:p>89,1307692308</text:p>
          </table:table-cell>
          <table:table-cell table:formula="of:=[.C72]-([.C$62]-[.C$101])/39" office:value-type="float" office:value="29.6179487179487">
            <text:p>29,6179487179</text:p>
          </table:table-cell>
          <table:table-cell table:formula="of:=[.D72]-([.D$62]-[.D$101])/39" office:value-type="float" office:value="28.2128205128205">
            <text:p>28,2128205128</text:p>
          </table:table-cell>
        </table:table-row>
        <table:table-row table:style-name="ro1">
          <table:table-cell office:value-type="date" office:date-value="2018-05-10">
            <text:p>10.05.2018</text:p>
          </table:table-cell>
          <table:table-cell table:formula="of:=[.B73]-([.B$62]-[.B$101])/39" office:value-type="float" office:value="89.1153846153846">
            <text:p>89,1153846154</text:p>
          </table:table-cell>
          <table:table-cell table:formula="of:=[.C73]-([.C$62]-[.C$101])/39" office:value-type="float" office:value="29.5923076923077">
            <text:p>29,5923076923</text:p>
          </table:table-cell>
          <table:table-cell table:formula="of:=[.D73]-([.D$62]-[.D$101])/39" office:value-type="float" office:value="28.2230769230769">
            <text:p>28,2230769231</text:p>
          </table:table-cell>
        </table:table-row>
        <table:table-row table:style-name="ro1">
          <table:table-cell office:value-type="date" office:date-value="2018-05-11">
            <text:p>11.05.2018</text:p>
          </table:table-cell>
          <table:table-cell table:formula="of:=[.B74]-([.B$62]-[.B$101])/39" office:value-type="float" office:value="89.1">
            <text:p>89,1</text:p>
          </table:table-cell>
          <table:table-cell table:formula="of:=[.C74]-([.C$62]-[.C$101])/39" office:value-type="float" office:value="29.5666666666667">
            <text:p>29,5666666667</text:p>
          </table:table-cell>
          <table:table-cell table:formula="of:=[.D74]-([.D$62]-[.D$101])/39" office:value-type="float" office:value="28.2333333333333">
            <text:p>28,2333333333</text:p>
          </table:table-cell>
        </table:table-row>
        <table:table-row table:style-name="ro1">
          <table:table-cell office:value-type="date" office:date-value="2018-05-12">
            <text:p>12.05.2018</text:p>
          </table:table-cell>
          <table:table-cell table:formula="of:=[.B75]-([.B$62]-[.B$101])/39" office:value-type="float" office:value="89.0846153846153">
            <text:p>89,0846153846</text:p>
          </table:table-cell>
          <table:table-cell table:formula="of:=[.C75]-([.C$62]-[.C$101])/39" office:value-type="float" office:value="29.5410256410256">
            <text:p>29,541025641</text:p>
          </table:table-cell>
          <table:table-cell table:formula="of:=[.D75]-([.D$62]-[.D$101])/39" office:value-type="float" office:value="28.2435897435897">
            <text:p>28,2435897436</text:p>
          </table:table-cell>
        </table:table-row>
        <table:table-row table:style-name="ro1">
          <table:table-cell office:value-type="date" office:date-value="2018-05-13">
            <text:p>13.05.2018</text:p>
          </table:table-cell>
          <table:table-cell table:formula="of:=[.B76]-([.B$62]-[.B$101])/39" office:value-type="float" office:value="89.0692307692307">
            <text:p>89,0692307692</text:p>
          </table:table-cell>
          <table:table-cell table:formula="of:=[.C76]-([.C$62]-[.C$101])/39" office:value-type="float" office:value="29.5153846153846">
            <text:p>29,5153846154</text:p>
          </table:table-cell>
          <table:table-cell table:formula="of:=[.D76]-([.D$62]-[.D$101])/39" office:value-type="float" office:value="28.2538461538462">
            <text:p>28,2538461538</text:p>
          </table:table-cell>
        </table:table-row>
        <table:table-row table:style-name="ro1">
          <table:table-cell office:value-type="date" office:date-value="2018-05-14">
            <text:p>14.05.2018</text:p>
          </table:table-cell>
          <table:table-cell table:formula="of:=[.B77]-([.B$62]-[.B$101])/39" office:value-type="float" office:value="89.0538461538461">
            <text:p>89,0538461538</text:p>
          </table:table-cell>
          <table:table-cell table:formula="of:=[.C77]-([.C$62]-[.C$101])/39" office:value-type="float" office:value="29.4897435897436">
            <text:p>29,4897435897</text:p>
          </table:table-cell>
          <table:table-cell table:formula="of:=[.D77]-([.D$62]-[.D$101])/39" office:value-type="float" office:value="28.2641025641026">
            <text:p>28,2641025641</text:p>
          </table:table-cell>
        </table:table-row>
        <table:table-row table:style-name="ro1">
          <table:table-cell office:value-type="date" office:date-value="2018-05-15">
            <text:p>15.05.2018</text:p>
          </table:table-cell>
          <table:table-cell table:formula="of:=[.B78]-([.B$62]-[.B$101])/39" office:value-type="float" office:value="89.0384615384615">
            <text:p>89,0384615385</text:p>
          </table:table-cell>
          <table:table-cell table:formula="of:=[.C78]-([.C$62]-[.C$101])/39" office:value-type="float" office:value="29.4641025641026">
            <text:p>29,4641025641</text:p>
          </table:table-cell>
          <table:table-cell table:formula="of:=[.D78]-([.D$62]-[.D$101])/39" office:value-type="float" office:value="28.274358974359">
            <text:p>28,2743589744</text:p>
          </table:table-cell>
        </table:table-row>
        <table:table-row table:style-name="ro1">
          <table:table-cell office:value-type="date" office:date-value="2018-05-16">
            <text:p>16.05.2018</text:p>
          </table:table-cell>
          <table:table-cell table:formula="of:=[.B79]-([.B$62]-[.B$101])/39" office:value-type="float" office:value="89.0230769230769">
            <text:p>89,0230769231</text:p>
          </table:table-cell>
          <table:table-cell table:formula="of:=[.C79]-([.C$62]-[.C$101])/39" office:value-type="float" office:value="29.4384615384615">
            <text:p>29,4384615385</text:p>
          </table:table-cell>
          <table:table-cell table:formula="of:=[.D79]-([.D$62]-[.D$101])/39" office:value-type="float" office:value="28.2846153846154">
            <text:p>28,2846153846</text:p>
          </table:table-cell>
        </table:table-row>
        <table:table-row table:style-name="ro1">
          <table:table-cell office:value-type="date" office:date-value="2018-05-17">
            <text:p>17.05.2018</text:p>
          </table:table-cell>
          <table:table-cell table:formula="of:=[.B80]-([.B$62]-[.B$101])/39" office:value-type="float" office:value="89.0076923076922">
            <text:p>89,0076923077</text:p>
          </table:table-cell>
          <table:table-cell table:formula="of:=[.C80]-([.C$62]-[.C$101])/39" office:value-type="float" office:value="29.4128205128205">
            <text:p>29,4128205128</text:p>
          </table:table-cell>
          <table:table-cell table:formula="of:=[.D80]-([.D$62]-[.D$101])/39" office:value-type="float" office:value="28.2948717948718">
            <text:p>28,2948717949</text:p>
          </table:table-cell>
        </table:table-row>
        <table:table-row table:style-name="ro1">
          <table:table-cell office:value-type="date" office:date-value="2018-05-18">
            <text:p>18.05.2018</text:p>
          </table:table-cell>
          <table:table-cell table:formula="of:=[.B81]-([.B$62]-[.B$101])/39" office:value-type="float" office:value="88.9923076923076">
            <text:p>88,9923076923</text:p>
          </table:table-cell>
          <table:table-cell table:formula="of:=[.C81]-([.C$62]-[.C$101])/39" office:value-type="float" office:value="29.3871794871795">
            <text:p>29,3871794872</text:p>
          </table:table-cell>
          <table:table-cell table:formula="of:=[.D81]-([.D$62]-[.D$101])/39" office:value-type="float" office:value="28.3051282051282">
            <text:p>28,3051282051</text:p>
          </table:table-cell>
        </table:table-row>
        <table:table-row table:style-name="ro1">
          <table:table-cell office:value-type="date" office:date-value="2018-05-19">
            <text:p>19.05.2018</text:p>
          </table:table-cell>
          <table:table-cell table:formula="of:=[.B82]-([.B$62]-[.B$101])/39" office:value-type="float" office:value="88.976923076923">
            <text:p>88,9769230769</text:p>
          </table:table-cell>
          <table:table-cell table:formula="of:=[.C82]-([.C$62]-[.C$101])/39" office:value-type="float" office:value="29.3615384615385">
            <text:p>29,3615384615</text:p>
          </table:table-cell>
          <table:table-cell table:formula="of:=[.D82]-([.D$62]-[.D$101])/39" office:value-type="float" office:value="28.3153846153846">
            <text:p>28,3153846154</text:p>
          </table:table-cell>
        </table:table-row>
        <table:table-row table:style-name="ro1">
          <table:table-cell office:value-type="date" office:date-value="2018-05-20">
            <text:p>20.05.2018</text:p>
          </table:table-cell>
          <table:table-cell table:formula="of:=[.B83]-([.B$62]-[.B$101])/39" office:value-type="float" office:value="88.9615384615384">
            <text:p>88,9615384615</text:p>
          </table:table-cell>
          <table:table-cell table:formula="of:=[.C83]-([.C$62]-[.C$101])/39" office:value-type="float" office:value="29.3358974358974">
            <text:p>29,3358974359</text:p>
          </table:table-cell>
          <table:table-cell table:formula="of:=[.D83]-([.D$62]-[.D$101])/39" office:value-type="float" office:value="28.325641025641">
            <text:p>28,3256410256</text:p>
          </table:table-cell>
        </table:table-row>
        <table:table-row table:style-name="ro1">
          <table:table-cell office:value-type="date" office:date-value="2018-05-21">
            <text:p>21.05.2018</text:p>
          </table:table-cell>
          <table:table-cell table:formula="of:=[.B84]-([.B$62]-[.B$101])/39" office:value-type="float" office:value="88.9461538461538">
            <text:p>88,9461538462</text:p>
          </table:table-cell>
          <table:table-cell table:formula="of:=[.C84]-([.C$62]-[.C$101])/39" office:value-type="float" office:value="29.3102564102564">
            <text:p>29,3102564103</text:p>
          </table:table-cell>
          <table:table-cell table:formula="of:=[.D84]-([.D$62]-[.D$101])/39" office:value-type="float" office:value="28.3358974358974">
            <text:p>28,3358974359</text:p>
          </table:table-cell>
        </table:table-row>
        <table:table-row table:style-name="ro1">
          <table:table-cell office:value-type="date" office:date-value="2018-05-22">
            <text:p>22.05.2018</text:p>
          </table:table-cell>
          <table:table-cell table:formula="of:=[.B85]-([.B$62]-[.B$101])/39" office:value-type="float" office:value="88.9307692307692">
            <text:p>88,9307692308</text:p>
          </table:table-cell>
          <table:table-cell table:formula="of:=[.C85]-([.C$62]-[.C$101])/39" office:value-type="float" office:value="29.2846153846154">
            <text:p>29,2846153846</text:p>
          </table:table-cell>
          <table:table-cell table:formula="of:=[.D85]-([.D$62]-[.D$101])/39" office:value-type="float" office:value="28.3461538461538">
            <text:p>28,3461538462</text:p>
          </table:table-cell>
        </table:table-row>
        <table:table-row table:style-name="ro1">
          <table:table-cell office:value-type="date" office:date-value="2018-05-23">
            <text:p>23.05.2018</text:p>
          </table:table-cell>
          <table:table-cell table:formula="of:=[.B86]-([.B$62]-[.B$101])/39" office:value-type="float" office:value="88.9153846153845">
            <text:p>88,9153846154</text:p>
          </table:table-cell>
          <table:table-cell table:formula="of:=[.C86]-([.C$62]-[.C$101])/39" office:value-type="float" office:value="29.2589743589744">
            <text:p>29,258974359</text:p>
          </table:table-cell>
          <table:table-cell table:formula="of:=[.D86]-([.D$62]-[.D$101])/39" office:value-type="float" office:value="28.3564102564103">
            <text:p>28,3564102564</text:p>
          </table:table-cell>
        </table:table-row>
        <table:table-row table:style-name="ro1">
          <table:table-cell office:value-type="date" office:date-value="2018-05-24">
            <text:p>24.05.2018</text:p>
          </table:table-cell>
          <table:table-cell table:formula="of:=[.B87]-([.B$62]-[.B$101])/39" office:value-type="float" office:value="88.8999999999999">
            <text:p>88,9</text:p>
          </table:table-cell>
          <table:table-cell table:formula="of:=[.C87]-([.C$62]-[.C$101])/39" office:value-type="float" office:value="29.2333333333333">
            <text:p>29,2333333333</text:p>
          </table:table-cell>
          <table:table-cell table:formula="of:=[.D87]-([.D$62]-[.D$101])/39" office:value-type="float" office:value="28.3666666666667">
            <text:p>28,3666666667</text:p>
          </table:table-cell>
        </table:table-row>
        <table:table-row table:style-name="ro1">
          <table:table-cell office:value-type="date" office:date-value="2018-05-25">
            <text:p>25.05.2018</text:p>
          </table:table-cell>
          <table:table-cell table:formula="of:=[.B88]-([.B$62]-[.B$101])/39" office:value-type="float" office:value="88.8846153846153">
            <text:p>88,8846153846</text:p>
          </table:table-cell>
          <table:table-cell table:formula="of:=[.C88]-([.C$62]-[.C$101])/39" office:value-type="float" office:value="29.2076923076923">
            <text:p>29,2076923077</text:p>
          </table:table-cell>
          <table:table-cell table:formula="of:=[.D88]-([.D$62]-[.D$101])/39" office:value-type="float" office:value="28.3769230769231">
            <text:p>28,3769230769</text:p>
          </table:table-cell>
        </table:table-row>
        <table:table-row table:style-name="ro1">
          <table:table-cell office:value-type="date" office:date-value="2018-05-26">
            <text:p>26.05.2018</text:p>
          </table:table-cell>
          <table:table-cell table:formula="of:=[.B89]-([.B$62]-[.B$101])/39" office:value-type="float" office:value="88.8692307692307">
            <text:p>88,8692307692</text:p>
          </table:table-cell>
          <table:table-cell table:formula="of:=[.C89]-([.C$62]-[.C$101])/39" office:value-type="float" office:value="29.1820512820513">
            <text:p>29,1820512821</text:p>
          </table:table-cell>
          <table:table-cell table:formula="of:=[.D89]-([.D$62]-[.D$101])/39" office:value-type="float" office:value="28.3871794871795">
            <text:p>28,3871794872</text:p>
          </table:table-cell>
        </table:table-row>
        <table:table-row table:style-name="ro1">
          <table:table-cell office:value-type="date" office:date-value="2018-05-27">
            <text:p>27.05.2018</text:p>
          </table:table-cell>
          <table:table-cell table:formula="of:=[.B90]-([.B$62]-[.B$101])/39" office:value-type="float" office:value="88.8538461538461">
            <text:p>88,8538461538</text:p>
          </table:table-cell>
          <table:table-cell table:formula="of:=[.C90]-([.C$62]-[.C$101])/39" office:value-type="float" office:value="29.1564102564103">
            <text:p>29,1564102564</text:p>
          </table:table-cell>
          <table:table-cell table:formula="of:=[.D90]-([.D$62]-[.D$101])/39" office:value-type="float" office:value="28.3974358974359">
            <text:p>28,3974358974</text:p>
          </table:table-cell>
        </table:table-row>
        <table:table-row table:style-name="ro1">
          <table:table-cell office:value-type="date" office:date-value="2018-05-28">
            <text:p>28.05.2018</text:p>
          </table:table-cell>
          <table:table-cell table:formula="of:=[.B91]-([.B$62]-[.B$101])/39" office:value-type="float" office:value="88.8384615384614">
            <text:p>88,8384615385</text:p>
          </table:table-cell>
          <table:table-cell table:formula="of:=[.C91]-([.C$62]-[.C$101])/39" office:value-type="float" office:value="29.1307692307692">
            <text:p>29,1307692308</text:p>
          </table:table-cell>
          <table:table-cell table:formula="of:=[.D91]-([.D$62]-[.D$101])/39" office:value-type="float" office:value="28.4076923076923">
            <text:p>28,4076923077</text:p>
          </table:table-cell>
        </table:table-row>
        <table:table-row table:style-name="ro1">
          <table:table-cell office:value-type="date" office:date-value="2018-05-29">
            <text:p>29.05.2018</text:p>
          </table:table-cell>
          <table:table-cell table:formula="of:=[.B92]-([.B$62]-[.B$101])/39" office:value-type="float" office:value="88.8230769230768">
            <text:p>88,8230769231</text:p>
          </table:table-cell>
          <table:table-cell table:formula="of:=[.C92]-([.C$62]-[.C$101])/39" office:value-type="float" office:value="29.1051282051282">
            <text:p>29,1051282051</text:p>
          </table:table-cell>
          <table:table-cell table:formula="of:=[.D92]-([.D$62]-[.D$101])/39" office:value-type="float" office:value="28.4179487179487">
            <text:p>28,4179487179</text:p>
          </table:table-cell>
        </table:table-row>
        <table:table-row table:style-name="ro1">
          <table:table-cell office:value-type="date" office:date-value="2018-05-30">
            <text:p>30.05.2018</text:p>
          </table:table-cell>
          <table:table-cell table:formula="of:=[.B93]-([.B$62]-[.B$101])/39" office:value-type="float" office:value="88.8076923076922">
            <text:p>88,8076923077</text:p>
          </table:table-cell>
          <table:table-cell table:formula="of:=[.C93]-([.C$62]-[.C$101])/39" office:value-type="float" office:value="29.0794871794872">
            <text:p>29,0794871795</text:p>
          </table:table-cell>
          <table:table-cell table:formula="of:=[.D93]-([.D$62]-[.D$101])/39" office:value-type="float" office:value="28.4282051282051">
            <text:p>28,4282051282</text:p>
          </table:table-cell>
        </table:table-row>
        <table:table-row table:style-name="ro1">
          <table:table-cell office:value-type="date" office:date-value="2018-05-31">
            <text:p>31.05.2018</text:p>
          </table:table-cell>
          <table:table-cell table:formula="of:=[.B94]-([.B$62]-[.B$101])/39" office:value-type="float" office:value="88.7923076923076">
            <text:p>88,7923076923</text:p>
          </table:table-cell>
          <table:table-cell table:formula="of:=[.C94]-([.C$62]-[.C$101])/39" office:value-type="float" office:value="29.0538461538462">
            <text:p>29,0538461538</text:p>
          </table:table-cell>
          <table:table-cell table:formula="of:=[.D94]-([.D$62]-[.D$101])/39" office:value-type="float" office:value="28.4384615384615">
            <text:p>28,4384615385</text:p>
          </table:table-cell>
        </table:table-row>
        <table:table-row table:style-name="ro1">
          <table:table-cell office:value-type="date" office:date-value="2018-06-01">
            <text:p>1.06.2018</text:p>
          </table:table-cell>
          <table:table-cell table:formula="of:=[.B95]-([.B$62]-[.B$101])/39" office:value-type="float" office:value="88.776923076923">
            <text:p>88,7769230769</text:p>
          </table:table-cell>
          <table:table-cell table:formula="of:=[.C95]-([.C$62]-[.C$101])/39" office:value-type="float" office:value="29.0282051282051">
            <text:p>29,0282051282</text:p>
          </table:table-cell>
          <table:table-cell table:formula="of:=[.D95]-([.D$62]-[.D$101])/39" office:value-type="float" office:value="28.4487179487179">
            <text:p>28,4487179487</text:p>
          </table:table-cell>
        </table:table-row>
        <table:table-row table:style-name="ro1">
          <table:table-cell office:value-type="date" office:date-value="2018-06-02">
            <text:p>2.06.2018</text:p>
          </table:table-cell>
          <table:table-cell table:formula="of:=[.B96]-([.B$62]-[.B$101])/39" office:value-type="float" office:value="88.7615384615383">
            <text:p>88,7615384615</text:p>
          </table:table-cell>
          <table:table-cell table:formula="of:=[.C96]-([.C$62]-[.C$101])/39" office:value-type="float" office:value="29.0025641025641">
            <text:p>29,0025641026</text:p>
          </table:table-cell>
          <table:table-cell table:formula="of:=[.D96]-([.D$62]-[.D$101])/39" office:value-type="float" office:value="28.4589743589744">
            <text:p>28,458974359</text:p>
          </table:table-cell>
        </table:table-row>
        <table:table-row table:style-name="ro1">
          <table:table-cell office:value-type="date" office:date-value="2018-06-03">
            <text:p>3.06.2018</text:p>
          </table:table-cell>
          <table:table-cell table:formula="of:=[.B97]-([.B$62]-[.B$101])/39" office:value-type="float" office:value="88.7461538461537">
            <text:p>88,7461538462</text:p>
          </table:table-cell>
          <table:table-cell table:formula="of:=[.C97]-([.C$62]-[.C$101])/39" office:value-type="float" office:value="28.9769230769231">
            <text:p>28,9769230769</text:p>
          </table:table-cell>
          <table:table-cell table:formula="of:=[.D97]-([.D$62]-[.D$101])/39" office:value-type="float" office:value="28.4692307692308">
            <text:p>28,4692307692</text:p>
          </table:table-cell>
        </table:table-row>
        <table:table-row table:style-name="ro1">
          <table:table-cell office:value-type="date" office:date-value="2018-06-04">
            <text:p>4.06.2018</text:p>
          </table:table-cell>
          <table:table-cell table:formula="of:=[.B98]-([.B$62]-[.B$101])/39" office:value-type="float" office:value="88.7307692307691">
            <text:p>88,7307692308</text:p>
          </table:table-cell>
          <table:table-cell table:formula="of:=[.C98]-([.C$62]-[.C$101])/39" office:value-type="float" office:value="28.9512820512821">
            <text:p>28,9512820513</text:p>
          </table:table-cell>
          <table:table-cell table:formula="of:=[.D98]-([.D$62]-[.D$101])/39" office:value-type="float" office:value="28.4794871794872">
            <text:p>28,4794871795</text:p>
          </table:table-cell>
        </table:table-row>
        <table:table-row table:style-name="ro1">
          <table:table-cell office:value-type="date" office:date-value="2018-06-05">
            <text:p>5.06.2018</text:p>
          </table:table-cell>
          <table:table-cell table:formula="of:=[.B99]-([.B$62]-[.B$101])/39" office:value-type="float" office:value="88.7153846153845">
            <text:p>88,7153846154</text:p>
          </table:table-cell>
          <table:table-cell table:formula="of:=[.C99]-([.C$62]-[.C$101])/39" office:value-type="float" office:value="28.925641025641">
            <text:p>28,9256410256</text:p>
          </table:table-cell>
          <table:table-cell table:formula="of:=[.D99]-([.D$62]-[.D$101])/39" office:value-type="float" office:value="28.4897435897436">
            <text:p>28,4897435897</text:p>
          </table:table-cell>
        </table:table-row>
        <table:table-row table:style-name="ro1">
          <table:table-cell office:value-type="date" office:date-value="2018-06-06">
            <text:p>6.06.2018</text:p>
          </table:table-cell>
          <table:table-cell office:value-type="float" office:value="88.7">
            <text:p>88,7</text:p>
          </table:table-cell>
          <table:table-cell office:value-type="float" office:value="28.9">
            <text:p>28,9</text:p>
          </table:table-cell>
          <table:table-cell office:value-type="float" office:value="28.5">
            <text:p>28,5</text:p>
          </table:table-cell>
        </table:table-row>
        <table:table-row table:style-name="ro1">
          <table:table-cell office:value-type="date" office:date-value="2018-06-07">
            <text:p>7.06.2018</text:p>
          </table:table-cell>
          <table:table-cell table:formula="of:=[.B101]-([.B$101]-[.B$793])/692" office:value-type="float" office:value="88.7066473988439">
            <text:p>88,7066473988</text:p>
          </table:table-cell>
          <table:table-cell table:formula="of:=[.C101]-([.C$101]-[.C$793])/692" office:value-type="float" office:value="28.9040462427746">
            <text:p>28,9040462428</text:p>
          </table:table-cell>
          <table:table-cell table:formula="of:=[.D101]-([.D$101]-[.D$793])/692" office:value-type="float" office:value="28.4975433526012">
            <text:p>28,4975433526</text:p>
          </table:table-cell>
        </table:table-row>
        <table:table-row table:style-name="ro1">
          <table:table-cell office:value-type="date" office:date-value="2018-06-08">
            <text:p>8.06.2018</text:p>
          </table:table-cell>
          <table:table-cell table:formula="of:=[.B102]-([.B$101]-[.B$793])/692" office:value-type="float" office:value="88.7132947976879">
            <text:p>88,7132947977</text:p>
          </table:table-cell>
          <table:table-cell table:formula="of:=[.C102]-([.C$101]-[.C$793])/692" office:value-type="float" office:value="28.9080924855491">
            <text:p>28,9080924855</text:p>
          </table:table-cell>
          <table:table-cell table:formula="of:=[.D102]-([.D$101]-[.D$793])/692" office:value-type="float" office:value="28.4950867052023">
            <text:p>28,4950867052</text:p>
          </table:table-cell>
        </table:table-row>
        <table:table-row table:style-name="ro1">
          <table:table-cell office:value-type="date" office:date-value="2018-06-09">
            <text:p>9.06.2018</text:p>
          </table:table-cell>
          <table:table-cell table:formula="of:=[.B103]-([.B$101]-[.B$793])/692" office:value-type="float" office:value="88.7199421965318">
            <text:p>88,7199421965</text:p>
          </table:table-cell>
          <table:table-cell table:formula="of:=[.C103]-([.C$101]-[.C$793])/692" office:value-type="float" office:value="28.9121387283237">
            <text:p>28,9121387283</text:p>
          </table:table-cell>
          <table:table-cell table:formula="of:=[.D103]-([.D$101]-[.D$793])/692" office:value-type="float" office:value="28.4926300578035">
            <text:p>28,4926300578</text:p>
          </table:table-cell>
        </table:table-row>
        <table:table-row table:style-name="ro1">
          <table:table-cell office:value-type="date" office:date-value="2018-06-10">
            <text:p>10.06.2018</text:p>
          </table:table-cell>
          <table:table-cell table:formula="of:=[.B104]-([.B$101]-[.B$793])/692" office:value-type="float" office:value="88.7265895953757">
            <text:p>88,7265895954</text:p>
          </table:table-cell>
          <table:table-cell table:formula="of:=[.C104]-([.C$101]-[.C$793])/692" office:value-type="float" office:value="28.9161849710983">
            <text:p>28,9161849711</text:p>
          </table:table-cell>
          <table:table-cell table:formula="of:=[.D104]-([.D$101]-[.D$793])/692" office:value-type="float" office:value="28.4901734104046">
            <text:p>28,4901734104</text:p>
          </table:table-cell>
        </table:table-row>
        <table:table-row table:style-name="ro1">
          <table:table-cell office:value-type="date" office:date-value="2018-06-11">
            <text:p>11.06.2018</text:p>
          </table:table-cell>
          <table:table-cell table:formula="of:=[.B105]-([.B$101]-[.B$793])/692" office:value-type="float" office:value="88.7332369942196">
            <text:p>88,7332369942</text:p>
          </table:table-cell>
          <table:table-cell table:formula="of:=[.C105]-([.C$101]-[.C$793])/692" office:value-type="float" office:value="28.9202312138728">
            <text:p>28,9202312139</text:p>
          </table:table-cell>
          <table:table-cell table:formula="of:=[.D105]-([.D$101]-[.D$793])/692" office:value-type="float" office:value="28.4877167630058">
            <text:p>28,487716763</text:p>
          </table:table-cell>
        </table:table-row>
        <table:table-row table:style-name="ro1">
          <table:table-cell office:value-type="date" office:date-value="2018-06-12">
            <text:p>12.06.2018</text:p>
          </table:table-cell>
          <table:table-cell table:formula="of:=[.B106]-([.B$101]-[.B$793])/692" office:value-type="float" office:value="88.7398843930636">
            <text:p>88,7398843931</text:p>
          </table:table-cell>
          <table:table-cell table:formula="of:=[.C106]-([.C$101]-[.C$793])/692" office:value-type="float" office:value="28.9242774566474">
            <text:p>28,9242774566</text:p>
          </table:table-cell>
          <table:table-cell table:formula="of:=[.D106]-([.D$101]-[.D$793])/692" office:value-type="float" office:value="28.4852601156069">
            <text:p>28,4852601156</text:p>
          </table:table-cell>
        </table:table-row>
        <table:table-row table:style-name="ro1">
          <table:table-cell office:value-type="date" office:date-value="2018-06-13">
            <text:p>13.06.2018</text:p>
          </table:table-cell>
          <table:table-cell table:formula="of:=[.B107]-([.B$101]-[.B$793])/692" office:value-type="float" office:value="88.7465317919075">
            <text:p>88,7465317919</text:p>
          </table:table-cell>
          <table:table-cell table:formula="of:=[.C107]-([.C$101]-[.C$793])/692" office:value-type="float" office:value="28.928323699422">
            <text:p>28,9283236994</text:p>
          </table:table-cell>
          <table:table-cell table:formula="of:=[.D107]-([.D$101]-[.D$793])/692" office:value-type="float" office:value="28.4828034682081">
            <text:p>28,4828034682</text:p>
          </table:table-cell>
        </table:table-row>
        <table:table-row table:style-name="ro1">
          <table:table-cell office:value-type="date" office:date-value="2018-06-14">
            <text:p>14.06.2018</text:p>
          </table:table-cell>
          <table:table-cell table:formula="of:=[.B108]-([.B$101]-[.B$793])/692" office:value-type="float" office:value="88.7531791907514">
            <text:p>88,7531791908</text:p>
          </table:table-cell>
          <table:table-cell table:formula="of:=[.C108]-([.C$101]-[.C$793])/692" office:value-type="float" office:value="28.9323699421965">
            <text:p>28,9323699422</text:p>
          </table:table-cell>
          <table:table-cell table:formula="of:=[.D108]-([.D$101]-[.D$793])/692" office:value-type="float" office:value="28.4803468208092">
            <text:p>28,4803468208</text:p>
          </table:table-cell>
        </table:table-row>
        <table:table-row table:style-name="ro1">
          <table:table-cell office:value-type="date" office:date-value="2018-06-15">
            <text:p>15.06.2018</text:p>
          </table:table-cell>
          <table:table-cell table:formula="of:=[.B109]-([.B$101]-[.B$793])/692" office:value-type="float" office:value="88.7598265895953">
            <text:p>88,7598265896</text:p>
          </table:table-cell>
          <table:table-cell table:formula="of:=[.C109]-([.C$101]-[.C$793])/692" office:value-type="float" office:value="28.9364161849711">
            <text:p>28,936416185</text:p>
          </table:table-cell>
          <table:table-cell table:formula="of:=[.D109]-([.D$101]-[.D$793])/692" office:value-type="float" office:value="28.4778901734104">
            <text:p>28,4778901734</text:p>
          </table:table-cell>
        </table:table-row>
        <table:table-row table:style-name="ro1">
          <table:table-cell office:value-type="date" office:date-value="2018-06-16">
            <text:p>16.06.2018</text:p>
          </table:table-cell>
          <table:table-cell table:formula="of:=[.B110]-([.B$101]-[.B$793])/692" office:value-type="float" office:value="88.7664739884393">
            <text:p>88,7664739884</text:p>
          </table:table-cell>
          <table:table-cell table:formula="of:=[.C110]-([.C$101]-[.C$793])/692" office:value-type="float" office:value="28.9404624277457">
            <text:p>28,9404624277</text:p>
          </table:table-cell>
          <table:table-cell table:formula="of:=[.D110]-([.D$101]-[.D$793])/692" office:value-type="float" office:value="28.4754335260116">
            <text:p>28,475433526</text:p>
          </table:table-cell>
        </table:table-row>
        <table:table-row table:style-name="ro1">
          <table:table-cell office:value-type="date" office:date-value="2018-06-17">
            <text:p>17.06.2018</text:p>
          </table:table-cell>
          <table:table-cell table:formula="of:=[.B111]-([.B$101]-[.B$793])/692" office:value-type="float" office:value="88.7731213872832">
            <text:p>88,7731213873</text:p>
          </table:table-cell>
          <table:table-cell table:formula="of:=[.C111]-([.C$101]-[.C$793])/692" office:value-type="float" office:value="28.9445086705202">
            <text:p>28,9445086705</text:p>
          </table:table-cell>
          <table:table-cell table:formula="of:=[.D111]-([.D$101]-[.D$793])/692" office:value-type="float" office:value="28.4729768786127">
            <text:p>28,4729768786</text:p>
          </table:table-cell>
        </table:table-row>
        <table:table-row table:style-name="ro1">
          <table:table-cell office:value-type="date" office:date-value="2018-06-18">
            <text:p>18.06.2018</text:p>
          </table:table-cell>
          <table:table-cell table:formula="of:=[.B112]-([.B$101]-[.B$793])/692" office:value-type="float" office:value="88.7797687861271">
            <text:p>88,7797687861</text:p>
          </table:table-cell>
          <table:table-cell table:formula="of:=[.C112]-([.C$101]-[.C$793])/692" office:value-type="float" office:value="28.9485549132948">
            <text:p>28,9485549133</text:p>
          </table:table-cell>
          <table:table-cell table:formula="of:=[.D112]-([.D$101]-[.D$793])/692" office:value-type="float" office:value="28.4705202312139">
            <text:p>28,4705202312</text:p>
          </table:table-cell>
        </table:table-row>
        <table:table-row table:style-name="ro1">
          <table:table-cell office:value-type="date" office:date-value="2018-06-19">
            <text:p>19.06.2018</text:p>
          </table:table-cell>
          <table:table-cell table:formula="of:=[.B113]-([.B$101]-[.B$793])/692" office:value-type="float" office:value="88.786416184971">
            <text:p>88,786416185</text:p>
          </table:table-cell>
          <table:table-cell table:formula="of:=[.C113]-([.C$101]-[.C$793])/692" office:value-type="float" office:value="28.9526011560694">
            <text:p>28,9526011561</text:p>
          </table:table-cell>
          <table:table-cell table:formula="of:=[.D113]-([.D$101]-[.D$793])/692" office:value-type="float" office:value="28.468063583815">
            <text:p>28,4680635838</text:p>
          </table:table-cell>
        </table:table-row>
        <table:table-row table:style-name="ro1">
          <table:table-cell office:value-type="date" office:date-value="2018-06-20">
            <text:p>20.06.2018</text:p>
          </table:table-cell>
          <table:table-cell table:formula="of:=[.B114]-([.B$101]-[.B$793])/692" office:value-type="float" office:value="88.793063583815">
            <text:p>88,7930635838</text:p>
          </table:table-cell>
          <table:table-cell table:formula="of:=[.C114]-([.C$101]-[.C$793])/692" office:value-type="float" office:value="28.9566473988439">
            <text:p>28,9566473988</text:p>
          </table:table-cell>
          <table:table-cell table:formula="of:=[.D114]-([.D$101]-[.D$793])/692" office:value-type="float" office:value="28.4656069364162">
            <text:p>28,4656069364</text:p>
          </table:table-cell>
        </table:table-row>
        <table:table-row table:style-name="ro1">
          <table:table-cell office:value-type="date" office:date-value="2018-06-21">
            <text:p>21.06.2018</text:p>
          </table:table-cell>
          <table:table-cell table:formula="of:=[.B115]-([.B$101]-[.B$793])/692" office:value-type="float" office:value="88.7997109826589">
            <text:p>88,7997109827</text:p>
          </table:table-cell>
          <table:table-cell table:formula="of:=[.C115]-([.C$101]-[.C$793])/692" office:value-type="float" office:value="28.9606936416185">
            <text:p>28,9606936416</text:p>
          </table:table-cell>
          <table:table-cell table:formula="of:=[.D115]-([.D$101]-[.D$793])/692" office:value-type="float" office:value="28.4631502890173">
            <text:p>28,463150289</text:p>
          </table:table-cell>
        </table:table-row>
        <table:table-row table:style-name="ro1">
          <table:table-cell office:value-type="date" office:date-value="2018-06-22">
            <text:p>22.06.2018</text:p>
          </table:table-cell>
          <table:table-cell table:formula="of:=[.B116]-([.B$101]-[.B$793])/692" office:value-type="float" office:value="88.8063583815028">
            <text:p>88,8063583815</text:p>
          </table:table-cell>
          <table:table-cell table:formula="of:=[.C116]-([.C$101]-[.C$793])/692" office:value-type="float" office:value="28.9647398843931">
            <text:p>28,9647398844</text:p>
          </table:table-cell>
          <table:table-cell table:formula="of:=[.D116]-([.D$101]-[.D$793])/692" office:value-type="float" office:value="28.4606936416185">
            <text:p>28,4606936416</text:p>
          </table:table-cell>
        </table:table-row>
        <table:table-row table:style-name="ro1">
          <table:table-cell office:value-type="date" office:date-value="2018-06-23">
            <text:p>23.06.2018</text:p>
          </table:table-cell>
          <table:table-cell table:formula="of:=[.B117]-([.B$101]-[.B$793])/692" office:value-type="float" office:value="88.8130057803467">
            <text:p>88,8130057803</text:p>
          </table:table-cell>
          <table:table-cell table:formula="of:=[.C117]-([.C$101]-[.C$793])/692" office:value-type="float" office:value="28.9687861271676">
            <text:p>28,9687861272</text:p>
          </table:table-cell>
          <table:table-cell table:formula="of:=[.D117]-([.D$101]-[.D$793])/692" office:value-type="float" office:value="28.4582369942196">
            <text:p>28,4582369942</text:p>
          </table:table-cell>
        </table:table-row>
        <table:table-row table:style-name="ro1">
          <table:table-cell office:value-type="date" office:date-value="2018-06-24">
            <text:p>24.06.2018</text:p>
          </table:table-cell>
          <table:table-cell table:formula="of:=[.B118]-([.B$101]-[.B$793])/692" office:value-type="float" office:value="88.8196531791906">
            <text:p>88,8196531792</text:p>
          </table:table-cell>
          <table:table-cell table:formula="of:=[.C118]-([.C$101]-[.C$793])/692" office:value-type="float" office:value="28.9728323699422">
            <text:p>28,9728323699</text:p>
          </table:table-cell>
          <table:table-cell table:formula="of:=[.D118]-([.D$101]-[.D$793])/692" office:value-type="float" office:value="28.4557803468208">
            <text:p>28,4557803468</text:p>
          </table:table-cell>
        </table:table-row>
        <table:table-row table:style-name="ro1">
          <table:table-cell office:value-type="date" office:date-value="2018-06-25">
            <text:p>25.06.2018</text:p>
          </table:table-cell>
          <table:table-cell table:formula="of:=[.B119]-([.B$101]-[.B$793])/692" office:value-type="float" office:value="88.8263005780346">
            <text:p>88,826300578</text:p>
          </table:table-cell>
          <table:table-cell table:formula="of:=[.C119]-([.C$101]-[.C$793])/692" office:value-type="float" office:value="28.9768786127168">
            <text:p>28,9768786127</text:p>
          </table:table-cell>
          <table:table-cell table:formula="of:=[.D119]-([.D$101]-[.D$793])/692" office:value-type="float" office:value="28.453323699422">
            <text:p>28,4533236994</text:p>
          </table:table-cell>
        </table:table-row>
        <table:table-row table:style-name="ro1">
          <table:table-cell office:value-type="date" office:date-value="2018-06-26">
            <text:p>26.06.2018</text:p>
          </table:table-cell>
          <table:table-cell table:formula="of:=[.B120]-([.B$101]-[.B$793])/692" office:value-type="float" office:value="88.8329479768785">
            <text:p>88,8329479769</text:p>
          </table:table-cell>
          <table:table-cell table:formula="of:=[.C120]-([.C$101]-[.C$793])/692" office:value-type="float" office:value="28.9809248554913">
            <text:p>28,9809248555</text:p>
          </table:table-cell>
          <table:table-cell table:formula="of:=[.D120]-([.D$101]-[.D$793])/692" office:value-type="float" office:value="28.4508670520231">
            <text:p>28,450867052</text:p>
          </table:table-cell>
        </table:table-row>
        <table:table-row table:style-name="ro1">
          <table:table-cell office:value-type="date" office:date-value="2018-06-27">
            <text:p>27.06.2018</text:p>
          </table:table-cell>
          <table:table-cell table:formula="of:=[.B121]-([.B$101]-[.B$793])/692" office:value-type="float" office:value="88.8395953757224">
            <text:p>88,8395953757</text:p>
          </table:table-cell>
          <table:table-cell table:formula="of:=[.C121]-([.C$101]-[.C$793])/692" office:value-type="float" office:value="28.9849710982659">
            <text:p>28,9849710983</text:p>
          </table:table-cell>
          <table:table-cell table:formula="of:=[.D121]-([.D$101]-[.D$793])/692" office:value-type="float" office:value="28.4484104046243">
            <text:p>28,4484104046</text:p>
          </table:table-cell>
        </table:table-row>
        <table:table-row table:style-name="ro1">
          <table:table-cell office:value-type="date" office:date-value="2018-06-28">
            <text:p>28.06.2018</text:p>
          </table:table-cell>
          <table:table-cell table:formula="of:=[.B122]-([.B$101]-[.B$793])/692" office:value-type="float" office:value="88.8462427745663">
            <text:p>88,8462427746</text:p>
          </table:table-cell>
          <table:table-cell table:formula="of:=[.C122]-([.C$101]-[.C$793])/692" office:value-type="float" office:value="28.9890173410405">
            <text:p>28,989017341</text:p>
          </table:table-cell>
          <table:table-cell table:formula="of:=[.D122]-([.D$101]-[.D$793])/692" office:value-type="float" office:value="28.4459537572254">
            <text:p>28,4459537572</text:p>
          </table:table-cell>
        </table:table-row>
        <table:table-row table:style-name="ro1">
          <table:table-cell office:value-type="date" office:date-value="2018-06-29">
            <text:p>29.06.2018</text:p>
          </table:table-cell>
          <table:table-cell table:formula="of:=[.B123]-([.B$101]-[.B$793])/692" office:value-type="float" office:value="88.8528901734103">
            <text:p>88,8528901734</text:p>
          </table:table-cell>
          <table:table-cell table:formula="of:=[.C123]-([.C$101]-[.C$793])/692" office:value-type="float" office:value="28.993063583815">
            <text:p>28,9930635838</text:p>
          </table:table-cell>
          <table:table-cell table:formula="of:=[.D123]-([.D$101]-[.D$793])/692" office:value-type="float" office:value="28.4434971098266">
            <text:p>28,4434971098</text:p>
          </table:table-cell>
        </table:table-row>
        <table:table-row table:style-name="ro1">
          <table:table-cell office:value-type="date" office:date-value="2018-06-30">
            <text:p>30.06.2018</text:p>
          </table:table-cell>
          <table:table-cell table:formula="of:=[.B124]-([.B$101]-[.B$793])/692" office:value-type="float" office:value="88.8595375722542">
            <text:p>88,8595375723</text:p>
          </table:table-cell>
          <table:table-cell table:formula="of:=[.C124]-([.C$101]-[.C$793])/692" office:value-type="float" office:value="28.9971098265896">
            <text:p>28,9971098266</text:p>
          </table:table-cell>
          <table:table-cell table:formula="of:=[.D124]-([.D$101]-[.D$793])/692" office:value-type="float" office:value="28.4410404624277">
            <text:p>28,4410404624</text:p>
          </table:table-cell>
        </table:table-row>
        <table:table-row table:style-name="ro1">
          <table:table-cell office:value-type="date" office:date-value="2018-07-01">
            <text:p>1.07.2018</text:p>
          </table:table-cell>
          <table:table-cell table:formula="of:=[.B125]-([.B$101]-[.B$793])/692" office:value-type="float" office:value="88.8661849710981">
            <text:p>88,8661849711</text:p>
          </table:table-cell>
          <table:table-cell table:formula="of:=[.C125]-([.C$101]-[.C$793])/692" office:value-type="float" office:value="29.0011560693642">
            <text:p>29,0011560694</text:p>
          </table:table-cell>
          <table:table-cell table:formula="of:=[.D125]-([.D$101]-[.D$793])/692" office:value-type="float" office:value="28.4385838150289">
            <text:p>28,438583815</text:p>
          </table:table-cell>
        </table:table-row>
        <table:table-row table:style-name="ro1">
          <table:table-cell office:value-type="date" office:date-value="2018-07-02">
            <text:p>2.07.2018</text:p>
          </table:table-cell>
          <table:table-cell table:formula="of:=[.B126]-([.B$101]-[.B$793])/692" office:value-type="float" office:value="88.872832369942">
            <text:p>88,8728323699</text:p>
          </table:table-cell>
          <table:table-cell table:formula="of:=[.C126]-([.C$101]-[.C$793])/692" office:value-type="float" office:value="29.0052023121387">
            <text:p>29,0052023121</text:p>
          </table:table-cell>
          <table:table-cell table:formula="of:=[.D126]-([.D$101]-[.D$793])/692" office:value-type="float" office:value="28.43612716763">
            <text:p>28,4361271676</text:p>
          </table:table-cell>
        </table:table-row>
        <table:table-row table:style-name="ro1">
          <table:table-cell office:value-type="date" office:date-value="2018-07-03">
            <text:p>3.07.2018</text:p>
          </table:table-cell>
          <table:table-cell table:formula="of:=[.B127]-([.B$101]-[.B$793])/692" office:value-type="float" office:value="88.879479768786">
            <text:p>88,8794797688</text:p>
          </table:table-cell>
          <table:table-cell table:formula="of:=[.C127]-([.C$101]-[.C$793])/692" office:value-type="float" office:value="29.0092485549133">
            <text:p>29,0092485549</text:p>
          </table:table-cell>
          <table:table-cell table:formula="of:=[.D127]-([.D$101]-[.D$793])/692" office:value-type="float" office:value="28.4336705202312">
            <text:p>28,4336705202</text:p>
          </table:table-cell>
        </table:table-row>
        <table:table-row table:style-name="ro1">
          <table:table-cell office:value-type="date" office:date-value="2018-07-04">
            <text:p>4.07.2018</text:p>
          </table:table-cell>
          <table:table-cell table:formula="of:=[.B128]-([.B$101]-[.B$793])/692" office:value-type="float" office:value="88.8861271676299">
            <text:p>88,8861271676</text:p>
          </table:table-cell>
          <table:table-cell table:formula="of:=[.C128]-([.C$101]-[.C$793])/692" office:value-type="float" office:value="29.0132947976879">
            <text:p>29,0132947977</text:p>
          </table:table-cell>
          <table:table-cell table:formula="of:=[.D128]-([.D$101]-[.D$793])/692" office:value-type="float" office:value="28.4312138728324">
            <text:p>28,4312138728</text:p>
          </table:table-cell>
        </table:table-row>
        <table:table-row table:style-name="ro1">
          <table:table-cell office:value-type="date" office:date-value="2018-07-05">
            <text:p>5.07.2018</text:p>
          </table:table-cell>
          <table:table-cell table:formula="of:=[.B129]-([.B$101]-[.B$793])/692" office:value-type="float" office:value="88.8927745664738">
            <text:p>88,8927745665</text:p>
          </table:table-cell>
          <table:table-cell table:formula="of:=[.C129]-([.C$101]-[.C$793])/692" office:value-type="float" office:value="29.0173410404625">
            <text:p>29,0173410405</text:p>
          </table:table-cell>
          <table:table-cell table:formula="of:=[.D129]-([.D$101]-[.D$793])/692" office:value-type="float" office:value="28.4287572254335">
            <text:p>28,4287572254</text:p>
          </table:table-cell>
        </table:table-row>
        <table:table-row table:style-name="ro1">
          <table:table-cell office:value-type="date" office:date-value="2018-07-06">
            <text:p>6.07.2018</text:p>
          </table:table-cell>
          <table:table-cell table:formula="of:=[.B130]-([.B$101]-[.B$793])/692" office:value-type="float" office:value="88.8994219653177">
            <text:p>88,8994219653</text:p>
          </table:table-cell>
          <table:table-cell table:formula="of:=[.C130]-([.C$101]-[.C$793])/692" office:value-type="float" office:value="29.021387283237">
            <text:p>29,0213872832</text:p>
          </table:table-cell>
          <table:table-cell table:formula="of:=[.D130]-([.D$101]-[.D$793])/692" office:value-type="float" office:value="28.4263005780347">
            <text:p>28,426300578</text:p>
          </table:table-cell>
        </table:table-row>
        <table:table-row table:style-name="ro1">
          <table:table-cell office:value-type="date" office:date-value="2018-07-07">
            <text:p>7.07.2018</text:p>
          </table:table-cell>
          <table:table-cell table:formula="of:=[.B131]-([.B$101]-[.B$793])/692" office:value-type="float" office:value="88.9060693641617">
            <text:p>88,9060693642</text:p>
          </table:table-cell>
          <table:table-cell table:formula="of:=[.C131]-([.C$101]-[.C$793])/692" office:value-type="float" office:value="29.0254335260116">
            <text:p>29,025433526</text:p>
          </table:table-cell>
          <table:table-cell table:formula="of:=[.D131]-([.D$101]-[.D$793])/692" office:value-type="float" office:value="28.4238439306358">
            <text:p>28,4238439306</text:p>
          </table:table-cell>
        </table:table-row>
        <table:table-row table:style-name="ro1">
          <table:table-cell office:value-type="date" office:date-value="2018-07-08">
            <text:p>8.07.2018</text:p>
          </table:table-cell>
          <table:table-cell table:formula="of:=[.B132]-([.B$101]-[.B$793])/692" office:value-type="float" office:value="88.9127167630056">
            <text:p>88,912716763</text:p>
          </table:table-cell>
          <table:table-cell table:formula="of:=[.C132]-([.C$101]-[.C$793])/692" office:value-type="float" office:value="29.0294797687862">
            <text:p>29,0294797688</text:p>
          </table:table-cell>
          <table:table-cell table:formula="of:=[.D132]-([.D$101]-[.D$793])/692" office:value-type="float" office:value="28.421387283237">
            <text:p>28,4213872832</text:p>
          </table:table-cell>
        </table:table-row>
        <table:table-row table:style-name="ro1">
          <table:table-cell office:value-type="date" office:date-value="2018-07-09">
            <text:p>9.07.2018</text:p>
          </table:table-cell>
          <table:table-cell table:formula="of:=[.B133]-([.B$101]-[.B$793])/692" office:value-type="float" office:value="88.9193641618495">
            <text:p>88,9193641618</text:p>
          </table:table-cell>
          <table:table-cell table:formula="of:=[.C133]-([.C$101]-[.C$793])/692" office:value-type="float" office:value="29.0335260115607">
            <text:p>29,0335260116</text:p>
          </table:table-cell>
          <table:table-cell table:formula="of:=[.D133]-([.D$101]-[.D$793])/692" office:value-type="float" office:value="28.4189306358381">
            <text:p>28,4189306358</text:p>
          </table:table-cell>
        </table:table-row>
        <table:table-row table:style-name="ro1">
          <table:table-cell office:value-type="date" office:date-value="2018-07-10">
            <text:p>10.07.2018</text:p>
          </table:table-cell>
          <table:table-cell table:formula="of:=[.B134]-([.B$101]-[.B$793])/692" office:value-type="float" office:value="88.9260115606934">
            <text:p>88,9260115607</text:p>
          </table:table-cell>
          <table:table-cell table:formula="of:=[.C134]-([.C$101]-[.C$793])/692" office:value-type="float" office:value="29.0375722543353">
            <text:p>29,0375722543</text:p>
          </table:table-cell>
          <table:table-cell table:formula="of:=[.D134]-([.D$101]-[.D$793])/692" office:value-type="float" office:value="28.4164739884393">
            <text:p>28,4164739884</text:p>
          </table:table-cell>
        </table:table-row>
        <table:table-row table:style-name="ro1">
          <table:table-cell office:value-type="date" office:date-value="2018-07-11">
            <text:p>11.07.2018</text:p>
          </table:table-cell>
          <table:table-cell table:formula="of:=[.B135]-([.B$101]-[.B$793])/692" office:value-type="float" office:value="88.9326589595374">
            <text:p>88,9326589595</text:p>
          </table:table-cell>
          <table:table-cell table:formula="of:=[.C135]-([.C$101]-[.C$793])/692" office:value-type="float" office:value="29.0416184971099">
            <text:p>29,0416184971</text:p>
          </table:table-cell>
          <table:table-cell table:formula="of:=[.D135]-([.D$101]-[.D$793])/692" office:value-type="float" office:value="28.4140173410404">
            <text:p>28,414017341</text:p>
          </table:table-cell>
        </table:table-row>
        <table:table-row table:style-name="ro1">
          <table:table-cell office:value-type="date" office:date-value="2018-07-12">
            <text:p>12.07.2018</text:p>
          </table:table-cell>
          <table:table-cell table:formula="of:=[.B136]-([.B$101]-[.B$793])/692" office:value-type="float" office:value="88.9393063583813">
            <text:p>88,9393063584</text:p>
          </table:table-cell>
          <table:table-cell table:formula="of:=[.C136]-([.C$101]-[.C$793])/692" office:value-type="float" office:value="29.0456647398844">
            <text:p>29,0456647399</text:p>
          </table:table-cell>
          <table:table-cell table:formula="of:=[.D136]-([.D$101]-[.D$793])/692" office:value-type="float" office:value="28.4115606936416">
            <text:p>28,4115606936</text:p>
          </table:table-cell>
        </table:table-row>
        <table:table-row table:style-name="ro1">
          <table:table-cell office:value-type="date" office:date-value="2018-07-13">
            <text:p>13.07.2018</text:p>
          </table:table-cell>
          <table:table-cell table:formula="of:=[.B137]-([.B$101]-[.B$793])/692" office:value-type="float" office:value="88.9459537572252">
            <text:p>88,9459537572</text:p>
          </table:table-cell>
          <table:table-cell table:formula="of:=[.C137]-([.C$101]-[.C$793])/692" office:value-type="float" office:value="29.049710982659">
            <text:p>29,0497109827</text:p>
          </table:table-cell>
          <table:table-cell table:formula="of:=[.D137]-([.D$101]-[.D$793])/692" office:value-type="float" office:value="28.4091040462428">
            <text:p>28,4091040462</text:p>
          </table:table-cell>
        </table:table-row>
        <table:table-row table:style-name="ro1">
          <table:table-cell office:value-type="date" office:date-value="2018-07-14">
            <text:p>14.07.2018</text:p>
          </table:table-cell>
          <table:table-cell table:formula="of:=[.B138]-([.B$101]-[.B$793])/692" office:value-type="float" office:value="88.9526011560691">
            <text:p>88,9526011561</text:p>
          </table:table-cell>
          <table:table-cell table:formula="of:=[.C138]-([.C$101]-[.C$793])/692" office:value-type="float" office:value="29.0537572254336">
            <text:p>29,0537572254</text:p>
          </table:table-cell>
          <table:table-cell table:formula="of:=[.D138]-([.D$101]-[.D$793])/692" office:value-type="float" office:value="28.4066473988439">
            <text:p>28,4066473988</text:p>
          </table:table-cell>
        </table:table-row>
        <table:table-row table:style-name="ro1">
          <table:table-cell office:value-type="date" office:date-value="2018-07-15">
            <text:p>15.07.2018</text:p>
          </table:table-cell>
          <table:table-cell table:formula="of:=[.B139]-([.B$101]-[.B$793])/692" office:value-type="float" office:value="88.9592485549131">
            <text:p>88,9592485549</text:p>
          </table:table-cell>
          <table:table-cell table:formula="of:=[.C139]-([.C$101]-[.C$793])/692" office:value-type="float" office:value="29.0578034682081">
            <text:p>29,0578034682</text:p>
          </table:table-cell>
          <table:table-cell table:formula="of:=[.D139]-([.D$101]-[.D$793])/692" office:value-type="float" office:value="28.4041907514451">
            <text:p>28,4041907514</text:p>
          </table:table-cell>
        </table:table-row>
        <table:table-row table:style-name="ro1">
          <table:table-cell office:value-type="date" office:date-value="2018-07-16">
            <text:p>16.07.2018</text:p>
          </table:table-cell>
          <table:table-cell table:formula="of:=[.B140]-([.B$101]-[.B$793])/692" office:value-type="float" office:value="88.965895953757">
            <text:p>88,9658959538</text:p>
          </table:table-cell>
          <table:table-cell table:formula="of:=[.C140]-([.C$101]-[.C$793])/692" office:value-type="float" office:value="29.0618497109827">
            <text:p>29,061849711</text:p>
          </table:table-cell>
          <table:table-cell table:formula="of:=[.D140]-([.D$101]-[.D$793])/692" office:value-type="float" office:value="28.4017341040462">
            <text:p>28,401734104</text:p>
          </table:table-cell>
        </table:table-row>
        <table:table-row table:style-name="ro1">
          <table:table-cell office:value-type="date" office:date-value="2018-07-17">
            <text:p>17.07.2018</text:p>
          </table:table-cell>
          <table:table-cell table:formula="of:=[.B141]-([.B$101]-[.B$793])/692" office:value-type="float" office:value="88.9725433526009">
            <text:p>88,9725433526</text:p>
          </table:table-cell>
          <table:table-cell table:formula="of:=[.C141]-([.C$101]-[.C$793])/692" office:value-type="float" office:value="29.0658959537573">
            <text:p>29,0658959538</text:p>
          </table:table-cell>
          <table:table-cell table:formula="of:=[.D141]-([.D$101]-[.D$793])/692" office:value-type="float" office:value="28.3992774566474">
            <text:p>28,3992774566</text:p>
          </table:table-cell>
        </table:table-row>
        <table:table-row table:style-name="ro1">
          <table:table-cell office:value-type="date" office:date-value="2018-07-18">
            <text:p>18.07.2018</text:p>
          </table:table-cell>
          <table:table-cell table:formula="of:=[.B142]-([.B$101]-[.B$793])/692" office:value-type="float" office:value="88.9791907514448">
            <text:p>88,9791907514</text:p>
          </table:table-cell>
          <table:table-cell table:formula="of:=[.C142]-([.C$101]-[.C$793])/692" office:value-type="float" office:value="29.0699421965318">
            <text:p>29,0699421965</text:p>
          </table:table-cell>
          <table:table-cell table:formula="of:=[.D142]-([.D$101]-[.D$793])/692" office:value-type="float" office:value="28.3968208092485">
            <text:p>28,3968208092</text:p>
          </table:table-cell>
        </table:table-row>
        <table:table-row table:style-name="ro1">
          <table:table-cell office:value-type="date" office:date-value="2018-07-19">
            <text:p>19.07.2018</text:p>
          </table:table-cell>
          <table:table-cell table:formula="of:=[.B143]-([.B$101]-[.B$793])/692" office:value-type="float" office:value="88.9858381502888">
            <text:p>88,9858381503</text:p>
          </table:table-cell>
          <table:table-cell table:formula="of:=[.C143]-([.C$101]-[.C$793])/692" office:value-type="float" office:value="29.0739884393064">
            <text:p>29,0739884393</text:p>
          </table:table-cell>
          <table:table-cell table:formula="of:=[.D143]-([.D$101]-[.D$793])/692" office:value-type="float" office:value="28.3943641618497">
            <text:p>28,3943641618</text:p>
          </table:table-cell>
        </table:table-row>
        <table:table-row table:style-name="ro1">
          <table:table-cell office:value-type="date" office:date-value="2018-07-20">
            <text:p>20.07.2018</text:p>
          </table:table-cell>
          <table:table-cell table:formula="of:=[.B144]-([.B$101]-[.B$793])/692" office:value-type="float" office:value="88.9924855491327">
            <text:p>88,9924855491</text:p>
          </table:table-cell>
          <table:table-cell table:formula="of:=[.C144]-([.C$101]-[.C$793])/692" office:value-type="float" office:value="29.078034682081">
            <text:p>29,0780346821</text:p>
          </table:table-cell>
          <table:table-cell table:formula="of:=[.D144]-([.D$101]-[.D$793])/692" office:value-type="float" office:value="28.3919075144508">
            <text:p>28,3919075145</text:p>
          </table:table-cell>
        </table:table-row>
        <table:table-row table:style-name="ro1">
          <table:table-cell office:value-type="date" office:date-value="2018-07-21">
            <text:p>21.07.2018</text:p>
          </table:table-cell>
          <table:table-cell table:formula="of:=[.B145]-([.B$101]-[.B$793])/692" office:value-type="float" office:value="88.9991329479766">
            <text:p>88,999132948</text:p>
          </table:table-cell>
          <table:table-cell table:formula="of:=[.C145]-([.C$101]-[.C$793])/692" office:value-type="float" office:value="29.0820809248555">
            <text:p>29,0820809249</text:p>
          </table:table-cell>
          <table:table-cell table:formula="of:=[.D145]-([.D$101]-[.D$793])/692" office:value-type="float" office:value="28.389450867052">
            <text:p>28,3894508671</text:p>
          </table:table-cell>
        </table:table-row>
        <table:table-row table:style-name="ro1">
          <table:table-cell office:value-type="date" office:date-value="2018-07-22">
            <text:p>22.07.2018</text:p>
          </table:table-cell>
          <table:table-cell table:formula="of:=[.B146]-([.B$101]-[.B$793])/692" office:value-type="float" office:value="89.0057803468205">
            <text:p>89,0057803468</text:p>
          </table:table-cell>
          <table:table-cell table:formula="of:=[.C146]-([.C$101]-[.C$793])/692" office:value-type="float" office:value="29.0861271676301">
            <text:p>29,0861271676</text:p>
          </table:table-cell>
          <table:table-cell table:formula="of:=[.D146]-([.D$101]-[.D$793])/692" office:value-type="float" office:value="28.3869942196532">
            <text:p>28,3869942197</text:p>
          </table:table-cell>
        </table:table-row>
        <table:table-row table:style-name="ro1">
          <table:table-cell office:value-type="date" office:date-value="2018-07-23">
            <text:p>23.07.2018</text:p>
          </table:table-cell>
          <table:table-cell table:formula="of:=[.B147]-([.B$101]-[.B$793])/692" office:value-type="float" office:value="89.0124277456644">
            <text:p>89,0124277457</text:p>
          </table:table-cell>
          <table:table-cell table:formula="of:=[.C147]-([.C$101]-[.C$793])/692" office:value-type="float" office:value="29.0901734104047">
            <text:p>29,0901734104</text:p>
          </table:table-cell>
          <table:table-cell table:formula="of:=[.D147]-([.D$101]-[.D$793])/692" office:value-type="float" office:value="28.3845375722543">
            <text:p>28,3845375723</text:p>
          </table:table-cell>
        </table:table-row>
        <table:table-row table:style-name="ro1">
          <table:table-cell office:value-type="date" office:date-value="2018-07-24">
            <text:p>24.07.2018</text:p>
          </table:table-cell>
          <table:table-cell table:formula="of:=[.B148]-([.B$101]-[.B$793])/692" office:value-type="float" office:value="89.0190751445084">
            <text:p>89,0190751445</text:p>
          </table:table-cell>
          <table:table-cell table:formula="of:=[.C148]-([.C$101]-[.C$793])/692" office:value-type="float" office:value="29.0942196531792">
            <text:p>29,0942196532</text:p>
          </table:table-cell>
          <table:table-cell table:formula="of:=[.D148]-([.D$101]-[.D$793])/692" office:value-type="float" office:value="28.3820809248555">
            <text:p>28,3820809249</text:p>
          </table:table-cell>
        </table:table-row>
        <table:table-row table:style-name="ro1">
          <table:table-cell office:value-type="date" office:date-value="2018-07-25">
            <text:p>25.07.2018</text:p>
          </table:table-cell>
          <table:table-cell table:formula="of:=[.B149]-([.B$101]-[.B$793])/692" office:value-type="float" office:value="89.0257225433523">
            <text:p>89,0257225434</text:p>
          </table:table-cell>
          <table:table-cell table:formula="of:=[.C149]-([.C$101]-[.C$793])/692" office:value-type="float" office:value="29.0982658959538">
            <text:p>29,098265896</text:p>
          </table:table-cell>
          <table:table-cell table:formula="of:=[.D149]-([.D$101]-[.D$793])/692" office:value-type="float" office:value="28.3796242774566">
            <text:p>28,3796242775</text:p>
          </table:table-cell>
        </table:table-row>
        <table:table-row table:style-name="ro1">
          <table:table-cell office:value-type="date" office:date-value="2018-07-26">
            <text:p>26.07.2018</text:p>
          </table:table-cell>
          <table:table-cell table:formula="of:=[.B150]-([.B$101]-[.B$793])/692" office:value-type="float" office:value="89.0323699421962">
            <text:p>89,0323699422</text:p>
          </table:table-cell>
          <table:table-cell table:formula="of:=[.C150]-([.C$101]-[.C$793])/692" office:value-type="float" office:value="29.1023121387284">
            <text:p>29,1023121387</text:p>
          </table:table-cell>
          <table:table-cell table:formula="of:=[.D150]-([.D$101]-[.D$793])/692" office:value-type="float" office:value="28.3771676300578">
            <text:p>28,3771676301</text:p>
          </table:table-cell>
        </table:table-row>
        <table:table-row table:style-name="ro1">
          <table:table-cell office:value-type="date" office:date-value="2018-07-27">
            <text:p>27.07.2018</text:p>
          </table:table-cell>
          <table:table-cell table:formula="of:=[.B151]-([.B$101]-[.B$793])/692" office:value-type="float" office:value="89.0390173410401">
            <text:p>89,039017341</text:p>
          </table:table-cell>
          <table:table-cell table:formula="of:=[.C151]-([.C$101]-[.C$793])/692" office:value-type="float" office:value="29.1063583815029">
            <text:p>29,1063583815</text:p>
          </table:table-cell>
          <table:table-cell table:formula="of:=[.D151]-([.D$101]-[.D$793])/692" office:value-type="float" office:value="28.3747109826589">
            <text:p>28,3747109827</text:p>
          </table:table-cell>
        </table:table-row>
        <table:table-row table:style-name="ro1">
          <table:table-cell office:value-type="date" office:date-value="2018-07-28">
            <text:p>28.07.2018</text:p>
          </table:table-cell>
          <table:table-cell table:formula="of:=[.B152]-([.B$101]-[.B$793])/692" office:value-type="float" office:value="89.0456647398841">
            <text:p>89,0456647399</text:p>
          </table:table-cell>
          <table:table-cell table:formula="of:=[.C152]-([.C$101]-[.C$793])/692" office:value-type="float" office:value="29.1104046242775">
            <text:p>29,1104046243</text:p>
          </table:table-cell>
          <table:table-cell table:formula="of:=[.D152]-([.D$101]-[.D$793])/692" office:value-type="float" office:value="28.3722543352601">
            <text:p>28,3722543353</text:p>
          </table:table-cell>
        </table:table-row>
        <table:table-row table:style-name="ro1">
          <table:table-cell office:value-type="date" office:date-value="2018-07-29">
            <text:p>29.07.2018</text:p>
          </table:table-cell>
          <table:table-cell table:formula="of:=[.B153]-([.B$101]-[.B$793])/692" office:value-type="float" office:value="89.052312138728">
            <text:p>89,0523121387</text:p>
          </table:table-cell>
          <table:table-cell table:formula="of:=[.C153]-([.C$101]-[.C$793])/692" office:value-type="float" office:value="29.1144508670521">
            <text:p>29,1144508671</text:p>
          </table:table-cell>
          <table:table-cell table:formula="of:=[.D153]-([.D$101]-[.D$793])/692" office:value-type="float" office:value="28.3697976878612">
            <text:p>28,3697976879</text:p>
          </table:table-cell>
        </table:table-row>
        <table:table-row table:style-name="ro1">
          <table:table-cell office:value-type="date" office:date-value="2018-07-30">
            <text:p>30.07.2018</text:p>
          </table:table-cell>
          <table:table-cell table:formula="of:=[.B154]-([.B$101]-[.B$793])/692" office:value-type="float" office:value="89.0589595375719">
            <text:p>89,0589595376</text:p>
          </table:table-cell>
          <table:table-cell table:formula="of:=[.C154]-([.C$101]-[.C$793])/692" office:value-type="float" office:value="29.1184971098266">
            <text:p>29,1184971098</text:p>
          </table:table-cell>
          <table:table-cell table:formula="of:=[.D154]-([.D$101]-[.D$793])/692" office:value-type="float" office:value="28.3673410404624">
            <text:p>28,3673410405</text:p>
          </table:table-cell>
        </table:table-row>
        <table:table-row table:style-name="ro1">
          <table:table-cell office:value-type="date" office:date-value="2018-07-31">
            <text:p>31.07.2018</text:p>
          </table:table-cell>
          <table:table-cell table:formula="of:=[.B155]-([.B$101]-[.B$793])/692" office:value-type="float" office:value="89.0656069364158">
            <text:p>89,0656069364</text:p>
          </table:table-cell>
          <table:table-cell table:formula="of:=[.C155]-([.C$101]-[.C$793])/692" office:value-type="float" office:value="29.1225433526012">
            <text:p>29,1225433526</text:p>
          </table:table-cell>
          <table:table-cell table:formula="of:=[.D155]-([.D$101]-[.D$793])/692" office:value-type="float" office:value="28.3648843930636">
            <text:p>28,3648843931</text:p>
          </table:table-cell>
        </table:table-row>
        <table:table-row table:style-name="ro1">
          <table:table-cell office:value-type="date" office:date-value="2018-08-01">
            <text:p>1.08.2018</text:p>
          </table:table-cell>
          <table:table-cell table:formula="of:=[.B156]-([.B$101]-[.B$793])/692" office:value-type="float" office:value="89.0722543352598">
            <text:p>89,0722543353</text:p>
          </table:table-cell>
          <table:table-cell table:formula="of:=[.C156]-([.C$101]-[.C$793])/692" office:value-type="float" office:value="29.1265895953758">
            <text:p>29,1265895954</text:p>
          </table:table-cell>
          <table:table-cell table:formula="of:=[.D156]-([.D$101]-[.D$793])/692" office:value-type="float" office:value="28.3624277456647">
            <text:p>28,3624277457</text:p>
          </table:table-cell>
        </table:table-row>
        <table:table-row table:style-name="ro1">
          <table:table-cell office:value-type="date" office:date-value="2018-08-02">
            <text:p>2.08.2018</text:p>
          </table:table-cell>
          <table:table-cell table:formula="of:=[.B157]-([.B$101]-[.B$793])/692" office:value-type="float" office:value="89.0789017341037">
            <text:p>89,0789017341</text:p>
          </table:table-cell>
          <table:table-cell table:formula="of:=[.C157]-([.C$101]-[.C$793])/692" office:value-type="float" office:value="29.1306358381503">
            <text:p>29,1306358382</text:p>
          </table:table-cell>
          <table:table-cell table:formula="of:=[.D157]-([.D$101]-[.D$793])/692" office:value-type="float" office:value="28.3599710982659">
            <text:p>28,3599710983</text:p>
          </table:table-cell>
        </table:table-row>
        <table:table-row table:style-name="ro1">
          <table:table-cell office:value-type="date" office:date-value="2018-08-03">
            <text:p>3.08.2018</text:p>
          </table:table-cell>
          <table:table-cell table:formula="of:=[.B158]-([.B$101]-[.B$793])/692" office:value-type="float" office:value="89.0855491329476">
            <text:p>89,0855491329</text:p>
          </table:table-cell>
          <table:table-cell table:formula="of:=[.C158]-([.C$101]-[.C$793])/692" office:value-type="float" office:value="29.1346820809249">
            <text:p>29,1346820809</text:p>
          </table:table-cell>
          <table:table-cell table:formula="of:=[.D158]-([.D$101]-[.D$793])/692" office:value-type="float" office:value="28.357514450867">
            <text:p>28,3575144509</text:p>
          </table:table-cell>
        </table:table-row>
        <table:table-row table:style-name="ro1">
          <table:table-cell office:value-type="date" office:date-value="2018-08-04">
            <text:p>4.08.2018</text:p>
          </table:table-cell>
          <table:table-cell table:formula="of:=[.B159]-([.B$101]-[.B$793])/692" office:value-type="float" office:value="89.0921965317915">
            <text:p>89,0921965318</text:p>
          </table:table-cell>
          <table:table-cell table:formula="of:=[.C159]-([.C$101]-[.C$793])/692" office:value-type="float" office:value="29.1387283236995">
            <text:p>29,1387283237</text:p>
          </table:table-cell>
          <table:table-cell table:formula="of:=[.D159]-([.D$101]-[.D$793])/692" office:value-type="float" office:value="28.3550578034682">
            <text:p>28,3550578035</text:p>
          </table:table-cell>
        </table:table-row>
        <table:table-row table:style-name="ro1">
          <table:table-cell office:value-type="date" office:date-value="2018-08-05">
            <text:p>5.08.2018</text:p>
          </table:table-cell>
          <table:table-cell table:formula="of:=[.B160]-([.B$101]-[.B$793])/692" office:value-type="float" office:value="89.0988439306355">
            <text:p>89,0988439306</text:p>
          </table:table-cell>
          <table:table-cell table:formula="of:=[.C160]-([.C$101]-[.C$793])/692" office:value-type="float" office:value="29.142774566474">
            <text:p>29,1427745665</text:p>
          </table:table-cell>
          <table:table-cell table:formula="of:=[.D160]-([.D$101]-[.D$793])/692" office:value-type="float" office:value="28.3526011560693">
            <text:p>28,3526011561</text:p>
          </table:table-cell>
        </table:table-row>
        <table:table-row table:style-name="ro1">
          <table:table-cell office:value-type="date" office:date-value="2018-08-06">
            <text:p>6.08.2018</text:p>
          </table:table-cell>
          <table:table-cell table:formula="of:=[.B161]-([.B$101]-[.B$793])/692" office:value-type="float" office:value="89.1054913294794">
            <text:p>89,1054913295</text:p>
          </table:table-cell>
          <table:table-cell table:formula="of:=[.C161]-([.C$101]-[.C$793])/692" office:value-type="float" office:value="29.1468208092486">
            <text:p>29,1468208092</text:p>
          </table:table-cell>
          <table:table-cell table:formula="of:=[.D161]-([.D$101]-[.D$793])/692" office:value-type="float" office:value="28.3501445086705">
            <text:p>28,3501445087</text:p>
          </table:table-cell>
        </table:table-row>
        <table:table-row table:style-name="ro1">
          <table:table-cell office:value-type="date" office:date-value="2018-08-07">
            <text:p>7.08.2018</text:p>
          </table:table-cell>
          <table:table-cell table:formula="of:=[.B162]-([.B$101]-[.B$793])/692" office:value-type="float" office:value="89.1121387283233">
            <text:p>89,1121387283</text:p>
          </table:table-cell>
          <table:table-cell table:formula="of:=[.C162]-([.C$101]-[.C$793])/692" office:value-type="float" office:value="29.1508670520232">
            <text:p>29,150867052</text:p>
          </table:table-cell>
          <table:table-cell table:formula="of:=[.D162]-([.D$101]-[.D$793])/692" office:value-type="float" office:value="28.3476878612716">
            <text:p>28,3476878613</text:p>
          </table:table-cell>
        </table:table-row>
        <table:table-row table:style-name="ro1">
          <table:table-cell office:value-type="date" office:date-value="2018-08-08">
            <text:p>8.08.2018</text:p>
          </table:table-cell>
          <table:table-cell table:formula="of:=[.B163]-([.B$101]-[.B$793])/692" office:value-type="float" office:value="89.1187861271672">
            <text:p>89,1187861272</text:p>
          </table:table-cell>
          <table:table-cell table:formula="of:=[.C163]-([.C$101]-[.C$793])/692" office:value-type="float" office:value="29.1549132947977">
            <text:p>29,1549132948</text:p>
          </table:table-cell>
          <table:table-cell table:formula="of:=[.D163]-([.D$101]-[.D$793])/692" office:value-type="float" office:value="28.3452312138728">
            <text:p>28,3452312139</text:p>
          </table:table-cell>
        </table:table-row>
        <table:table-row table:style-name="ro1">
          <table:table-cell office:value-type="date" office:date-value="2018-08-09">
            <text:p>9.08.2018</text:p>
          </table:table-cell>
          <table:table-cell table:formula="of:=[.B164]-([.B$101]-[.B$793])/692" office:value-type="float" office:value="89.1254335260112">
            <text:p>89,125433526</text:p>
          </table:table-cell>
          <table:table-cell table:formula="of:=[.C164]-([.C$101]-[.C$793])/692" office:value-type="float" office:value="29.1589595375723">
            <text:p>29,1589595376</text:p>
          </table:table-cell>
          <table:table-cell table:formula="of:=[.D164]-([.D$101]-[.D$793])/692" office:value-type="float" office:value="28.342774566474">
            <text:p>28,3427745665</text:p>
          </table:table-cell>
        </table:table-row>
        <table:table-row table:style-name="ro1">
          <table:table-cell office:value-type="date" office:date-value="2018-08-10">
            <text:p>10.08.2018</text:p>
          </table:table-cell>
          <table:table-cell table:formula="of:=[.B165]-([.B$101]-[.B$793])/692" office:value-type="float" office:value="89.1320809248551">
            <text:p>89,1320809249</text:p>
          </table:table-cell>
          <table:table-cell table:formula="of:=[.C165]-([.C$101]-[.C$793])/692" office:value-type="float" office:value="29.1630057803469">
            <text:p>29,1630057803</text:p>
          </table:table-cell>
          <table:table-cell table:formula="of:=[.D165]-([.D$101]-[.D$793])/692" office:value-type="float" office:value="28.3403179190751">
            <text:p>28,3403179191</text:p>
          </table:table-cell>
        </table:table-row>
        <table:table-row table:style-name="ro1">
          <table:table-cell office:value-type="date" office:date-value="2018-08-11">
            <text:p>11.08.2018</text:p>
          </table:table-cell>
          <table:table-cell table:formula="of:=[.B166]-([.B$101]-[.B$793])/692" office:value-type="float" office:value="89.138728323699">
            <text:p>89,1387283237</text:p>
          </table:table-cell>
          <table:table-cell table:formula="of:=[.C166]-([.C$101]-[.C$793])/692" office:value-type="float" office:value="29.1670520231214">
            <text:p>29,1670520231</text:p>
          </table:table-cell>
          <table:table-cell table:formula="of:=[.D166]-([.D$101]-[.D$793])/692" office:value-type="float" office:value="28.3378612716763">
            <text:p>28,3378612717</text:p>
          </table:table-cell>
        </table:table-row>
        <table:table-row table:style-name="ro1">
          <table:table-cell office:value-type="date" office:date-value="2018-08-12">
            <text:p>12.08.2018</text:p>
          </table:table-cell>
          <table:table-cell table:formula="of:=[.B167]-([.B$101]-[.B$793])/692" office:value-type="float" office:value="89.1453757225429">
            <text:p>89,1453757225</text:p>
          </table:table-cell>
          <table:table-cell table:formula="of:=[.C167]-([.C$101]-[.C$793])/692" office:value-type="float" office:value="29.171098265896">
            <text:p>29,1710982659</text:p>
          </table:table-cell>
          <table:table-cell table:formula="of:=[.D167]-([.D$101]-[.D$793])/692" office:value-type="float" office:value="28.3354046242774">
            <text:p>28,3354046243</text:p>
          </table:table-cell>
        </table:table-row>
        <table:table-row table:style-name="ro1">
          <table:table-cell office:value-type="date" office:date-value="2018-08-13">
            <text:p>13.08.2018</text:p>
          </table:table-cell>
          <table:table-cell table:formula="of:=[.B168]-([.B$101]-[.B$793])/692" office:value-type="float" office:value="89.1520231213869">
            <text:p>89,1520231214</text:p>
          </table:table-cell>
          <table:table-cell table:formula="of:=[.C168]-([.C$101]-[.C$793])/692" office:value-type="float" office:value="29.1751445086706">
            <text:p>29,1751445087</text:p>
          </table:table-cell>
          <table:table-cell table:formula="of:=[.D168]-([.D$101]-[.D$793])/692" office:value-type="float" office:value="28.3329479768786">
            <text:p>28,3329479769</text:p>
          </table:table-cell>
        </table:table-row>
        <table:table-row table:style-name="ro1">
          <table:table-cell office:value-type="date" office:date-value="2018-08-14">
            <text:p>14.08.2018</text:p>
          </table:table-cell>
          <table:table-cell table:formula="of:=[.B169]-([.B$101]-[.B$793])/692" office:value-type="float" office:value="89.1586705202308">
            <text:p>89,1586705202</text:p>
          </table:table-cell>
          <table:table-cell table:formula="of:=[.C169]-([.C$101]-[.C$793])/692" office:value-type="float" office:value="29.1791907514451">
            <text:p>29,1791907514</text:p>
          </table:table-cell>
          <table:table-cell table:formula="of:=[.D169]-([.D$101]-[.D$793])/692" office:value-type="float" office:value="28.3304913294797">
            <text:p>28,3304913295</text:p>
          </table:table-cell>
        </table:table-row>
        <table:table-row table:style-name="ro1">
          <table:table-cell office:value-type="date" office:date-value="2018-08-15">
            <text:p>15.08.2018</text:p>
          </table:table-cell>
          <table:table-cell table:formula="of:=[.B170]-([.B$101]-[.B$793])/692" office:value-type="float" office:value="89.1653179190747">
            <text:p>89,1653179191</text:p>
          </table:table-cell>
          <table:table-cell table:formula="of:=[.C170]-([.C$101]-[.C$793])/692" office:value-type="float" office:value="29.1832369942197">
            <text:p>29,1832369942</text:p>
          </table:table-cell>
          <table:table-cell table:formula="of:=[.D170]-([.D$101]-[.D$793])/692" office:value-type="float" office:value="28.3280346820809">
            <text:p>28,3280346821</text:p>
          </table:table-cell>
        </table:table-row>
        <table:table-row table:style-name="ro1">
          <table:table-cell office:value-type="date" office:date-value="2018-08-16">
            <text:p>16.08.2018</text:p>
          </table:table-cell>
          <table:table-cell table:formula="of:=[.B171]-([.B$101]-[.B$793])/692" office:value-type="float" office:value="89.1719653179186">
            <text:p>89,1719653179</text:p>
          </table:table-cell>
          <table:table-cell table:formula="of:=[.C171]-([.C$101]-[.C$793])/692" office:value-type="float" office:value="29.1872832369943">
            <text:p>29,187283237</text:p>
          </table:table-cell>
          <table:table-cell table:formula="of:=[.D171]-([.D$101]-[.D$793])/692" office:value-type="float" office:value="28.3255780346821">
            <text:p>28,3255780347</text:p>
          </table:table-cell>
        </table:table-row>
        <table:table-row table:style-name="ro1">
          <table:table-cell office:value-type="date" office:date-value="2018-08-17">
            <text:p>17.08.2018</text:p>
          </table:table-cell>
          <table:table-cell table:formula="of:=[.B172]-([.B$101]-[.B$793])/692" office:value-type="float" office:value="89.1786127167626">
            <text:p>89,1786127168</text:p>
          </table:table-cell>
          <table:table-cell table:formula="of:=[.C172]-([.C$101]-[.C$793])/692" office:value-type="float" office:value="29.1913294797688">
            <text:p>29,1913294798</text:p>
          </table:table-cell>
          <table:table-cell table:formula="of:=[.D172]-([.D$101]-[.D$793])/692" office:value-type="float" office:value="28.3231213872832">
            <text:p>28,3231213873</text:p>
          </table:table-cell>
        </table:table-row>
        <table:table-row table:style-name="ro1">
          <table:table-cell office:value-type="date" office:date-value="2018-08-18">
            <text:p>18.08.2018</text:p>
          </table:table-cell>
          <table:table-cell table:formula="of:=[.B173]-([.B$101]-[.B$793])/692" office:value-type="float" office:value="89.1852601156065">
            <text:p>89,1852601156</text:p>
          </table:table-cell>
          <table:table-cell table:formula="of:=[.C173]-([.C$101]-[.C$793])/692" office:value-type="float" office:value="29.1953757225434">
            <text:p>29,1953757225</text:p>
          </table:table-cell>
          <table:table-cell table:formula="of:=[.D173]-([.D$101]-[.D$793])/692" office:value-type="float" office:value="28.3206647398844">
            <text:p>28,3206647399</text:p>
          </table:table-cell>
        </table:table-row>
        <table:table-row table:style-name="ro1">
          <table:table-cell office:value-type="date" office:date-value="2018-08-19">
            <text:p>19.08.2018</text:p>
          </table:table-cell>
          <table:table-cell table:formula="of:=[.B174]-([.B$101]-[.B$793])/692" office:value-type="float" office:value="89.1919075144504">
            <text:p>89,1919075145</text:p>
          </table:table-cell>
          <table:table-cell table:formula="of:=[.C174]-([.C$101]-[.C$793])/692" office:value-type="float" office:value="29.199421965318">
            <text:p>29,1994219653</text:p>
          </table:table-cell>
          <table:table-cell table:formula="of:=[.D174]-([.D$101]-[.D$793])/692" office:value-type="float" office:value="28.3182080924855">
            <text:p>28,3182080925</text:p>
          </table:table-cell>
        </table:table-row>
        <table:table-row table:style-name="ro1">
          <table:table-cell office:value-type="date" office:date-value="2018-08-20">
            <text:p>20.08.2018</text:p>
          </table:table-cell>
          <table:table-cell table:formula="of:=[.B175]-([.B$101]-[.B$793])/692" office:value-type="float" office:value="89.1985549132943">
            <text:p>89,1985549133</text:p>
          </table:table-cell>
          <table:table-cell table:formula="of:=[.C175]-([.C$101]-[.C$793])/692" office:value-type="float" office:value="29.2034682080925">
            <text:p>29,2034682081</text:p>
          </table:table-cell>
          <table:table-cell table:formula="of:=[.D175]-([.D$101]-[.D$793])/692" office:value-type="float" office:value="28.3157514450867">
            <text:p>28,3157514451</text:p>
          </table:table-cell>
        </table:table-row>
        <table:table-row table:style-name="ro1">
          <table:table-cell office:value-type="date" office:date-value="2018-08-21">
            <text:p>21.08.2018</text:p>
          </table:table-cell>
          <table:table-cell table:formula="of:=[.B176]-([.B$101]-[.B$793])/692" office:value-type="float" office:value="89.2052023121383">
            <text:p>89,2052023121</text:p>
          </table:table-cell>
          <table:table-cell table:formula="of:=[.C176]-([.C$101]-[.C$793])/692" office:value-type="float" office:value="29.2075144508671">
            <text:p>29,2075144509</text:p>
          </table:table-cell>
          <table:table-cell table:formula="of:=[.D176]-([.D$101]-[.D$793])/692" office:value-type="float" office:value="28.3132947976878">
            <text:p>28,3132947977</text:p>
          </table:table-cell>
        </table:table-row>
        <table:table-row table:style-name="ro1">
          <table:table-cell office:value-type="date" office:date-value="2018-08-22">
            <text:p>22.08.2018</text:p>
          </table:table-cell>
          <table:table-cell table:formula="of:=[.B177]-([.B$101]-[.B$793])/692" office:value-type="float" office:value="89.2118497109822">
            <text:p>89,211849711</text:p>
          </table:table-cell>
          <table:table-cell table:formula="of:=[.C177]-([.C$101]-[.C$793])/692" office:value-type="float" office:value="29.2115606936417">
            <text:p>29,2115606936</text:p>
          </table:table-cell>
          <table:table-cell table:formula="of:=[.D177]-([.D$101]-[.D$793])/692" office:value-type="float" office:value="28.310838150289">
            <text:p>28,3108381503</text:p>
          </table:table-cell>
        </table:table-row>
        <table:table-row table:style-name="ro1">
          <table:table-cell office:value-type="date" office:date-value="2018-08-23">
            <text:p>23.08.2018</text:p>
          </table:table-cell>
          <table:table-cell table:formula="of:=[.B178]-([.B$101]-[.B$793])/692" office:value-type="float" office:value="89.2184971098261">
            <text:p>89,2184971098</text:p>
          </table:table-cell>
          <table:table-cell table:formula="of:=[.C178]-([.C$101]-[.C$793])/692" office:value-type="float" office:value="29.2156069364162">
            <text:p>29,2156069364</text:p>
          </table:table-cell>
          <table:table-cell table:formula="of:=[.D178]-([.D$101]-[.D$793])/692" office:value-type="float" office:value="28.3083815028901">
            <text:p>28,3083815029</text:p>
          </table:table-cell>
        </table:table-row>
        <table:table-row table:style-name="ro1">
          <table:table-cell office:value-type="date" office:date-value="2018-08-24">
            <text:p>24.08.2018</text:p>
          </table:table-cell>
          <table:table-cell table:formula="of:=[.B179]-([.B$101]-[.B$793])/692" office:value-type="float" office:value="89.22514450867">
            <text:p>89,2251445087</text:p>
          </table:table-cell>
          <table:table-cell table:formula="of:=[.C179]-([.C$101]-[.C$793])/692" office:value-type="float" office:value="29.2196531791908">
            <text:p>29,2196531792</text:p>
          </table:table-cell>
          <table:table-cell table:formula="of:=[.D179]-([.D$101]-[.D$793])/692" office:value-type="float" office:value="28.3059248554913">
            <text:p>28,3059248555</text:p>
          </table:table-cell>
        </table:table-row>
        <table:table-row table:style-name="ro1">
          <table:table-cell office:value-type="date" office:date-value="2018-08-25">
            <text:p>25.08.2018</text:p>
          </table:table-cell>
          <table:table-cell table:formula="of:=[.B180]-([.B$101]-[.B$793])/692" office:value-type="float" office:value="89.2317919075139">
            <text:p>89,2317919075</text:p>
          </table:table-cell>
          <table:table-cell table:formula="of:=[.C180]-([.C$101]-[.C$793])/692" office:value-type="float" office:value="29.2236994219654">
            <text:p>29,223699422</text:p>
          </table:table-cell>
          <table:table-cell table:formula="of:=[.D180]-([.D$101]-[.D$793])/692" office:value-type="float" office:value="28.3034682080925">
            <text:p>28,3034682081</text:p>
          </table:table-cell>
        </table:table-row>
        <table:table-row table:style-name="ro1">
          <table:table-cell office:value-type="date" office:date-value="2018-08-26">
            <text:p>26.08.2018</text:p>
          </table:table-cell>
          <table:table-cell table:formula="of:=[.B181]-([.B$101]-[.B$793])/692" office:value-type="float" office:value="89.2384393063579">
            <text:p>89,2384393064</text:p>
          </table:table-cell>
          <table:table-cell table:formula="of:=[.C181]-([.C$101]-[.C$793])/692" office:value-type="float" office:value="29.22774566474">
            <text:p>29,2277456647</text:p>
          </table:table-cell>
          <table:table-cell table:formula="of:=[.D181]-([.D$101]-[.D$793])/692" office:value-type="float" office:value="28.3010115606936">
            <text:p>28,3010115607</text:p>
          </table:table-cell>
        </table:table-row>
        <table:table-row table:style-name="ro1">
          <table:table-cell office:value-type="date" office:date-value="2018-08-27">
            <text:p>27.08.2018</text:p>
          </table:table-cell>
          <table:table-cell table:formula="of:=[.B182]-([.B$101]-[.B$793])/692" office:value-type="float" office:value="89.2450867052018">
            <text:p>89,2450867052</text:p>
          </table:table-cell>
          <table:table-cell table:formula="of:=[.C182]-([.C$101]-[.C$793])/692" office:value-type="float" office:value="29.2317919075145">
            <text:p>29,2317919075</text:p>
          </table:table-cell>
          <table:table-cell table:formula="of:=[.D182]-([.D$101]-[.D$793])/692" office:value-type="float" office:value="28.2985549132948">
            <text:p>28,2985549133</text:p>
          </table:table-cell>
        </table:table-row>
        <table:table-row table:style-name="ro1">
          <table:table-cell office:value-type="date" office:date-value="2018-08-28">
            <text:p>28.08.2018</text:p>
          </table:table-cell>
          <table:table-cell table:formula="of:=[.B183]-([.B$101]-[.B$793])/692" office:value-type="float" office:value="89.2517341040457">
            <text:p>89,251734104</text:p>
          </table:table-cell>
          <table:table-cell table:formula="of:=[.C183]-([.C$101]-[.C$793])/692" office:value-type="float" office:value="29.2358381502891">
            <text:p>29,2358381503</text:p>
          </table:table-cell>
          <table:table-cell table:formula="of:=[.D183]-([.D$101]-[.D$793])/692" office:value-type="float" office:value="28.2960982658959">
            <text:p>28,2960982659</text:p>
          </table:table-cell>
        </table:table-row>
        <table:table-row table:style-name="ro1">
          <table:table-cell office:value-type="date" office:date-value="2018-08-29">
            <text:p>29.08.2018</text:p>
          </table:table-cell>
          <table:table-cell table:formula="of:=[.B184]-([.B$101]-[.B$793])/692" office:value-type="float" office:value="89.2583815028896">
            <text:p>89,2583815029</text:p>
          </table:table-cell>
          <table:table-cell table:formula="of:=[.C184]-([.C$101]-[.C$793])/692" office:value-type="float" office:value="29.2398843930637">
            <text:p>29,2398843931</text:p>
          </table:table-cell>
          <table:table-cell table:formula="of:=[.D184]-([.D$101]-[.D$793])/692" office:value-type="float" office:value="28.2936416184971">
            <text:p>28,2936416185</text:p>
          </table:table-cell>
        </table:table-row>
        <table:table-row table:style-name="ro1">
          <table:table-cell office:value-type="date" office:date-value="2018-08-30">
            <text:p>30.08.2018</text:p>
          </table:table-cell>
          <table:table-cell table:formula="of:=[.B185]-([.B$101]-[.B$793])/692" office:value-type="float" office:value="89.2650289017336">
            <text:p>89,2650289017</text:p>
          </table:table-cell>
          <table:table-cell table:formula="of:=[.C185]-([.C$101]-[.C$793])/692" office:value-type="float" office:value="29.2439306358382">
            <text:p>29,2439306358</text:p>
          </table:table-cell>
          <table:table-cell table:formula="of:=[.D185]-([.D$101]-[.D$793])/692" office:value-type="float" office:value="28.2911849710982">
            <text:p>28,2911849711</text:p>
          </table:table-cell>
        </table:table-row>
        <table:table-row table:style-name="ro1">
          <table:table-cell office:value-type="date" office:date-value="2018-08-31">
            <text:p>31.08.2018</text:p>
          </table:table-cell>
          <table:table-cell table:formula="of:=[.B186]-([.B$101]-[.B$793])/692" office:value-type="float" office:value="89.2716763005775">
            <text:p>89,2716763006</text:p>
          </table:table-cell>
          <table:table-cell table:formula="of:=[.C186]-([.C$101]-[.C$793])/692" office:value-type="float" office:value="29.2479768786128">
            <text:p>29,2479768786</text:p>
          </table:table-cell>
          <table:table-cell table:formula="of:=[.D186]-([.D$101]-[.D$793])/692" office:value-type="float" office:value="28.2887283236994">
            <text:p>28,2887283237</text:p>
          </table:table-cell>
        </table:table-row>
        <table:table-row table:style-name="ro1">
          <table:table-cell office:value-type="date" office:date-value="2018-09-01">
            <text:p>1.09.2018</text:p>
          </table:table-cell>
          <table:table-cell table:formula="of:=[.B187]-([.B$101]-[.B$793])/692" office:value-type="float" office:value="89.2783236994214">
            <text:p>89,2783236994</text:p>
          </table:table-cell>
          <table:table-cell table:formula="of:=[.C187]-([.C$101]-[.C$793])/692" office:value-type="float" office:value="29.2520231213874">
            <text:p>29,2520231214</text:p>
          </table:table-cell>
          <table:table-cell table:formula="of:=[.D187]-([.D$101]-[.D$793])/692" office:value-type="float" office:value="28.2862716763005">
            <text:p>28,2862716763</text:p>
          </table:table-cell>
        </table:table-row>
        <table:table-row table:style-name="ro1">
          <table:table-cell office:value-type="date" office:date-value="2018-09-02">
            <text:p>2.09.2018</text:p>
          </table:table-cell>
          <table:table-cell table:formula="of:=[.B188]-([.B$101]-[.B$793])/692" office:value-type="float" office:value="89.2849710982653">
            <text:p>89,2849710983</text:p>
          </table:table-cell>
          <table:table-cell table:formula="of:=[.C188]-([.C$101]-[.C$793])/692" office:value-type="float" office:value="29.2560693641619">
            <text:p>29,2560693642</text:p>
          </table:table-cell>
          <table:table-cell table:formula="of:=[.D188]-([.D$101]-[.D$793])/692" office:value-type="float" office:value="28.2838150289017">
            <text:p>28,2838150289</text:p>
          </table:table-cell>
        </table:table-row>
        <table:table-row table:style-name="ro1">
          <table:table-cell office:value-type="date" office:date-value="2018-09-03">
            <text:p>3.09.2018</text:p>
          </table:table-cell>
          <table:table-cell table:formula="of:=[.B189]-([.B$101]-[.B$793])/692" office:value-type="float" office:value="89.2916184971093">
            <text:p>89,2916184971</text:p>
          </table:table-cell>
          <table:table-cell table:formula="of:=[.C189]-([.C$101]-[.C$793])/692" office:value-type="float" office:value="29.2601156069365">
            <text:p>29,2601156069</text:p>
          </table:table-cell>
          <table:table-cell table:formula="of:=[.D189]-([.D$101]-[.D$793])/692" office:value-type="float" office:value="28.2813583815029">
            <text:p>28,2813583815</text:p>
          </table:table-cell>
        </table:table-row>
        <table:table-row table:style-name="ro1">
          <table:table-cell office:value-type="date" office:date-value="2018-09-04">
            <text:p>4.09.2018</text:p>
          </table:table-cell>
          <table:table-cell table:formula="of:=[.B190]-([.B$101]-[.B$793])/692" office:value-type="float" office:value="89.2982658959532">
            <text:p>89,298265896</text:p>
          </table:table-cell>
          <table:table-cell table:formula="of:=[.C190]-([.C$101]-[.C$793])/692" office:value-type="float" office:value="29.2641618497111">
            <text:p>29,2641618497</text:p>
          </table:table-cell>
          <table:table-cell table:formula="of:=[.D190]-([.D$101]-[.D$793])/692" office:value-type="float" office:value="28.278901734104">
            <text:p>28,2789017341</text:p>
          </table:table-cell>
        </table:table-row>
        <table:table-row table:style-name="ro1">
          <table:table-cell office:value-type="date" office:date-value="2018-09-05">
            <text:p>5.09.2018</text:p>
          </table:table-cell>
          <table:table-cell table:formula="of:=[.B191]-([.B$101]-[.B$793])/692" office:value-type="float" office:value="89.3049132947971">
            <text:p>89,3049132948</text:p>
          </table:table-cell>
          <table:table-cell table:formula="of:=[.C191]-([.C$101]-[.C$793])/692" office:value-type="float" office:value="29.2682080924856">
            <text:p>29,2682080925</text:p>
          </table:table-cell>
          <table:table-cell table:formula="of:=[.D191]-([.D$101]-[.D$793])/692" office:value-type="float" office:value="28.2764450867052">
            <text:p>28,2764450867</text:p>
          </table:table-cell>
        </table:table-row>
        <table:table-row table:style-name="ro1">
          <table:table-cell office:value-type="date" office:date-value="2018-09-06">
            <text:p>6.09.2018</text:p>
          </table:table-cell>
          <table:table-cell table:formula="of:=[.B192]-([.B$101]-[.B$793])/692" office:value-type="float" office:value="89.311560693641">
            <text:p>89,3115606936</text:p>
          </table:table-cell>
          <table:table-cell table:formula="of:=[.C192]-([.C$101]-[.C$793])/692" office:value-type="float" office:value="29.2722543352602">
            <text:p>29,2722543353</text:p>
          </table:table-cell>
          <table:table-cell table:formula="of:=[.D192]-([.D$101]-[.D$793])/692" office:value-type="float" office:value="28.2739884393063">
            <text:p>28,2739884393</text:p>
          </table:table-cell>
        </table:table-row>
        <table:table-row table:style-name="ro1">
          <table:table-cell office:value-type="date" office:date-value="2018-09-07">
            <text:p>7.09.2018</text:p>
          </table:table-cell>
          <table:table-cell table:formula="of:=[.B193]-([.B$101]-[.B$793])/692" office:value-type="float" office:value="89.318208092485">
            <text:p>89,3182080925</text:p>
          </table:table-cell>
          <table:table-cell table:formula="of:=[.C193]-([.C$101]-[.C$793])/692" office:value-type="float" office:value="29.2763005780348">
            <text:p>29,276300578</text:p>
          </table:table-cell>
          <table:table-cell table:formula="of:=[.D193]-([.D$101]-[.D$793])/692" office:value-type="float" office:value="28.2715317919075">
            <text:p>28,2715317919</text:p>
          </table:table-cell>
        </table:table-row>
        <table:table-row table:style-name="ro1">
          <table:table-cell office:value-type="date" office:date-value="2018-09-08">
            <text:p>8.09.2018</text:p>
          </table:table-cell>
          <table:table-cell table:formula="of:=[.B194]-([.B$101]-[.B$793])/692" office:value-type="float" office:value="89.3248554913289">
            <text:p>89,3248554913</text:p>
          </table:table-cell>
          <table:table-cell table:formula="of:=[.C194]-([.C$101]-[.C$793])/692" office:value-type="float" office:value="29.2803468208093">
            <text:p>29,2803468208</text:p>
          </table:table-cell>
          <table:table-cell table:formula="of:=[.D194]-([.D$101]-[.D$793])/692" office:value-type="float" office:value="28.2690751445086">
            <text:p>28,2690751445</text:p>
          </table:table-cell>
        </table:table-row>
        <table:table-row table:style-name="ro1">
          <table:table-cell office:value-type="date" office:date-value="2018-09-09">
            <text:p>9.09.2018</text:p>
          </table:table-cell>
          <table:table-cell table:formula="of:=[.B195]-([.B$101]-[.B$793])/692" office:value-type="float" office:value="89.3315028901728">
            <text:p>89,3315028902</text:p>
          </table:table-cell>
          <table:table-cell table:formula="of:=[.C195]-([.C$101]-[.C$793])/692" office:value-type="float" office:value="29.2843930635839">
            <text:p>29,2843930636</text:p>
          </table:table-cell>
          <table:table-cell table:formula="of:=[.D195]-([.D$101]-[.D$793])/692" office:value-type="float" office:value="28.2666184971098">
            <text:p>28,2666184971</text:p>
          </table:table-cell>
        </table:table-row>
        <table:table-row table:style-name="ro1">
          <table:table-cell office:value-type="date" office:date-value="2018-09-10">
            <text:p>10.09.2018</text:p>
          </table:table-cell>
          <table:table-cell table:formula="of:=[.B196]-([.B$101]-[.B$793])/692" office:value-type="float" office:value="89.3381502890167">
            <text:p>89,338150289</text:p>
          </table:table-cell>
          <table:table-cell table:formula="of:=[.C196]-([.C$101]-[.C$793])/692" office:value-type="float" office:value="29.2884393063585">
            <text:p>29,2884393064</text:p>
          </table:table-cell>
          <table:table-cell table:formula="of:=[.D196]-([.D$101]-[.D$793])/692" office:value-type="float" office:value="28.2641618497109">
            <text:p>28,2641618497</text:p>
          </table:table-cell>
        </table:table-row>
        <table:table-row table:style-name="ro1">
          <table:table-cell office:value-type="date" office:date-value="2018-09-11">
            <text:p>11.09.2018</text:p>
          </table:table-cell>
          <table:table-cell table:formula="of:=[.B197]-([.B$101]-[.B$793])/692" office:value-type="float" office:value="89.3447976878607">
            <text:p>89,3447976879</text:p>
          </table:table-cell>
          <table:table-cell table:formula="of:=[.C197]-([.C$101]-[.C$793])/692" office:value-type="float" office:value="29.292485549133">
            <text:p>29,2924855491</text:p>
          </table:table-cell>
          <table:table-cell table:formula="of:=[.D197]-([.D$101]-[.D$793])/692" office:value-type="float" office:value="28.2617052023121">
            <text:p>28,2617052023</text:p>
          </table:table-cell>
        </table:table-row>
        <table:table-row table:style-name="ro1">
          <table:table-cell office:value-type="date" office:date-value="2018-09-12">
            <text:p>12.09.2018</text:p>
          </table:table-cell>
          <table:table-cell table:formula="of:=[.B198]-([.B$101]-[.B$793])/692" office:value-type="float" office:value="89.3514450867046">
            <text:p>89,3514450867</text:p>
          </table:table-cell>
          <table:table-cell table:formula="of:=[.C198]-([.C$101]-[.C$793])/692" office:value-type="float" office:value="29.2965317919076">
            <text:p>29,2965317919</text:p>
          </table:table-cell>
          <table:table-cell table:formula="of:=[.D198]-([.D$101]-[.D$793])/692" office:value-type="float" office:value="28.2592485549133">
            <text:p>28,2592485549</text:p>
          </table:table-cell>
        </table:table-row>
        <table:table-row table:style-name="ro1">
          <table:table-cell office:value-type="date" office:date-value="2018-09-13">
            <text:p>13.09.2018</text:p>
          </table:table-cell>
          <table:table-cell table:formula="of:=[.B199]-([.B$101]-[.B$793])/692" office:value-type="float" office:value="89.3580924855485">
            <text:p>89,3580924855</text:p>
          </table:table-cell>
          <table:table-cell table:formula="of:=[.C199]-([.C$101]-[.C$793])/692" office:value-type="float" office:value="29.3005780346822">
            <text:p>29,3005780347</text:p>
          </table:table-cell>
          <table:table-cell table:formula="of:=[.D199]-([.D$101]-[.D$793])/692" office:value-type="float" office:value="28.2567919075144">
            <text:p>28,2567919075</text:p>
          </table:table-cell>
        </table:table-row>
        <table:table-row table:style-name="ro1">
          <table:table-cell office:value-type="date" office:date-value="2018-09-14">
            <text:p>14.09.2018</text:p>
          </table:table-cell>
          <table:table-cell table:formula="of:=[.B200]-([.B$101]-[.B$793])/692" office:value-type="float" office:value="89.3647398843924">
            <text:p>89,3647398844</text:p>
          </table:table-cell>
          <table:table-cell table:formula="of:=[.C200]-([.C$101]-[.C$793])/692" office:value-type="float" office:value="29.3046242774567">
            <text:p>29,3046242775</text:p>
          </table:table-cell>
          <table:table-cell table:formula="of:=[.D200]-([.D$101]-[.D$793])/692" office:value-type="float" office:value="28.2543352601156">
            <text:p>28,2543352601</text:p>
          </table:table-cell>
        </table:table-row>
        <table:table-row table:style-name="ro1">
          <table:table-cell office:value-type="date" office:date-value="2018-09-15">
            <text:p>15.09.2018</text:p>
          </table:table-cell>
          <table:table-cell table:formula="of:=[.B201]-([.B$101]-[.B$793])/692" office:value-type="float" office:value="89.3713872832364">
            <text:p>89,3713872832</text:p>
          </table:table-cell>
          <table:table-cell table:formula="of:=[.C201]-([.C$101]-[.C$793])/692" office:value-type="float" office:value="29.3086705202313">
            <text:p>29,3086705202</text:p>
          </table:table-cell>
          <table:table-cell table:formula="of:=[.D201]-([.D$101]-[.D$793])/692" office:value-type="float" office:value="28.2518786127167">
            <text:p>28,2518786127</text:p>
          </table:table-cell>
        </table:table-row>
        <table:table-row table:style-name="ro1">
          <table:table-cell office:value-type="date" office:date-value="2018-09-16">
            <text:p>16.09.2018</text:p>
          </table:table-cell>
          <table:table-cell table:formula="of:=[.B202]-([.B$101]-[.B$793])/692" office:value-type="float" office:value="89.3780346820803">
            <text:p>89,3780346821</text:p>
          </table:table-cell>
          <table:table-cell table:formula="of:=[.C202]-([.C$101]-[.C$793])/692" office:value-type="float" office:value="29.3127167630059">
            <text:p>29,312716763</text:p>
          </table:table-cell>
          <table:table-cell table:formula="of:=[.D202]-([.D$101]-[.D$793])/692" office:value-type="float" office:value="28.2494219653179">
            <text:p>28,2494219653</text:p>
          </table:table-cell>
        </table:table-row>
        <table:table-row table:style-name="ro1">
          <table:table-cell office:value-type="date" office:date-value="2018-09-17">
            <text:p>17.09.2018</text:p>
          </table:table-cell>
          <table:table-cell table:formula="of:=[.B203]-([.B$101]-[.B$793])/692" office:value-type="float" office:value="89.3846820809242">
            <text:p>89,3846820809</text:p>
          </table:table-cell>
          <table:table-cell table:formula="of:=[.C203]-([.C$101]-[.C$793])/692" office:value-type="float" office:value="29.3167630057804">
            <text:p>29,3167630058</text:p>
          </table:table-cell>
          <table:table-cell table:formula="of:=[.D203]-([.D$101]-[.D$793])/692" office:value-type="float" office:value="28.246965317919">
            <text:p>28,2469653179</text:p>
          </table:table-cell>
        </table:table-row>
        <table:table-row table:style-name="ro1">
          <table:table-cell office:value-type="date" office:date-value="2018-09-18">
            <text:p>18.09.2018</text:p>
          </table:table-cell>
          <table:table-cell table:formula="of:=[.B204]-([.B$101]-[.B$793])/692" office:value-type="float" office:value="89.3913294797681">
            <text:p>89,3913294798</text:p>
          </table:table-cell>
          <table:table-cell table:formula="of:=[.C204]-([.C$101]-[.C$793])/692" office:value-type="float" office:value="29.320809248555">
            <text:p>29,3208092486</text:p>
          </table:table-cell>
          <table:table-cell table:formula="of:=[.D204]-([.D$101]-[.D$793])/692" office:value-type="float" office:value="28.2445086705202">
            <text:p>28,2445086705</text:p>
          </table:table-cell>
        </table:table-row>
        <table:table-row table:style-name="ro1">
          <table:table-cell office:value-type="date" office:date-value="2018-09-19">
            <text:p>19.09.2018</text:p>
          </table:table-cell>
          <table:table-cell table:formula="of:=[.B205]-([.B$101]-[.B$793])/692" office:value-type="float" office:value="89.3979768786121">
            <text:p>89,3979768786</text:p>
          </table:table-cell>
          <table:table-cell table:formula="of:=[.C205]-([.C$101]-[.C$793])/692" office:value-type="float" office:value="29.3248554913296">
            <text:p>29,3248554913</text:p>
          </table:table-cell>
          <table:table-cell table:formula="of:=[.D205]-([.D$101]-[.D$793])/692" office:value-type="float" office:value="28.2420520231213">
            <text:p>28,2420520231</text:p>
          </table:table-cell>
        </table:table-row>
        <table:table-row table:style-name="ro1">
          <table:table-cell office:value-type="date" office:date-value="2018-09-20">
            <text:p>20.09.2018</text:p>
          </table:table-cell>
          <table:table-cell table:formula="of:=[.B206]-([.B$101]-[.B$793])/692" office:value-type="float" office:value="89.404624277456">
            <text:p>89,4046242775</text:p>
          </table:table-cell>
          <table:table-cell table:formula="of:=[.C206]-([.C$101]-[.C$793])/692" office:value-type="float" office:value="29.3289017341041">
            <text:p>29,3289017341</text:p>
          </table:table-cell>
          <table:table-cell table:formula="of:=[.D206]-([.D$101]-[.D$793])/692" office:value-type="float" office:value="28.2395953757225">
            <text:p>28,2395953757</text:p>
          </table:table-cell>
        </table:table-row>
        <table:table-row table:style-name="ro1">
          <table:table-cell office:value-type="date" office:date-value="2018-09-21">
            <text:p>21.09.2018</text:p>
          </table:table-cell>
          <table:table-cell table:formula="of:=[.B207]-([.B$101]-[.B$793])/692" office:value-type="float" office:value="89.4112716762999">
            <text:p>89,4112716763</text:p>
          </table:table-cell>
          <table:table-cell table:formula="of:=[.C207]-([.C$101]-[.C$793])/692" office:value-type="float" office:value="29.3329479768787">
            <text:p>29,3329479769</text:p>
          </table:table-cell>
          <table:table-cell table:formula="of:=[.D207]-([.D$101]-[.D$793])/692" office:value-type="float" office:value="28.2371387283237">
            <text:p>28,2371387283</text:p>
          </table:table-cell>
        </table:table-row>
        <table:table-row table:style-name="ro1">
          <table:table-cell office:value-type="date" office:date-value="2018-09-22">
            <text:p>22.09.2018</text:p>
          </table:table-cell>
          <table:table-cell table:formula="of:=[.B208]-([.B$101]-[.B$793])/692" office:value-type="float" office:value="89.4179190751438">
            <text:p>89,4179190751</text:p>
          </table:table-cell>
          <table:table-cell table:formula="of:=[.C208]-([.C$101]-[.C$793])/692" office:value-type="float" office:value="29.3369942196533">
            <text:p>29,3369942197</text:p>
          </table:table-cell>
          <table:table-cell table:formula="of:=[.D208]-([.D$101]-[.D$793])/692" office:value-type="float" office:value="28.2346820809248">
            <text:p>28,2346820809</text:p>
          </table:table-cell>
        </table:table-row>
        <table:table-row table:style-name="ro1">
          <table:table-cell office:value-type="date" office:date-value="2018-09-23">
            <text:p>23.09.2018</text:p>
          </table:table-cell>
          <table:table-cell table:formula="of:=[.B209]-([.B$101]-[.B$793])/692" office:value-type="float" office:value="89.4245664739877">
            <text:p>89,424566474</text:p>
          </table:table-cell>
          <table:table-cell table:formula="of:=[.C209]-([.C$101]-[.C$793])/692" office:value-type="float" office:value="29.3410404624278">
            <text:p>29,3410404624</text:p>
          </table:table-cell>
          <table:table-cell table:formula="of:=[.D209]-([.D$101]-[.D$793])/692" office:value-type="float" office:value="28.232225433526">
            <text:p>28,2322254335</text:p>
          </table:table-cell>
        </table:table-row>
        <table:table-row table:style-name="ro1">
          <table:table-cell office:value-type="date" office:date-value="2018-09-24">
            <text:p>24.09.2018</text:p>
          </table:table-cell>
          <table:table-cell table:formula="of:=[.B210]-([.B$101]-[.B$793])/692" office:value-type="float" office:value="89.4312138728317">
            <text:p>89,4312138728</text:p>
          </table:table-cell>
          <table:table-cell table:formula="of:=[.C210]-([.C$101]-[.C$793])/692" office:value-type="float" office:value="29.3450867052024">
            <text:p>29,3450867052</text:p>
          </table:table-cell>
          <table:table-cell table:formula="of:=[.D210]-([.D$101]-[.D$793])/692" office:value-type="float" office:value="28.2297687861271">
            <text:p>28,2297687861</text:p>
          </table:table-cell>
        </table:table-row>
        <table:table-row table:style-name="ro1">
          <table:table-cell office:value-type="date" office:date-value="2018-09-25">
            <text:p>25.09.2018</text:p>
          </table:table-cell>
          <table:table-cell table:formula="of:=[.B211]-([.B$101]-[.B$793])/692" office:value-type="float" office:value="89.4378612716756">
            <text:p>89,4378612717</text:p>
          </table:table-cell>
          <table:table-cell table:formula="of:=[.C211]-([.C$101]-[.C$793])/692" office:value-type="float" office:value="29.349132947977">
            <text:p>29,349132948</text:p>
          </table:table-cell>
          <table:table-cell table:formula="of:=[.D211]-([.D$101]-[.D$793])/692" office:value-type="float" office:value="28.2273121387283">
            <text:p>28,2273121387</text:p>
          </table:table-cell>
        </table:table-row>
        <table:table-row table:style-name="ro1">
          <table:table-cell office:value-type="date" office:date-value="2018-09-26">
            <text:p>26.09.2018</text:p>
          </table:table-cell>
          <table:table-cell table:formula="of:=[.B212]-([.B$101]-[.B$793])/692" office:value-type="float" office:value="89.4445086705195">
            <text:p>89,4445086705</text:p>
          </table:table-cell>
          <table:table-cell table:formula="of:=[.C212]-([.C$101]-[.C$793])/692" office:value-type="float" office:value="29.3531791907515">
            <text:p>29,3531791908</text:p>
          </table:table-cell>
          <table:table-cell table:formula="of:=[.D212]-([.D$101]-[.D$793])/692" office:value-type="float" office:value="28.2248554913294">
            <text:p>28,2248554913</text:p>
          </table:table-cell>
        </table:table-row>
        <table:table-row table:style-name="ro1">
          <table:table-cell office:value-type="date" office:date-value="2018-09-27">
            <text:p>27.09.2018</text:p>
          </table:table-cell>
          <table:table-cell table:formula="of:=[.B213]-([.B$101]-[.B$793])/692" office:value-type="float" office:value="89.4511560693634">
            <text:p>89,4511560694</text:p>
          </table:table-cell>
          <table:table-cell table:formula="of:=[.C213]-([.C$101]-[.C$793])/692" office:value-type="float" office:value="29.3572254335261">
            <text:p>29,3572254335</text:p>
          </table:table-cell>
          <table:table-cell table:formula="of:=[.D213]-([.D$101]-[.D$793])/692" office:value-type="float" office:value="28.2223988439306">
            <text:p>28,2223988439</text:p>
          </table:table-cell>
        </table:table-row>
        <table:table-row table:style-name="ro1">
          <table:table-cell office:value-type="date" office:date-value="2018-09-28">
            <text:p>28.09.2018</text:p>
          </table:table-cell>
          <table:table-cell table:formula="of:=[.B214]-([.B$101]-[.B$793])/692" office:value-type="float" office:value="89.4578034682074">
            <text:p>89,4578034682</text:p>
          </table:table-cell>
          <table:table-cell table:formula="of:=[.C214]-([.C$101]-[.C$793])/692" office:value-type="float" office:value="29.3612716763007">
            <text:p>29,3612716763</text:p>
          </table:table-cell>
          <table:table-cell table:formula="of:=[.D214]-([.D$101]-[.D$793])/692" office:value-type="float" office:value="28.2199421965317">
            <text:p>28,2199421965</text:p>
          </table:table-cell>
        </table:table-row>
        <table:table-row table:style-name="ro1">
          <table:table-cell office:value-type="date" office:date-value="2018-09-29">
            <text:p>29.09.2018</text:p>
          </table:table-cell>
          <table:table-cell table:formula="of:=[.B215]-([.B$101]-[.B$793])/692" office:value-type="float" office:value="89.4644508670513">
            <text:p>89,4644508671</text:p>
          </table:table-cell>
          <table:table-cell table:formula="of:=[.C215]-([.C$101]-[.C$793])/692" office:value-type="float" office:value="29.3653179190752">
            <text:p>29,3653179191</text:p>
          </table:table-cell>
          <table:table-cell table:formula="of:=[.D215]-([.D$101]-[.D$793])/692" office:value-type="float" office:value="28.2174855491329">
            <text:p>28,2174855491</text:p>
          </table:table-cell>
        </table:table-row>
        <table:table-row table:style-name="ro1">
          <table:table-cell office:value-type="date" office:date-value="2018-09-30">
            <text:p>30.09.2018</text:p>
          </table:table-cell>
          <table:table-cell table:formula="of:=[.B216]-([.B$101]-[.B$793])/692" office:value-type="float" office:value="89.4710982658952">
            <text:p>89,4710982659</text:p>
          </table:table-cell>
          <table:table-cell table:formula="of:=[.C216]-([.C$101]-[.C$793])/692" office:value-type="float" office:value="29.3693641618498">
            <text:p>29,3693641618</text:p>
          </table:table-cell>
          <table:table-cell table:formula="of:=[.D216]-([.D$101]-[.D$793])/692" office:value-type="float" office:value="28.2150289017341">
            <text:p>28,2150289017</text:p>
          </table:table-cell>
        </table:table-row>
        <table:table-row table:style-name="ro1">
          <table:table-cell office:value-type="date" office:date-value="2018-10-01">
            <text:p>1.10.2018</text:p>
          </table:table-cell>
          <table:table-cell table:formula="of:=[.B217]-([.B$101]-[.B$793])/692" office:value-type="float" office:value="89.4777456647391">
            <text:p>89,4777456647</text:p>
          </table:table-cell>
          <table:table-cell table:formula="of:=[.C217]-([.C$101]-[.C$793])/692" office:value-type="float" office:value="29.3734104046244">
            <text:p>29,3734104046</text:p>
          </table:table-cell>
          <table:table-cell table:formula="of:=[.D217]-([.D$101]-[.D$793])/692" office:value-type="float" office:value="28.2125722543352">
            <text:p>28,2125722543</text:p>
          </table:table-cell>
        </table:table-row>
        <table:table-row table:style-name="ro1">
          <table:table-cell office:value-type="date" office:date-value="2018-10-02">
            <text:p>2.10.2018</text:p>
          </table:table-cell>
          <table:table-cell table:formula="of:=[.B218]-([.B$101]-[.B$793])/692" office:value-type="float" office:value="89.4843930635831">
            <text:p>89,4843930636</text:p>
          </table:table-cell>
          <table:table-cell table:formula="of:=[.C218]-([.C$101]-[.C$793])/692" office:value-type="float" office:value="29.3774566473989">
            <text:p>29,3774566474</text:p>
          </table:table-cell>
          <table:table-cell table:formula="of:=[.D218]-([.D$101]-[.D$793])/692" office:value-type="float" office:value="28.2101156069364">
            <text:p>28,2101156069</text:p>
          </table:table-cell>
        </table:table-row>
        <table:table-row table:style-name="ro1">
          <table:table-cell office:value-type="date" office:date-value="2018-10-03">
            <text:p>3.10.2018</text:p>
          </table:table-cell>
          <table:table-cell table:formula="of:=[.B219]-([.B$101]-[.B$793])/692" office:value-type="float" office:value="89.491040462427">
            <text:p>89,4910404624</text:p>
          </table:table-cell>
          <table:table-cell table:formula="of:=[.C219]-([.C$101]-[.C$793])/692" office:value-type="float" office:value="29.3815028901735">
            <text:p>29,3815028902</text:p>
          </table:table-cell>
          <table:table-cell table:formula="of:=[.D219]-([.D$101]-[.D$793])/692" office:value-type="float" office:value="28.2076589595375">
            <text:p>28,2076589595</text:p>
          </table:table-cell>
        </table:table-row>
        <table:table-row table:style-name="ro1">
          <table:table-cell office:value-type="date" office:date-value="2018-10-04">
            <text:p>4.10.2018</text:p>
          </table:table-cell>
          <table:table-cell table:formula="of:=[.B220]-([.B$101]-[.B$793])/692" office:value-type="float" office:value="89.4976878612709">
            <text:p>89,4976878613</text:p>
          </table:table-cell>
          <table:table-cell table:formula="of:=[.C220]-([.C$101]-[.C$793])/692" office:value-type="float" office:value="29.3855491329481">
            <text:p>29,3855491329</text:p>
          </table:table-cell>
          <table:table-cell table:formula="of:=[.D220]-([.D$101]-[.D$793])/692" office:value-type="float" office:value="28.2052023121387">
            <text:p>28,2052023121</text:p>
          </table:table-cell>
        </table:table-row>
        <table:table-row table:style-name="ro1">
          <table:table-cell office:value-type="date" office:date-value="2018-10-05">
            <text:p>5.10.2018</text:p>
          </table:table-cell>
          <table:table-cell table:formula="of:=[.B221]-([.B$101]-[.B$793])/692" office:value-type="float" office:value="89.5043352601148">
            <text:p>89,5043352601</text:p>
          </table:table-cell>
          <table:table-cell table:formula="of:=[.C221]-([.C$101]-[.C$793])/692" office:value-type="float" office:value="29.3895953757226">
            <text:p>29,3895953757</text:p>
          </table:table-cell>
          <table:table-cell table:formula="of:=[.D221]-([.D$101]-[.D$793])/692" office:value-type="float" office:value="28.2027456647398">
            <text:p>28,2027456647</text:p>
          </table:table-cell>
        </table:table-row>
        <table:table-row table:style-name="ro1">
          <table:table-cell office:value-type="date" office:date-value="2018-10-06">
            <text:p>6.10.2018</text:p>
          </table:table-cell>
          <table:table-cell table:formula="of:=[.B222]-([.B$101]-[.B$793])/692" office:value-type="float" office:value="89.5109826589588">
            <text:p>89,510982659</text:p>
          </table:table-cell>
          <table:table-cell table:formula="of:=[.C222]-([.C$101]-[.C$793])/692" office:value-type="float" office:value="29.3936416184972">
            <text:p>29,3936416185</text:p>
          </table:table-cell>
          <table:table-cell table:formula="of:=[.D222]-([.D$101]-[.D$793])/692" office:value-type="float" office:value="28.200289017341">
            <text:p>28,2002890173</text:p>
          </table:table-cell>
        </table:table-row>
        <table:table-row table:style-name="ro1">
          <table:table-cell office:value-type="date" office:date-value="2018-10-07">
            <text:p>7.10.2018</text:p>
          </table:table-cell>
          <table:table-cell table:formula="of:=[.B223]-([.B$101]-[.B$793])/692" office:value-type="float" office:value="89.5176300578027">
            <text:p>89,5176300578</text:p>
          </table:table-cell>
          <table:table-cell table:formula="of:=[.C223]-([.C$101]-[.C$793])/692" office:value-type="float" office:value="29.3976878612718">
            <text:p>29,3976878613</text:p>
          </table:table-cell>
          <table:table-cell table:formula="of:=[.D223]-([.D$101]-[.D$793])/692" office:value-type="float" office:value="28.1978323699421">
            <text:p>28,1978323699</text:p>
          </table:table-cell>
        </table:table-row>
        <table:table-row table:style-name="ro1">
          <table:table-cell office:value-type="date" office:date-value="2018-10-08">
            <text:p>8.10.2018</text:p>
          </table:table-cell>
          <table:table-cell table:formula="of:=[.B224]-([.B$101]-[.B$793])/692" office:value-type="float" office:value="89.5242774566466">
            <text:p>89,5242774566</text:p>
          </table:table-cell>
          <table:table-cell table:formula="of:=[.C224]-([.C$101]-[.C$793])/692" office:value-type="float" office:value="29.4017341040463">
            <text:p>29,401734104</text:p>
          </table:table-cell>
          <table:table-cell table:formula="of:=[.D224]-([.D$101]-[.D$793])/692" office:value-type="float" office:value="28.1953757225433">
            <text:p>28,1953757225</text:p>
          </table:table-cell>
        </table:table-row>
        <table:table-row table:style-name="ro1">
          <table:table-cell office:value-type="date" office:date-value="2018-10-09">
            <text:p>9.10.2018</text:p>
          </table:table-cell>
          <table:table-cell table:formula="of:=[.B225]-([.B$101]-[.B$793])/692" office:value-type="float" office:value="89.5309248554905">
            <text:p>89,5309248555</text:p>
          </table:table-cell>
          <table:table-cell table:formula="of:=[.C225]-([.C$101]-[.C$793])/692" office:value-type="float" office:value="29.4057803468209">
            <text:p>29,4057803468</text:p>
          </table:table-cell>
          <table:table-cell table:formula="of:=[.D225]-([.D$101]-[.D$793])/692" office:value-type="float" office:value="28.1929190751445">
            <text:p>28,1929190751</text:p>
          </table:table-cell>
        </table:table-row>
        <table:table-row table:style-name="ro1">
          <table:table-cell office:value-type="date" office:date-value="2018-10-10">
            <text:p>10.10.2018</text:p>
          </table:table-cell>
          <table:table-cell table:formula="of:=[.B226]-([.B$101]-[.B$793])/692" office:value-type="float" office:value="89.5375722543345">
            <text:p>89,5375722543</text:p>
          </table:table-cell>
          <table:table-cell table:formula="of:=[.C226]-([.C$101]-[.C$793])/692" office:value-type="float" office:value="29.4098265895955">
            <text:p>29,4098265896</text:p>
          </table:table-cell>
          <table:table-cell table:formula="of:=[.D226]-([.D$101]-[.D$793])/692" office:value-type="float" office:value="28.1904624277456">
            <text:p>28,1904624277</text:p>
          </table:table-cell>
        </table:table-row>
        <table:table-row table:style-name="ro1">
          <table:table-cell office:value-type="date" office:date-value="2018-10-11">
            <text:p>11.10.2018</text:p>
          </table:table-cell>
          <table:table-cell table:formula="of:=[.B227]-([.B$101]-[.B$793])/692" office:value-type="float" office:value="89.5442196531784">
            <text:p>89,5442196532</text:p>
          </table:table-cell>
          <table:table-cell table:formula="of:=[.C227]-([.C$101]-[.C$793])/692" office:value-type="float" office:value="29.41387283237">
            <text:p>29,4138728324</text:p>
          </table:table-cell>
          <table:table-cell table:formula="of:=[.D227]-([.D$101]-[.D$793])/692" office:value-type="float" office:value="28.1880057803468">
            <text:p>28,1880057803</text:p>
          </table:table-cell>
        </table:table-row>
        <table:table-row table:style-name="ro1">
          <table:table-cell office:value-type="date" office:date-value="2018-10-12">
            <text:p>12.10.2018</text:p>
          </table:table-cell>
          <table:table-cell table:formula="of:=[.B228]-([.B$101]-[.B$793])/692" office:value-type="float" office:value="89.5508670520223">
            <text:p>89,550867052</text:p>
          </table:table-cell>
          <table:table-cell table:formula="of:=[.C228]-([.C$101]-[.C$793])/692" office:value-type="float" office:value="29.4179190751446">
            <text:p>29,4179190751</text:p>
          </table:table-cell>
          <table:table-cell table:formula="of:=[.D228]-([.D$101]-[.D$793])/692" office:value-type="float" office:value="28.1855491329479">
            <text:p>28,1855491329</text:p>
          </table:table-cell>
        </table:table-row>
        <table:table-row table:style-name="ro1">
          <table:table-cell office:value-type="date" office:date-value="2018-10-13">
            <text:p>13.10.2018</text:p>
          </table:table-cell>
          <table:table-cell table:formula="of:=[.B229]-([.B$101]-[.B$793])/692" office:value-type="float" office:value="89.5575144508662">
            <text:p>89,5575144509</text:p>
          </table:table-cell>
          <table:table-cell table:formula="of:=[.C229]-([.C$101]-[.C$793])/692" office:value-type="float" office:value="29.4219653179192">
            <text:p>29,4219653179</text:p>
          </table:table-cell>
          <table:table-cell table:formula="of:=[.D229]-([.D$101]-[.D$793])/692" office:value-type="float" office:value="28.1830924855491">
            <text:p>28,1830924855</text:p>
          </table:table-cell>
        </table:table-row>
        <table:table-row table:style-name="ro1">
          <table:table-cell office:value-type="date" office:date-value="2018-10-14">
            <text:p>14.10.2018</text:p>
          </table:table-cell>
          <table:table-cell table:formula="of:=[.B230]-([.B$101]-[.B$793])/692" office:value-type="float" office:value="89.5641618497102">
            <text:p>89,5641618497</text:p>
          </table:table-cell>
          <table:table-cell table:formula="of:=[.C230]-([.C$101]-[.C$793])/692" office:value-type="float" office:value="29.4260115606937">
            <text:p>29,4260115607</text:p>
          </table:table-cell>
          <table:table-cell table:formula="of:=[.D230]-([.D$101]-[.D$793])/692" office:value-type="float" office:value="28.1806358381502">
            <text:p>28,1806358382</text:p>
          </table:table-cell>
        </table:table-row>
        <table:table-row table:style-name="ro1">
          <table:table-cell office:value-type="date" office:date-value="2018-10-15">
            <text:p>15.10.2018</text:p>
          </table:table-cell>
          <table:table-cell table:formula="of:=[.B231]-([.B$101]-[.B$793])/692" office:value-type="float" office:value="89.5708092485541">
            <text:p>89,5708092486</text:p>
          </table:table-cell>
          <table:table-cell table:formula="of:=[.C231]-([.C$101]-[.C$793])/692" office:value-type="float" office:value="29.4300578034683">
            <text:p>29,4300578035</text:p>
          </table:table-cell>
          <table:table-cell table:formula="of:=[.D231]-([.D$101]-[.D$793])/692" office:value-type="float" office:value="28.1781791907514">
            <text:p>28,1781791908</text:p>
          </table:table-cell>
        </table:table-row>
        <table:table-row table:style-name="ro1">
          <table:table-cell office:value-type="date" office:date-value="2018-10-16">
            <text:p>16.10.2018</text:p>
          </table:table-cell>
          <table:table-cell table:formula="of:=[.B232]-([.B$101]-[.B$793])/692" office:value-type="float" office:value="89.577456647398">
            <text:p>89,5774566474</text:p>
          </table:table-cell>
          <table:table-cell table:formula="of:=[.C232]-([.C$101]-[.C$793])/692" office:value-type="float" office:value="29.4341040462429">
            <text:p>29,4341040462</text:p>
          </table:table-cell>
          <table:table-cell table:formula="of:=[.D232]-([.D$101]-[.D$793])/692" office:value-type="float" office:value="28.1757225433525">
            <text:p>28,1757225434</text:p>
          </table:table-cell>
        </table:table-row>
        <table:table-row table:style-name="ro1">
          <table:table-cell office:value-type="date" office:date-value="2018-10-17">
            <text:p>17.10.2018</text:p>
          </table:table-cell>
          <table:table-cell table:formula="of:=[.B233]-([.B$101]-[.B$793])/692" office:value-type="float" office:value="89.5841040462419">
            <text:p>89,5841040462</text:p>
          </table:table-cell>
          <table:table-cell table:formula="of:=[.C233]-([.C$101]-[.C$793])/692" office:value-type="float" office:value="29.4381502890175">
            <text:p>29,438150289</text:p>
          </table:table-cell>
          <table:table-cell table:formula="of:=[.D233]-([.D$101]-[.D$793])/692" office:value-type="float" office:value="28.1732658959537">
            <text:p>28,173265896</text:p>
          </table:table-cell>
        </table:table-row>
        <table:table-row table:style-name="ro1">
          <table:table-cell office:value-type="date" office:date-value="2018-10-18">
            <text:p>18.10.2018</text:p>
          </table:table-cell>
          <table:table-cell table:formula="of:=[.B234]-([.B$101]-[.B$793])/692" office:value-type="float" office:value="89.5907514450859">
            <text:p>89,5907514451</text:p>
          </table:table-cell>
          <table:table-cell table:formula="of:=[.C234]-([.C$101]-[.C$793])/692" office:value-type="float" office:value="29.442196531792">
            <text:p>29,4421965318</text:p>
          </table:table-cell>
          <table:table-cell table:formula="of:=[.D234]-([.D$101]-[.D$793])/692" office:value-type="float" office:value="28.1708092485549">
            <text:p>28,1708092486</text:p>
          </table:table-cell>
        </table:table-row>
        <table:table-row table:style-name="ro1">
          <table:table-cell office:value-type="date" office:date-value="2018-10-19">
            <text:p>19.10.2018</text:p>
          </table:table-cell>
          <table:table-cell table:formula="of:=[.B235]-([.B$101]-[.B$793])/692" office:value-type="float" office:value="89.5973988439298">
            <text:p>89,5973988439</text:p>
          </table:table-cell>
          <table:table-cell table:formula="of:=[.C235]-([.C$101]-[.C$793])/692" office:value-type="float" office:value="29.4462427745666">
            <text:p>29,4462427746</text:p>
          </table:table-cell>
          <table:table-cell table:formula="of:=[.D235]-([.D$101]-[.D$793])/692" office:value-type="float" office:value="28.168352601156">
            <text:p>28,1683526012</text:p>
          </table:table-cell>
        </table:table-row>
        <table:table-row table:style-name="ro1">
          <table:table-cell office:value-type="date" office:date-value="2018-10-20">
            <text:p>20.10.2018</text:p>
          </table:table-cell>
          <table:table-cell table:formula="of:=[.B236]-([.B$101]-[.B$793])/692" office:value-type="float" office:value="89.6040462427737">
            <text:p>89,6040462428</text:p>
          </table:table-cell>
          <table:table-cell table:formula="of:=[.C236]-([.C$101]-[.C$793])/692" office:value-type="float" office:value="29.4502890173412">
            <text:p>29,4502890173</text:p>
          </table:table-cell>
          <table:table-cell table:formula="of:=[.D236]-([.D$101]-[.D$793])/692" office:value-type="float" office:value="28.1658959537572">
            <text:p>28,1658959538</text:p>
          </table:table-cell>
        </table:table-row>
        <table:table-row table:style-name="ro1">
          <table:table-cell office:value-type="date" office:date-value="2018-10-21">
            <text:p>21.10.2018</text:p>
          </table:table-cell>
          <table:table-cell table:formula="of:=[.B237]-([.B$101]-[.B$793])/692" office:value-type="float" office:value="89.6106936416176">
            <text:p>89,6106936416</text:p>
          </table:table-cell>
          <table:table-cell table:formula="of:=[.C237]-([.C$101]-[.C$793])/692" office:value-type="float" office:value="29.4543352601157">
            <text:p>29,4543352601</text:p>
          </table:table-cell>
          <table:table-cell table:formula="of:=[.D237]-([.D$101]-[.D$793])/692" office:value-type="float" office:value="28.1634393063583">
            <text:p>28,1634393064</text:p>
          </table:table-cell>
        </table:table-row>
        <table:table-row table:style-name="ro1">
          <table:table-cell office:value-type="date" office:date-value="2018-10-22">
            <text:p>22.10.2018</text:p>
          </table:table-cell>
          <table:table-cell table:formula="of:=[.B238]-([.B$101]-[.B$793])/692" office:value-type="float" office:value="89.6173410404615">
            <text:p>89,6173410405</text:p>
          </table:table-cell>
          <table:table-cell table:formula="of:=[.C238]-([.C$101]-[.C$793])/692" office:value-type="float" office:value="29.4583815028903">
            <text:p>29,4583815029</text:p>
          </table:table-cell>
          <table:table-cell table:formula="of:=[.D238]-([.D$101]-[.D$793])/692" office:value-type="float" office:value="28.1609826589595">
            <text:p>28,160982659</text:p>
          </table:table-cell>
        </table:table-row>
        <table:table-row table:style-name="ro1">
          <table:table-cell office:value-type="date" office:date-value="2018-10-23">
            <text:p>23.10.2018</text:p>
          </table:table-cell>
          <table:table-cell table:formula="of:=[.B239]-([.B$101]-[.B$793])/692" office:value-type="float" office:value="89.6239884393055">
            <text:p>89,6239884393</text:p>
          </table:table-cell>
          <table:table-cell table:formula="of:=[.C239]-([.C$101]-[.C$793])/692" office:value-type="float" office:value="29.4624277456649">
            <text:p>29,4624277457</text:p>
          </table:table-cell>
          <table:table-cell table:formula="of:=[.D239]-([.D$101]-[.D$793])/692" office:value-type="float" office:value="28.1585260115606">
            <text:p>28,1585260116</text:p>
          </table:table-cell>
        </table:table-row>
        <table:table-row table:style-name="ro1">
          <table:table-cell office:value-type="date" office:date-value="2018-10-24">
            <text:p>24.10.2018</text:p>
          </table:table-cell>
          <table:table-cell table:formula="of:=[.B240]-([.B$101]-[.B$793])/692" office:value-type="float" office:value="89.6306358381494">
            <text:p>89,6306358381</text:p>
          </table:table-cell>
          <table:table-cell table:formula="of:=[.C240]-([.C$101]-[.C$793])/692" office:value-type="float" office:value="29.4664739884394">
            <text:p>29,4664739884</text:p>
          </table:table-cell>
          <table:table-cell table:formula="of:=[.D240]-([.D$101]-[.D$793])/692" office:value-type="float" office:value="28.1560693641618">
            <text:p>28,1560693642</text:p>
          </table:table-cell>
        </table:table-row>
        <table:table-row table:style-name="ro1">
          <table:table-cell office:value-type="date" office:date-value="2018-10-25">
            <text:p>25.10.2018</text:p>
          </table:table-cell>
          <table:table-cell table:formula="of:=[.B241]-([.B$101]-[.B$793])/692" office:value-type="float" office:value="89.6372832369933">
            <text:p>89,637283237</text:p>
          </table:table-cell>
          <table:table-cell table:formula="of:=[.C241]-([.C$101]-[.C$793])/692" office:value-type="float" office:value="29.470520231214">
            <text:p>29,4705202312</text:p>
          </table:table-cell>
          <table:table-cell table:formula="of:=[.D241]-([.D$101]-[.D$793])/692" office:value-type="float" office:value="28.1536127167629">
            <text:p>28,1536127168</text:p>
          </table:table-cell>
        </table:table-row>
        <table:table-row table:style-name="ro1">
          <table:table-cell office:value-type="date" office:date-value="2018-10-26">
            <text:p>26.10.2018</text:p>
          </table:table-cell>
          <table:table-cell table:formula="of:=[.B242]-([.B$101]-[.B$793])/692" office:value-type="float" office:value="89.6439306358372">
            <text:p>89,6439306358</text:p>
          </table:table-cell>
          <table:table-cell table:formula="of:=[.C242]-([.C$101]-[.C$793])/692" office:value-type="float" office:value="29.4745664739886">
            <text:p>29,474566474</text:p>
          </table:table-cell>
          <table:table-cell table:formula="of:=[.D242]-([.D$101]-[.D$793])/692" office:value-type="float" office:value="28.1511560693641">
            <text:p>28,1511560694</text:p>
          </table:table-cell>
        </table:table-row>
        <table:table-row table:style-name="ro1">
          <table:table-cell office:value-type="date" office:date-value="2018-10-27">
            <text:p>27.10.2018</text:p>
          </table:table-cell>
          <table:table-cell table:formula="of:=[.B243]-([.B$101]-[.B$793])/692" office:value-type="float" office:value="89.6505780346812">
            <text:p>89,6505780347</text:p>
          </table:table-cell>
          <table:table-cell table:formula="of:=[.C243]-([.C$101]-[.C$793])/692" office:value-type="float" office:value="29.4786127167631">
            <text:p>29,4786127168</text:p>
          </table:table-cell>
          <table:table-cell table:formula="of:=[.D243]-([.D$101]-[.D$793])/692" office:value-type="float" office:value="28.1486994219653">
            <text:p>28,148699422</text:p>
          </table:table-cell>
        </table:table-row>
        <table:table-row table:style-name="ro1">
          <table:table-cell office:value-type="date" office:date-value="2018-10-28">
            <text:p>28.10.2018</text:p>
          </table:table-cell>
          <table:table-cell table:formula="of:=[.B244]-([.B$101]-[.B$793])/692" office:value-type="float" office:value="89.6572254335251">
            <text:p>89,6572254335</text:p>
          </table:table-cell>
          <table:table-cell table:formula="of:=[.C244]-([.C$101]-[.C$793])/692" office:value-type="float" office:value="29.4826589595377">
            <text:p>29,4826589595</text:p>
          </table:table-cell>
          <table:table-cell table:formula="of:=[.D244]-([.D$101]-[.D$793])/692" office:value-type="float" office:value="28.1462427745664">
            <text:p>28,1462427746</text:p>
          </table:table-cell>
        </table:table-row>
        <table:table-row table:style-name="ro1">
          <table:table-cell office:value-type="date" office:date-value="2018-10-29">
            <text:p>29.10.2018</text:p>
          </table:table-cell>
          <table:table-cell table:formula="of:=[.B245]-([.B$101]-[.B$793])/692" office:value-type="float" office:value="89.663872832369">
            <text:p>89,6638728324</text:p>
          </table:table-cell>
          <table:table-cell table:formula="of:=[.C245]-([.C$101]-[.C$793])/692" office:value-type="float" office:value="29.4867052023123">
            <text:p>29,4867052023</text:p>
          </table:table-cell>
          <table:table-cell table:formula="of:=[.D245]-([.D$101]-[.D$793])/692" office:value-type="float" office:value="28.1437861271676">
            <text:p>28,1437861272</text:p>
          </table:table-cell>
        </table:table-row>
        <table:table-row table:style-name="ro1">
          <table:table-cell office:value-type="date" office:date-value="2018-10-30">
            <text:p>30.10.2018</text:p>
          </table:table-cell>
          <table:table-cell table:formula="of:=[.B246]-([.B$101]-[.B$793])/692" office:value-type="float" office:value="89.6705202312129">
            <text:p>89,6705202312</text:p>
          </table:table-cell>
          <table:table-cell table:formula="of:=[.C246]-([.C$101]-[.C$793])/692" office:value-type="float" office:value="29.4907514450868">
            <text:p>29,4907514451</text:p>
          </table:table-cell>
          <table:table-cell table:formula="of:=[.D246]-([.D$101]-[.D$793])/692" office:value-type="float" office:value="28.1413294797687">
            <text:p>28,1413294798</text:p>
          </table:table-cell>
        </table:table-row>
        <table:table-row table:style-name="ro1">
          <table:table-cell office:value-type="date" office:date-value="2018-10-31">
            <text:p>31.10.2018</text:p>
          </table:table-cell>
          <table:table-cell table:formula="of:=[.B247]-([.B$101]-[.B$793])/692" office:value-type="float" office:value="89.6771676300569">
            <text:p>89,6771676301</text:p>
          </table:table-cell>
          <table:table-cell table:formula="of:=[.C247]-([.C$101]-[.C$793])/692" office:value-type="float" office:value="29.4947976878614">
            <text:p>29,4947976879</text:p>
          </table:table-cell>
          <table:table-cell table:formula="of:=[.D247]-([.D$101]-[.D$793])/692" office:value-type="float" office:value="28.1388728323699">
            <text:p>28,1388728324</text:p>
          </table:table-cell>
        </table:table-row>
        <table:table-row table:style-name="ro1">
          <table:table-cell office:value-type="date" office:date-value="2018-11-01">
            <text:p>1.11.2018</text:p>
          </table:table-cell>
          <table:table-cell table:formula="of:=[.B248]-([.B$101]-[.B$793])/692" office:value-type="float" office:value="89.6838150289008">
            <text:p>89,6838150289</text:p>
          </table:table-cell>
          <table:table-cell table:formula="of:=[.C248]-([.C$101]-[.C$793])/692" office:value-type="float" office:value="29.498843930636">
            <text:p>29,4988439306</text:p>
          </table:table-cell>
          <table:table-cell table:formula="of:=[.D248]-([.D$101]-[.D$793])/692" office:value-type="float" office:value="28.136416184971">
            <text:p>28,136416185</text:p>
          </table:table-cell>
        </table:table-row>
        <table:table-row table:style-name="ro1">
          <table:table-cell office:value-type="date" office:date-value="2018-11-02">
            <text:p>2.11.2018</text:p>
          </table:table-cell>
          <table:table-cell table:formula="of:=[.B249]-([.B$101]-[.B$793])/692" office:value-type="float" office:value="89.6904624277447">
            <text:p>89,6904624277</text:p>
          </table:table-cell>
          <table:table-cell table:formula="of:=[.C249]-([.C$101]-[.C$793])/692" office:value-type="float" office:value="29.5028901734105">
            <text:p>29,5028901734</text:p>
          </table:table-cell>
          <table:table-cell table:formula="of:=[.D249]-([.D$101]-[.D$793])/692" office:value-type="float" office:value="28.1339595375722">
            <text:p>28,1339595376</text:p>
          </table:table-cell>
        </table:table-row>
        <table:table-row table:style-name="ro1">
          <table:table-cell office:value-type="date" office:date-value="2018-11-03">
            <text:p>3.11.2018</text:p>
          </table:table-cell>
          <table:table-cell table:formula="of:=[.B250]-([.B$101]-[.B$793])/692" office:value-type="float" office:value="89.6971098265886">
            <text:p>89,6971098266</text:p>
          </table:table-cell>
          <table:table-cell table:formula="of:=[.C250]-([.C$101]-[.C$793])/692" office:value-type="float" office:value="29.5069364161851">
            <text:p>29,5069364162</text:p>
          </table:table-cell>
          <table:table-cell table:formula="of:=[.D250]-([.D$101]-[.D$793])/692" office:value-type="float" office:value="28.1315028901734">
            <text:p>28,1315028902</text:p>
          </table:table-cell>
        </table:table-row>
        <table:table-row table:style-name="ro1">
          <table:table-cell office:value-type="date" office:date-value="2018-11-04">
            <text:p>4.11.2018</text:p>
          </table:table-cell>
          <table:table-cell table:formula="of:=[.B251]-([.B$101]-[.B$793])/692" office:value-type="float" office:value="89.7037572254326">
            <text:p>89,7037572254</text:p>
          </table:table-cell>
          <table:table-cell table:formula="of:=[.C251]-([.C$101]-[.C$793])/692" office:value-type="float" office:value="29.5109826589597">
            <text:p>29,510982659</text:p>
          </table:table-cell>
          <table:table-cell table:formula="of:=[.D251]-([.D$101]-[.D$793])/692" office:value-type="float" office:value="28.1290462427745">
            <text:p>28,1290462428</text:p>
          </table:table-cell>
        </table:table-row>
        <table:table-row table:style-name="ro1">
          <table:table-cell office:value-type="date" office:date-value="2018-11-05">
            <text:p>5.11.2018</text:p>
          </table:table-cell>
          <table:table-cell table:formula="of:=[.B252]-([.B$101]-[.B$793])/692" office:value-type="float" office:value="89.7104046242765">
            <text:p>89,7104046243</text:p>
          </table:table-cell>
          <table:table-cell table:formula="of:=[.C252]-([.C$101]-[.C$793])/692" office:value-type="float" office:value="29.5150289017342">
            <text:p>29,5150289017</text:p>
          </table:table-cell>
          <table:table-cell table:formula="of:=[.D252]-([.D$101]-[.D$793])/692" office:value-type="float" office:value="28.1265895953757">
            <text:p>28,1265895954</text:p>
          </table:table-cell>
        </table:table-row>
        <table:table-row table:style-name="ro1">
          <table:table-cell office:value-type="date" office:date-value="2018-11-06">
            <text:p>6.11.2018</text:p>
          </table:table-cell>
          <table:table-cell table:formula="of:=[.B253]-([.B$101]-[.B$793])/692" office:value-type="float" office:value="89.7170520231204">
            <text:p>89,7170520231</text:p>
          </table:table-cell>
          <table:table-cell table:formula="of:=[.C253]-([.C$101]-[.C$793])/692" office:value-type="float" office:value="29.5190751445088">
            <text:p>29,5190751445</text:p>
          </table:table-cell>
          <table:table-cell table:formula="of:=[.D253]-([.D$101]-[.D$793])/692" office:value-type="float" office:value="28.1241329479768">
            <text:p>28,124132948</text:p>
          </table:table-cell>
        </table:table-row>
        <table:table-row table:style-name="ro1">
          <table:table-cell office:value-type="date" office:date-value="2018-11-07">
            <text:p>7.11.2018</text:p>
          </table:table-cell>
          <table:table-cell table:formula="of:=[.B254]-([.B$101]-[.B$793])/692" office:value-type="float" office:value="89.7236994219643">
            <text:p>89,723699422</text:p>
          </table:table-cell>
          <table:table-cell table:formula="of:=[.C254]-([.C$101]-[.C$793])/692" office:value-type="float" office:value="29.5231213872834">
            <text:p>29,5231213873</text:p>
          </table:table-cell>
          <table:table-cell table:formula="of:=[.D254]-([.D$101]-[.D$793])/692" office:value-type="float" office:value="28.121676300578">
            <text:p>28,1216763006</text:p>
          </table:table-cell>
        </table:table-row>
        <table:table-row table:style-name="ro1">
          <table:table-cell office:value-type="date" office:date-value="2018-11-08">
            <text:p>8.11.2018</text:p>
          </table:table-cell>
          <table:table-cell table:formula="of:=[.B255]-([.B$101]-[.B$793])/692" office:value-type="float" office:value="89.7303468208083">
            <text:p>89,7303468208</text:p>
          </table:table-cell>
          <table:table-cell table:formula="of:=[.C255]-([.C$101]-[.C$793])/692" office:value-type="float" office:value="29.5271676300579">
            <text:p>29,5271676301</text:p>
          </table:table-cell>
          <table:table-cell table:formula="of:=[.D255]-([.D$101]-[.D$793])/692" office:value-type="float" office:value="28.1192196531791">
            <text:p>28,1192196532</text:p>
          </table:table-cell>
        </table:table-row>
        <table:table-row table:style-name="ro1">
          <table:table-cell office:value-type="date" office:date-value="2018-11-09">
            <text:p>9.11.2018</text:p>
          </table:table-cell>
          <table:table-cell table:formula="of:=[.B256]-([.B$101]-[.B$793])/692" office:value-type="float" office:value="89.7369942196522">
            <text:p>89,7369942197</text:p>
          </table:table-cell>
          <table:table-cell table:formula="of:=[.C256]-([.C$101]-[.C$793])/692" office:value-type="float" office:value="29.5312138728325">
            <text:p>29,5312138728</text:p>
          </table:table-cell>
          <table:table-cell table:formula="of:=[.D256]-([.D$101]-[.D$793])/692" office:value-type="float" office:value="28.1167630057803">
            <text:p>28,1167630058</text:p>
          </table:table-cell>
        </table:table-row>
        <table:table-row table:style-name="ro1">
          <table:table-cell office:value-type="date" office:date-value="2018-11-10">
            <text:p>10.11.2018</text:p>
          </table:table-cell>
          <table:table-cell table:formula="of:=[.B257]-([.B$101]-[.B$793])/692" office:value-type="float" office:value="89.7436416184961">
            <text:p>89,7436416185</text:p>
          </table:table-cell>
          <table:table-cell table:formula="of:=[.C257]-([.C$101]-[.C$793])/692" office:value-type="float" office:value="29.5352601156071">
            <text:p>29,5352601156</text:p>
          </table:table-cell>
          <table:table-cell table:formula="of:=[.D257]-([.D$101]-[.D$793])/692" office:value-type="float" office:value="28.1143063583814">
            <text:p>28,1143063584</text:p>
          </table:table-cell>
        </table:table-row>
        <table:table-row table:style-name="ro1">
          <table:table-cell office:value-type="date" office:date-value="2018-11-11">
            <text:p>11.11.2018</text:p>
          </table:table-cell>
          <table:table-cell table:formula="of:=[.B258]-([.B$101]-[.B$793])/692" office:value-type="float" office:value="89.75028901734">
            <text:p>89,7502890173</text:p>
          </table:table-cell>
          <table:table-cell table:formula="of:=[.C258]-([.C$101]-[.C$793])/692" office:value-type="float" office:value="29.5393063583816">
            <text:p>29,5393063584</text:p>
          </table:table-cell>
          <table:table-cell table:formula="of:=[.D258]-([.D$101]-[.D$793])/692" office:value-type="float" office:value="28.1118497109826">
            <text:p>28,111849711</text:p>
          </table:table-cell>
        </table:table-row>
        <table:table-row table:style-name="ro1">
          <table:table-cell office:value-type="date" office:date-value="2018-11-12">
            <text:p>12.11.2018</text:p>
          </table:table-cell>
          <table:table-cell table:formula="of:=[.B259]-([.B$101]-[.B$793])/692" office:value-type="float" office:value="89.756936416184">
            <text:p>89,7569364162</text:p>
          </table:table-cell>
          <table:table-cell table:formula="of:=[.C259]-([.C$101]-[.C$793])/692" office:value-type="float" office:value="29.5433526011562">
            <text:p>29,5433526012</text:p>
          </table:table-cell>
          <table:table-cell table:formula="of:=[.D259]-([.D$101]-[.D$793])/692" office:value-type="float" office:value="28.1093930635838">
            <text:p>28,1093930636</text:p>
          </table:table-cell>
        </table:table-row>
        <table:table-row table:style-name="ro1">
          <table:table-cell office:value-type="date" office:date-value="2018-11-13">
            <text:p>13.11.2018</text:p>
          </table:table-cell>
          <table:table-cell table:formula="of:=[.B260]-([.B$101]-[.B$793])/692" office:value-type="float" office:value="89.7635838150279">
            <text:p>89,763583815</text:p>
          </table:table-cell>
          <table:table-cell table:formula="of:=[.C260]-([.C$101]-[.C$793])/692" office:value-type="float" office:value="29.5473988439308">
            <text:p>29,5473988439</text:p>
          </table:table-cell>
          <table:table-cell table:formula="of:=[.D260]-([.D$101]-[.D$793])/692" office:value-type="float" office:value="28.1069364161849">
            <text:p>28,1069364162</text:p>
          </table:table-cell>
        </table:table-row>
        <table:table-row table:style-name="ro1">
          <table:table-cell office:value-type="date" office:date-value="2018-11-14">
            <text:p>14.11.2018</text:p>
          </table:table-cell>
          <table:table-cell table:formula="of:=[.B261]-([.B$101]-[.B$793])/692" office:value-type="float" office:value="89.7702312138718">
            <text:p>89,7702312139</text:p>
          </table:table-cell>
          <table:table-cell table:formula="of:=[.C261]-([.C$101]-[.C$793])/692" office:value-type="float" office:value="29.5514450867053">
            <text:p>29,5514450867</text:p>
          </table:table-cell>
          <table:table-cell table:formula="of:=[.D261]-([.D$101]-[.D$793])/692" office:value-type="float" office:value="28.1044797687861">
            <text:p>28,1044797688</text:p>
          </table:table-cell>
        </table:table-row>
        <table:table-row table:style-name="ro1">
          <table:table-cell office:value-type="date" office:date-value="2018-11-15">
            <text:p>15.11.2018</text:p>
          </table:table-cell>
          <table:table-cell table:formula="of:=[.B262]-([.B$101]-[.B$793])/692" office:value-type="float" office:value="89.7768786127157">
            <text:p>89,7768786127</text:p>
          </table:table-cell>
          <table:table-cell table:formula="of:=[.C262]-([.C$101]-[.C$793])/692" office:value-type="float" office:value="29.5554913294799">
            <text:p>29,5554913295</text:p>
          </table:table-cell>
          <table:table-cell table:formula="of:=[.D262]-([.D$101]-[.D$793])/692" office:value-type="float" office:value="28.1020231213872">
            <text:p>28,1020231214</text:p>
          </table:table-cell>
        </table:table-row>
        <table:table-row table:style-name="ro1">
          <table:table-cell office:value-type="date" office:date-value="2018-11-16">
            <text:p>16.11.2018</text:p>
          </table:table-cell>
          <table:table-cell table:formula="of:=[.B263]-([.B$101]-[.B$793])/692" office:value-type="float" office:value="89.7835260115597">
            <text:p>89,7835260116</text:p>
          </table:table-cell>
          <table:table-cell table:formula="of:=[.C263]-([.C$101]-[.C$793])/692" office:value-type="float" office:value="29.5595375722545">
            <text:p>29,5595375723</text:p>
          </table:table-cell>
          <table:table-cell table:formula="of:=[.D263]-([.D$101]-[.D$793])/692" office:value-type="float" office:value="28.0995664739884">
            <text:p>28,099566474</text:p>
          </table:table-cell>
        </table:table-row>
        <table:table-row table:style-name="ro1">
          <table:table-cell office:value-type="date" office:date-value="2018-11-17">
            <text:p>17.11.2018</text:p>
          </table:table-cell>
          <table:table-cell table:formula="of:=[.B264]-([.B$101]-[.B$793])/692" office:value-type="float" office:value="89.7901734104036">
            <text:p>89,7901734104</text:p>
          </table:table-cell>
          <table:table-cell table:formula="of:=[.C264]-([.C$101]-[.C$793])/692" office:value-type="float" office:value="29.563583815029">
            <text:p>29,563583815</text:p>
          </table:table-cell>
          <table:table-cell table:formula="of:=[.D264]-([.D$101]-[.D$793])/692" office:value-type="float" office:value="28.0971098265895">
            <text:p>28,0971098266</text:p>
          </table:table-cell>
        </table:table-row>
        <table:table-row table:style-name="ro1">
          <table:table-cell office:value-type="date" office:date-value="2018-11-18">
            <text:p>18.11.2018</text:p>
          </table:table-cell>
          <table:table-cell table:formula="of:=[.B265]-([.B$101]-[.B$793])/692" office:value-type="float" office:value="89.7968208092475">
            <text:p>89,7968208092</text:p>
          </table:table-cell>
          <table:table-cell table:formula="of:=[.C265]-([.C$101]-[.C$793])/692" office:value-type="float" office:value="29.5676300578036">
            <text:p>29,5676300578</text:p>
          </table:table-cell>
          <table:table-cell table:formula="of:=[.D265]-([.D$101]-[.D$793])/692" office:value-type="float" office:value="28.0946531791907">
            <text:p>28,0946531792</text:p>
          </table:table-cell>
        </table:table-row>
        <table:table-row table:style-name="ro1">
          <table:table-cell office:value-type="date" office:date-value="2018-11-19">
            <text:p>19.11.2018</text:p>
          </table:table-cell>
          <table:table-cell table:formula="of:=[.B266]-([.B$101]-[.B$793])/692" office:value-type="float" office:value="89.8034682080914">
            <text:p>89,8034682081</text:p>
          </table:table-cell>
          <table:table-cell table:formula="of:=[.C266]-([.C$101]-[.C$793])/692" office:value-type="float" office:value="29.5716763005782">
            <text:p>29,5716763006</text:p>
          </table:table-cell>
          <table:table-cell table:formula="of:=[.D266]-([.D$101]-[.D$793])/692" office:value-type="float" office:value="28.0921965317918">
            <text:p>28,0921965318</text:p>
          </table:table-cell>
        </table:table-row>
        <table:table-row table:style-name="ro1">
          <table:table-cell office:value-type="date" office:date-value="2018-11-20">
            <text:p>20.11.2018</text:p>
          </table:table-cell>
          <table:table-cell table:formula="of:=[.B267]-([.B$101]-[.B$793])/692" office:value-type="float" office:value="89.8101156069354">
            <text:p>89,8101156069</text:p>
          </table:table-cell>
          <table:table-cell table:formula="of:=[.C267]-([.C$101]-[.C$793])/692" office:value-type="float" office:value="29.5757225433527">
            <text:p>29,5757225434</text:p>
          </table:table-cell>
          <table:table-cell table:formula="of:=[.D267]-([.D$101]-[.D$793])/692" office:value-type="float" office:value="28.089739884393">
            <text:p>28,0897398844</text:p>
          </table:table-cell>
        </table:table-row>
        <table:table-row table:style-name="ro1">
          <table:table-cell office:value-type="date" office:date-value="2018-11-21">
            <text:p>21.11.2018</text:p>
          </table:table-cell>
          <table:table-cell table:formula="of:=[.B268]-([.B$101]-[.B$793])/692" office:value-type="float" office:value="89.8167630057793">
            <text:p>89,8167630058</text:p>
          </table:table-cell>
          <table:table-cell table:formula="of:=[.C268]-([.C$101]-[.C$793])/692" office:value-type="float" office:value="29.5797687861273">
            <text:p>29,5797687861</text:p>
          </table:table-cell>
          <table:table-cell table:formula="of:=[.D268]-([.D$101]-[.D$793])/692" office:value-type="float" office:value="28.0872832369941">
            <text:p>28,087283237</text:p>
          </table:table-cell>
        </table:table-row>
        <table:table-row table:style-name="ro1">
          <table:table-cell office:value-type="date" office:date-value="2018-11-22">
            <text:p>22.11.2018</text:p>
          </table:table-cell>
          <table:table-cell table:formula="of:=[.B269]-([.B$101]-[.B$793])/692" office:value-type="float" office:value="89.8234104046232">
            <text:p>89,8234104046</text:p>
          </table:table-cell>
          <table:table-cell table:formula="of:=[.C269]-([.C$101]-[.C$793])/692" office:value-type="float" office:value="29.5838150289019">
            <text:p>29,5838150289</text:p>
          </table:table-cell>
          <table:table-cell table:formula="of:=[.D269]-([.D$101]-[.D$793])/692" office:value-type="float" office:value="28.0848265895953">
            <text:p>28,0848265896</text:p>
          </table:table-cell>
        </table:table-row>
        <table:table-row table:style-name="ro1">
          <table:table-cell office:value-type="date" office:date-value="2018-11-23">
            <text:p>23.11.2018</text:p>
          </table:table-cell>
          <table:table-cell table:formula="of:=[.B270]-([.B$101]-[.B$793])/692" office:value-type="float" office:value="89.8300578034671">
            <text:p>89,8300578035</text:p>
          </table:table-cell>
          <table:table-cell table:formula="of:=[.C270]-([.C$101]-[.C$793])/692" office:value-type="float" office:value="29.5878612716764">
            <text:p>29,5878612717</text:p>
          </table:table-cell>
          <table:table-cell table:formula="of:=[.D270]-([.D$101]-[.D$793])/692" office:value-type="float" office:value="28.0823699421965">
            <text:p>28,0823699422</text:p>
          </table:table-cell>
        </table:table-row>
        <table:table-row table:style-name="ro1">
          <table:table-cell office:value-type="date" office:date-value="2018-11-24">
            <text:p>24.11.2018</text:p>
          </table:table-cell>
          <table:table-cell table:formula="of:=[.B271]-([.B$101]-[.B$793])/692" office:value-type="float" office:value="89.836705202311">
            <text:p>89,8367052023</text:p>
          </table:table-cell>
          <table:table-cell table:formula="of:=[.C271]-([.C$101]-[.C$793])/692" office:value-type="float" office:value="29.591907514451">
            <text:p>29,5919075145</text:p>
          </table:table-cell>
          <table:table-cell table:formula="of:=[.D271]-([.D$101]-[.D$793])/692" office:value-type="float" office:value="28.0799132947976">
            <text:p>28,0799132948</text:p>
          </table:table-cell>
        </table:table-row>
        <table:table-row table:style-name="ro1">
          <table:table-cell office:value-type="date" office:date-value="2018-11-25">
            <text:p>25.11.2018</text:p>
          </table:table-cell>
          <table:table-cell table:formula="of:=[.B272]-([.B$101]-[.B$793])/692" office:value-type="float" office:value="89.843352601155">
            <text:p>89,8433526012</text:p>
          </table:table-cell>
          <table:table-cell table:formula="of:=[.C272]-([.C$101]-[.C$793])/692" office:value-type="float" office:value="29.5959537572256">
            <text:p>29,5959537572</text:p>
          </table:table-cell>
          <table:table-cell table:formula="of:=[.D272]-([.D$101]-[.D$793])/692" office:value-type="float" office:value="28.0774566473988">
            <text:p>28,0774566474</text:p>
          </table:table-cell>
        </table:table-row>
        <table:table-row table:style-name="ro1">
          <table:table-cell office:value-type="date" office:date-value="2018-11-26">
            <text:p>26.11.2018</text:p>
          </table:table-cell>
          <table:table-cell table:formula="of:=[.B273]-([.B$101]-[.B$793])/692" office:value-type="float" office:value="89.8499999999989">
            <text:p>89,85</text:p>
          </table:table-cell>
          <table:table-cell table:formula="of:=[.C273]-([.C$101]-[.C$793])/692" office:value-type="float" office:value="29.6000000000001">
            <text:p>29,6</text:p>
          </table:table-cell>
          <table:table-cell table:formula="of:=[.D273]-([.D$101]-[.D$793])/692" office:value-type="float" office:value="28.0749999999999">
            <text:p>28,075</text:p>
          </table:table-cell>
        </table:table-row>
        <table:table-row table:style-name="ro1">
          <table:table-cell office:value-type="date" office:date-value="2018-11-27">
            <text:p>27.11.2018</text:p>
          </table:table-cell>
          <table:table-cell table:formula="of:=[.B274]-([.B$101]-[.B$793])/692" office:value-type="float" office:value="89.8566473988428">
            <text:p>89,8566473988</text:p>
          </table:table-cell>
          <table:table-cell table:formula="of:=[.C274]-([.C$101]-[.C$793])/692" office:value-type="float" office:value="29.6040462427747">
            <text:p>29,6040462428</text:p>
          </table:table-cell>
          <table:table-cell table:formula="of:=[.D274]-([.D$101]-[.D$793])/692" office:value-type="float" office:value="28.0725433526011">
            <text:p>28,0725433526</text:p>
          </table:table-cell>
        </table:table-row>
        <table:table-row table:style-name="ro1">
          <table:table-cell office:value-type="date" office:date-value="2018-11-28">
            <text:p>28.11.2018</text:p>
          </table:table-cell>
          <table:table-cell table:formula="of:=[.B275]-([.B$101]-[.B$793])/692" office:value-type="float" office:value="89.8632947976867">
            <text:p>89,8632947977</text:p>
          </table:table-cell>
          <table:table-cell table:formula="of:=[.C275]-([.C$101]-[.C$793])/692" office:value-type="float" office:value="29.6080924855493">
            <text:p>29,6080924855</text:p>
          </table:table-cell>
          <table:table-cell table:formula="of:=[.D275]-([.D$101]-[.D$793])/692" office:value-type="float" office:value="28.0700867052022">
            <text:p>28,0700867052</text:p>
          </table:table-cell>
        </table:table-row>
        <table:table-row table:style-name="ro1">
          <table:table-cell office:value-type="date" office:date-value="2018-11-29">
            <text:p>29.11.2018</text:p>
          </table:table-cell>
          <table:table-cell table:formula="of:=[.B276]-([.B$101]-[.B$793])/692" office:value-type="float" office:value="89.8699421965307">
            <text:p>89,8699421965</text:p>
          </table:table-cell>
          <table:table-cell table:formula="of:=[.C276]-([.C$101]-[.C$793])/692" office:value-type="float" office:value="29.6121387283238">
            <text:p>29,6121387283</text:p>
          </table:table-cell>
          <table:table-cell table:formula="of:=[.D276]-([.D$101]-[.D$793])/692" office:value-type="float" office:value="28.0676300578034">
            <text:p>28,0676300578</text:p>
          </table:table-cell>
        </table:table-row>
        <table:table-row table:style-name="ro1">
          <table:table-cell office:value-type="date" office:date-value="2018-11-30">
            <text:p>30.11.2018</text:p>
          </table:table-cell>
          <table:table-cell table:formula="of:=[.B277]-([.B$101]-[.B$793])/692" office:value-type="float" office:value="89.8765895953746">
            <text:p>89,8765895954</text:p>
          </table:table-cell>
          <table:table-cell table:formula="of:=[.C277]-([.C$101]-[.C$793])/692" office:value-type="float" office:value="29.6161849710984">
            <text:p>29,6161849711</text:p>
          </table:table-cell>
          <table:table-cell table:formula="of:=[.D277]-([.D$101]-[.D$793])/692" office:value-type="float" office:value="28.0651734104046">
            <text:p>28,0651734104</text:p>
          </table:table-cell>
        </table:table-row>
        <table:table-row table:style-name="ro1">
          <table:table-cell office:value-type="date" office:date-value="2018-12-01">
            <text:p>1.12.2018</text:p>
          </table:table-cell>
          <table:table-cell table:formula="of:=[.B278]-([.B$101]-[.B$793])/692" office:value-type="float" office:value="89.8832369942185">
            <text:p>89,8832369942</text:p>
          </table:table-cell>
          <table:table-cell table:formula="of:=[.C278]-([.C$101]-[.C$793])/692" office:value-type="float" office:value="29.620231213873">
            <text:p>29,6202312139</text:p>
          </table:table-cell>
          <table:table-cell table:formula="of:=[.D278]-([.D$101]-[.D$793])/692" office:value-type="float" office:value="28.0627167630057">
            <text:p>28,062716763</text:p>
          </table:table-cell>
        </table:table-row>
        <table:table-row table:style-name="ro1">
          <table:table-cell office:value-type="date" office:date-value="2018-12-02">
            <text:p>2.12.2018</text:p>
          </table:table-cell>
          <table:table-cell table:formula="of:=[.B279]-([.B$101]-[.B$793])/692" office:value-type="float" office:value="89.8898843930624">
            <text:p>89,8898843931</text:p>
          </table:table-cell>
          <table:table-cell table:formula="of:=[.C279]-([.C$101]-[.C$793])/692" office:value-type="float" office:value="29.6242774566476">
            <text:p>29,6242774566</text:p>
          </table:table-cell>
          <table:table-cell table:formula="of:=[.D279]-([.D$101]-[.D$793])/692" office:value-type="float" office:value="28.0602601156069">
            <text:p>28,0602601156</text:p>
          </table:table-cell>
        </table:table-row>
        <table:table-row table:style-name="ro1">
          <table:table-cell office:value-type="date" office:date-value="2018-12-03">
            <text:p>3.12.2018</text:p>
          </table:table-cell>
          <table:table-cell table:formula="of:=[.B280]-([.B$101]-[.B$793])/692" office:value-type="float" office:value="89.8965317919064">
            <text:p>89,8965317919</text:p>
          </table:table-cell>
          <table:table-cell table:formula="of:=[.C280]-([.C$101]-[.C$793])/692" office:value-type="float" office:value="29.6283236994221">
            <text:p>29,6283236994</text:p>
          </table:table-cell>
          <table:table-cell table:formula="of:=[.D280]-([.D$101]-[.D$793])/692" office:value-type="float" office:value="28.057803468208">
            <text:p>28,0578034682</text:p>
          </table:table-cell>
        </table:table-row>
        <table:table-row table:style-name="ro1">
          <table:table-cell office:value-type="date" office:date-value="2018-12-04">
            <text:p>4.12.2018</text:p>
          </table:table-cell>
          <table:table-cell table:formula="of:=[.B281]-([.B$101]-[.B$793])/692" office:value-type="float" office:value="89.9031791907503">
            <text:p>89,9031791908</text:p>
          </table:table-cell>
          <table:table-cell table:formula="of:=[.C281]-([.C$101]-[.C$793])/692" office:value-type="float" office:value="29.6323699421967">
            <text:p>29,6323699422</text:p>
          </table:table-cell>
          <table:table-cell table:formula="of:=[.D281]-([.D$101]-[.D$793])/692" office:value-type="float" office:value="28.0553468208092">
            <text:p>28,0553468208</text:p>
          </table:table-cell>
        </table:table-row>
        <table:table-row table:style-name="ro1">
          <table:table-cell office:value-type="date" office:date-value="2018-12-05">
            <text:p>5.12.2018</text:p>
          </table:table-cell>
          <table:table-cell table:formula="of:=[.B282]-([.B$101]-[.B$793])/692" office:value-type="float" office:value="89.9098265895942">
            <text:p>89,9098265896</text:p>
          </table:table-cell>
          <table:table-cell table:formula="of:=[.C282]-([.C$101]-[.C$793])/692" office:value-type="float" office:value="29.6364161849713">
            <text:p>29,636416185</text:p>
          </table:table-cell>
          <table:table-cell table:formula="of:=[.D282]-([.D$101]-[.D$793])/692" office:value-type="float" office:value="28.0528901734103">
            <text:p>28,0528901734</text:p>
          </table:table-cell>
        </table:table-row>
        <table:table-row table:style-name="ro1">
          <table:table-cell office:value-type="date" office:date-value="2018-12-06">
            <text:p>6.12.2018</text:p>
          </table:table-cell>
          <table:table-cell table:formula="of:=[.B283]-([.B$101]-[.B$793])/692" office:value-type="float" office:value="89.9164739884381">
            <text:p>89,9164739884</text:p>
          </table:table-cell>
          <table:table-cell table:formula="of:=[.C283]-([.C$101]-[.C$793])/692" office:value-type="float" office:value="29.6404624277458">
            <text:p>29,6404624277</text:p>
          </table:table-cell>
          <table:table-cell table:formula="of:=[.D283]-([.D$101]-[.D$793])/692" office:value-type="float" office:value="28.0504335260115">
            <text:p>28,050433526</text:p>
          </table:table-cell>
        </table:table-row>
        <table:table-row table:style-name="ro1">
          <table:table-cell office:value-type="date" office:date-value="2018-12-07">
            <text:p>7.12.2018</text:p>
          </table:table-cell>
          <table:table-cell table:formula="of:=[.B284]-([.B$101]-[.B$793])/692" office:value-type="float" office:value="89.9231213872821">
            <text:p>89,9231213873</text:p>
          </table:table-cell>
          <table:table-cell table:formula="of:=[.C284]-([.C$101]-[.C$793])/692" office:value-type="float" office:value="29.6445086705204">
            <text:p>29,6445086705</text:p>
          </table:table-cell>
          <table:table-cell table:formula="of:=[.D284]-([.D$101]-[.D$793])/692" office:value-type="float" office:value="28.0479768786126">
            <text:p>28,0479768786</text:p>
          </table:table-cell>
        </table:table-row>
        <table:table-row table:style-name="ro1">
          <table:table-cell office:value-type="date" office:date-value="2018-12-08">
            <text:p>8.12.2018</text:p>
          </table:table-cell>
          <table:table-cell table:formula="of:=[.B285]-([.B$101]-[.B$793])/692" office:value-type="float" office:value="89.929768786126">
            <text:p>89,9297687861</text:p>
          </table:table-cell>
          <table:table-cell table:formula="of:=[.C285]-([.C$101]-[.C$793])/692" office:value-type="float" office:value="29.648554913295">
            <text:p>29,6485549133</text:p>
          </table:table-cell>
          <table:table-cell table:formula="of:=[.D285]-([.D$101]-[.D$793])/692" office:value-type="float" office:value="28.0455202312138">
            <text:p>28,0455202312</text:p>
          </table:table-cell>
        </table:table-row>
        <table:table-row table:style-name="ro1">
          <table:table-cell office:value-type="date" office:date-value="2018-12-09">
            <text:p>9.12.2018</text:p>
          </table:table-cell>
          <table:table-cell table:formula="of:=[.B286]-([.B$101]-[.B$793])/692" office:value-type="float" office:value="89.9364161849699">
            <text:p>89,936416185</text:p>
          </table:table-cell>
          <table:table-cell table:formula="of:=[.C286]-([.C$101]-[.C$793])/692" office:value-type="float" office:value="29.6526011560695">
            <text:p>29,6526011561</text:p>
          </table:table-cell>
          <table:table-cell table:formula="of:=[.D286]-([.D$101]-[.D$793])/692" office:value-type="float" office:value="28.043063583815">
            <text:p>28,0430635838</text:p>
          </table:table-cell>
        </table:table-row>
        <table:table-row table:style-name="ro1">
          <table:table-cell office:value-type="date" office:date-value="2018-12-10">
            <text:p>10.12.2018</text:p>
          </table:table-cell>
          <table:table-cell table:formula="of:=[.B287]-([.B$101]-[.B$793])/692" office:value-type="float" office:value="89.9430635838138">
            <text:p>89,9430635838</text:p>
          </table:table-cell>
          <table:table-cell table:formula="of:=[.C287]-([.C$101]-[.C$793])/692" office:value-type="float" office:value="29.6566473988441">
            <text:p>29,6566473988</text:p>
          </table:table-cell>
          <table:table-cell table:formula="of:=[.D287]-([.D$101]-[.D$793])/692" office:value-type="float" office:value="28.0406069364161">
            <text:p>28,0406069364</text:p>
          </table:table-cell>
        </table:table-row>
        <table:table-row table:style-name="ro1">
          <table:table-cell office:value-type="date" office:date-value="2018-12-11">
            <text:p>11.12.2018</text:p>
          </table:table-cell>
          <table:table-cell table:formula="of:=[.B288]-([.B$101]-[.B$793])/692" office:value-type="float" office:value="89.9497109826578">
            <text:p>89,9497109827</text:p>
          </table:table-cell>
          <table:table-cell table:formula="of:=[.C288]-([.C$101]-[.C$793])/692" office:value-type="float" office:value="29.6606936416187">
            <text:p>29,6606936416</text:p>
          </table:table-cell>
          <table:table-cell table:formula="of:=[.D288]-([.D$101]-[.D$793])/692" office:value-type="float" office:value="28.0381502890173">
            <text:p>28,038150289</text:p>
          </table:table-cell>
        </table:table-row>
        <table:table-row table:style-name="ro1">
          <table:table-cell office:value-type="date" office:date-value="2018-12-12">
            <text:p>12.12.2018</text:p>
          </table:table-cell>
          <table:table-cell table:formula="of:=[.B289]-([.B$101]-[.B$793])/692" office:value-type="float" office:value="89.9563583815017">
            <text:p>89,9563583815</text:p>
          </table:table-cell>
          <table:table-cell table:formula="of:=[.C289]-([.C$101]-[.C$793])/692" office:value-type="float" office:value="29.6647398843932">
            <text:p>29,6647398844</text:p>
          </table:table-cell>
          <table:table-cell table:formula="of:=[.D289]-([.D$101]-[.D$793])/692" office:value-type="float" office:value="28.0356936416184">
            <text:p>28,0356936416</text:p>
          </table:table-cell>
        </table:table-row>
        <table:table-row table:style-name="ro1">
          <table:table-cell office:value-type="date" office:date-value="2018-12-13">
            <text:p>13.12.2018</text:p>
          </table:table-cell>
          <table:table-cell table:formula="of:=[.B290]-([.B$101]-[.B$793])/692" office:value-type="float" office:value="89.9630057803456">
            <text:p>89,9630057803</text:p>
          </table:table-cell>
          <table:table-cell table:formula="of:=[.C290]-([.C$101]-[.C$793])/692" office:value-type="float" office:value="29.6687861271678">
            <text:p>29,6687861272</text:p>
          </table:table-cell>
          <table:table-cell table:formula="of:=[.D290]-([.D$101]-[.D$793])/692" office:value-type="float" office:value="28.0332369942196">
            <text:p>28,0332369942</text:p>
          </table:table-cell>
        </table:table-row>
        <table:table-row table:style-name="ro1">
          <table:table-cell office:value-type="date" office:date-value="2018-12-14">
            <text:p>14.12.2018</text:p>
          </table:table-cell>
          <table:table-cell table:formula="of:=[.B291]-([.B$101]-[.B$793])/692" office:value-type="float" office:value="89.9696531791895">
            <text:p>89,9696531792</text:p>
          </table:table-cell>
          <table:table-cell table:formula="of:=[.C291]-([.C$101]-[.C$793])/692" office:value-type="float" office:value="29.6728323699424">
            <text:p>29,6728323699</text:p>
          </table:table-cell>
          <table:table-cell table:formula="of:=[.D291]-([.D$101]-[.D$793])/692" office:value-type="float" office:value="28.0307803468207">
            <text:p>28,0307803468</text:p>
          </table:table-cell>
        </table:table-row>
        <table:table-row table:style-name="ro1">
          <table:table-cell office:value-type="date" office:date-value="2018-12-15">
            <text:p>15.12.2018</text:p>
          </table:table-cell>
          <table:table-cell table:formula="of:=[.B292]-([.B$101]-[.B$793])/692" office:value-type="float" office:value="89.9763005780335">
            <text:p>89,976300578</text:p>
          </table:table-cell>
          <table:table-cell table:formula="of:=[.C292]-([.C$101]-[.C$793])/692" office:value-type="float" office:value="29.6768786127169">
            <text:p>29,6768786127</text:p>
          </table:table-cell>
          <table:table-cell table:formula="of:=[.D292]-([.D$101]-[.D$793])/692" office:value-type="float" office:value="28.0283236994219">
            <text:p>28,0283236994</text:p>
          </table:table-cell>
        </table:table-row>
        <table:table-row table:style-name="ro1">
          <table:table-cell office:value-type="date" office:date-value="2018-12-16">
            <text:p>16.12.2018</text:p>
          </table:table-cell>
          <table:table-cell table:formula="of:=[.B293]-([.B$101]-[.B$793])/692" office:value-type="float" office:value="89.9829479768774">
            <text:p>89,9829479769</text:p>
          </table:table-cell>
          <table:table-cell table:formula="of:=[.C293]-([.C$101]-[.C$793])/692" office:value-type="float" office:value="29.6809248554915">
            <text:p>29,6809248555</text:p>
          </table:table-cell>
          <table:table-cell table:formula="of:=[.D293]-([.D$101]-[.D$793])/692" office:value-type="float" office:value="28.025867052023">
            <text:p>28,025867052</text:p>
          </table:table-cell>
        </table:table-row>
        <table:table-row table:style-name="ro1">
          <table:table-cell office:value-type="date" office:date-value="2018-12-17">
            <text:p>17.12.2018</text:p>
          </table:table-cell>
          <table:table-cell table:formula="of:=[.B294]-([.B$101]-[.B$793])/692" office:value-type="float" office:value="89.9895953757213">
            <text:p>89,9895953757</text:p>
          </table:table-cell>
          <table:table-cell table:formula="of:=[.C294]-([.C$101]-[.C$793])/692" office:value-type="float" office:value="29.6849710982661">
            <text:p>29,6849710983</text:p>
          </table:table-cell>
          <table:table-cell table:formula="of:=[.D294]-([.D$101]-[.D$793])/692" office:value-type="float" office:value="28.0234104046242">
            <text:p>28,0234104046</text:p>
          </table:table-cell>
        </table:table-row>
        <table:table-row table:style-name="ro1">
          <table:table-cell office:value-type="date" office:date-value="2018-12-18">
            <text:p>18.12.2018</text:p>
          </table:table-cell>
          <table:table-cell table:formula="of:=[.B295]-([.B$101]-[.B$793])/692" office:value-type="float" office:value="89.9962427745652">
            <text:p>89,9962427746</text:p>
          </table:table-cell>
          <table:table-cell table:formula="of:=[.C295]-([.C$101]-[.C$793])/692" office:value-type="float" office:value="29.6890173410406">
            <text:p>29,689017341</text:p>
          </table:table-cell>
          <table:table-cell table:formula="of:=[.D295]-([.D$101]-[.D$793])/692" office:value-type="float" office:value="28.0209537572254">
            <text:p>28,0209537572</text:p>
          </table:table-cell>
        </table:table-row>
        <table:table-row table:style-name="ro1">
          <table:table-cell office:value-type="date" office:date-value="2018-12-19">
            <text:p>19.12.2018</text:p>
          </table:table-cell>
          <table:table-cell table:formula="of:=[.B296]-([.B$101]-[.B$793])/692" office:value-type="float" office:value="90.0028901734092">
            <text:p>90,0028901734</text:p>
          </table:table-cell>
          <table:table-cell table:formula="of:=[.C296]-([.C$101]-[.C$793])/692" office:value-type="float" office:value="29.6930635838152">
            <text:p>29,6930635838</text:p>
          </table:table-cell>
          <table:table-cell table:formula="of:=[.D296]-([.D$101]-[.D$793])/692" office:value-type="float" office:value="28.0184971098265">
            <text:p>28,0184971098</text:p>
          </table:table-cell>
        </table:table-row>
        <table:table-row table:style-name="ro1">
          <table:table-cell office:value-type="date" office:date-value="2018-12-20">
            <text:p>20.12.2018</text:p>
          </table:table-cell>
          <table:table-cell table:formula="of:=[.B297]-([.B$101]-[.B$793])/692" office:value-type="float" office:value="90.0095375722531">
            <text:p>90,0095375723</text:p>
          </table:table-cell>
          <table:table-cell table:formula="of:=[.C297]-([.C$101]-[.C$793])/692" office:value-type="float" office:value="29.6971098265898">
            <text:p>29,6971098266</text:p>
          </table:table-cell>
          <table:table-cell table:formula="of:=[.D297]-([.D$101]-[.D$793])/692" office:value-type="float" office:value="28.0160404624277">
            <text:p>28,0160404624</text:p>
          </table:table-cell>
        </table:table-row>
        <table:table-row table:style-name="ro1">
          <table:table-cell office:value-type="date" office:date-value="2018-12-21">
            <text:p>21.12.2018</text:p>
          </table:table-cell>
          <table:table-cell table:formula="of:=[.B298]-([.B$101]-[.B$793])/692" office:value-type="float" office:value="90.016184971097">
            <text:p>90,0161849711</text:p>
          </table:table-cell>
          <table:table-cell table:formula="of:=[.C298]-([.C$101]-[.C$793])/692" office:value-type="float" office:value="29.7011560693643">
            <text:p>29,7011560694</text:p>
          </table:table-cell>
          <table:table-cell table:formula="of:=[.D298]-([.D$101]-[.D$793])/692" office:value-type="float" office:value="28.0135838150288">
            <text:p>28,013583815</text:p>
          </table:table-cell>
        </table:table-row>
        <table:table-row table:style-name="ro1">
          <table:table-cell office:value-type="date" office:date-value="2018-12-22">
            <text:p>22.12.2018</text:p>
          </table:table-cell>
          <table:table-cell table:formula="of:=[.B299]-([.B$101]-[.B$793])/692" office:value-type="float" office:value="90.0228323699409">
            <text:p>90,0228323699</text:p>
          </table:table-cell>
          <table:table-cell table:formula="of:=[.C299]-([.C$101]-[.C$793])/692" office:value-type="float" office:value="29.7052023121389">
            <text:p>29,7052023121</text:p>
          </table:table-cell>
          <table:table-cell table:formula="of:=[.D299]-([.D$101]-[.D$793])/692" office:value-type="float" office:value="28.01112716763">
            <text:p>28,0111271676</text:p>
          </table:table-cell>
        </table:table-row>
        <table:table-row table:style-name="ro1">
          <table:table-cell office:value-type="date" office:date-value="2018-12-23">
            <text:p>23.12.2018</text:p>
          </table:table-cell>
          <table:table-cell table:formula="of:=[.B300]-([.B$101]-[.B$793])/692" office:value-type="float" office:value="90.0294797687848">
            <text:p>90,0294797688</text:p>
          </table:table-cell>
          <table:table-cell table:formula="of:=[.C300]-([.C$101]-[.C$793])/692" office:value-type="float" office:value="29.7092485549135">
            <text:p>29,7092485549</text:p>
          </table:table-cell>
          <table:table-cell table:formula="of:=[.D300]-([.D$101]-[.D$793])/692" office:value-type="float" office:value="28.0086705202311">
            <text:p>28,0086705202</text:p>
          </table:table-cell>
        </table:table-row>
        <table:table-row table:style-name="ro1">
          <table:table-cell office:value-type="date" office:date-value="2018-12-24">
            <text:p>24.12.2018</text:p>
          </table:table-cell>
          <table:table-cell table:formula="of:=[.B301]-([.B$101]-[.B$793])/692" office:value-type="float" office:value="90.0361271676288">
            <text:p>90,0361271676</text:p>
          </table:table-cell>
          <table:table-cell table:formula="of:=[.C301]-([.C$101]-[.C$793])/692" office:value-type="float" office:value="29.713294797688">
            <text:p>29,7132947977</text:p>
          </table:table-cell>
          <table:table-cell table:formula="of:=[.D301]-([.D$101]-[.D$793])/692" office:value-type="float" office:value="28.0062138728323">
            <text:p>28,0062138728</text:p>
          </table:table-cell>
        </table:table-row>
        <table:table-row table:style-name="ro1">
          <table:table-cell office:value-type="date" office:date-value="2018-12-25">
            <text:p>25.12.2018</text:p>
          </table:table-cell>
          <table:table-cell table:formula="of:=[.B302]-([.B$101]-[.B$793])/692" office:value-type="float" office:value="90.0427745664727">
            <text:p>90,0427745665</text:p>
          </table:table-cell>
          <table:table-cell table:formula="of:=[.C302]-([.C$101]-[.C$793])/692" office:value-type="float" office:value="29.7173410404626">
            <text:p>29,7173410405</text:p>
          </table:table-cell>
          <table:table-cell table:formula="of:=[.D302]-([.D$101]-[.D$793])/692" office:value-type="float" office:value="28.0037572254334">
            <text:p>28,0037572254</text:p>
          </table:table-cell>
        </table:table-row>
        <table:table-row table:style-name="ro1">
          <table:table-cell office:value-type="date" office:date-value="2018-12-26">
            <text:p>26.12.2018</text:p>
          </table:table-cell>
          <table:table-cell table:formula="of:=[.B303]-([.B$101]-[.B$793])/692" office:value-type="float" office:value="90.0494219653166">
            <text:p>90,0494219653</text:p>
          </table:table-cell>
          <table:table-cell table:formula="of:=[.C303]-([.C$101]-[.C$793])/692" office:value-type="float" office:value="29.7213872832372">
            <text:p>29,7213872832</text:p>
          </table:table-cell>
          <table:table-cell table:formula="of:=[.D303]-([.D$101]-[.D$793])/692" office:value-type="float" office:value="28.0013005780346">
            <text:p>28,001300578</text:p>
          </table:table-cell>
        </table:table-row>
        <table:table-row table:style-name="ro1">
          <table:table-cell office:value-type="date" office:date-value="2018-12-27">
            <text:p>27.12.2018</text:p>
          </table:table-cell>
          <table:table-cell table:formula="of:=[.B304]-([.B$101]-[.B$793])/692" office:value-type="float" office:value="90.0560693641605">
            <text:p>90,0560693642</text:p>
          </table:table-cell>
          <table:table-cell table:formula="of:=[.C304]-([.C$101]-[.C$793])/692" office:value-type="float" office:value="29.7254335260117">
            <text:p>29,725433526</text:p>
          </table:table-cell>
          <table:table-cell table:formula="of:=[.D304]-([.D$101]-[.D$793])/692" office:value-type="float" office:value="27.9988439306358">
            <text:p>27,9988439306</text:p>
          </table:table-cell>
        </table:table-row>
        <table:table-row table:style-name="ro1">
          <table:table-cell office:value-type="date" office:date-value="2018-12-28">
            <text:p>28.12.2018</text:p>
          </table:table-cell>
          <table:table-cell table:formula="of:=[.B305]-([.B$101]-[.B$793])/692" office:value-type="float" office:value="90.0627167630045">
            <text:p>90,062716763</text:p>
          </table:table-cell>
          <table:table-cell table:formula="of:=[.C305]-([.C$101]-[.C$793])/692" office:value-type="float" office:value="29.7294797687863">
            <text:p>29,7294797688</text:p>
          </table:table-cell>
          <table:table-cell table:formula="of:=[.D305]-([.D$101]-[.D$793])/692" office:value-type="float" office:value="27.9963872832369">
            <text:p>27,9963872832</text:p>
          </table:table-cell>
        </table:table-row>
        <table:table-row table:style-name="ro1">
          <table:table-cell office:value-type="date" office:date-value="2018-12-29">
            <text:p>29.12.2018</text:p>
          </table:table-cell>
          <table:table-cell table:formula="of:=[.B306]-([.B$101]-[.B$793])/692" office:value-type="float" office:value="90.0693641618484">
            <text:p>90,0693641618</text:p>
          </table:table-cell>
          <table:table-cell table:formula="of:=[.C306]-([.C$101]-[.C$793])/692" office:value-type="float" office:value="29.7335260115609">
            <text:p>29,7335260116</text:p>
          </table:table-cell>
          <table:table-cell table:formula="of:=[.D306]-([.D$101]-[.D$793])/692" office:value-type="float" office:value="27.9939306358381">
            <text:p>27,9939306358</text:p>
          </table:table-cell>
        </table:table-row>
        <table:table-row table:style-name="ro1">
          <table:table-cell office:value-type="date" office:date-value="2018-12-30">
            <text:p>30.12.2018</text:p>
          </table:table-cell>
          <table:table-cell table:formula="of:=[.B307]-([.B$101]-[.B$793])/692" office:value-type="float" office:value="90.0760115606923">
            <text:p>90,0760115607</text:p>
          </table:table-cell>
          <table:table-cell table:formula="of:=[.C307]-([.C$101]-[.C$793])/692" office:value-type="float" office:value="29.7375722543354">
            <text:p>29,7375722543</text:p>
          </table:table-cell>
          <table:table-cell table:formula="of:=[.D307]-([.D$101]-[.D$793])/692" office:value-type="float" office:value="27.9914739884392">
            <text:p>27,9914739884</text:p>
          </table:table-cell>
        </table:table-row>
        <table:table-row table:style-name="ro1">
          <table:table-cell office:value-type="date" office:date-value="2018-12-31">
            <text:p>31.12.2018</text:p>
          </table:table-cell>
          <table:table-cell table:formula="of:=[.B308]-([.B$101]-[.B$793])/692" office:value-type="float" office:value="90.0826589595362">
            <text:p>90,0826589595</text:p>
          </table:table-cell>
          <table:table-cell table:formula="of:=[.C308]-([.C$101]-[.C$793])/692" office:value-type="float" office:value="29.74161849711">
            <text:p>29,7416184971</text:p>
          </table:table-cell>
          <table:table-cell table:formula="of:=[.D308]-([.D$101]-[.D$793])/692" office:value-type="float" office:value="27.9890173410404">
            <text:p>27,989017341</text:p>
          </table:table-cell>
        </table:table-row>
        <table:table-row table:style-name="ro1">
          <table:table-cell office:value-type="date" office:date-value="2019-01-01">
            <text:p>1.01.2019</text:p>
          </table:table-cell>
          <table:table-cell table:formula="of:=[.B309]-([.B$101]-[.B$793])/692" office:value-type="float" office:value="90.0893063583802">
            <text:p>90,0893063584</text:p>
          </table:table-cell>
          <table:table-cell table:formula="of:=[.C309]-([.C$101]-[.C$793])/692" office:value-type="float" office:value="29.7456647398846">
            <text:p>29,7456647399</text:p>
          </table:table-cell>
          <table:table-cell table:formula="of:=[.D309]-([.D$101]-[.D$793])/692" office:value-type="float" office:value="27.9865606936415">
            <text:p>27,9865606936</text:p>
          </table:table-cell>
        </table:table-row>
        <table:table-row table:style-name="ro1">
          <table:table-cell office:value-type="date" office:date-value="2019-01-02">
            <text:p>2.01.2019</text:p>
          </table:table-cell>
          <table:table-cell table:formula="of:=[.B310]-([.B$101]-[.B$793])/692" office:value-type="float" office:value="90.0959537572241">
            <text:p>90,0959537572</text:p>
          </table:table-cell>
          <table:table-cell table:formula="of:=[.C310]-([.C$101]-[.C$793])/692" office:value-type="float" office:value="29.7497109826591">
            <text:p>29,7497109827</text:p>
          </table:table-cell>
          <table:table-cell table:formula="of:=[.D310]-([.D$101]-[.D$793])/692" office:value-type="float" office:value="27.9841040462427">
            <text:p>27,9841040462</text:p>
          </table:table-cell>
        </table:table-row>
        <table:table-row table:style-name="ro1">
          <table:table-cell office:value-type="date" office:date-value="2019-01-03">
            <text:p>3.01.2019</text:p>
          </table:table-cell>
          <table:table-cell table:formula="of:=[.B311]-([.B$101]-[.B$793])/692" office:value-type="float" office:value="90.102601156068">
            <text:p>90,1026011561</text:p>
          </table:table-cell>
          <table:table-cell table:formula="of:=[.C311]-([.C$101]-[.C$793])/692" office:value-type="float" office:value="29.7537572254337">
            <text:p>29,7537572254</text:p>
          </table:table-cell>
          <table:table-cell table:formula="of:=[.D311]-([.D$101]-[.D$793])/692" office:value-type="float" office:value="27.9816473988438">
            <text:p>27,9816473988</text:p>
          </table:table-cell>
        </table:table-row>
        <table:table-row table:style-name="ro1">
          <table:table-cell office:value-type="date" office:date-value="2019-01-04">
            <text:p>4.01.2019</text:p>
          </table:table-cell>
          <table:table-cell table:formula="of:=[.B312]-([.B$101]-[.B$793])/692" office:value-type="float" office:value="90.1092485549119">
            <text:p>90,1092485549</text:p>
          </table:table-cell>
          <table:table-cell table:formula="of:=[.C312]-([.C$101]-[.C$793])/692" office:value-type="float" office:value="29.7578034682083">
            <text:p>29,7578034682</text:p>
          </table:table-cell>
          <table:table-cell table:formula="of:=[.D312]-([.D$101]-[.D$793])/692" office:value-type="float" office:value="27.979190751445">
            <text:p>27,9791907514</text:p>
          </table:table-cell>
        </table:table-row>
        <table:table-row table:style-name="ro1">
          <table:table-cell office:value-type="date" office:date-value="2019-01-05">
            <text:p>5.01.2019</text:p>
          </table:table-cell>
          <table:table-cell table:formula="of:=[.B313]-([.B$101]-[.B$793])/692" office:value-type="float" office:value="90.1158959537559">
            <text:p>90,1158959538</text:p>
          </table:table-cell>
          <table:table-cell table:formula="of:=[.C313]-([.C$101]-[.C$793])/692" office:value-type="float" office:value="29.7618497109828">
            <text:p>29,761849711</text:p>
          </table:table-cell>
          <table:table-cell table:formula="of:=[.D313]-([.D$101]-[.D$793])/692" office:value-type="float" office:value="27.9767341040462">
            <text:p>27,976734104</text:p>
          </table:table-cell>
        </table:table-row>
        <table:table-row table:style-name="ro1">
          <table:table-cell office:value-type="date" office:date-value="2019-01-06">
            <text:p>6.01.2019</text:p>
          </table:table-cell>
          <table:table-cell table:formula="of:=[.B314]-([.B$101]-[.B$793])/692" office:value-type="float" office:value="90.1225433525998">
            <text:p>90,1225433526</text:p>
          </table:table-cell>
          <table:table-cell table:formula="of:=[.C314]-([.C$101]-[.C$793])/692" office:value-type="float" office:value="29.7658959537574">
            <text:p>29,7658959538</text:p>
          </table:table-cell>
          <table:table-cell table:formula="of:=[.D314]-([.D$101]-[.D$793])/692" office:value-type="float" office:value="27.9742774566473">
            <text:p>27,9742774566</text:p>
          </table:table-cell>
        </table:table-row>
        <table:table-row table:style-name="ro1">
          <table:table-cell office:value-type="date" office:date-value="2019-01-07">
            <text:p>7.01.2019</text:p>
          </table:table-cell>
          <table:table-cell table:formula="of:=[.B315]-([.B$101]-[.B$793])/692" office:value-type="float" office:value="90.1291907514437">
            <text:p>90,1291907514</text:p>
          </table:table-cell>
          <table:table-cell table:formula="of:=[.C315]-([.C$101]-[.C$793])/692" office:value-type="float" office:value="29.769942196532">
            <text:p>29,7699421965</text:p>
          </table:table-cell>
          <table:table-cell table:formula="of:=[.D315]-([.D$101]-[.D$793])/692" office:value-type="float" office:value="27.9718208092485">
            <text:p>27,9718208092</text:p>
          </table:table-cell>
        </table:table-row>
        <table:table-row table:style-name="ro1">
          <table:table-cell office:value-type="date" office:date-value="2019-01-08">
            <text:p>8.01.2019</text:p>
          </table:table-cell>
          <table:table-cell table:formula="of:=[.B316]-([.B$101]-[.B$793])/692" office:value-type="float" office:value="90.1358381502876">
            <text:p>90,1358381503</text:p>
          </table:table-cell>
          <table:table-cell table:formula="of:=[.C316]-([.C$101]-[.C$793])/692" office:value-type="float" office:value="29.7739884393065">
            <text:p>29,7739884393</text:p>
          </table:table-cell>
          <table:table-cell table:formula="of:=[.D316]-([.D$101]-[.D$793])/692" office:value-type="float" office:value="27.9693641618496">
            <text:p>27,9693641618</text:p>
          </table:table-cell>
        </table:table-row>
        <table:table-row table:style-name="ro1">
          <table:table-cell office:value-type="date" office:date-value="2019-01-09">
            <text:p>9.01.2019</text:p>
          </table:table-cell>
          <table:table-cell table:formula="of:=[.B317]-([.B$101]-[.B$793])/692" office:value-type="float" office:value="90.1424855491316">
            <text:p>90,1424855491</text:p>
          </table:table-cell>
          <table:table-cell table:formula="of:=[.C317]-([.C$101]-[.C$793])/692" office:value-type="float" office:value="29.7780346820811">
            <text:p>29,7780346821</text:p>
          </table:table-cell>
          <table:table-cell table:formula="of:=[.D317]-([.D$101]-[.D$793])/692" office:value-type="float" office:value="27.9669075144508">
            <text:p>27,9669075145</text:p>
          </table:table-cell>
        </table:table-row>
        <table:table-row table:style-name="ro1">
          <table:table-cell office:value-type="date" office:date-value="2019-01-10">
            <text:p>10.01.2019</text:p>
          </table:table-cell>
          <table:table-cell table:formula="of:=[.B318]-([.B$101]-[.B$793])/692" office:value-type="float" office:value="90.1491329479755">
            <text:p>90,149132948</text:p>
          </table:table-cell>
          <table:table-cell table:formula="of:=[.C318]-([.C$101]-[.C$793])/692" office:value-type="float" office:value="29.7820809248557">
            <text:p>29,7820809249</text:p>
          </table:table-cell>
          <table:table-cell table:formula="of:=[.D318]-([.D$101]-[.D$793])/692" office:value-type="float" office:value="27.9644508670519">
            <text:p>27,9644508671</text:p>
          </table:table-cell>
        </table:table-row>
        <table:table-row table:style-name="ro1">
          <table:table-cell office:value-type="date" office:date-value="2019-01-11">
            <text:p>11.01.2019</text:p>
          </table:table-cell>
          <table:table-cell table:formula="of:=[.B319]-([.B$101]-[.B$793])/692" office:value-type="float" office:value="90.1557803468194">
            <text:p>90,1557803468</text:p>
          </table:table-cell>
          <table:table-cell table:formula="of:=[.C319]-([.C$101]-[.C$793])/692" office:value-type="float" office:value="29.7861271676302">
            <text:p>29,7861271676</text:p>
          </table:table-cell>
          <table:table-cell table:formula="of:=[.D319]-([.D$101]-[.D$793])/692" office:value-type="float" office:value="27.9619942196531">
            <text:p>27,9619942197</text:p>
          </table:table-cell>
        </table:table-row>
        <table:table-row table:style-name="ro1">
          <table:table-cell office:value-type="date" office:date-value="2019-01-12">
            <text:p>12.01.2019</text:p>
          </table:table-cell>
          <table:table-cell table:formula="of:=[.B320]-([.B$101]-[.B$793])/692" office:value-type="float" office:value="90.1624277456633">
            <text:p>90,1624277457</text:p>
          </table:table-cell>
          <table:table-cell table:formula="of:=[.C320]-([.C$101]-[.C$793])/692" office:value-type="float" office:value="29.7901734104048">
            <text:p>29,7901734104</text:p>
          </table:table-cell>
          <table:table-cell table:formula="of:=[.D320]-([.D$101]-[.D$793])/692" office:value-type="float" office:value="27.9595375722542">
            <text:p>27,9595375723</text:p>
          </table:table-cell>
        </table:table-row>
        <table:table-row table:style-name="ro1">
          <table:table-cell office:value-type="date" office:date-value="2019-01-13">
            <text:p>13.01.2019</text:p>
          </table:table-cell>
          <table:table-cell table:formula="of:=[.B321]-([.B$101]-[.B$793])/692" office:value-type="float" office:value="90.1690751445073">
            <text:p>90,1690751445</text:p>
          </table:table-cell>
          <table:table-cell table:formula="of:=[.C321]-([.C$101]-[.C$793])/692" office:value-type="float" office:value="29.7942196531794">
            <text:p>29,7942196532</text:p>
          </table:table-cell>
          <table:table-cell table:formula="of:=[.D321]-([.D$101]-[.D$793])/692" office:value-type="float" office:value="27.9570809248554">
            <text:p>27,9570809249</text:p>
          </table:table-cell>
        </table:table-row>
        <table:table-row table:style-name="ro1">
          <table:table-cell office:value-type="date" office:date-value="2019-01-14">
            <text:p>14.01.2019</text:p>
          </table:table-cell>
          <table:table-cell table:formula="of:=[.B322]-([.B$101]-[.B$793])/692" office:value-type="float" office:value="90.1757225433512">
            <text:p>90,1757225434</text:p>
          </table:table-cell>
          <table:table-cell table:formula="of:=[.C322]-([.C$101]-[.C$793])/692" office:value-type="float" office:value="29.7982658959539">
            <text:p>29,798265896</text:p>
          </table:table-cell>
          <table:table-cell table:formula="of:=[.D322]-([.D$101]-[.D$793])/692" office:value-type="float" office:value="27.9546242774566">
            <text:p>27,9546242775</text:p>
          </table:table-cell>
        </table:table-row>
        <table:table-row table:style-name="ro1">
          <table:table-cell office:value-type="date" office:date-value="2019-01-15">
            <text:p>15.01.2019</text:p>
          </table:table-cell>
          <table:table-cell table:formula="of:=[.B323]-([.B$101]-[.B$793])/692" office:value-type="float" office:value="90.1823699421951">
            <text:p>90,1823699422</text:p>
          </table:table-cell>
          <table:table-cell table:formula="of:=[.C323]-([.C$101]-[.C$793])/692" office:value-type="float" office:value="29.8023121387285">
            <text:p>29,8023121387</text:p>
          </table:table-cell>
          <table:table-cell table:formula="of:=[.D323]-([.D$101]-[.D$793])/692" office:value-type="float" office:value="27.9521676300577">
            <text:p>27,9521676301</text:p>
          </table:table-cell>
        </table:table-row>
        <table:table-row table:style-name="ro1">
          <table:table-cell office:value-type="date" office:date-value="2019-01-16">
            <text:p>16.01.2019</text:p>
          </table:table-cell>
          <table:table-cell table:formula="of:=[.B324]-([.B$101]-[.B$793])/692" office:value-type="float" office:value="90.189017341039">
            <text:p>90,189017341</text:p>
          </table:table-cell>
          <table:table-cell table:formula="of:=[.C324]-([.C$101]-[.C$793])/692" office:value-type="float" office:value="29.8063583815031">
            <text:p>29,8063583815</text:p>
          </table:table-cell>
          <table:table-cell table:formula="of:=[.D324]-([.D$101]-[.D$793])/692" office:value-type="float" office:value="27.9497109826589">
            <text:p>27,9497109827</text:p>
          </table:table-cell>
        </table:table-row>
        <table:table-row table:style-name="ro1">
          <table:table-cell office:value-type="date" office:date-value="2019-01-17">
            <text:p>17.01.2019</text:p>
          </table:table-cell>
          <table:table-cell table:formula="of:=[.B325]-([.B$101]-[.B$793])/692" office:value-type="float" office:value="90.195664739883">
            <text:p>90,1956647399</text:p>
          </table:table-cell>
          <table:table-cell table:formula="of:=[.C325]-([.C$101]-[.C$793])/692" office:value-type="float" office:value="29.8104046242776">
            <text:p>29,8104046243</text:p>
          </table:table-cell>
          <table:table-cell table:formula="of:=[.D325]-([.D$101]-[.D$793])/692" office:value-type="float" office:value="27.94725433526">
            <text:p>27,9472543353</text:p>
          </table:table-cell>
        </table:table-row>
        <table:table-row table:style-name="ro1">
          <table:table-cell office:value-type="date" office:date-value="2019-01-18">
            <text:p>18.01.2019</text:p>
          </table:table-cell>
          <table:table-cell table:formula="of:=[.B326]-([.B$101]-[.B$793])/692" office:value-type="float" office:value="90.2023121387269">
            <text:p>90,2023121387</text:p>
          </table:table-cell>
          <table:table-cell table:formula="of:=[.C326]-([.C$101]-[.C$793])/692" office:value-type="float" office:value="29.8144508670522">
            <text:p>29,8144508671</text:p>
          </table:table-cell>
          <table:table-cell table:formula="of:=[.D326]-([.D$101]-[.D$793])/692" office:value-type="float" office:value="27.9447976878612">
            <text:p>27,9447976879</text:p>
          </table:table-cell>
        </table:table-row>
        <table:table-row table:style-name="ro1">
          <table:table-cell office:value-type="date" office:date-value="2019-01-19">
            <text:p>19.01.2019</text:p>
          </table:table-cell>
          <table:table-cell table:formula="of:=[.B327]-([.B$101]-[.B$793])/692" office:value-type="float" office:value="90.2089595375708">
            <text:p>90,2089595376</text:p>
          </table:table-cell>
          <table:table-cell table:formula="of:=[.C327]-([.C$101]-[.C$793])/692" office:value-type="float" office:value="29.8184971098268">
            <text:p>29,8184971098</text:p>
          </table:table-cell>
          <table:table-cell table:formula="of:=[.D327]-([.D$101]-[.D$793])/692" office:value-type="float" office:value="27.9423410404623">
            <text:p>27,9423410405</text:p>
          </table:table-cell>
        </table:table-row>
        <table:table-row table:style-name="ro1">
          <table:table-cell office:value-type="date" office:date-value="2019-01-20">
            <text:p>20.01.2019</text:p>
          </table:table-cell>
          <table:table-cell table:formula="of:=[.B328]-([.B$101]-[.B$793])/692" office:value-type="float" office:value="90.2156069364147">
            <text:p>90,2156069364</text:p>
          </table:table-cell>
          <table:table-cell table:formula="of:=[.C328]-([.C$101]-[.C$793])/692" office:value-type="float" office:value="29.8225433526013">
            <text:p>29,8225433526</text:p>
          </table:table-cell>
          <table:table-cell table:formula="of:=[.D328]-([.D$101]-[.D$793])/692" office:value-type="float" office:value="27.9398843930635">
            <text:p>27,9398843931</text:p>
          </table:table-cell>
        </table:table-row>
        <table:table-row table:style-name="ro1">
          <table:table-cell office:value-type="date" office:date-value="2019-01-21">
            <text:p>21.01.2019</text:p>
          </table:table-cell>
          <table:table-cell table:formula="of:=[.B329]-([.B$101]-[.B$793])/692" office:value-type="float" office:value="90.2222543352587">
            <text:p>90,2222543353</text:p>
          </table:table-cell>
          <table:table-cell table:formula="of:=[.C329]-([.C$101]-[.C$793])/692" office:value-type="float" office:value="29.8265895953759">
            <text:p>29,8265895954</text:p>
          </table:table-cell>
          <table:table-cell table:formula="of:=[.D329]-([.D$101]-[.D$793])/692" office:value-type="float" office:value="27.9374277456647">
            <text:p>27,9374277457</text:p>
          </table:table-cell>
        </table:table-row>
        <table:table-row table:style-name="ro1">
          <table:table-cell office:value-type="date" office:date-value="2019-01-22">
            <text:p>22.01.2019</text:p>
          </table:table-cell>
          <table:table-cell table:formula="of:=[.B330]-([.B$101]-[.B$793])/692" office:value-type="float" office:value="90.2289017341026">
            <text:p>90,2289017341</text:p>
          </table:table-cell>
          <table:table-cell table:formula="of:=[.C330]-([.C$101]-[.C$793])/692" office:value-type="float" office:value="29.8306358381505">
            <text:p>29,8306358382</text:p>
          </table:table-cell>
          <table:table-cell table:formula="of:=[.D330]-([.D$101]-[.D$793])/692" office:value-type="float" office:value="27.9349710982658">
            <text:p>27,9349710983</text:p>
          </table:table-cell>
        </table:table-row>
        <table:table-row table:style-name="ro1">
          <table:table-cell office:value-type="date" office:date-value="2019-01-23">
            <text:p>23.01.2019</text:p>
          </table:table-cell>
          <table:table-cell table:formula="of:=[.B331]-([.B$101]-[.B$793])/692" office:value-type="float" office:value="90.2355491329465">
            <text:p>90,2355491329</text:p>
          </table:table-cell>
          <table:table-cell table:formula="of:=[.C331]-([.C$101]-[.C$793])/692" office:value-type="float" office:value="29.8346820809251">
            <text:p>29,8346820809</text:p>
          </table:table-cell>
          <table:table-cell table:formula="of:=[.D331]-([.D$101]-[.D$793])/692" office:value-type="float" office:value="27.932514450867">
            <text:p>27,9325144509</text:p>
          </table:table-cell>
        </table:table-row>
        <table:table-row table:style-name="ro1">
          <table:table-cell office:value-type="date" office:date-value="2019-01-24">
            <text:p>24.01.2019</text:p>
          </table:table-cell>
          <table:table-cell table:formula="of:=[.B332]-([.B$101]-[.B$793])/692" office:value-type="float" office:value="90.2421965317904">
            <text:p>90,2421965318</text:p>
          </table:table-cell>
          <table:table-cell table:formula="of:=[.C332]-([.C$101]-[.C$793])/692" office:value-type="float" office:value="29.8387283236996">
            <text:p>29,8387283237</text:p>
          </table:table-cell>
          <table:table-cell table:formula="of:=[.D332]-([.D$101]-[.D$793])/692" office:value-type="float" office:value="27.9300578034681">
            <text:p>27,9300578035</text:p>
          </table:table-cell>
        </table:table-row>
        <table:table-row table:style-name="ro1">
          <table:table-cell office:value-type="date" office:date-value="2019-01-25">
            <text:p>25.01.2019</text:p>
          </table:table-cell>
          <table:table-cell table:formula="of:=[.B333]-([.B$101]-[.B$793])/692" office:value-type="float" office:value="90.2488439306343">
            <text:p>90,2488439306</text:p>
          </table:table-cell>
          <table:table-cell table:formula="of:=[.C333]-([.C$101]-[.C$793])/692" office:value-type="float" office:value="29.8427745664742">
            <text:p>29,8427745665</text:p>
          </table:table-cell>
          <table:table-cell table:formula="of:=[.D333]-([.D$101]-[.D$793])/692" office:value-type="float" office:value="27.9276011560693">
            <text:p>27,9276011561</text:p>
          </table:table-cell>
        </table:table-row>
        <table:table-row table:style-name="ro1">
          <table:table-cell office:value-type="date" office:date-value="2019-01-26">
            <text:p>26.01.2019</text:p>
          </table:table-cell>
          <table:table-cell table:formula="of:=[.B334]-([.B$101]-[.B$793])/692" office:value-type="float" office:value="90.2554913294783">
            <text:p>90,2554913295</text:p>
          </table:table-cell>
          <table:table-cell table:formula="of:=[.C334]-([.C$101]-[.C$793])/692" office:value-type="float" office:value="29.8468208092488">
            <text:p>29,8468208092</text:p>
          </table:table-cell>
          <table:table-cell table:formula="of:=[.D334]-([.D$101]-[.D$793])/692" office:value-type="float" office:value="27.9251445086704">
            <text:p>27,9251445087</text:p>
          </table:table-cell>
        </table:table-row>
        <table:table-row table:style-name="ro1">
          <table:table-cell office:value-type="date" office:date-value="2019-01-27">
            <text:p>27.01.2019</text:p>
          </table:table-cell>
          <table:table-cell table:formula="of:=[.B335]-([.B$101]-[.B$793])/692" office:value-type="float" office:value="90.2621387283222">
            <text:p>90,2621387283</text:p>
          </table:table-cell>
          <table:table-cell table:formula="of:=[.C335]-([.C$101]-[.C$793])/692" office:value-type="float" office:value="29.8508670520233">
            <text:p>29,850867052</text:p>
          </table:table-cell>
          <table:table-cell table:formula="of:=[.D335]-([.D$101]-[.D$793])/692" office:value-type="float" office:value="27.9226878612716">
            <text:p>27,9226878613</text:p>
          </table:table-cell>
        </table:table-row>
        <table:table-row table:style-name="ro1">
          <table:table-cell office:value-type="date" office:date-value="2019-01-28">
            <text:p>28.01.2019</text:p>
          </table:table-cell>
          <table:table-cell table:formula="of:=[.B336]-([.B$101]-[.B$793])/692" office:value-type="float" office:value="90.2687861271661">
            <text:p>90,2687861272</text:p>
          </table:table-cell>
          <table:table-cell table:formula="of:=[.C336]-([.C$101]-[.C$793])/692" office:value-type="float" office:value="29.8549132947979">
            <text:p>29,8549132948</text:p>
          </table:table-cell>
          <table:table-cell table:formula="of:=[.D336]-([.D$101]-[.D$793])/692" office:value-type="float" office:value="27.9202312138727">
            <text:p>27,9202312139</text:p>
          </table:table-cell>
        </table:table-row>
        <table:table-row table:style-name="ro1">
          <table:table-cell office:value-type="date" office:date-value="2019-01-29">
            <text:p>29.01.2019</text:p>
          </table:table-cell>
          <table:table-cell table:formula="of:=[.B337]-([.B$101]-[.B$793])/692" office:value-type="float" office:value="90.27543352601">
            <text:p>90,275433526</text:p>
          </table:table-cell>
          <table:table-cell table:formula="of:=[.C337]-([.C$101]-[.C$793])/692" office:value-type="float" office:value="29.8589595375725">
            <text:p>29,8589595376</text:p>
          </table:table-cell>
          <table:table-cell table:formula="of:=[.D337]-([.D$101]-[.D$793])/692" office:value-type="float" office:value="27.9177745664739">
            <text:p>27,9177745665</text:p>
          </table:table-cell>
        </table:table-row>
        <table:table-row table:style-name="ro1">
          <table:table-cell office:value-type="date" office:date-value="2019-01-30">
            <text:p>30.01.2019</text:p>
          </table:table-cell>
          <table:table-cell table:formula="of:=[.B338]-([.B$101]-[.B$793])/692" office:value-type="float" office:value="90.282080924854">
            <text:p>90,2820809249</text:p>
          </table:table-cell>
          <table:table-cell table:formula="of:=[.C338]-([.C$101]-[.C$793])/692" office:value-type="float" office:value="29.863005780347">
            <text:p>29,8630057803</text:p>
          </table:table-cell>
          <table:table-cell table:formula="of:=[.D338]-([.D$101]-[.D$793])/692" office:value-type="float" office:value="27.915317919075">
            <text:p>27,9153179191</text:p>
          </table:table-cell>
        </table:table-row>
        <table:table-row table:style-name="ro1">
          <table:table-cell office:value-type="date" office:date-value="2019-01-31">
            <text:p>31.01.2019</text:p>
          </table:table-cell>
          <table:table-cell table:formula="of:=[.B339]-([.B$101]-[.B$793])/692" office:value-type="float" office:value="90.2887283236979">
            <text:p>90,2887283237</text:p>
          </table:table-cell>
          <table:table-cell table:formula="of:=[.C339]-([.C$101]-[.C$793])/692" office:value-type="float" office:value="29.8670520231216">
            <text:p>29,8670520231</text:p>
          </table:table-cell>
          <table:table-cell table:formula="of:=[.D339]-([.D$101]-[.D$793])/692" office:value-type="float" office:value="27.9128612716762">
            <text:p>27,9128612717</text:p>
          </table:table-cell>
        </table:table-row>
        <table:table-row table:style-name="ro1">
          <table:table-cell office:value-type="date" office:date-value="2019-02-01">
            <text:p>1.02.2019</text:p>
          </table:table-cell>
          <table:table-cell table:formula="of:=[.B340]-([.B$101]-[.B$793])/692" office:value-type="float" office:value="90.2953757225418">
            <text:p>90,2953757225</text:p>
          </table:table-cell>
          <table:table-cell table:formula="of:=[.C340]-([.C$101]-[.C$793])/692" office:value-type="float" office:value="29.8710982658962">
            <text:p>29,8710982659</text:p>
          </table:table-cell>
          <table:table-cell table:formula="of:=[.D340]-([.D$101]-[.D$793])/692" office:value-type="float" office:value="27.9104046242774">
            <text:p>27,9104046243</text:p>
          </table:table-cell>
        </table:table-row>
        <table:table-row table:style-name="ro1">
          <table:table-cell office:value-type="date" office:date-value="2019-02-02">
            <text:p>2.02.2019</text:p>
          </table:table-cell>
          <table:table-cell table:formula="of:=[.B341]-([.B$101]-[.B$793])/692" office:value-type="float" office:value="90.3020231213857">
            <text:p>90,3020231214</text:p>
          </table:table-cell>
          <table:table-cell table:formula="of:=[.C341]-([.C$101]-[.C$793])/692" office:value-type="float" office:value="29.8751445086707">
            <text:p>29,8751445087</text:p>
          </table:table-cell>
          <table:table-cell table:formula="of:=[.D341]-([.D$101]-[.D$793])/692" office:value-type="float" office:value="27.9079479768785">
            <text:p>27,9079479769</text:p>
          </table:table-cell>
        </table:table-row>
        <table:table-row table:style-name="ro1">
          <table:table-cell office:value-type="date" office:date-value="2019-02-03">
            <text:p>3.02.2019</text:p>
          </table:table-cell>
          <table:table-cell table:formula="of:=[.B342]-([.B$101]-[.B$793])/692" office:value-type="float" office:value="90.3086705202297">
            <text:p>90,3086705202</text:p>
          </table:table-cell>
          <table:table-cell table:formula="of:=[.C342]-([.C$101]-[.C$793])/692" office:value-type="float" office:value="29.8791907514453">
            <text:p>29,8791907514</text:p>
          </table:table-cell>
          <table:table-cell table:formula="of:=[.D342]-([.D$101]-[.D$793])/692" office:value-type="float" office:value="27.9054913294797">
            <text:p>27,9054913295</text:p>
          </table:table-cell>
        </table:table-row>
        <table:table-row table:style-name="ro1">
          <table:table-cell office:value-type="date" office:date-value="2019-02-04">
            <text:p>4.02.2019</text:p>
          </table:table-cell>
          <table:table-cell table:formula="of:=[.B343]-([.B$101]-[.B$793])/692" office:value-type="float" office:value="90.3153179190736">
            <text:p>90,3153179191</text:p>
          </table:table-cell>
          <table:table-cell table:formula="of:=[.C343]-([.C$101]-[.C$793])/692" office:value-type="float" office:value="29.8832369942199">
            <text:p>29,8832369942</text:p>
          </table:table-cell>
          <table:table-cell table:formula="of:=[.D343]-([.D$101]-[.D$793])/692" office:value-type="float" office:value="27.9030346820808">
            <text:p>27,9030346821</text:p>
          </table:table-cell>
        </table:table-row>
        <table:table-row table:style-name="ro1">
          <table:table-cell office:value-type="date" office:date-value="2019-02-05">
            <text:p>5.02.2019</text:p>
          </table:table-cell>
          <table:table-cell table:formula="of:=[.B344]-([.B$101]-[.B$793])/692" office:value-type="float" office:value="90.3219653179175">
            <text:p>90,3219653179</text:p>
          </table:table-cell>
          <table:table-cell table:formula="of:=[.C344]-([.C$101]-[.C$793])/692" office:value-type="float" office:value="29.8872832369944">
            <text:p>29,887283237</text:p>
          </table:table-cell>
          <table:table-cell table:formula="of:=[.D344]-([.D$101]-[.D$793])/692" office:value-type="float" office:value="27.900578034682">
            <text:p>27,9005780347</text:p>
          </table:table-cell>
        </table:table-row>
        <table:table-row table:style-name="ro1">
          <table:table-cell office:value-type="date" office:date-value="2019-02-06">
            <text:p>6.02.2019</text:p>
          </table:table-cell>
          <table:table-cell table:formula="of:=[.B345]-([.B$101]-[.B$793])/692" office:value-type="float" office:value="90.3286127167614">
            <text:p>90,3286127168</text:p>
          </table:table-cell>
          <table:table-cell table:formula="of:=[.C345]-([.C$101]-[.C$793])/692" office:value-type="float" office:value="29.891329479769">
            <text:p>29,8913294798</text:p>
          </table:table-cell>
          <table:table-cell table:formula="of:=[.D345]-([.D$101]-[.D$793])/692" office:value-type="float" office:value="27.8981213872831">
            <text:p>27,8981213873</text:p>
          </table:table-cell>
        </table:table-row>
        <table:table-row table:style-name="ro1">
          <table:table-cell office:value-type="date" office:date-value="2019-02-07">
            <text:p>7.02.2019</text:p>
          </table:table-cell>
          <table:table-cell table:formula="of:=[.B346]-([.B$101]-[.B$793])/692" office:value-type="float" office:value="90.3352601156054">
            <text:p>90,3352601156</text:p>
          </table:table-cell>
          <table:table-cell table:formula="of:=[.C346]-([.C$101]-[.C$793])/692" office:value-type="float" office:value="29.8953757225436">
            <text:p>29,8953757225</text:p>
          </table:table-cell>
          <table:table-cell table:formula="of:=[.D346]-([.D$101]-[.D$793])/692" office:value-type="float" office:value="27.8956647398843">
            <text:p>27,8956647399</text:p>
          </table:table-cell>
        </table:table-row>
        <table:table-row table:style-name="ro1">
          <table:table-cell office:value-type="date" office:date-value="2019-02-08">
            <text:p>8.02.2019</text:p>
          </table:table-cell>
          <table:table-cell table:formula="of:=[.B347]-([.B$101]-[.B$793])/692" office:value-type="float" office:value="90.3419075144493">
            <text:p>90,3419075144</text:p>
          </table:table-cell>
          <table:table-cell table:formula="of:=[.C347]-([.C$101]-[.C$793])/692" office:value-type="float" office:value="29.8994219653181">
            <text:p>29,8994219653</text:p>
          </table:table-cell>
          <table:table-cell table:formula="of:=[.D347]-([.D$101]-[.D$793])/692" office:value-type="float" office:value="27.8932080924854">
            <text:p>27,8932080925</text:p>
          </table:table-cell>
        </table:table-row>
        <table:table-row table:style-name="ro1">
          <table:table-cell office:value-type="date" office:date-value="2019-02-09">
            <text:p>9.02.2019</text:p>
          </table:table-cell>
          <table:table-cell table:formula="of:=[.B348]-([.B$101]-[.B$793])/692" office:value-type="float" office:value="90.3485549132932">
            <text:p>90,3485549133</text:p>
          </table:table-cell>
          <table:table-cell table:formula="of:=[.C348]-([.C$101]-[.C$793])/692" office:value-type="float" office:value="29.9034682080927">
            <text:p>29,9034682081</text:p>
          </table:table-cell>
          <table:table-cell table:formula="of:=[.D348]-([.D$101]-[.D$793])/692" office:value-type="float" office:value="27.8907514450866">
            <text:p>27,8907514451</text:p>
          </table:table-cell>
        </table:table-row>
        <table:table-row table:style-name="ro1">
          <table:table-cell office:value-type="date" office:date-value="2019-02-10">
            <text:p>10.02.2019</text:p>
          </table:table-cell>
          <table:table-cell table:formula="of:=[.B349]-([.B$101]-[.B$793])/692" office:value-type="float" office:value="90.3552023121371">
            <text:p>90,3552023121</text:p>
          </table:table-cell>
          <table:table-cell table:formula="of:=[.C349]-([.C$101]-[.C$793])/692" office:value-type="float" office:value="29.9075144508673">
            <text:p>29,9075144509</text:p>
          </table:table-cell>
          <table:table-cell table:formula="of:=[.D349]-([.D$101]-[.D$793])/692" office:value-type="float" office:value="27.8882947976878">
            <text:p>27,8882947977</text:p>
          </table:table-cell>
        </table:table-row>
        <table:table-row table:style-name="ro1">
          <table:table-cell office:value-type="date" office:date-value="2019-02-11">
            <text:p>11.02.2019</text:p>
          </table:table-cell>
          <table:table-cell table:formula="of:=[.B350]-([.B$101]-[.B$793])/692" office:value-type="float" office:value="90.3618497109811">
            <text:p>90,361849711</text:p>
          </table:table-cell>
          <table:table-cell table:formula="of:=[.C350]-([.C$101]-[.C$793])/692" office:value-type="float" office:value="29.9115606936418">
            <text:p>29,9115606936</text:p>
          </table:table-cell>
          <table:table-cell table:formula="of:=[.D350]-([.D$101]-[.D$793])/692" office:value-type="float" office:value="27.8858381502889">
            <text:p>27,8858381503</text:p>
          </table:table-cell>
        </table:table-row>
        <table:table-row table:style-name="ro1">
          <table:table-cell office:value-type="date" office:date-value="2019-02-12">
            <text:p>12.02.2019</text:p>
          </table:table-cell>
          <table:table-cell table:formula="of:=[.B351]-([.B$101]-[.B$793])/692" office:value-type="float" office:value="90.368497109825">
            <text:p>90,3684971098</text:p>
          </table:table-cell>
          <table:table-cell table:formula="of:=[.C351]-([.C$101]-[.C$793])/692" office:value-type="float" office:value="29.9156069364164">
            <text:p>29,9156069364</text:p>
          </table:table-cell>
          <table:table-cell table:formula="of:=[.D351]-([.D$101]-[.D$793])/692" office:value-type="float" office:value="27.8833815028901">
            <text:p>27,8833815029</text:p>
          </table:table-cell>
        </table:table-row>
        <table:table-row table:style-name="ro1">
          <table:table-cell office:value-type="date" office:date-value="2019-02-13">
            <text:p>13.02.2019</text:p>
          </table:table-cell>
          <table:table-cell table:formula="of:=[.B352]-([.B$101]-[.B$793])/692" office:value-type="float" office:value="90.3751445086689">
            <text:p>90,3751445087</text:p>
          </table:table-cell>
          <table:table-cell table:formula="of:=[.C352]-([.C$101]-[.C$793])/692" office:value-type="float" office:value="29.919653179191">
            <text:p>29,9196531792</text:p>
          </table:table-cell>
          <table:table-cell table:formula="of:=[.D352]-([.D$101]-[.D$793])/692" office:value-type="float" office:value="27.8809248554912">
            <text:p>27,8809248555</text:p>
          </table:table-cell>
        </table:table-row>
        <table:table-row table:style-name="ro1">
          <table:table-cell office:value-type="date" office:date-value="2019-02-14">
            <text:p>14.02.2019</text:p>
          </table:table-cell>
          <table:table-cell table:formula="of:=[.B353]-([.B$101]-[.B$793])/692" office:value-type="float" office:value="90.3817919075128">
            <text:p>90,3817919075</text:p>
          </table:table-cell>
          <table:table-cell table:formula="of:=[.C353]-([.C$101]-[.C$793])/692" office:value-type="float" office:value="29.9236994219655">
            <text:p>29,923699422</text:p>
          </table:table-cell>
          <table:table-cell table:formula="of:=[.D353]-([.D$101]-[.D$793])/692" office:value-type="float" office:value="27.8784682080924">
            <text:p>27,8784682081</text:p>
          </table:table-cell>
        </table:table-row>
        <table:table-row table:style-name="ro1">
          <table:table-cell office:value-type="date" office:date-value="2019-02-15">
            <text:p>15.02.2019</text:p>
          </table:table-cell>
          <table:table-cell table:formula="of:=[.B354]-([.B$101]-[.B$793])/692" office:value-type="float" office:value="90.3884393063568">
            <text:p>90,3884393064</text:p>
          </table:table-cell>
          <table:table-cell table:formula="of:=[.C354]-([.C$101]-[.C$793])/692" office:value-type="float" office:value="29.9277456647401">
            <text:p>29,9277456647</text:p>
          </table:table-cell>
          <table:table-cell table:formula="of:=[.D354]-([.D$101]-[.D$793])/692" office:value-type="float" office:value="27.8760115606935">
            <text:p>27,8760115607</text:p>
          </table:table-cell>
        </table:table-row>
        <table:table-row table:style-name="ro1">
          <table:table-cell office:value-type="date" office:date-value="2019-02-16">
            <text:p>16.02.2019</text:p>
          </table:table-cell>
          <table:table-cell table:formula="of:=[.B355]-([.B$101]-[.B$793])/692" office:value-type="float" office:value="90.3950867052007">
            <text:p>90,3950867052</text:p>
          </table:table-cell>
          <table:table-cell table:formula="of:=[.C355]-([.C$101]-[.C$793])/692" office:value-type="float" office:value="29.9317919075147">
            <text:p>29,9317919075</text:p>
          </table:table-cell>
          <table:table-cell table:formula="of:=[.D355]-([.D$101]-[.D$793])/692" office:value-type="float" office:value="27.8735549132947">
            <text:p>27,8735549133</text:p>
          </table:table-cell>
        </table:table-row>
        <table:table-row table:style-name="ro1">
          <table:table-cell office:value-type="date" office:date-value="2019-02-17">
            <text:p>17.02.2019</text:p>
          </table:table-cell>
          <table:table-cell table:formula="of:=[.B356]-([.B$101]-[.B$793])/692" office:value-type="float" office:value="90.4017341040446">
            <text:p>90,401734104</text:p>
          </table:table-cell>
          <table:table-cell table:formula="of:=[.C356]-([.C$101]-[.C$793])/692" office:value-type="float" office:value="29.9358381502892">
            <text:p>29,9358381503</text:p>
          </table:table-cell>
          <table:table-cell table:formula="of:=[.D356]-([.D$101]-[.D$793])/692" office:value-type="float" office:value="27.8710982658959">
            <text:p>27,8710982659</text:p>
          </table:table-cell>
        </table:table-row>
        <table:table-row table:style-name="ro1">
          <table:table-cell office:value-type="date" office:date-value="2019-02-18">
            <text:p>18.02.2019</text:p>
          </table:table-cell>
          <table:table-cell table:formula="of:=[.B357]-([.B$101]-[.B$793])/692" office:value-type="float" office:value="90.4083815028885">
            <text:p>90,4083815029</text:p>
          </table:table-cell>
          <table:table-cell table:formula="of:=[.C357]-([.C$101]-[.C$793])/692" office:value-type="float" office:value="29.9398843930638">
            <text:p>29,9398843931</text:p>
          </table:table-cell>
          <table:table-cell table:formula="of:=[.D357]-([.D$101]-[.D$793])/692" office:value-type="float" office:value="27.868641618497">
            <text:p>27,8686416185</text:p>
          </table:table-cell>
        </table:table-row>
        <table:table-row table:style-name="ro1">
          <table:table-cell office:value-type="date" office:date-value="2019-02-19">
            <text:p>19.02.2019</text:p>
          </table:table-cell>
          <table:table-cell table:formula="of:=[.B358]-([.B$101]-[.B$793])/692" office:value-type="float" office:value="90.4150289017325">
            <text:p>90,4150289017</text:p>
          </table:table-cell>
          <table:table-cell table:formula="of:=[.C358]-([.C$101]-[.C$793])/692" office:value-type="float" office:value="29.9439306358384">
            <text:p>29,9439306358</text:p>
          </table:table-cell>
          <table:table-cell table:formula="of:=[.D358]-([.D$101]-[.D$793])/692" office:value-type="float" office:value="27.8661849710982">
            <text:p>27,8661849711</text:p>
          </table:table-cell>
        </table:table-row>
        <table:table-row table:style-name="ro1">
          <table:table-cell office:value-type="date" office:date-value="2019-02-20">
            <text:p>20.02.2019</text:p>
          </table:table-cell>
          <table:table-cell table:formula="of:=[.B359]-([.B$101]-[.B$793])/692" office:value-type="float" office:value="90.4216763005764">
            <text:p>90,4216763006</text:p>
          </table:table-cell>
          <table:table-cell table:formula="of:=[.C359]-([.C$101]-[.C$793])/692" office:value-type="float" office:value="29.9479768786129">
            <text:p>29,9479768786</text:p>
          </table:table-cell>
          <table:table-cell table:formula="of:=[.D359]-([.D$101]-[.D$793])/692" office:value-type="float" office:value="27.8637283236993">
            <text:p>27,8637283237</text:p>
          </table:table-cell>
        </table:table-row>
        <table:table-row table:style-name="ro1">
          <table:table-cell office:value-type="date" office:date-value="2019-02-21">
            <text:p>21.02.2019</text:p>
          </table:table-cell>
          <table:table-cell table:formula="of:=[.B360]-([.B$101]-[.B$793])/692" office:value-type="float" office:value="90.4283236994203">
            <text:p>90,4283236994</text:p>
          </table:table-cell>
          <table:table-cell table:formula="of:=[.C360]-([.C$101]-[.C$793])/692" office:value-type="float" office:value="29.9520231213875">
            <text:p>29,9520231214</text:p>
          </table:table-cell>
          <table:table-cell table:formula="of:=[.D360]-([.D$101]-[.D$793])/692" office:value-type="float" office:value="27.8612716763005">
            <text:p>27,8612716763</text:p>
          </table:table-cell>
        </table:table-row>
        <table:table-row table:style-name="ro1">
          <table:table-cell office:value-type="date" office:date-value="2019-02-22">
            <text:p>22.02.2019</text:p>
          </table:table-cell>
          <table:table-cell table:formula="of:=[.B361]-([.B$101]-[.B$793])/692" office:value-type="float" office:value="90.4349710982642">
            <text:p>90,4349710983</text:p>
          </table:table-cell>
          <table:table-cell table:formula="of:=[.C361]-([.C$101]-[.C$793])/692" office:value-type="float" office:value="29.9560693641621">
            <text:p>29,9560693642</text:p>
          </table:table-cell>
          <table:table-cell table:formula="of:=[.D361]-([.D$101]-[.D$793])/692" office:value-type="float" office:value="27.8588150289016">
            <text:p>27,8588150289</text:p>
          </table:table-cell>
        </table:table-row>
        <table:table-row table:style-name="ro1">
          <table:table-cell office:value-type="date" office:date-value="2019-02-23">
            <text:p>23.02.2019</text:p>
          </table:table-cell>
          <table:table-cell table:formula="of:=[.B362]-([.B$101]-[.B$793])/692" office:value-type="float" office:value="90.4416184971081">
            <text:p>90,4416184971</text:p>
          </table:table-cell>
          <table:table-cell table:formula="of:=[.C362]-([.C$101]-[.C$793])/692" office:value-type="float" office:value="29.9601156069366">
            <text:p>29,9601156069</text:p>
          </table:table-cell>
          <table:table-cell table:formula="of:=[.D362]-([.D$101]-[.D$793])/692" office:value-type="float" office:value="27.8563583815028">
            <text:p>27,8563583815</text:p>
          </table:table-cell>
        </table:table-row>
        <table:table-row table:style-name="ro1">
          <table:table-cell office:value-type="date" office:date-value="2019-02-24">
            <text:p>24.02.2019</text:p>
          </table:table-cell>
          <table:table-cell table:formula="of:=[.B363]-([.B$101]-[.B$793])/692" office:value-type="float" office:value="90.4482658959521">
            <text:p>90,448265896</text:p>
          </table:table-cell>
          <table:table-cell table:formula="of:=[.C363]-([.C$101]-[.C$793])/692" office:value-type="float" office:value="29.9641618497112">
            <text:p>29,9641618497</text:p>
          </table:table-cell>
          <table:table-cell table:formula="of:=[.D363]-([.D$101]-[.D$793])/692" office:value-type="float" office:value="27.8539017341039">
            <text:p>27,8539017341</text:p>
          </table:table-cell>
        </table:table-row>
        <table:table-row table:style-name="ro1">
          <table:table-cell office:value-type="date" office:date-value="2019-02-25">
            <text:p>25.02.2019</text:p>
          </table:table-cell>
          <table:table-cell table:formula="of:=[.B364]-([.B$101]-[.B$793])/692" office:value-type="float" office:value="90.454913294796">
            <text:p>90,4549132948</text:p>
          </table:table-cell>
          <table:table-cell table:formula="of:=[.C364]-([.C$101]-[.C$793])/692" office:value-type="float" office:value="29.9682080924858">
            <text:p>29,9682080925</text:p>
          </table:table-cell>
          <table:table-cell table:formula="of:=[.D364]-([.D$101]-[.D$793])/692" office:value-type="float" office:value="27.8514450867051">
            <text:p>27,8514450867</text:p>
          </table:table-cell>
        </table:table-row>
        <table:table-row table:style-name="ro1">
          <table:table-cell office:value-type="date" office:date-value="2019-02-26">
            <text:p>26.02.2019</text:p>
          </table:table-cell>
          <table:table-cell table:formula="of:=[.B365]-([.B$101]-[.B$793])/692" office:value-type="float" office:value="90.4615606936399">
            <text:p>90,4615606936</text:p>
          </table:table-cell>
          <table:table-cell table:formula="of:=[.C365]-([.C$101]-[.C$793])/692" office:value-type="float" office:value="29.9722543352603">
            <text:p>29,9722543353</text:p>
          </table:table-cell>
          <table:table-cell table:formula="of:=[.D365]-([.D$101]-[.D$793])/692" office:value-type="float" office:value="27.8489884393063">
            <text:p>27,8489884393</text:p>
          </table:table-cell>
        </table:table-row>
        <table:table-row table:style-name="ro1">
          <table:table-cell office:value-type="date" office:date-value="2019-02-27">
            <text:p>27.02.2019</text:p>
          </table:table-cell>
          <table:table-cell table:formula="of:=[.B366]-([.B$101]-[.B$793])/692" office:value-type="float" office:value="90.4682080924838">
            <text:p>90,4682080925</text:p>
          </table:table-cell>
          <table:table-cell table:formula="of:=[.C366]-([.C$101]-[.C$793])/692" office:value-type="float" office:value="29.9763005780349">
            <text:p>29,976300578</text:p>
          </table:table-cell>
          <table:table-cell table:formula="of:=[.D366]-([.D$101]-[.D$793])/692" office:value-type="float" office:value="27.8465317919074">
            <text:p>27,8465317919</text:p>
          </table:table-cell>
        </table:table-row>
        <table:table-row table:style-name="ro1">
          <table:table-cell office:value-type="date" office:date-value="2019-02-28">
            <text:p>28.02.2019</text:p>
          </table:table-cell>
          <table:table-cell table:formula="of:=[.B367]-([.B$101]-[.B$793])/692" office:value-type="float" office:value="90.4748554913278">
            <text:p>90,4748554913</text:p>
          </table:table-cell>
          <table:table-cell table:formula="of:=[.C367]-([.C$101]-[.C$793])/692" office:value-type="float" office:value="29.9803468208095">
            <text:p>29,9803468208</text:p>
          </table:table-cell>
          <table:table-cell table:formula="of:=[.D367]-([.D$101]-[.D$793])/692" office:value-type="float" office:value="27.8440751445086">
            <text:p>27,8440751445</text:p>
          </table:table-cell>
        </table:table-row>
        <table:table-row table:style-name="ro1">
          <table:table-cell office:value-type="date" office:date-value="2019-03-01">
            <text:p>1.03.2019</text:p>
          </table:table-cell>
          <table:table-cell table:formula="of:=[.B368]-([.B$101]-[.B$793])/692" office:value-type="float" office:value="90.4815028901717">
            <text:p>90,4815028902</text:p>
          </table:table-cell>
          <table:table-cell table:formula="of:=[.C368]-([.C$101]-[.C$793])/692" office:value-type="float" office:value="29.984393063584">
            <text:p>29,9843930636</text:p>
          </table:table-cell>
          <table:table-cell table:formula="of:=[.D368]-([.D$101]-[.D$793])/692" office:value-type="float" office:value="27.8416184971097">
            <text:p>27,8416184971</text:p>
          </table:table-cell>
        </table:table-row>
        <table:table-row table:style-name="ro1">
          <table:table-cell office:value-type="date" office:date-value="2019-03-02">
            <text:p>2.03.2019</text:p>
          </table:table-cell>
          <table:table-cell table:formula="of:=[.B369]-([.B$101]-[.B$793])/692" office:value-type="float" office:value="90.4881502890156">
            <text:p>90,488150289</text:p>
          </table:table-cell>
          <table:table-cell table:formula="of:=[.C369]-([.C$101]-[.C$793])/692" office:value-type="float" office:value="29.9884393063586">
            <text:p>29,9884393064</text:p>
          </table:table-cell>
          <table:table-cell table:formula="of:=[.D369]-([.D$101]-[.D$793])/692" office:value-type="float" office:value="27.8391618497109">
            <text:p>27,8391618497</text:p>
          </table:table-cell>
        </table:table-row>
        <table:table-row table:style-name="ro1">
          <table:table-cell office:value-type="date" office:date-value="2019-03-03">
            <text:p>3.03.2019</text:p>
          </table:table-cell>
          <table:table-cell table:formula="of:=[.B370]-([.B$101]-[.B$793])/692" office:value-type="float" office:value="90.4947976878595">
            <text:p>90,4947976879</text:p>
          </table:table-cell>
          <table:table-cell table:formula="of:=[.C370]-([.C$101]-[.C$793])/692" office:value-type="float" office:value="29.9924855491332">
            <text:p>29,9924855491</text:p>
          </table:table-cell>
          <table:table-cell table:formula="of:=[.D370]-([.D$101]-[.D$793])/692" office:value-type="float" office:value="27.836705202312">
            <text:p>27,8367052023</text:p>
          </table:table-cell>
        </table:table-row>
        <table:table-row table:style-name="ro1">
          <table:table-cell office:value-type="date" office:date-value="2019-03-04">
            <text:p>4.03.2019</text:p>
          </table:table-cell>
          <table:table-cell table:formula="of:=[.B371]-([.B$101]-[.B$793])/692" office:value-type="float" office:value="90.5014450867035">
            <text:p>90,5014450867</text:p>
          </table:table-cell>
          <table:table-cell table:formula="of:=[.C371]-([.C$101]-[.C$793])/692" office:value-type="float" office:value="29.9965317919077">
            <text:p>29,9965317919</text:p>
          </table:table-cell>
          <table:table-cell table:formula="of:=[.D371]-([.D$101]-[.D$793])/692" office:value-type="float" office:value="27.8342485549132">
            <text:p>27,8342485549</text:p>
          </table:table-cell>
        </table:table-row>
        <table:table-row table:style-name="ro1">
          <table:table-cell office:value-type="date" office:date-value="2019-03-05">
            <text:p>5.03.2019</text:p>
          </table:table-cell>
          <table:table-cell table:formula="of:=[.B372]-([.B$101]-[.B$793])/692" office:value-type="float" office:value="90.5080924855474">
            <text:p>90,5080924855</text:p>
          </table:table-cell>
          <table:table-cell table:formula="of:=[.C372]-([.C$101]-[.C$793])/692" office:value-type="float" office:value="30.0005780346823">
            <text:p>30,0005780347</text:p>
          </table:table-cell>
          <table:table-cell table:formula="of:=[.D372]-([.D$101]-[.D$793])/692" office:value-type="float" office:value="27.8317919075143">
            <text:p>27,8317919075</text:p>
          </table:table-cell>
        </table:table-row>
        <table:table-row table:style-name="ro1">
          <table:table-cell office:value-type="date" office:date-value="2019-03-06">
            <text:p>6.03.2019</text:p>
          </table:table-cell>
          <table:table-cell table:formula="of:=[.B373]-([.B$101]-[.B$793])/692" office:value-type="float" office:value="90.5147398843913">
            <text:p>90,5147398844</text:p>
          </table:table-cell>
          <table:table-cell table:formula="of:=[.C373]-([.C$101]-[.C$793])/692" office:value-type="float" office:value="30.0046242774569">
            <text:p>30,0046242775</text:p>
          </table:table-cell>
          <table:table-cell table:formula="of:=[.D373]-([.D$101]-[.D$793])/692" office:value-type="float" office:value="27.8293352601155">
            <text:p>27,8293352601</text:p>
          </table:table-cell>
        </table:table-row>
        <table:table-row table:style-name="ro1">
          <table:table-cell office:value-type="date" office:date-value="2019-03-07">
            <text:p>7.03.2019</text:p>
          </table:table-cell>
          <table:table-cell table:formula="of:=[.B374]-([.B$101]-[.B$793])/692" office:value-type="float" office:value="90.5213872832352">
            <text:p>90,5213872832</text:p>
          </table:table-cell>
          <table:table-cell table:formula="of:=[.C374]-([.C$101]-[.C$793])/692" office:value-type="float" office:value="30.0086705202314">
            <text:p>30,0086705202</text:p>
          </table:table-cell>
          <table:table-cell table:formula="of:=[.D374]-([.D$101]-[.D$793])/692" office:value-type="float" office:value="27.8268786127167">
            <text:p>27,8268786127</text:p>
          </table:table-cell>
        </table:table-row>
        <table:table-row table:style-name="ro1">
          <table:table-cell office:value-type="date" office:date-value="2019-03-08">
            <text:p>8.03.2019</text:p>
          </table:table-cell>
          <table:table-cell table:formula="of:=[.B375]-([.B$101]-[.B$793])/692" office:value-type="float" office:value="90.5280346820792">
            <text:p>90,5280346821</text:p>
          </table:table-cell>
          <table:table-cell table:formula="of:=[.C375]-([.C$101]-[.C$793])/692" office:value-type="float" office:value="30.012716763006">
            <text:p>30,012716763</text:p>
          </table:table-cell>
          <table:table-cell table:formula="of:=[.D375]-([.D$101]-[.D$793])/692" office:value-type="float" office:value="27.8244219653178">
            <text:p>27,8244219653</text:p>
          </table:table-cell>
        </table:table-row>
        <table:table-row table:style-name="ro1">
          <table:table-cell office:value-type="date" office:date-value="2019-03-09">
            <text:p>9.03.2019</text:p>
          </table:table-cell>
          <table:table-cell table:formula="of:=[.B376]-([.B$101]-[.B$793])/692" office:value-type="float" office:value="90.5346820809231">
            <text:p>90,5346820809</text:p>
          </table:table-cell>
          <table:table-cell table:formula="of:=[.C376]-([.C$101]-[.C$793])/692" office:value-type="float" office:value="30.0167630057806">
            <text:p>30,0167630058</text:p>
          </table:table-cell>
          <table:table-cell table:formula="of:=[.D376]-([.D$101]-[.D$793])/692" office:value-type="float" office:value="27.821965317919">
            <text:p>27,8219653179</text:p>
          </table:table-cell>
        </table:table-row>
        <table:table-row table:style-name="ro1">
          <table:table-cell office:value-type="date" office:date-value="2019-03-10">
            <text:p>10.03.2019</text:p>
          </table:table-cell>
          <table:table-cell table:formula="of:=[.B377]-([.B$101]-[.B$793])/692" office:value-type="float" office:value="90.541329479767">
            <text:p>90,5413294798</text:p>
          </table:table-cell>
          <table:table-cell table:formula="of:=[.C377]-([.C$101]-[.C$793])/692" office:value-type="float" office:value="30.0208092485552">
            <text:p>30,0208092486</text:p>
          </table:table-cell>
          <table:table-cell table:formula="of:=[.D377]-([.D$101]-[.D$793])/692" office:value-type="float" office:value="27.8195086705201">
            <text:p>27,8195086705</text:p>
          </table:table-cell>
        </table:table-row>
        <table:table-row table:style-name="ro1">
          <table:table-cell office:value-type="date" office:date-value="2019-03-11">
            <text:p>11.03.2019</text:p>
          </table:table-cell>
          <table:table-cell table:formula="of:=[.B378]-([.B$101]-[.B$793])/692" office:value-type="float" office:value="90.5479768786109">
            <text:p>90,5479768786</text:p>
          </table:table-cell>
          <table:table-cell table:formula="of:=[.C378]-([.C$101]-[.C$793])/692" office:value-type="float" office:value="30.0248554913297">
            <text:p>30,0248554913</text:p>
          </table:table-cell>
          <table:table-cell table:formula="of:=[.D378]-([.D$101]-[.D$793])/692" office:value-type="float" office:value="27.8170520231213">
            <text:p>27,8170520231</text:p>
          </table:table-cell>
        </table:table-row>
        <table:table-row table:style-name="ro1">
          <table:table-cell office:value-type="date" office:date-value="2019-03-12">
            <text:p>12.03.2019</text:p>
          </table:table-cell>
          <table:table-cell table:formula="of:=[.B379]-([.B$101]-[.B$793])/692" office:value-type="float" office:value="90.5546242774549">
            <text:p>90,5546242775</text:p>
          </table:table-cell>
          <table:table-cell table:formula="of:=[.C379]-([.C$101]-[.C$793])/692" office:value-type="float" office:value="30.0289017341043">
            <text:p>30,0289017341</text:p>
          </table:table-cell>
          <table:table-cell table:formula="of:=[.D379]-([.D$101]-[.D$793])/692" office:value-type="float" office:value="27.8145953757224">
            <text:p>27,8145953757</text:p>
          </table:table-cell>
        </table:table-row>
        <table:table-row table:style-name="ro1">
          <table:table-cell office:value-type="date" office:date-value="2019-03-13">
            <text:p>13.03.2019</text:p>
          </table:table-cell>
          <table:table-cell table:formula="of:=[.B380]-([.B$101]-[.B$793])/692" office:value-type="float" office:value="90.5612716762988">
            <text:p>90,5612716763</text:p>
          </table:table-cell>
          <table:table-cell table:formula="of:=[.C380]-([.C$101]-[.C$793])/692" office:value-type="float" office:value="30.0329479768788">
            <text:p>30,0329479769</text:p>
          </table:table-cell>
          <table:table-cell table:formula="of:=[.D380]-([.D$101]-[.D$793])/692" office:value-type="float" office:value="27.8121387283236">
            <text:p>27,8121387283</text:p>
          </table:table-cell>
        </table:table-row>
        <table:table-row table:style-name="ro1">
          <table:table-cell office:value-type="date" office:date-value="2019-03-14">
            <text:p>14.03.2019</text:p>
          </table:table-cell>
          <table:table-cell table:formula="of:=[.B381]-([.B$101]-[.B$793])/692" office:value-type="float" office:value="90.5679190751427">
            <text:p>90,5679190751</text:p>
          </table:table-cell>
          <table:table-cell table:formula="of:=[.C381]-([.C$101]-[.C$793])/692" office:value-type="float" office:value="30.0369942196534">
            <text:p>30,0369942197</text:p>
          </table:table-cell>
          <table:table-cell table:formula="of:=[.D381]-([.D$101]-[.D$793])/692" office:value-type="float" office:value="27.8096820809247">
            <text:p>27,8096820809</text:p>
          </table:table-cell>
        </table:table-row>
        <table:table-row table:style-name="ro1">
          <table:table-cell office:value-type="date" office:date-value="2019-03-15">
            <text:p>15.03.2019</text:p>
          </table:table-cell>
          <table:table-cell table:formula="of:=[.B382]-([.B$101]-[.B$793])/692" office:value-type="float" office:value="90.5745664739866">
            <text:p>90,574566474</text:p>
          </table:table-cell>
          <table:table-cell table:formula="of:=[.C382]-([.C$101]-[.C$793])/692" office:value-type="float" office:value="30.041040462428">
            <text:p>30,0410404624</text:p>
          </table:table-cell>
          <table:table-cell table:formula="of:=[.D382]-([.D$101]-[.D$793])/692" office:value-type="float" office:value="27.8072254335259">
            <text:p>27,8072254335</text:p>
          </table:table-cell>
        </table:table-row>
        <table:table-row table:style-name="ro1">
          <table:table-cell office:value-type="date" office:date-value="2019-03-16">
            <text:p>16.03.2019</text:p>
          </table:table-cell>
          <table:table-cell table:formula="of:=[.B383]-([.B$101]-[.B$793])/692" office:value-type="float" office:value="90.5812138728306">
            <text:p>90,5812138728</text:p>
          </table:table-cell>
          <table:table-cell table:formula="of:=[.C383]-([.C$101]-[.C$793])/692" office:value-type="float" office:value="30.0450867052026">
            <text:p>30,0450867052</text:p>
          </table:table-cell>
          <table:table-cell table:formula="of:=[.D383]-([.D$101]-[.D$793])/692" office:value-type="float" office:value="27.8047687861271">
            <text:p>27,8047687861</text:p>
          </table:table-cell>
        </table:table-row>
        <table:table-row table:style-name="ro1">
          <table:table-cell office:value-type="date" office:date-value="2019-03-17">
            <text:p>17.03.2019</text:p>
          </table:table-cell>
          <table:table-cell table:formula="of:=[.B384]-([.B$101]-[.B$793])/692" office:value-type="float" office:value="90.5878612716745">
            <text:p>90,5878612717</text:p>
          </table:table-cell>
          <table:table-cell table:formula="of:=[.C384]-([.C$101]-[.C$793])/692" office:value-type="float" office:value="30.0491329479771">
            <text:p>30,049132948</text:p>
          </table:table-cell>
          <table:table-cell table:formula="of:=[.D384]-([.D$101]-[.D$793])/692" office:value-type="float" office:value="27.8023121387282">
            <text:p>27,8023121387</text:p>
          </table:table-cell>
        </table:table-row>
        <table:table-row table:style-name="ro1">
          <table:table-cell office:value-type="date" office:date-value="2019-03-18">
            <text:p>18.03.2019</text:p>
          </table:table-cell>
          <table:table-cell table:formula="of:=[.B385]-([.B$101]-[.B$793])/692" office:value-type="float" office:value="90.5945086705184">
            <text:p>90,5945086705</text:p>
          </table:table-cell>
          <table:table-cell table:formula="of:=[.C385]-([.C$101]-[.C$793])/692" office:value-type="float" office:value="30.0531791907517">
            <text:p>30,0531791908</text:p>
          </table:table-cell>
          <table:table-cell table:formula="of:=[.D385]-([.D$101]-[.D$793])/692" office:value-type="float" office:value="27.7998554913294">
            <text:p>27,7998554913</text:p>
          </table:table-cell>
        </table:table-row>
        <table:table-row table:style-name="ro1">
          <table:table-cell office:value-type="date" office:date-value="2019-03-19">
            <text:p>19.03.2019</text:p>
          </table:table-cell>
          <table:table-cell table:formula="of:=[.B386]-([.B$101]-[.B$793])/692" office:value-type="float" office:value="90.6011560693623">
            <text:p>90,6011560694</text:p>
          </table:table-cell>
          <table:table-cell table:formula="of:=[.C386]-([.C$101]-[.C$793])/692" office:value-type="float" office:value="30.0572254335263">
            <text:p>30,0572254335</text:p>
          </table:table-cell>
          <table:table-cell table:formula="of:=[.D386]-([.D$101]-[.D$793])/692" office:value-type="float" office:value="27.7973988439305">
            <text:p>27,7973988439</text:p>
          </table:table-cell>
        </table:table-row>
        <table:table-row table:style-name="ro1">
          <table:table-cell office:value-type="date" office:date-value="2019-03-20">
            <text:p>20.03.2019</text:p>
          </table:table-cell>
          <table:table-cell table:formula="of:=[.B387]-([.B$101]-[.B$793])/692" office:value-type="float" office:value="90.6078034682063">
            <text:p>90,6078034682</text:p>
          </table:table-cell>
          <table:table-cell table:formula="of:=[.C387]-([.C$101]-[.C$793])/692" office:value-type="float" office:value="30.0612716763008">
            <text:p>30,0612716763</text:p>
          </table:table-cell>
          <table:table-cell table:formula="of:=[.D387]-([.D$101]-[.D$793])/692" office:value-type="float" office:value="27.7949421965317">
            <text:p>27,7949421965</text:p>
          </table:table-cell>
        </table:table-row>
        <table:table-row table:style-name="ro1">
          <table:table-cell office:value-type="date" office:date-value="2019-03-21">
            <text:p>21.03.2019</text:p>
          </table:table-cell>
          <table:table-cell table:formula="of:=[.B388]-([.B$101]-[.B$793])/692" office:value-type="float" office:value="90.6144508670502">
            <text:p>90,6144508671</text:p>
          </table:table-cell>
          <table:table-cell table:formula="of:=[.C388]-([.C$101]-[.C$793])/692" office:value-type="float" office:value="30.0653179190754">
            <text:p>30,0653179191</text:p>
          </table:table-cell>
          <table:table-cell table:formula="of:=[.D388]-([.D$101]-[.D$793])/692" office:value-type="float" office:value="27.7924855491328">
            <text:p>27,7924855491</text:p>
          </table:table-cell>
        </table:table-row>
        <table:table-row table:style-name="ro1">
          <table:table-cell office:value-type="date" office:date-value="2019-03-22">
            <text:p>22.03.2019</text:p>
          </table:table-cell>
          <table:table-cell table:formula="of:=[.B389]-([.B$101]-[.B$793])/692" office:value-type="float" office:value="90.6210982658941">
            <text:p>90,6210982659</text:p>
          </table:table-cell>
          <table:table-cell table:formula="of:=[.C389]-([.C$101]-[.C$793])/692" office:value-type="float" office:value="30.06936416185">
            <text:p>30,0693641619</text:p>
          </table:table-cell>
          <table:table-cell table:formula="of:=[.D389]-([.D$101]-[.D$793])/692" office:value-type="float" office:value="27.790028901734">
            <text:p>27,7900289017</text:p>
          </table:table-cell>
        </table:table-row>
        <table:table-row table:style-name="ro1">
          <table:table-cell office:value-type="date" office:date-value="2019-03-23">
            <text:p>23.03.2019</text:p>
          </table:table-cell>
          <table:table-cell table:formula="of:=[.B390]-([.B$101]-[.B$793])/692" office:value-type="float" office:value="90.627745664738">
            <text:p>90,6277456647</text:p>
          </table:table-cell>
          <table:table-cell table:formula="of:=[.C390]-([.C$101]-[.C$793])/692" office:value-type="float" office:value="30.0734104046245">
            <text:p>30,0734104046</text:p>
          </table:table-cell>
          <table:table-cell table:formula="of:=[.D390]-([.D$101]-[.D$793])/692" office:value-type="float" office:value="27.7875722543351">
            <text:p>27,7875722543</text:p>
          </table:table-cell>
        </table:table-row>
        <table:table-row table:style-name="ro1">
          <table:table-cell office:value-type="date" office:date-value="2019-03-24">
            <text:p>24.03.2019</text:p>
          </table:table-cell>
          <table:table-cell table:formula="of:=[.B391]-([.B$101]-[.B$793])/692" office:value-type="float" office:value="90.6343930635819">
            <text:p>90,6343930636</text:p>
          </table:table-cell>
          <table:table-cell table:formula="of:=[.C391]-([.C$101]-[.C$793])/692" office:value-type="float" office:value="30.0774566473991">
            <text:p>30,0774566474</text:p>
          </table:table-cell>
          <table:table-cell table:formula="of:=[.D391]-([.D$101]-[.D$793])/692" office:value-type="float" office:value="27.7851156069363">
            <text:p>27,7851156069</text:p>
          </table:table-cell>
        </table:table-row>
        <table:table-row table:style-name="ro1">
          <table:table-cell office:value-type="date" office:date-value="2019-03-25">
            <text:p>25.03.2019</text:p>
          </table:table-cell>
          <table:table-cell table:formula="of:=[.B392]-([.B$101]-[.B$793])/692" office:value-type="float" office:value="90.6410404624259">
            <text:p>90,6410404624</text:p>
          </table:table-cell>
          <table:table-cell table:formula="of:=[.C392]-([.C$101]-[.C$793])/692" office:value-type="float" office:value="30.0815028901737">
            <text:p>30,0815028902</text:p>
          </table:table-cell>
          <table:table-cell table:formula="of:=[.D392]-([.D$101]-[.D$793])/692" office:value-type="float" office:value="27.7826589595375">
            <text:p>27,7826589595</text:p>
          </table:table-cell>
        </table:table-row>
        <table:table-row table:style-name="ro1">
          <table:table-cell office:value-type="date" office:date-value="2019-03-26">
            <text:p>26.03.2019</text:p>
          </table:table-cell>
          <table:table-cell table:formula="of:=[.B393]-([.B$101]-[.B$793])/692" office:value-type="float" office:value="90.6476878612698">
            <text:p>90,6476878613</text:p>
          </table:table-cell>
          <table:table-cell table:formula="of:=[.C393]-([.C$101]-[.C$793])/692" office:value-type="float" office:value="30.0855491329482">
            <text:p>30,0855491329</text:p>
          </table:table-cell>
          <table:table-cell table:formula="of:=[.D393]-([.D$101]-[.D$793])/692" office:value-type="float" office:value="27.7802023121386">
            <text:p>27,7802023121</text:p>
          </table:table-cell>
        </table:table-row>
        <table:table-row table:style-name="ro1">
          <table:table-cell office:value-type="date" office:date-value="2019-03-27">
            <text:p>27.03.2019</text:p>
          </table:table-cell>
          <table:table-cell table:formula="of:=[.B394]-([.B$101]-[.B$793])/692" office:value-type="float" office:value="90.6543352601137">
            <text:p>90,6543352601</text:p>
          </table:table-cell>
          <table:table-cell table:formula="of:=[.C394]-([.C$101]-[.C$793])/692" office:value-type="float" office:value="30.0895953757228">
            <text:p>30,0895953757</text:p>
          </table:table-cell>
          <table:table-cell table:formula="of:=[.D394]-([.D$101]-[.D$793])/692" office:value-type="float" office:value="27.7777456647398">
            <text:p>27,7777456647</text:p>
          </table:table-cell>
        </table:table-row>
        <table:table-row table:style-name="ro1">
          <table:table-cell office:value-type="date" office:date-value="2019-03-28">
            <text:p>28.03.2019</text:p>
          </table:table-cell>
          <table:table-cell table:formula="of:=[.B395]-([.B$101]-[.B$793])/692" office:value-type="float" office:value="90.6609826589576">
            <text:p>90,660982659</text:p>
          </table:table-cell>
          <table:table-cell table:formula="of:=[.C395]-([.C$101]-[.C$793])/692" office:value-type="float" office:value="30.0936416184974">
            <text:p>30,0936416185</text:p>
          </table:table-cell>
          <table:table-cell table:formula="of:=[.D395]-([.D$101]-[.D$793])/692" office:value-type="float" office:value="27.7752890173409">
            <text:p>27,7752890173</text:p>
          </table:table-cell>
        </table:table-row>
        <table:table-row table:style-name="ro1">
          <table:table-cell office:value-type="date" office:date-value="2019-03-29">
            <text:p>29.03.2019</text:p>
          </table:table-cell>
          <table:table-cell table:formula="of:=[.B396]-([.B$101]-[.B$793])/692" office:value-type="float" office:value="90.6676300578016">
            <text:p>90,6676300578</text:p>
          </table:table-cell>
          <table:table-cell table:formula="of:=[.C396]-([.C$101]-[.C$793])/692" office:value-type="float" office:value="30.0976878612719">
            <text:p>30,0976878613</text:p>
          </table:table-cell>
          <table:table-cell table:formula="of:=[.D396]-([.D$101]-[.D$793])/692" office:value-type="float" office:value="27.7728323699421">
            <text:p>27,7728323699</text:p>
          </table:table-cell>
        </table:table-row>
        <table:table-row table:style-name="ro1">
          <table:table-cell office:value-type="date" office:date-value="2019-03-30">
            <text:p>30.03.2019</text:p>
          </table:table-cell>
          <table:table-cell table:formula="of:=[.B397]-([.B$101]-[.B$793])/692" office:value-type="float" office:value="90.6742774566455">
            <text:p>90,6742774566</text:p>
          </table:table-cell>
          <table:table-cell table:formula="of:=[.C397]-([.C$101]-[.C$793])/692" office:value-type="float" office:value="30.1017341040465">
            <text:p>30,101734104</text:p>
          </table:table-cell>
          <table:table-cell table:formula="of:=[.D397]-([.D$101]-[.D$793])/692" office:value-type="float" office:value="27.7703757225432">
            <text:p>27,7703757225</text:p>
          </table:table-cell>
        </table:table-row>
        <table:table-row table:style-name="ro1">
          <table:table-cell office:value-type="date" office:date-value="2019-03-31">
            <text:p>31.03.2019</text:p>
          </table:table-cell>
          <table:table-cell table:formula="of:=[.B398]-([.B$101]-[.B$793])/692" office:value-type="float" office:value="90.6809248554894">
            <text:p>90,6809248555</text:p>
          </table:table-cell>
          <table:table-cell table:formula="of:=[.C398]-([.C$101]-[.C$793])/692" office:value-type="float" office:value="30.1057803468211">
            <text:p>30,1057803468</text:p>
          </table:table-cell>
          <table:table-cell table:formula="of:=[.D398]-([.D$101]-[.D$793])/692" office:value-type="float" office:value="27.7679190751444">
            <text:p>27,7679190751</text:p>
          </table:table-cell>
        </table:table-row>
        <table:table-row table:style-name="ro1">
          <table:table-cell office:value-type="date" office:date-value="2019-04-01">
            <text:p>1.04.2019</text:p>
          </table:table-cell>
          <table:table-cell table:formula="of:=[.B399]-([.B$101]-[.B$793])/692" office:value-type="float" office:value="90.6875722543333">
            <text:p>90,6875722543</text:p>
          </table:table-cell>
          <table:table-cell table:formula="of:=[.C399]-([.C$101]-[.C$793])/692" office:value-type="float" office:value="30.1098265895956">
            <text:p>30,1098265896</text:p>
          </table:table-cell>
          <table:table-cell table:formula="of:=[.D399]-([.D$101]-[.D$793])/692" office:value-type="float" office:value="27.7654624277455">
            <text:p>27,7654624277</text:p>
          </table:table-cell>
        </table:table-row>
        <table:table-row table:style-name="ro1">
          <table:table-cell office:value-type="date" office:date-value="2019-04-02">
            <text:p>2.04.2019</text:p>
          </table:table-cell>
          <table:table-cell table:formula="of:=[.B400]-([.B$101]-[.B$793])/692" office:value-type="float" office:value="90.6942196531773">
            <text:p>90,6942196532</text:p>
          </table:table-cell>
          <table:table-cell table:formula="of:=[.C400]-([.C$101]-[.C$793])/692" office:value-type="float" office:value="30.1138728323702">
            <text:p>30,1138728324</text:p>
          </table:table-cell>
          <table:table-cell table:formula="of:=[.D400]-([.D$101]-[.D$793])/692" office:value-type="float" office:value="27.7630057803467">
            <text:p>27,7630057803</text:p>
          </table:table-cell>
        </table:table-row>
        <table:table-row table:style-name="ro1">
          <table:table-cell office:value-type="date" office:date-value="2019-04-03">
            <text:p>3.04.2019</text:p>
          </table:table-cell>
          <table:table-cell table:formula="of:=[.B401]-([.B$101]-[.B$793])/692" office:value-type="float" office:value="90.7008670520212">
            <text:p>90,700867052</text:p>
          </table:table-cell>
          <table:table-cell table:formula="of:=[.C401]-([.C$101]-[.C$793])/692" office:value-type="float" office:value="30.1179190751448">
            <text:p>30,1179190751</text:p>
          </table:table-cell>
          <table:table-cell table:formula="of:=[.D401]-([.D$101]-[.D$793])/692" office:value-type="float" office:value="27.7605491329479">
            <text:p>27,7605491329</text:p>
          </table:table-cell>
        </table:table-row>
        <table:table-row table:style-name="ro1">
          <table:table-cell office:value-type="date" office:date-value="2019-04-04">
            <text:p>4.04.2019</text:p>
          </table:table-cell>
          <table:table-cell table:formula="of:=[.B402]-([.B$101]-[.B$793])/692" office:value-type="float" office:value="90.7075144508651">
            <text:p>90,7075144509</text:p>
          </table:table-cell>
          <table:table-cell table:formula="of:=[.C402]-([.C$101]-[.C$793])/692" office:value-type="float" office:value="30.1219653179193">
            <text:p>30,1219653179</text:p>
          </table:table-cell>
          <table:table-cell table:formula="of:=[.D402]-([.D$101]-[.D$793])/692" office:value-type="float" office:value="27.758092485549">
            <text:p>27,7580924855</text:p>
          </table:table-cell>
        </table:table-row>
        <table:table-row table:style-name="ro1">
          <table:table-cell office:value-type="date" office:date-value="2019-04-05">
            <text:p>5.04.2019</text:p>
          </table:table-cell>
          <table:table-cell table:formula="of:=[.B403]-([.B$101]-[.B$793])/692" office:value-type="float" office:value="90.714161849709">
            <text:p>90,7141618497</text:p>
          </table:table-cell>
          <table:table-cell table:formula="of:=[.C403]-([.C$101]-[.C$793])/692" office:value-type="float" office:value="30.1260115606939">
            <text:p>30,1260115607</text:p>
          </table:table-cell>
          <table:table-cell table:formula="of:=[.D403]-([.D$101]-[.D$793])/692" office:value-type="float" office:value="27.7556358381502">
            <text:p>27,7556358382</text:p>
          </table:table-cell>
        </table:table-row>
        <table:table-row table:style-name="ro1">
          <table:table-cell office:value-type="date" office:date-value="2019-04-06">
            <text:p>6.04.2019</text:p>
          </table:table-cell>
          <table:table-cell table:formula="of:=[.B404]-([.B$101]-[.B$793])/692" office:value-type="float" office:value="90.720809248553">
            <text:p>90,7208092486</text:p>
          </table:table-cell>
          <table:table-cell table:formula="of:=[.C404]-([.C$101]-[.C$793])/692" office:value-type="float" office:value="30.1300578034685">
            <text:p>30,1300578035</text:p>
          </table:table-cell>
          <table:table-cell table:formula="of:=[.D404]-([.D$101]-[.D$793])/692" office:value-type="float" office:value="27.7531791907513">
            <text:p>27,7531791908</text:p>
          </table:table-cell>
        </table:table-row>
        <table:table-row table:style-name="ro1">
          <table:table-cell office:value-type="date" office:date-value="2019-04-07">
            <text:p>7.04.2019</text:p>
          </table:table-cell>
          <table:table-cell table:formula="of:=[.B405]-([.B$101]-[.B$793])/692" office:value-type="float" office:value="90.7274566473969">
            <text:p>90,7274566474</text:p>
          </table:table-cell>
          <table:table-cell table:formula="of:=[.C405]-([.C$101]-[.C$793])/692" office:value-type="float" office:value="30.134104046243">
            <text:p>30,1341040462</text:p>
          </table:table-cell>
          <table:table-cell table:formula="of:=[.D405]-([.D$101]-[.D$793])/692" office:value-type="float" office:value="27.7507225433525">
            <text:p>27,7507225434</text:p>
          </table:table-cell>
        </table:table-row>
        <table:table-row table:style-name="ro1">
          <table:table-cell office:value-type="date" office:date-value="2019-04-08">
            <text:p>8.04.2019</text:p>
          </table:table-cell>
          <table:table-cell table:formula="of:=[.B406]-([.B$101]-[.B$793])/692" office:value-type="float" office:value="90.7341040462408">
            <text:p>90,7341040462</text:p>
          </table:table-cell>
          <table:table-cell table:formula="of:=[.C406]-([.C$101]-[.C$793])/692" office:value-type="float" office:value="30.1381502890176">
            <text:p>30,138150289</text:p>
          </table:table-cell>
          <table:table-cell table:formula="of:=[.D406]-([.D$101]-[.D$793])/692" office:value-type="float" office:value="27.7482658959536">
            <text:p>27,748265896</text:p>
          </table:table-cell>
        </table:table-row>
        <table:table-row table:style-name="ro1">
          <table:table-cell office:value-type="date" office:date-value="2019-04-09">
            <text:p>9.04.2019</text:p>
          </table:table-cell>
          <table:table-cell table:formula="of:=[.B407]-([.B$101]-[.B$793])/692" office:value-type="float" office:value="90.7407514450847">
            <text:p>90,7407514451</text:p>
          </table:table-cell>
          <table:table-cell table:formula="of:=[.C407]-([.C$101]-[.C$793])/692" office:value-type="float" office:value="30.1421965317922">
            <text:p>30,1421965318</text:p>
          </table:table-cell>
          <table:table-cell table:formula="of:=[.D407]-([.D$101]-[.D$793])/692" office:value-type="float" office:value="27.7458092485548">
            <text:p>27,7458092486</text:p>
          </table:table-cell>
        </table:table-row>
        <table:table-row table:style-name="ro1">
          <table:table-cell office:value-type="date" office:date-value="2019-04-10">
            <text:p>10.04.2019</text:p>
          </table:table-cell>
          <table:table-cell table:formula="of:=[.B408]-([.B$101]-[.B$793])/692" office:value-type="float" office:value="90.7473988439287">
            <text:p>90,7473988439</text:p>
          </table:table-cell>
          <table:table-cell table:formula="of:=[.C408]-([.C$101]-[.C$793])/692" office:value-type="float" office:value="30.1462427745667">
            <text:p>30,1462427746</text:p>
          </table:table-cell>
          <table:table-cell table:formula="of:=[.D408]-([.D$101]-[.D$793])/692" office:value-type="float" office:value="27.7433526011559">
            <text:p>27,7433526012</text:p>
          </table:table-cell>
        </table:table-row>
        <table:table-row table:style-name="ro1">
          <table:table-cell office:value-type="date" office:date-value="2019-04-11">
            <text:p>11.04.2019</text:p>
          </table:table-cell>
          <table:table-cell table:formula="of:=[.B409]-([.B$101]-[.B$793])/692" office:value-type="float" office:value="90.7540462427726">
            <text:p>90,7540462428</text:p>
          </table:table-cell>
          <table:table-cell table:formula="of:=[.C409]-([.C$101]-[.C$793])/692" office:value-type="float" office:value="30.1502890173413">
            <text:p>30,1502890173</text:p>
          </table:table-cell>
          <table:table-cell table:formula="of:=[.D409]-([.D$101]-[.D$793])/692" office:value-type="float" office:value="27.7408959537571">
            <text:p>27,7408959538</text:p>
          </table:table-cell>
        </table:table-row>
        <table:table-row table:style-name="ro1">
          <table:table-cell office:value-type="date" office:date-value="2019-04-12">
            <text:p>12.04.2019</text:p>
          </table:table-cell>
          <table:table-cell table:formula="of:=[.B410]-([.B$101]-[.B$793])/692" office:value-type="float" office:value="90.7606936416165">
            <text:p>90,7606936416</text:p>
          </table:table-cell>
          <table:table-cell table:formula="of:=[.C410]-([.C$101]-[.C$793])/692" office:value-type="float" office:value="30.1543352601159">
            <text:p>30,1543352601</text:p>
          </table:table-cell>
          <table:table-cell table:formula="of:=[.D410]-([.D$101]-[.D$793])/692" office:value-type="float" office:value="27.7384393063583">
            <text:p>27,7384393064</text:p>
          </table:table-cell>
        </table:table-row>
        <table:table-row table:style-name="ro1">
          <table:table-cell office:value-type="date" office:date-value="2019-04-13">
            <text:p>13.04.2019</text:p>
          </table:table-cell>
          <table:table-cell table:formula="of:=[.B411]-([.B$101]-[.B$793])/692" office:value-type="float" office:value="90.7673410404604">
            <text:p>90,7673410405</text:p>
          </table:table-cell>
          <table:table-cell table:formula="of:=[.C411]-([.C$101]-[.C$793])/692" office:value-type="float" office:value="30.1583815028904">
            <text:p>30,1583815029</text:p>
          </table:table-cell>
          <table:table-cell table:formula="of:=[.D411]-([.D$101]-[.D$793])/692" office:value-type="float" office:value="27.7359826589594">
            <text:p>27,735982659</text:p>
          </table:table-cell>
        </table:table-row>
        <table:table-row table:style-name="ro1">
          <table:table-cell office:value-type="date" office:date-value="2019-04-14">
            <text:p>14.04.2019</text:p>
          </table:table-cell>
          <table:table-cell table:formula="of:=[.B412]-([.B$101]-[.B$793])/692" office:value-type="float" office:value="90.7739884393044">
            <text:p>90,7739884393</text:p>
          </table:table-cell>
          <table:table-cell table:formula="of:=[.C412]-([.C$101]-[.C$793])/692" office:value-type="float" office:value="30.162427745665">
            <text:p>30,1624277457</text:p>
          </table:table-cell>
          <table:table-cell table:formula="of:=[.D412]-([.D$101]-[.D$793])/692" office:value-type="float" office:value="27.7335260115606">
            <text:p>27,7335260116</text:p>
          </table:table-cell>
        </table:table-row>
        <table:table-row table:style-name="ro1">
          <table:table-cell office:value-type="date" office:date-value="2019-04-15">
            <text:p>15.04.2019</text:p>
          </table:table-cell>
          <table:table-cell table:formula="of:=[.B413]-([.B$101]-[.B$793])/692" office:value-type="float" office:value="90.7806358381483">
            <text:p>90,7806358381</text:p>
          </table:table-cell>
          <table:table-cell table:formula="of:=[.C413]-([.C$101]-[.C$793])/692" office:value-type="float" office:value="30.1664739884396">
            <text:p>30,1664739884</text:p>
          </table:table-cell>
          <table:table-cell table:formula="of:=[.D413]-([.D$101]-[.D$793])/692" office:value-type="float" office:value="27.7310693641617">
            <text:p>27,7310693642</text:p>
          </table:table-cell>
        </table:table-row>
        <table:table-row table:style-name="ro1">
          <table:table-cell office:value-type="date" office:date-value="2019-04-16">
            <text:p>16.04.2019</text:p>
          </table:table-cell>
          <table:table-cell table:formula="of:=[.B414]-([.B$101]-[.B$793])/692" office:value-type="float" office:value="90.7872832369922">
            <text:p>90,787283237</text:p>
          </table:table-cell>
          <table:table-cell table:formula="of:=[.C414]-([.C$101]-[.C$793])/692" office:value-type="float" office:value="30.1705202312141">
            <text:p>30,1705202312</text:p>
          </table:table-cell>
          <table:table-cell table:formula="of:=[.D414]-([.D$101]-[.D$793])/692" office:value-type="float" office:value="27.7286127167629">
            <text:p>27,7286127168</text:p>
          </table:table-cell>
        </table:table-row>
        <table:table-row table:style-name="ro1">
          <table:table-cell office:value-type="date" office:date-value="2019-04-17">
            <text:p>17.04.2019</text:p>
          </table:table-cell>
          <table:table-cell table:formula="of:=[.B415]-([.B$101]-[.B$793])/692" office:value-type="float" office:value="90.7939306358361">
            <text:p>90,7939306358</text:p>
          </table:table-cell>
          <table:table-cell table:formula="of:=[.C415]-([.C$101]-[.C$793])/692" office:value-type="float" office:value="30.1745664739887">
            <text:p>30,174566474</text:p>
          </table:table-cell>
          <table:table-cell table:formula="of:=[.D415]-([.D$101]-[.D$793])/692" office:value-type="float" office:value="27.726156069364">
            <text:p>27,7261560694</text:p>
          </table:table-cell>
        </table:table-row>
        <table:table-row table:style-name="ro1">
          <table:table-cell office:value-type="date" office:date-value="2019-04-18">
            <text:p>18.04.2019</text:p>
          </table:table-cell>
          <table:table-cell table:formula="of:=[.B416]-([.B$101]-[.B$793])/692" office:value-type="float" office:value="90.8005780346801">
            <text:p>90,8005780347</text:p>
          </table:table-cell>
          <table:table-cell table:formula="of:=[.C416]-([.C$101]-[.C$793])/692" office:value-type="float" office:value="30.1786127167633">
            <text:p>30,1786127168</text:p>
          </table:table-cell>
          <table:table-cell table:formula="of:=[.D416]-([.D$101]-[.D$793])/692" office:value-type="float" office:value="27.7236994219652">
            <text:p>27,723699422</text:p>
          </table:table-cell>
        </table:table-row>
        <table:table-row table:style-name="ro1">
          <table:table-cell office:value-type="date" office:date-value="2019-04-19">
            <text:p>19.04.2019</text:p>
          </table:table-cell>
          <table:table-cell table:formula="of:=[.B417]-([.B$101]-[.B$793])/692" office:value-type="float" office:value="90.807225433524">
            <text:p>90,8072254335</text:p>
          </table:table-cell>
          <table:table-cell table:formula="of:=[.C417]-([.C$101]-[.C$793])/692" office:value-type="float" office:value="30.1826589595378">
            <text:p>30,1826589595</text:p>
          </table:table-cell>
          <table:table-cell table:formula="of:=[.D417]-([.D$101]-[.D$793])/692" office:value-type="float" office:value="27.7212427745663">
            <text:p>27,7212427746</text:p>
          </table:table-cell>
        </table:table-row>
        <table:table-row table:style-name="ro1">
          <table:table-cell office:value-type="date" office:date-value="2019-04-20">
            <text:p>20.04.2019</text:p>
          </table:table-cell>
          <table:table-cell table:formula="of:=[.B418]-([.B$101]-[.B$793])/692" office:value-type="float" office:value="90.8138728323679">
            <text:p>90,8138728324</text:p>
          </table:table-cell>
          <table:table-cell table:formula="of:=[.C418]-([.C$101]-[.C$793])/692" office:value-type="float" office:value="30.1867052023124">
            <text:p>30,1867052023</text:p>
          </table:table-cell>
          <table:table-cell table:formula="of:=[.D418]-([.D$101]-[.D$793])/692" office:value-type="float" office:value="27.7187861271675">
            <text:p>27,7187861272</text:p>
          </table:table-cell>
        </table:table-row>
        <table:table-row table:style-name="ro1">
          <table:table-cell office:value-type="date" office:date-value="2019-04-21">
            <text:p>21.04.2019</text:p>
          </table:table-cell>
          <table:table-cell table:formula="of:=[.B419]-([.B$101]-[.B$793])/692" office:value-type="float" office:value="90.8205202312118">
            <text:p>90,8205202312</text:p>
          </table:table-cell>
          <table:table-cell table:formula="of:=[.C419]-([.C$101]-[.C$793])/692" office:value-type="float" office:value="30.190751445087">
            <text:p>30,1907514451</text:p>
          </table:table-cell>
          <table:table-cell table:formula="of:=[.D419]-([.D$101]-[.D$793])/692" office:value-type="float" office:value="27.7163294797687">
            <text:p>27,7163294798</text:p>
          </table:table-cell>
        </table:table-row>
        <table:table-row table:style-name="ro1">
          <table:table-cell office:value-type="date" office:date-value="2019-04-22">
            <text:p>22.04.2019</text:p>
          </table:table-cell>
          <table:table-cell table:formula="of:=[.B420]-([.B$101]-[.B$793])/692" office:value-type="float" office:value="90.8271676300558">
            <text:p>90,8271676301</text:p>
          </table:table-cell>
          <table:table-cell table:formula="of:=[.C420]-([.C$101]-[.C$793])/692" office:value-type="float" office:value="30.1947976878615">
            <text:p>30,1947976879</text:p>
          </table:table-cell>
          <table:table-cell table:formula="of:=[.D420]-([.D$101]-[.D$793])/692" office:value-type="float" office:value="27.7138728323698">
            <text:p>27,7138728324</text:p>
          </table:table-cell>
        </table:table-row>
        <table:table-row table:style-name="ro1">
          <table:table-cell office:value-type="date" office:date-value="2019-04-23">
            <text:p>23.04.2019</text:p>
          </table:table-cell>
          <table:table-cell table:formula="of:=[.B421]-([.B$101]-[.B$793])/692" office:value-type="float" office:value="90.8338150288997">
            <text:p>90,8338150289</text:p>
          </table:table-cell>
          <table:table-cell table:formula="of:=[.C421]-([.C$101]-[.C$793])/692" office:value-type="float" office:value="30.1988439306361">
            <text:p>30,1988439306</text:p>
          </table:table-cell>
          <table:table-cell table:formula="of:=[.D421]-([.D$101]-[.D$793])/692" office:value-type="float" office:value="27.711416184971">
            <text:p>27,711416185</text:p>
          </table:table-cell>
        </table:table-row>
        <table:table-row table:style-name="ro1">
          <table:table-cell office:value-type="date" office:date-value="2019-04-24">
            <text:p>24.04.2019</text:p>
          </table:table-cell>
          <table:table-cell table:formula="of:=[.B422]-([.B$101]-[.B$793])/692" office:value-type="float" office:value="90.8404624277436">
            <text:p>90,8404624277</text:p>
          </table:table-cell>
          <table:table-cell table:formula="of:=[.C422]-([.C$101]-[.C$793])/692" office:value-type="float" office:value="30.2028901734107">
            <text:p>30,2028901734</text:p>
          </table:table-cell>
          <table:table-cell table:formula="of:=[.D422]-([.D$101]-[.D$793])/692" office:value-type="float" office:value="27.7089595375721">
            <text:p>27,7089595376</text:p>
          </table:table-cell>
        </table:table-row>
        <table:table-row table:style-name="ro1">
          <table:table-cell office:value-type="date" office:date-value="2019-04-25">
            <text:p>25.04.2019</text:p>
          </table:table-cell>
          <table:table-cell table:formula="of:=[.B423]-([.B$101]-[.B$793])/692" office:value-type="float" office:value="90.8471098265875">
            <text:p>90,8471098266</text:p>
          </table:table-cell>
          <table:table-cell table:formula="of:=[.C423]-([.C$101]-[.C$793])/692" office:value-type="float" office:value="30.2069364161852">
            <text:p>30,2069364162</text:p>
          </table:table-cell>
          <table:table-cell table:formula="of:=[.D423]-([.D$101]-[.D$793])/692" office:value-type="float" office:value="27.7065028901733">
            <text:p>27,7065028902</text:p>
          </table:table-cell>
        </table:table-row>
        <table:table-row table:style-name="ro1">
          <table:table-cell office:value-type="date" office:date-value="2019-04-26">
            <text:p>26.04.2019</text:p>
          </table:table-cell>
          <table:table-cell table:formula="of:=[.B424]-([.B$101]-[.B$793])/692" office:value-type="float" office:value="90.8537572254314">
            <text:p>90,8537572254</text:p>
          </table:table-cell>
          <table:table-cell table:formula="of:=[.C424]-([.C$101]-[.C$793])/692" office:value-type="float" office:value="30.2109826589598">
            <text:p>30,210982659</text:p>
          </table:table-cell>
          <table:table-cell table:formula="of:=[.D424]-([.D$101]-[.D$793])/692" office:value-type="float" office:value="27.7040462427744">
            <text:p>27,7040462428</text:p>
          </table:table-cell>
        </table:table-row>
        <table:table-row table:style-name="ro1">
          <table:table-cell office:value-type="date" office:date-value="2019-04-27">
            <text:p>27.04.2019</text:p>
          </table:table-cell>
          <table:table-cell table:formula="of:=[.B425]-([.B$101]-[.B$793])/692" office:value-type="float" office:value="90.8604046242754">
            <text:p>90,8604046243</text:p>
          </table:table-cell>
          <table:table-cell table:formula="of:=[.C425]-([.C$101]-[.C$793])/692" office:value-type="float" office:value="30.2150289017344">
            <text:p>30,2150289017</text:p>
          </table:table-cell>
          <table:table-cell table:formula="of:=[.D425]-([.D$101]-[.D$793])/692" office:value-type="float" office:value="27.7015895953756">
            <text:p>27,7015895954</text:p>
          </table:table-cell>
        </table:table-row>
        <table:table-row table:style-name="ro1">
          <table:table-cell office:value-type="date" office:date-value="2019-04-28">
            <text:p>28.04.2019</text:p>
          </table:table-cell>
          <table:table-cell table:formula="of:=[.B426]-([.B$101]-[.B$793])/692" office:value-type="float" office:value="90.8670520231193">
            <text:p>90,8670520231</text:p>
          </table:table-cell>
          <table:table-cell table:formula="of:=[.C426]-([.C$101]-[.C$793])/692" office:value-type="float" office:value="30.2190751445089">
            <text:p>30,2190751445</text:p>
          </table:table-cell>
          <table:table-cell table:formula="of:=[.D426]-([.D$101]-[.D$793])/692" office:value-type="float" office:value="27.6991329479767">
            <text:p>27,699132948</text:p>
          </table:table-cell>
        </table:table-row>
        <table:table-row table:style-name="ro1">
          <table:table-cell office:value-type="date" office:date-value="2019-04-29">
            <text:p>29.04.2019</text:p>
          </table:table-cell>
          <table:table-cell table:formula="of:=[.B427]-([.B$101]-[.B$793])/692" office:value-type="float" office:value="90.8736994219632">
            <text:p>90,873699422</text:p>
          </table:table-cell>
          <table:table-cell table:formula="of:=[.C427]-([.C$101]-[.C$793])/692" office:value-type="float" office:value="30.2231213872835">
            <text:p>30,2231213873</text:p>
          </table:table-cell>
          <table:table-cell table:formula="of:=[.D427]-([.D$101]-[.D$793])/692" office:value-type="float" office:value="27.6966763005779">
            <text:p>27,6966763006</text:p>
          </table:table-cell>
        </table:table-row>
        <table:table-row table:style-name="ro1">
          <table:table-cell office:value-type="date" office:date-value="2019-04-30">
            <text:p>30.04.2019</text:p>
          </table:table-cell>
          <table:table-cell table:formula="of:=[.B428]-([.B$101]-[.B$793])/692" office:value-type="float" office:value="90.8803468208071">
            <text:p>90,8803468208</text:p>
          </table:table-cell>
          <table:table-cell table:formula="of:=[.C428]-([.C$101]-[.C$793])/692" office:value-type="float" office:value="30.2271676300581">
            <text:p>30,2271676301</text:p>
          </table:table-cell>
          <table:table-cell table:formula="of:=[.D428]-([.D$101]-[.D$793])/692" office:value-type="float" office:value="27.6942196531791">
            <text:p>27,6942196532</text:p>
          </table:table-cell>
        </table:table-row>
        <table:table-row table:style-name="ro1">
          <table:table-cell office:value-type="date" office:date-value="2019-05-01">
            <text:p>1.05.2019</text:p>
          </table:table-cell>
          <table:table-cell table:formula="of:=[.B429]-([.B$101]-[.B$793])/692" office:value-type="float" office:value="90.8869942196511">
            <text:p>90,8869942197</text:p>
          </table:table-cell>
          <table:table-cell table:formula="of:=[.C429]-([.C$101]-[.C$793])/692" office:value-type="float" office:value="30.2312138728327">
            <text:p>30,2312138728</text:p>
          </table:table-cell>
          <table:table-cell table:formula="of:=[.D429]-([.D$101]-[.D$793])/692" office:value-type="float" office:value="27.6917630057802">
            <text:p>27,6917630058</text:p>
          </table:table-cell>
        </table:table-row>
        <table:table-row table:style-name="ro1">
          <table:table-cell office:value-type="date" office:date-value="2019-05-02">
            <text:p>2.05.2019</text:p>
          </table:table-cell>
          <table:table-cell table:formula="of:=[.B430]-([.B$101]-[.B$793])/692" office:value-type="float" office:value="90.893641618495">
            <text:p>90,8936416185</text:p>
          </table:table-cell>
          <table:table-cell table:formula="of:=[.C430]-([.C$101]-[.C$793])/692" office:value-type="float" office:value="30.2352601156072">
            <text:p>30,2352601156</text:p>
          </table:table-cell>
          <table:table-cell table:formula="of:=[.D430]-([.D$101]-[.D$793])/692" office:value-type="float" office:value="27.6893063583814">
            <text:p>27,6893063584</text:p>
          </table:table-cell>
        </table:table-row>
        <table:table-row table:style-name="ro1">
          <table:table-cell office:value-type="date" office:date-value="2019-05-03">
            <text:p>3.05.2019</text:p>
          </table:table-cell>
          <table:table-cell table:formula="of:=[.B431]-([.B$101]-[.B$793])/692" office:value-type="float" office:value="90.9002890173389">
            <text:p>90,9002890173</text:p>
          </table:table-cell>
          <table:table-cell table:formula="of:=[.C431]-([.C$101]-[.C$793])/692" office:value-type="float" office:value="30.2393063583818">
            <text:p>30,2393063584</text:p>
          </table:table-cell>
          <table:table-cell table:formula="of:=[.D431]-([.D$101]-[.D$793])/692" office:value-type="float" office:value="27.6868497109825">
            <text:p>27,686849711</text:p>
          </table:table-cell>
        </table:table-row>
        <table:table-row table:style-name="ro1">
          <table:table-cell office:value-type="date" office:date-value="2019-05-04">
            <text:p>4.05.2019</text:p>
          </table:table-cell>
          <table:table-cell table:formula="of:=[.B432]-([.B$101]-[.B$793])/692" office:value-type="float" office:value="90.9069364161828">
            <text:p>90,9069364162</text:p>
          </table:table-cell>
          <table:table-cell table:formula="of:=[.C432]-([.C$101]-[.C$793])/692" office:value-type="float" office:value="30.2433526011564">
            <text:p>30,2433526012</text:p>
          </table:table-cell>
          <table:table-cell table:formula="of:=[.D432]-([.D$101]-[.D$793])/692" office:value-type="float" office:value="27.6843930635837">
            <text:p>27,6843930636</text:p>
          </table:table-cell>
        </table:table-row>
        <table:table-row table:style-name="ro1">
          <table:table-cell office:value-type="date" office:date-value="2019-05-05">
            <text:p>5.05.2019</text:p>
          </table:table-cell>
          <table:table-cell table:formula="of:=[.B433]-([.B$101]-[.B$793])/692" office:value-type="float" office:value="90.9135838150268">
            <text:p>90,913583815</text:p>
          </table:table-cell>
          <table:table-cell table:formula="of:=[.C433]-([.C$101]-[.C$793])/692" office:value-type="float" office:value="30.2473988439309">
            <text:p>30,2473988439</text:p>
          </table:table-cell>
          <table:table-cell table:formula="of:=[.D433]-([.D$101]-[.D$793])/692" office:value-type="float" office:value="27.6819364161848">
            <text:p>27,6819364162</text:p>
          </table:table-cell>
        </table:table-row>
        <table:table-row table:style-name="ro1">
          <table:table-cell office:value-type="date" office:date-value="2019-05-06">
            <text:p>6.05.2019</text:p>
          </table:table-cell>
          <table:table-cell table:formula="of:=[.B434]-([.B$101]-[.B$793])/692" office:value-type="float" office:value="90.9202312138707">
            <text:p>90,9202312139</text:p>
          </table:table-cell>
          <table:table-cell table:formula="of:=[.C434]-([.C$101]-[.C$793])/692" office:value-type="float" office:value="30.2514450867055">
            <text:p>30,2514450867</text:p>
          </table:table-cell>
          <table:table-cell table:formula="of:=[.D434]-([.D$101]-[.D$793])/692" office:value-type="float" office:value="27.679479768786">
            <text:p>27,6794797688</text:p>
          </table:table-cell>
        </table:table-row>
        <table:table-row table:style-name="ro1">
          <table:table-cell office:value-type="date" office:date-value="2019-05-07">
            <text:p>7.05.2019</text:p>
          </table:table-cell>
          <table:table-cell table:formula="of:=[.B435]-([.B$101]-[.B$793])/692" office:value-type="float" office:value="90.9268786127146">
            <text:p>90,9268786127</text:p>
          </table:table-cell>
          <table:table-cell table:formula="of:=[.C435]-([.C$101]-[.C$793])/692" office:value-type="float" office:value="30.2554913294801">
            <text:p>30,2554913295</text:p>
          </table:table-cell>
          <table:table-cell table:formula="of:=[.D435]-([.D$101]-[.D$793])/692" office:value-type="float" office:value="27.6770231213872">
            <text:p>27,6770231214</text:p>
          </table:table-cell>
        </table:table-row>
        <table:table-row table:style-name="ro1">
          <table:table-cell office:value-type="date" office:date-value="2019-05-08">
            <text:p>8.05.2019</text:p>
          </table:table-cell>
          <table:table-cell table:formula="of:=[.B436]-([.B$101]-[.B$793])/692" office:value-type="float" office:value="90.9335260115585">
            <text:p>90,9335260116</text:p>
          </table:table-cell>
          <table:table-cell table:formula="of:=[.C436]-([.C$101]-[.C$793])/692" office:value-type="float" office:value="30.2595375722546">
            <text:p>30,2595375723</text:p>
          </table:table-cell>
          <table:table-cell table:formula="of:=[.D436]-([.D$101]-[.D$793])/692" office:value-type="float" office:value="27.6745664739883">
            <text:p>27,674566474</text:p>
          </table:table-cell>
        </table:table-row>
        <table:table-row table:style-name="ro1">
          <table:table-cell office:value-type="date" office:date-value="2019-05-09">
            <text:p>9.05.2019</text:p>
          </table:table-cell>
          <table:table-cell table:formula="of:=[.B437]-([.B$101]-[.B$793])/692" office:value-type="float" office:value="90.9401734104025">
            <text:p>90,9401734104</text:p>
          </table:table-cell>
          <table:table-cell table:formula="of:=[.C437]-([.C$101]-[.C$793])/692" office:value-type="float" office:value="30.2635838150292">
            <text:p>30,263583815</text:p>
          </table:table-cell>
          <table:table-cell table:formula="of:=[.D437]-([.D$101]-[.D$793])/692" office:value-type="float" office:value="27.6721098265895">
            <text:p>27,6721098266</text:p>
          </table:table-cell>
        </table:table-row>
        <table:table-row table:style-name="ro1">
          <table:table-cell office:value-type="date" office:date-value="2019-05-10">
            <text:p>10.05.2019</text:p>
          </table:table-cell>
          <table:table-cell table:formula="of:=[.B438]-([.B$101]-[.B$793])/692" office:value-type="float" office:value="90.9468208092464">
            <text:p>90,9468208092</text:p>
          </table:table-cell>
          <table:table-cell table:formula="of:=[.C438]-([.C$101]-[.C$793])/692" office:value-type="float" office:value="30.2676300578038">
            <text:p>30,2676300578</text:p>
          </table:table-cell>
          <table:table-cell table:formula="of:=[.D438]-([.D$101]-[.D$793])/692" office:value-type="float" office:value="27.6696531791906">
            <text:p>27,6696531792</text:p>
          </table:table-cell>
        </table:table-row>
        <table:table-row table:style-name="ro1">
          <table:table-cell office:value-type="date" office:date-value="2019-05-11">
            <text:p>11.05.2019</text:p>
          </table:table-cell>
          <table:table-cell table:formula="of:=[.B439]-([.B$101]-[.B$793])/692" office:value-type="float" office:value="90.9534682080903">
            <text:p>90,9534682081</text:p>
          </table:table-cell>
          <table:table-cell table:formula="of:=[.C439]-([.C$101]-[.C$793])/692" office:value-type="float" office:value="30.2716763005783">
            <text:p>30,2716763006</text:p>
          </table:table-cell>
          <table:table-cell table:formula="of:=[.D439]-([.D$101]-[.D$793])/692" office:value-type="float" office:value="27.6671965317918">
            <text:p>27,6671965318</text:p>
          </table:table-cell>
        </table:table-row>
        <table:table-row table:style-name="ro1">
          <table:table-cell office:value-type="date" office:date-value="2019-05-12">
            <text:p>12.05.2019</text:p>
          </table:table-cell>
          <table:table-cell table:formula="of:=[.B440]-([.B$101]-[.B$793])/692" office:value-type="float" office:value="90.9601156069342">
            <text:p>90,9601156069</text:p>
          </table:table-cell>
          <table:table-cell table:formula="of:=[.C440]-([.C$101]-[.C$793])/692" office:value-type="float" office:value="30.2757225433529">
            <text:p>30,2757225434</text:p>
          </table:table-cell>
          <table:table-cell table:formula="of:=[.D440]-([.D$101]-[.D$793])/692" office:value-type="float" office:value="27.6647398843929">
            <text:p>27,6647398844</text:p>
          </table:table-cell>
        </table:table-row>
        <table:table-row table:style-name="ro1">
          <table:table-cell office:value-type="date" office:date-value="2019-05-13">
            <text:p>13.05.2019</text:p>
          </table:table-cell>
          <table:table-cell table:formula="of:=[.B441]-([.B$101]-[.B$793])/692" office:value-type="float" office:value="90.9667630057782">
            <text:p>90,9667630058</text:p>
          </table:table-cell>
          <table:table-cell table:formula="of:=[.C441]-([.C$101]-[.C$793])/692" office:value-type="float" office:value="30.2797687861275">
            <text:p>30,2797687861</text:p>
          </table:table-cell>
          <table:table-cell table:formula="of:=[.D441]-([.D$101]-[.D$793])/692" office:value-type="float" office:value="27.6622832369941">
            <text:p>27,662283237</text:p>
          </table:table-cell>
        </table:table-row>
        <table:table-row table:style-name="ro1">
          <table:table-cell office:value-type="date" office:date-value="2019-05-14">
            <text:p>14.05.2019</text:p>
          </table:table-cell>
          <table:table-cell table:formula="of:=[.B442]-([.B$101]-[.B$793])/692" office:value-type="float" office:value="90.9734104046221">
            <text:p>90,9734104046</text:p>
          </table:table-cell>
          <table:table-cell table:formula="of:=[.C442]-([.C$101]-[.C$793])/692" office:value-type="float" office:value="30.283815028902">
            <text:p>30,2838150289</text:p>
          </table:table-cell>
          <table:table-cell table:formula="of:=[.D442]-([.D$101]-[.D$793])/692" office:value-type="float" office:value="27.6598265895952">
            <text:p>27,6598265896</text:p>
          </table:table-cell>
        </table:table-row>
        <table:table-row table:style-name="ro1">
          <table:table-cell office:value-type="date" office:date-value="2019-05-15">
            <text:p>15.05.2019</text:p>
          </table:table-cell>
          <table:table-cell table:formula="of:=[.B443]-([.B$101]-[.B$793])/692" office:value-type="float" office:value="90.980057803466">
            <text:p>90,9800578035</text:p>
          </table:table-cell>
          <table:table-cell table:formula="of:=[.C443]-([.C$101]-[.C$793])/692" office:value-type="float" office:value="30.2878612716766">
            <text:p>30,2878612717</text:p>
          </table:table-cell>
          <table:table-cell table:formula="of:=[.D443]-([.D$101]-[.D$793])/692" office:value-type="float" office:value="27.6573699421964">
            <text:p>27,6573699422</text:p>
          </table:table-cell>
        </table:table-row>
        <table:table-row table:style-name="ro1">
          <table:table-cell office:value-type="date" office:date-value="2019-05-16">
            <text:p>16.05.2019</text:p>
          </table:table-cell>
          <table:table-cell table:formula="of:=[.B444]-([.B$101]-[.B$793])/692" office:value-type="float" office:value="90.9867052023099">
            <text:p>90,9867052023</text:p>
          </table:table-cell>
          <table:table-cell table:formula="of:=[.C444]-([.C$101]-[.C$793])/692" office:value-type="float" office:value="30.2919075144512">
            <text:p>30,2919075145</text:p>
          </table:table-cell>
          <table:table-cell table:formula="of:=[.D444]-([.D$101]-[.D$793])/692" office:value-type="float" office:value="27.6549132947976">
            <text:p>27,6549132948</text:p>
          </table:table-cell>
        </table:table-row>
        <table:table-row table:style-name="ro1">
          <table:table-cell office:value-type="date" office:date-value="2019-05-17">
            <text:p>17.05.2019</text:p>
          </table:table-cell>
          <table:table-cell table:formula="of:=[.B445]-([.B$101]-[.B$793])/692" office:value-type="float" office:value="90.9933526011539">
            <text:p>90,9933526012</text:p>
          </table:table-cell>
          <table:table-cell table:formula="of:=[.C445]-([.C$101]-[.C$793])/692" office:value-type="float" office:value="30.2959537572257">
            <text:p>30,2959537572</text:p>
          </table:table-cell>
          <table:table-cell table:formula="of:=[.D445]-([.D$101]-[.D$793])/692" office:value-type="float" office:value="27.6524566473987">
            <text:p>27,6524566474</text:p>
          </table:table-cell>
        </table:table-row>
        <table:table-row table:style-name="ro1">
          <table:table-cell office:value-type="date" office:date-value="2019-05-18">
            <text:p>18.05.2019</text:p>
          </table:table-cell>
          <table:table-cell table:formula="of:=[.B446]-([.B$101]-[.B$793])/692" office:value-type="float" office:value="90.9999999999978">
            <text:p>91</text:p>
          </table:table-cell>
          <table:table-cell table:formula="of:=[.C446]-([.C$101]-[.C$793])/692" office:value-type="float" office:value="30.3000000000003">
            <text:p>30,3</text:p>
          </table:table-cell>
          <table:table-cell table:formula="of:=[.D446]-([.D$101]-[.D$793])/692" office:value-type="float" office:value="27.6499999999999">
            <text:p>27,65</text:p>
          </table:table-cell>
        </table:table-row>
        <table:table-row table:style-name="ro1">
          <table:table-cell office:value-type="date" office:date-value="2019-05-19">
            <text:p>19.05.2019</text:p>
          </table:table-cell>
          <table:table-cell table:formula="of:=[.B447]-([.B$101]-[.B$793])/692" office:value-type="float" office:value="91.0066473988417">
            <text:p>91,0066473988</text:p>
          </table:table-cell>
          <table:table-cell table:formula="of:=[.C447]-([.C$101]-[.C$793])/692" office:value-type="float" office:value="30.3040462427749">
            <text:p>30,3040462428</text:p>
          </table:table-cell>
          <table:table-cell table:formula="of:=[.D447]-([.D$101]-[.D$793])/692" office:value-type="float" office:value="27.647543352601">
            <text:p>27,6475433526</text:p>
          </table:table-cell>
        </table:table-row>
        <table:table-row table:style-name="ro1">
          <table:table-cell office:value-type="date" office:date-value="2019-05-20">
            <text:p>20.05.2019</text:p>
          </table:table-cell>
          <table:table-cell table:formula="of:=[.B448]-([.B$101]-[.B$793])/692" office:value-type="float" office:value="91.0132947976856">
            <text:p>91,0132947977</text:p>
          </table:table-cell>
          <table:table-cell table:formula="of:=[.C448]-([.C$101]-[.C$793])/692" office:value-type="float" office:value="30.3080924855494">
            <text:p>30,3080924855</text:p>
          </table:table-cell>
          <table:table-cell table:formula="of:=[.D448]-([.D$101]-[.D$793])/692" office:value-type="float" office:value="27.6450867052022">
            <text:p>27,6450867052</text:p>
          </table:table-cell>
        </table:table-row>
        <table:table-row table:style-name="ro1">
          <table:table-cell office:value-type="date" office:date-value="2019-05-21">
            <text:p>21.05.2019</text:p>
          </table:table-cell>
          <table:table-cell table:formula="of:=[.B449]-([.B$101]-[.B$793])/692" office:value-type="float" office:value="91.0199421965296">
            <text:p>91,0199421965</text:p>
          </table:table-cell>
          <table:table-cell table:formula="of:=[.C449]-([.C$101]-[.C$793])/692" office:value-type="float" office:value="30.312138728324">
            <text:p>30,3121387283</text:p>
          </table:table-cell>
          <table:table-cell table:formula="of:=[.D449]-([.D$101]-[.D$793])/692" office:value-type="float" office:value="27.6426300578033">
            <text:p>27,6426300578</text:p>
          </table:table-cell>
        </table:table-row>
        <table:table-row table:style-name="ro1">
          <table:table-cell office:value-type="date" office:date-value="2019-05-22">
            <text:p>22.05.2019</text:p>
          </table:table-cell>
          <table:table-cell table:formula="of:=[.B450]-([.B$101]-[.B$793])/692" office:value-type="float" office:value="91.0265895953735">
            <text:p>91,0265895954</text:p>
          </table:table-cell>
          <table:table-cell table:formula="of:=[.C450]-([.C$101]-[.C$793])/692" office:value-type="float" office:value="30.3161849710986">
            <text:p>30,3161849711</text:p>
          </table:table-cell>
          <table:table-cell table:formula="of:=[.D450]-([.D$101]-[.D$793])/692" office:value-type="float" office:value="27.6401734104045">
            <text:p>27,6401734104</text:p>
          </table:table-cell>
        </table:table-row>
        <table:table-row table:style-name="ro1">
          <table:table-cell office:value-type="date" office:date-value="2019-05-23">
            <text:p>23.05.2019</text:p>
          </table:table-cell>
          <table:table-cell table:formula="of:=[.B451]-([.B$101]-[.B$793])/692" office:value-type="float" office:value="91.0332369942174">
            <text:p>91,0332369942</text:p>
          </table:table-cell>
          <table:table-cell table:formula="of:=[.C451]-([.C$101]-[.C$793])/692" office:value-type="float" office:value="30.3202312138731">
            <text:p>30,3202312139</text:p>
          </table:table-cell>
          <table:table-cell table:formula="of:=[.D451]-([.D$101]-[.D$793])/692" office:value-type="float" office:value="27.6377167630056">
            <text:p>27,637716763</text:p>
          </table:table-cell>
        </table:table-row>
        <table:table-row table:style-name="ro1">
          <table:table-cell office:value-type="date" office:date-value="2019-05-24">
            <text:p>24.05.2019</text:p>
          </table:table-cell>
          <table:table-cell table:formula="of:=[.B452]-([.B$101]-[.B$793])/692" office:value-type="float" office:value="91.0398843930613">
            <text:p>91,0398843931</text:p>
          </table:table-cell>
          <table:table-cell table:formula="of:=[.C452]-([.C$101]-[.C$793])/692" office:value-type="float" office:value="30.3242774566477">
            <text:p>30,3242774566</text:p>
          </table:table-cell>
          <table:table-cell table:formula="of:=[.D452]-([.D$101]-[.D$793])/692" office:value-type="float" office:value="27.6352601156068">
            <text:p>27,6352601156</text:p>
          </table:table-cell>
        </table:table-row>
        <table:table-row table:style-name="ro1">
          <table:table-cell office:value-type="date" office:date-value="2019-05-25">
            <text:p>25.05.2019</text:p>
          </table:table-cell>
          <table:table-cell table:formula="of:=[.B453]-([.B$101]-[.B$793])/692" office:value-type="float" office:value="91.0465317919052">
            <text:p>91,0465317919</text:p>
          </table:table-cell>
          <table:table-cell table:formula="of:=[.C453]-([.C$101]-[.C$793])/692" office:value-type="float" office:value="30.3283236994223">
            <text:p>30,3283236994</text:p>
          </table:table-cell>
          <table:table-cell table:formula="of:=[.D453]-([.D$101]-[.D$793])/692" office:value-type="float" office:value="27.632803468208">
            <text:p>27,6328034682</text:p>
          </table:table-cell>
        </table:table-row>
        <table:table-row table:style-name="ro1">
          <table:table-cell office:value-type="date" office:date-value="2019-05-26">
            <text:p>26.05.2019</text:p>
          </table:table-cell>
          <table:table-cell table:formula="of:=[.B454]-([.B$101]-[.B$793])/692" office:value-type="float" office:value="91.0531791907492">
            <text:p>91,0531791907</text:p>
          </table:table-cell>
          <table:table-cell table:formula="of:=[.C454]-([.C$101]-[.C$793])/692" office:value-type="float" office:value="30.3323699421968">
            <text:p>30,3323699422</text:p>
          </table:table-cell>
          <table:table-cell table:formula="of:=[.D454]-([.D$101]-[.D$793])/692" office:value-type="float" office:value="27.6303468208091">
            <text:p>27,6303468208</text:p>
          </table:table-cell>
        </table:table-row>
        <table:table-row table:style-name="ro1">
          <table:table-cell office:value-type="date" office:date-value="2019-05-27">
            <text:p>27.05.2019</text:p>
          </table:table-cell>
          <table:table-cell table:formula="of:=[.B455]-([.B$101]-[.B$793])/692" office:value-type="float" office:value="91.0598265895931">
            <text:p>91,0598265896</text:p>
          </table:table-cell>
          <table:table-cell table:formula="of:=[.C455]-([.C$101]-[.C$793])/692" office:value-type="float" office:value="30.3364161849714">
            <text:p>30,336416185</text:p>
          </table:table-cell>
          <table:table-cell table:formula="of:=[.D455]-([.D$101]-[.D$793])/692" office:value-type="float" office:value="27.6278901734103">
            <text:p>27,6278901734</text:p>
          </table:table-cell>
        </table:table-row>
        <table:table-row table:style-name="ro1">
          <table:table-cell office:value-type="date" office:date-value="2019-05-28">
            <text:p>28.05.2019</text:p>
          </table:table-cell>
          <table:table-cell table:formula="of:=[.B456]-([.B$101]-[.B$793])/692" office:value-type="float" office:value="91.066473988437">
            <text:p>91,0664739884</text:p>
          </table:table-cell>
          <table:table-cell table:formula="of:=[.C456]-([.C$101]-[.C$793])/692" office:value-type="float" office:value="30.340462427746">
            <text:p>30,3404624277</text:p>
          </table:table-cell>
          <table:table-cell table:formula="of:=[.D456]-([.D$101]-[.D$793])/692" office:value-type="float" office:value="27.6254335260114">
            <text:p>27,625433526</text:p>
          </table:table-cell>
        </table:table-row>
        <table:table-row table:style-name="ro1">
          <table:table-cell office:value-type="date" office:date-value="2019-05-29">
            <text:p>29.05.2019</text:p>
          </table:table-cell>
          <table:table-cell table:formula="of:=[.B457]-([.B$101]-[.B$793])/692" office:value-type="float" office:value="91.0731213872809">
            <text:p>91,0731213873</text:p>
          </table:table-cell>
          <table:table-cell table:formula="of:=[.C457]-([.C$101]-[.C$793])/692" office:value-type="float" office:value="30.3445086705205">
            <text:p>30,3445086705</text:p>
          </table:table-cell>
          <table:table-cell table:formula="of:=[.D457]-([.D$101]-[.D$793])/692" office:value-type="float" office:value="27.6229768786126">
            <text:p>27,6229768786</text:p>
          </table:table-cell>
        </table:table-row>
        <table:table-row table:style-name="ro1">
          <table:table-cell office:value-type="date" office:date-value="2019-05-30">
            <text:p>30.05.2019</text:p>
          </table:table-cell>
          <table:table-cell table:formula="of:=[.B458]-([.B$101]-[.B$793])/692" office:value-type="float" office:value="91.0797687861249">
            <text:p>91,0797687861</text:p>
          </table:table-cell>
          <table:table-cell table:formula="of:=[.C458]-([.C$101]-[.C$793])/692" office:value-type="float" office:value="30.3485549132951">
            <text:p>30,3485549133</text:p>
          </table:table-cell>
          <table:table-cell table:formula="of:=[.D458]-([.D$101]-[.D$793])/692" office:value-type="float" office:value="27.6205202312137">
            <text:p>27,6205202312</text:p>
          </table:table-cell>
        </table:table-row>
        <table:table-row table:style-name="ro1">
          <table:table-cell office:value-type="date" office:date-value="2019-05-31">
            <text:p>31.05.2019</text:p>
          </table:table-cell>
          <table:table-cell table:formula="of:=[.B459]-([.B$101]-[.B$793])/692" office:value-type="float" office:value="91.0864161849688">
            <text:p>91,086416185</text:p>
          </table:table-cell>
          <table:table-cell table:formula="of:=[.C459]-([.C$101]-[.C$793])/692" office:value-type="float" office:value="30.3526011560697">
            <text:p>30,3526011561</text:p>
          </table:table-cell>
          <table:table-cell table:formula="of:=[.D459]-([.D$101]-[.D$793])/692" office:value-type="float" office:value="27.6180635838149">
            <text:p>27,6180635838</text:p>
          </table:table-cell>
        </table:table-row>
        <table:table-row table:style-name="ro1">
          <table:table-cell office:value-type="date" office:date-value="2019-06-01">
            <text:p>1.06.2019</text:p>
          </table:table-cell>
          <table:table-cell table:formula="of:=[.B460]-([.B$101]-[.B$793])/692" office:value-type="float" office:value="91.0930635838127">
            <text:p>91,0930635838</text:p>
          </table:table-cell>
          <table:table-cell table:formula="of:=[.C460]-([.C$101]-[.C$793])/692" office:value-type="float" office:value="30.3566473988442">
            <text:p>30,3566473988</text:p>
          </table:table-cell>
          <table:table-cell table:formula="of:=[.D460]-([.D$101]-[.D$793])/692" office:value-type="float" office:value="27.615606936416">
            <text:p>27,6156069364</text:p>
          </table:table-cell>
        </table:table-row>
        <table:table-row table:style-name="ro1">
          <table:table-cell office:value-type="date" office:date-value="2019-06-02">
            <text:p>2.06.2019</text:p>
          </table:table-cell>
          <table:table-cell table:formula="of:=[.B461]-([.B$101]-[.B$793])/692" office:value-type="float" office:value="91.0997109826566">
            <text:p>91,0997109827</text:p>
          </table:table-cell>
          <table:table-cell table:formula="of:=[.C461]-([.C$101]-[.C$793])/692" office:value-type="float" office:value="30.3606936416188">
            <text:p>30,3606936416</text:p>
          </table:table-cell>
          <table:table-cell table:formula="of:=[.D461]-([.D$101]-[.D$793])/692" office:value-type="float" office:value="27.6131502890172">
            <text:p>27,613150289</text:p>
          </table:table-cell>
        </table:table-row>
        <table:table-row table:style-name="ro1">
          <table:table-cell office:value-type="date" office:date-value="2019-06-03">
            <text:p>3.06.2019</text:p>
          </table:table-cell>
          <table:table-cell table:formula="of:=[.B462]-([.B$101]-[.B$793])/692" office:value-type="float" office:value="91.1063583815006">
            <text:p>91,1063583815</text:p>
          </table:table-cell>
          <table:table-cell table:formula="of:=[.C462]-([.C$101]-[.C$793])/692" office:value-type="float" office:value="30.3647398843934">
            <text:p>30,3647398844</text:p>
          </table:table-cell>
          <table:table-cell table:formula="of:=[.D462]-([.D$101]-[.D$793])/692" office:value-type="float" office:value="27.6106936416184">
            <text:p>27,6106936416</text:p>
          </table:table-cell>
        </table:table-row>
        <table:table-row table:style-name="ro1">
          <table:table-cell office:value-type="date" office:date-value="2019-06-04">
            <text:p>4.06.2019</text:p>
          </table:table-cell>
          <table:table-cell table:formula="of:=[.B463]-([.B$101]-[.B$793])/692" office:value-type="float" office:value="91.1130057803445">
            <text:p>91,1130057803</text:p>
          </table:table-cell>
          <table:table-cell table:formula="of:=[.C463]-([.C$101]-[.C$793])/692" office:value-type="float" office:value="30.3687861271679">
            <text:p>30,3687861272</text:p>
          </table:table-cell>
          <table:table-cell table:formula="of:=[.D463]-([.D$101]-[.D$793])/692" office:value-type="float" office:value="27.6082369942195">
            <text:p>27,6082369942</text:p>
          </table:table-cell>
        </table:table-row>
        <table:table-row table:style-name="ro1">
          <table:table-cell office:value-type="date" office:date-value="2019-06-05">
            <text:p>5.06.2019</text:p>
          </table:table-cell>
          <table:table-cell table:formula="of:=[.B464]-([.B$101]-[.B$793])/692" office:value-type="float" office:value="91.1196531791884">
            <text:p>91,1196531792</text:p>
          </table:table-cell>
          <table:table-cell table:formula="of:=[.C464]-([.C$101]-[.C$793])/692" office:value-type="float" office:value="30.3728323699425">
            <text:p>30,3728323699</text:p>
          </table:table-cell>
          <table:table-cell table:formula="of:=[.D464]-([.D$101]-[.D$793])/692" office:value-type="float" office:value="27.6057803468207">
            <text:p>27,6057803468</text:p>
          </table:table-cell>
        </table:table-row>
        <table:table-row table:style-name="ro1">
          <table:table-cell office:value-type="date" office:date-value="2019-06-06">
            <text:p>6.06.2019</text:p>
          </table:table-cell>
          <table:table-cell table:formula="of:=[.B465]-([.B$101]-[.B$793])/692" office:value-type="float" office:value="91.1263005780323">
            <text:p>91,126300578</text:p>
          </table:table-cell>
          <table:table-cell table:formula="of:=[.C465]-([.C$101]-[.C$793])/692" office:value-type="float" office:value="30.3768786127171">
            <text:p>30,3768786127</text:p>
          </table:table-cell>
          <table:table-cell table:formula="of:=[.D465]-([.D$101]-[.D$793])/692" office:value-type="float" office:value="27.6033236994218">
            <text:p>27,6033236994</text:p>
          </table:table-cell>
        </table:table-row>
        <table:table-row table:style-name="ro1">
          <table:table-cell office:value-type="date" office:date-value="2019-06-07">
            <text:p>7.06.2019</text:p>
          </table:table-cell>
          <table:table-cell table:formula="of:=[.B466]-([.B$101]-[.B$793])/692" office:value-type="float" office:value="91.1329479768763">
            <text:p>91,1329479769</text:p>
          </table:table-cell>
          <table:table-cell table:formula="of:=[.C466]-([.C$101]-[.C$793])/692" office:value-type="float" office:value="30.3809248554916">
            <text:p>30,3809248555</text:p>
          </table:table-cell>
          <table:table-cell table:formula="of:=[.D466]-([.D$101]-[.D$793])/692" office:value-type="float" office:value="27.600867052023">
            <text:p>27,600867052</text:p>
          </table:table-cell>
        </table:table-row>
        <table:table-row table:style-name="ro1">
          <table:table-cell office:value-type="date" office:date-value="2019-06-08">
            <text:p>8.06.2019</text:p>
          </table:table-cell>
          <table:table-cell table:formula="of:=[.B467]-([.B$101]-[.B$793])/692" office:value-type="float" office:value="91.1395953757202">
            <text:p>91,1395953757</text:p>
          </table:table-cell>
          <table:table-cell table:formula="of:=[.C467]-([.C$101]-[.C$793])/692" office:value-type="float" office:value="30.3849710982662">
            <text:p>30,3849710983</text:p>
          </table:table-cell>
          <table:table-cell table:formula="of:=[.D467]-([.D$101]-[.D$793])/692" office:value-type="float" office:value="27.5984104046241">
            <text:p>27,5984104046</text:p>
          </table:table-cell>
        </table:table-row>
        <table:table-row table:style-name="ro1">
          <table:table-cell office:value-type="date" office:date-value="2019-06-09">
            <text:p>9.06.2019</text:p>
          </table:table-cell>
          <table:table-cell table:formula="of:=[.B468]-([.B$101]-[.B$793])/692" office:value-type="float" office:value="91.1462427745641">
            <text:p>91,1462427746</text:p>
          </table:table-cell>
          <table:table-cell table:formula="of:=[.C468]-([.C$101]-[.C$793])/692" office:value-type="float" office:value="30.3890173410408">
            <text:p>30,389017341</text:p>
          </table:table-cell>
          <table:table-cell table:formula="of:=[.D468]-([.D$101]-[.D$793])/692" office:value-type="float" office:value="27.5959537572253">
            <text:p>27,5959537572</text:p>
          </table:table-cell>
        </table:table-row>
        <table:table-row table:style-name="ro1">
          <table:table-cell office:value-type="date" office:date-value="2019-06-10">
            <text:p>10.06.2019</text:p>
          </table:table-cell>
          <table:table-cell table:formula="of:=[.B469]-([.B$101]-[.B$793])/692" office:value-type="float" office:value="91.152890173408">
            <text:p>91,1528901734</text:p>
          </table:table-cell>
          <table:table-cell table:formula="of:=[.C469]-([.C$101]-[.C$793])/692" office:value-type="float" office:value="30.3930635838153">
            <text:p>30,3930635838</text:p>
          </table:table-cell>
          <table:table-cell table:formula="of:=[.D469]-([.D$101]-[.D$793])/692" office:value-type="float" office:value="27.5934971098264">
            <text:p>27,5934971098</text:p>
          </table:table-cell>
        </table:table-row>
        <table:table-row table:style-name="ro1">
          <table:table-cell office:value-type="date" office:date-value="2019-06-11">
            <text:p>11.06.2019</text:p>
          </table:table-cell>
          <table:table-cell table:formula="of:=[.B470]-([.B$101]-[.B$793])/692" office:value-type="float" office:value="91.159537572252">
            <text:p>91,1595375723</text:p>
          </table:table-cell>
          <table:table-cell table:formula="of:=[.C470]-([.C$101]-[.C$793])/692" office:value-type="float" office:value="30.3971098265899">
            <text:p>30,3971098266</text:p>
          </table:table-cell>
          <table:table-cell table:formula="of:=[.D470]-([.D$101]-[.D$793])/692" office:value-type="float" office:value="27.5910404624276">
            <text:p>27,5910404624</text:p>
          </table:table-cell>
        </table:table-row>
        <table:table-row table:style-name="ro1">
          <table:table-cell office:value-type="date" office:date-value="2019-06-12">
            <text:p>12.06.2019</text:p>
          </table:table-cell>
          <table:table-cell table:formula="of:=[.B471]-([.B$101]-[.B$793])/692" office:value-type="float" office:value="91.1661849710959">
            <text:p>91,1661849711</text:p>
          </table:table-cell>
          <table:table-cell table:formula="of:=[.C471]-([.C$101]-[.C$793])/692" office:value-type="float" office:value="30.4011560693645">
            <text:p>30,4011560694</text:p>
          </table:table-cell>
          <table:table-cell table:formula="of:=[.D471]-([.D$101]-[.D$793])/692" office:value-type="float" office:value="27.5885838150288">
            <text:p>27,588583815</text:p>
          </table:table-cell>
        </table:table-row>
        <table:table-row table:style-name="ro1">
          <table:table-cell office:value-type="date" office:date-value="2019-06-13">
            <text:p>13.06.2019</text:p>
          </table:table-cell>
          <table:table-cell table:formula="of:=[.B472]-([.B$101]-[.B$793])/692" office:value-type="float" office:value="91.1728323699398">
            <text:p>91,1728323699</text:p>
          </table:table-cell>
          <table:table-cell table:formula="of:=[.C472]-([.C$101]-[.C$793])/692" office:value-type="float" office:value="30.405202312139">
            <text:p>30,4052023121</text:p>
          </table:table-cell>
          <table:table-cell table:formula="of:=[.D472]-([.D$101]-[.D$793])/692" office:value-type="float" office:value="27.5861271676299">
            <text:p>27,5861271676</text:p>
          </table:table-cell>
        </table:table-row>
        <table:table-row table:style-name="ro1">
          <table:table-cell office:value-type="date" office:date-value="2019-06-14">
            <text:p>14.06.2019</text:p>
          </table:table-cell>
          <table:table-cell table:formula="of:=[.B473]-([.B$101]-[.B$793])/692" office:value-type="float" office:value="91.1794797687837">
            <text:p>91,1794797688</text:p>
          </table:table-cell>
          <table:table-cell table:formula="of:=[.C473]-([.C$101]-[.C$793])/692" office:value-type="float" office:value="30.4092485549136">
            <text:p>30,4092485549</text:p>
          </table:table-cell>
          <table:table-cell table:formula="of:=[.D473]-([.D$101]-[.D$793])/692" office:value-type="float" office:value="27.5836705202311">
            <text:p>27,5836705202</text:p>
          </table:table-cell>
        </table:table-row>
        <table:table-row table:style-name="ro1">
          <table:table-cell office:value-type="date" office:date-value="2019-06-15">
            <text:p>15.06.2019</text:p>
          </table:table-cell>
          <table:table-cell table:formula="of:=[.B474]-([.B$101]-[.B$793])/692" office:value-type="float" office:value="91.1861271676277">
            <text:p>91,1861271676</text:p>
          </table:table-cell>
          <table:table-cell table:formula="of:=[.C474]-([.C$101]-[.C$793])/692" office:value-type="float" office:value="30.4132947976882">
            <text:p>30,4132947977</text:p>
          </table:table-cell>
          <table:table-cell table:formula="of:=[.D474]-([.D$101]-[.D$793])/692" office:value-type="float" office:value="27.5812138728322">
            <text:p>27,5812138728</text:p>
          </table:table-cell>
        </table:table-row>
        <table:table-row table:style-name="ro1">
          <table:table-cell office:value-type="date" office:date-value="2019-06-16">
            <text:p>16.06.2019</text:p>
          </table:table-cell>
          <table:table-cell table:formula="of:=[.B475]-([.B$101]-[.B$793])/692" office:value-type="float" office:value="91.1927745664716">
            <text:p>91,1927745665</text:p>
          </table:table-cell>
          <table:table-cell table:formula="of:=[.C475]-([.C$101]-[.C$793])/692" office:value-type="float" office:value="30.4173410404627">
            <text:p>30,4173410405</text:p>
          </table:table-cell>
          <table:table-cell table:formula="of:=[.D475]-([.D$101]-[.D$793])/692" office:value-type="float" office:value="27.5787572254334">
            <text:p>27,5787572254</text:p>
          </table:table-cell>
        </table:table-row>
        <table:table-row table:style-name="ro1">
          <table:table-cell office:value-type="date" office:date-value="2019-06-17">
            <text:p>17.06.2019</text:p>
          </table:table-cell>
          <table:table-cell table:formula="of:=[.B476]-([.B$101]-[.B$793])/692" office:value-type="float" office:value="91.1994219653155">
            <text:p>91,1994219653</text:p>
          </table:table-cell>
          <table:table-cell table:formula="of:=[.C476]-([.C$101]-[.C$793])/692" office:value-type="float" office:value="30.4213872832373">
            <text:p>30,4213872832</text:p>
          </table:table-cell>
          <table:table-cell table:formula="of:=[.D476]-([.D$101]-[.D$793])/692" office:value-type="float" office:value="27.5763005780345">
            <text:p>27,576300578</text:p>
          </table:table-cell>
        </table:table-row>
        <table:table-row table:style-name="ro1">
          <table:table-cell office:value-type="date" office:date-value="2019-06-18">
            <text:p>18.06.2019</text:p>
          </table:table-cell>
          <table:table-cell table:formula="of:=[.B477]-([.B$101]-[.B$793])/692" office:value-type="float" office:value="91.2060693641594">
            <text:p>91,2060693642</text:p>
          </table:table-cell>
          <table:table-cell table:formula="of:=[.C477]-([.C$101]-[.C$793])/692" office:value-type="float" office:value="30.4254335260119">
            <text:p>30,425433526</text:p>
          </table:table-cell>
          <table:table-cell table:formula="of:=[.D477]-([.D$101]-[.D$793])/692" office:value-type="float" office:value="27.5738439306357">
            <text:p>27,5738439306</text:p>
          </table:table-cell>
        </table:table-row>
        <table:table-row table:style-name="ro1">
          <table:table-cell office:value-type="date" office:date-value="2019-06-19">
            <text:p>19.06.2019</text:p>
          </table:table-cell>
          <table:table-cell table:formula="of:=[.B478]-([.B$101]-[.B$793])/692" office:value-type="float" office:value="91.2127167630034">
            <text:p>91,212716763</text:p>
          </table:table-cell>
          <table:table-cell table:formula="of:=[.C478]-([.C$101]-[.C$793])/692" office:value-type="float" office:value="30.4294797687864">
            <text:p>30,4294797688</text:p>
          </table:table-cell>
          <table:table-cell table:formula="of:=[.D478]-([.D$101]-[.D$793])/692" office:value-type="float" office:value="27.5713872832368">
            <text:p>27,5713872832</text:p>
          </table:table-cell>
        </table:table-row>
        <table:table-row table:style-name="ro1">
          <table:table-cell office:value-type="date" office:date-value="2019-06-20">
            <text:p>20.06.2019</text:p>
          </table:table-cell>
          <table:table-cell table:formula="of:=[.B479]-([.B$101]-[.B$793])/692" office:value-type="float" office:value="91.2193641618473">
            <text:p>91,2193641618</text:p>
          </table:table-cell>
          <table:table-cell table:formula="of:=[.C479]-([.C$101]-[.C$793])/692" office:value-type="float" office:value="30.433526011561">
            <text:p>30,4335260116</text:p>
          </table:table-cell>
          <table:table-cell table:formula="of:=[.D479]-([.D$101]-[.D$793])/692" office:value-type="float" office:value="27.568930635838">
            <text:p>27,5689306358</text:p>
          </table:table-cell>
        </table:table-row>
        <table:table-row table:style-name="ro1">
          <table:table-cell office:value-type="date" office:date-value="2019-06-21">
            <text:p>21.06.2019</text:p>
          </table:table-cell>
          <table:table-cell table:formula="of:=[.B480]-([.B$101]-[.B$793])/692" office:value-type="float" office:value="91.2260115606912">
            <text:p>91,2260115607</text:p>
          </table:table-cell>
          <table:table-cell table:formula="of:=[.C480]-([.C$101]-[.C$793])/692" office:value-type="float" office:value="30.4375722543356">
            <text:p>30,4375722543</text:p>
          </table:table-cell>
          <table:table-cell table:formula="of:=[.D480]-([.D$101]-[.D$793])/692" office:value-type="float" office:value="27.5664739884392">
            <text:p>27,5664739884</text:p>
          </table:table-cell>
        </table:table-row>
        <table:table-row table:style-name="ro1">
          <table:table-cell office:value-type="date" office:date-value="2019-06-22">
            <text:p>22.06.2019</text:p>
          </table:table-cell>
          <table:table-cell table:formula="of:=[.B481]-([.B$101]-[.B$793])/692" office:value-type="float" office:value="91.2326589595351">
            <text:p>91,2326589595</text:p>
          </table:table-cell>
          <table:table-cell table:formula="of:=[.C481]-([.C$101]-[.C$793])/692" office:value-type="float" office:value="30.4416184971102">
            <text:p>30,4416184971</text:p>
          </table:table-cell>
          <table:table-cell table:formula="of:=[.D481]-([.D$101]-[.D$793])/692" office:value-type="float" office:value="27.5640173410403">
            <text:p>27,564017341</text:p>
          </table:table-cell>
        </table:table-row>
        <table:table-row table:style-name="ro1">
          <table:table-cell office:value-type="date" office:date-value="2019-06-23">
            <text:p>23.06.2019</text:p>
          </table:table-cell>
          <table:table-cell table:formula="of:=[.B482]-([.B$101]-[.B$793])/692" office:value-type="float" office:value="91.239306358379">
            <text:p>91,2393063584</text:p>
          </table:table-cell>
          <table:table-cell table:formula="of:=[.C482]-([.C$101]-[.C$793])/692" office:value-type="float" office:value="30.4456647398847">
            <text:p>30,4456647399</text:p>
          </table:table-cell>
          <table:table-cell table:formula="of:=[.D482]-([.D$101]-[.D$793])/692" office:value-type="float" office:value="27.5615606936415">
            <text:p>27,5615606936</text:p>
          </table:table-cell>
        </table:table-row>
        <table:table-row table:style-name="ro1">
          <table:table-cell office:value-type="date" office:date-value="2019-06-24">
            <text:p>24.06.2019</text:p>
          </table:table-cell>
          <table:table-cell table:formula="of:=[.B483]-([.B$101]-[.B$793])/692" office:value-type="float" office:value="91.245953757223">
            <text:p>91,2459537572</text:p>
          </table:table-cell>
          <table:table-cell table:formula="of:=[.C483]-([.C$101]-[.C$793])/692" office:value-type="float" office:value="30.4497109826593">
            <text:p>30,4497109827</text:p>
          </table:table-cell>
          <table:table-cell table:formula="of:=[.D483]-([.D$101]-[.D$793])/692" office:value-type="float" office:value="27.5591040462426">
            <text:p>27,5591040462</text:p>
          </table:table-cell>
        </table:table-row>
        <table:table-row table:style-name="ro1">
          <table:table-cell office:value-type="date" office:date-value="2019-06-25">
            <text:p>25.06.2019</text:p>
          </table:table-cell>
          <table:table-cell table:formula="of:=[.B484]-([.B$101]-[.B$793])/692" office:value-type="float" office:value="91.2526011560669">
            <text:p>91,2526011561</text:p>
          </table:table-cell>
          <table:table-cell table:formula="of:=[.C484]-([.C$101]-[.C$793])/692" office:value-type="float" office:value="30.4537572254339">
            <text:p>30,4537572254</text:p>
          </table:table-cell>
          <table:table-cell table:formula="of:=[.D484]-([.D$101]-[.D$793])/692" office:value-type="float" office:value="27.5566473988438">
            <text:p>27,5566473988</text:p>
          </table:table-cell>
        </table:table-row>
        <table:table-row table:style-name="ro1">
          <table:table-cell office:value-type="date" office:date-value="2019-06-26">
            <text:p>26.06.2019</text:p>
          </table:table-cell>
          <table:table-cell table:formula="of:=[.B485]-([.B$101]-[.B$793])/692" office:value-type="float" office:value="91.2592485549108">
            <text:p>91,2592485549</text:p>
          </table:table-cell>
          <table:table-cell table:formula="of:=[.C485]-([.C$101]-[.C$793])/692" office:value-type="float" office:value="30.4578034682084">
            <text:p>30,4578034682</text:p>
          </table:table-cell>
          <table:table-cell table:formula="of:=[.D485]-([.D$101]-[.D$793])/692" office:value-type="float" office:value="27.5541907514449">
            <text:p>27,5541907514</text:p>
          </table:table-cell>
        </table:table-row>
        <table:table-row table:style-name="ro1">
          <table:table-cell office:value-type="date" office:date-value="2019-06-27">
            <text:p>27.06.2019</text:p>
          </table:table-cell>
          <table:table-cell table:formula="of:=[.B486]-([.B$101]-[.B$793])/692" office:value-type="float" office:value="91.2658959537547">
            <text:p>91,2658959538</text:p>
          </table:table-cell>
          <table:table-cell table:formula="of:=[.C486]-([.C$101]-[.C$793])/692" office:value-type="float" office:value="30.461849710983">
            <text:p>30,461849711</text:p>
          </table:table-cell>
          <table:table-cell table:formula="of:=[.D486]-([.D$101]-[.D$793])/692" office:value-type="float" office:value="27.5517341040461">
            <text:p>27,551734104</text:p>
          </table:table-cell>
        </table:table-row>
        <table:table-row table:style-name="ro1">
          <table:table-cell office:value-type="date" office:date-value="2019-06-28">
            <text:p>28.06.2019</text:p>
          </table:table-cell>
          <table:table-cell table:formula="of:=[.B487]-([.B$101]-[.B$793])/692" office:value-type="float" office:value="91.2725433525987">
            <text:p>91,2725433526</text:p>
          </table:table-cell>
          <table:table-cell table:formula="of:=[.C487]-([.C$101]-[.C$793])/692" office:value-type="float" office:value="30.4658959537576">
            <text:p>30,4658959538</text:p>
          </table:table-cell>
          <table:table-cell table:formula="of:=[.D487]-([.D$101]-[.D$793])/692" office:value-type="float" office:value="27.5492774566472">
            <text:p>27,5492774566</text:p>
          </table:table-cell>
        </table:table-row>
        <table:table-row table:style-name="ro1">
          <table:table-cell office:value-type="date" office:date-value="2019-06-29">
            <text:p>29.06.2019</text:p>
          </table:table-cell>
          <table:table-cell table:formula="of:=[.B488]-([.B$101]-[.B$793])/692" office:value-type="float" office:value="91.2791907514426">
            <text:p>91,2791907514</text:p>
          </table:table-cell>
          <table:table-cell table:formula="of:=[.C488]-([.C$101]-[.C$793])/692" office:value-type="float" office:value="30.4699421965321">
            <text:p>30,4699421965</text:p>
          </table:table-cell>
          <table:table-cell table:formula="of:=[.D488]-([.D$101]-[.D$793])/692" office:value-type="float" office:value="27.5468208092484">
            <text:p>27,5468208092</text:p>
          </table:table-cell>
        </table:table-row>
        <table:table-row table:style-name="ro1">
          <table:table-cell office:value-type="date" office:date-value="2019-06-30">
            <text:p>30.06.2019</text:p>
          </table:table-cell>
          <table:table-cell table:formula="of:=[.B489]-([.B$101]-[.B$793])/692" office:value-type="float" office:value="91.2858381502865">
            <text:p>91,2858381503</text:p>
          </table:table-cell>
          <table:table-cell table:formula="of:=[.C489]-([.C$101]-[.C$793])/692" office:value-type="float" office:value="30.4739884393067">
            <text:p>30,4739884393</text:p>
          </table:table-cell>
          <table:table-cell table:formula="of:=[.D489]-([.D$101]-[.D$793])/692" office:value-type="float" office:value="27.5443641618496">
            <text:p>27,5443641618</text:p>
          </table:table-cell>
        </table:table-row>
        <table:table-row table:style-name="ro1">
          <table:table-cell office:value-type="date" office:date-value="2019-07-01">
            <text:p>1.07.2019</text:p>
          </table:table-cell>
          <table:table-cell table:formula="of:=[.B490]-([.B$101]-[.B$793])/692" office:value-type="float" office:value="91.2924855491304">
            <text:p>91,2924855491</text:p>
          </table:table-cell>
          <table:table-cell table:formula="of:=[.C490]-([.C$101]-[.C$793])/692" office:value-type="float" office:value="30.4780346820813">
            <text:p>30,4780346821</text:p>
          </table:table-cell>
          <table:table-cell table:formula="of:=[.D490]-([.D$101]-[.D$793])/692" office:value-type="float" office:value="27.5419075144507">
            <text:p>27,5419075145</text:p>
          </table:table-cell>
        </table:table-row>
        <table:table-row table:style-name="ro1">
          <table:table-cell office:value-type="date" office:date-value="2019-07-02">
            <text:p>2.07.2019</text:p>
          </table:table-cell>
          <table:table-cell table:formula="of:=[.B491]-([.B$101]-[.B$793])/692" office:value-type="float" office:value="91.2991329479744">
            <text:p>91,299132948</text:p>
          </table:table-cell>
          <table:table-cell table:formula="of:=[.C491]-([.C$101]-[.C$793])/692" office:value-type="float" office:value="30.4820809248558">
            <text:p>30,4820809249</text:p>
          </table:table-cell>
          <table:table-cell table:formula="of:=[.D491]-([.D$101]-[.D$793])/692" office:value-type="float" office:value="27.5394508670519">
            <text:p>27,5394508671</text:p>
          </table:table-cell>
        </table:table-row>
        <table:table-row table:style-name="ro1">
          <table:table-cell office:value-type="date" office:date-value="2019-07-03">
            <text:p>3.07.2019</text:p>
          </table:table-cell>
          <table:table-cell table:formula="of:=[.B492]-([.B$101]-[.B$793])/692" office:value-type="float" office:value="91.3057803468183">
            <text:p>91,3057803468</text:p>
          </table:table-cell>
          <table:table-cell table:formula="of:=[.C492]-([.C$101]-[.C$793])/692" office:value-type="float" office:value="30.4861271676304">
            <text:p>30,4861271676</text:p>
          </table:table-cell>
          <table:table-cell table:formula="of:=[.D492]-([.D$101]-[.D$793])/692" office:value-type="float" office:value="27.536994219653">
            <text:p>27,5369942197</text:p>
          </table:table-cell>
        </table:table-row>
        <table:table-row table:style-name="ro1">
          <table:table-cell office:value-type="date" office:date-value="2019-07-04">
            <text:p>4.07.2019</text:p>
          </table:table-cell>
          <table:table-cell table:formula="of:=[.B493]-([.B$101]-[.B$793])/692" office:value-type="float" office:value="91.3124277456622">
            <text:p>91,3124277457</text:p>
          </table:table-cell>
          <table:table-cell table:formula="of:=[.C493]-([.C$101]-[.C$793])/692" office:value-type="float" office:value="30.490173410405">
            <text:p>30,4901734104</text:p>
          </table:table-cell>
          <table:table-cell table:formula="of:=[.D493]-([.D$101]-[.D$793])/692" office:value-type="float" office:value="27.5345375722542">
            <text:p>27,5345375723</text:p>
          </table:table-cell>
        </table:table-row>
        <table:table-row table:style-name="ro1">
          <table:table-cell office:value-type="date" office:date-value="2019-07-05">
            <text:p>5.07.2019</text:p>
          </table:table-cell>
          <table:table-cell table:formula="of:=[.B494]-([.B$101]-[.B$793])/692" office:value-type="float" office:value="91.3190751445061">
            <text:p>91,3190751445</text:p>
          </table:table-cell>
          <table:table-cell table:formula="of:=[.C494]-([.C$101]-[.C$793])/692" office:value-type="float" office:value="30.4942196531795">
            <text:p>30,4942196532</text:p>
          </table:table-cell>
          <table:table-cell table:formula="of:=[.D494]-([.D$101]-[.D$793])/692" office:value-type="float" office:value="27.5320809248553">
            <text:p>27,5320809249</text:p>
          </table:table-cell>
        </table:table-row>
        <table:table-row table:style-name="ro1">
          <table:table-cell office:value-type="date" office:date-value="2019-07-06">
            <text:p>6.07.2019</text:p>
          </table:table-cell>
          <table:table-cell table:formula="of:=[.B495]-([.B$101]-[.B$793])/692" office:value-type="float" office:value="91.3257225433501">
            <text:p>91,3257225434</text:p>
          </table:table-cell>
          <table:table-cell table:formula="of:=[.C495]-([.C$101]-[.C$793])/692" office:value-type="float" office:value="30.4982658959541">
            <text:p>30,498265896</text:p>
          </table:table-cell>
          <table:table-cell table:formula="of:=[.D495]-([.D$101]-[.D$793])/692" office:value-type="float" office:value="27.5296242774565">
            <text:p>27,5296242775</text:p>
          </table:table-cell>
        </table:table-row>
        <table:table-row table:style-name="ro1">
          <table:table-cell office:value-type="date" office:date-value="2019-07-07">
            <text:p>7.07.2019</text:p>
          </table:table-cell>
          <table:table-cell table:formula="of:=[.B496]-([.B$101]-[.B$793])/692" office:value-type="float" office:value="91.332369942194">
            <text:p>91,3323699422</text:p>
          </table:table-cell>
          <table:table-cell table:formula="of:=[.C496]-([.C$101]-[.C$793])/692" office:value-type="float" office:value="30.5023121387287">
            <text:p>30,5023121387</text:p>
          </table:table-cell>
          <table:table-cell table:formula="of:=[.D496]-([.D$101]-[.D$793])/692" office:value-type="float" office:value="27.5271676300576">
            <text:p>27,5271676301</text:p>
          </table:table-cell>
        </table:table-row>
        <table:table-row table:style-name="ro1">
          <table:table-cell office:value-type="date" office:date-value="2019-07-08">
            <text:p>8.07.2019</text:p>
          </table:table-cell>
          <table:table-cell table:formula="of:=[.B497]-([.B$101]-[.B$793])/692" office:value-type="float" office:value="91.3390173410379">
            <text:p>91,339017341</text:p>
          </table:table-cell>
          <table:table-cell table:formula="of:=[.C497]-([.C$101]-[.C$793])/692" office:value-type="float" office:value="30.5063583815032">
            <text:p>30,5063583815</text:p>
          </table:table-cell>
          <table:table-cell table:formula="of:=[.D497]-([.D$101]-[.D$793])/692" office:value-type="float" office:value="27.5247109826588">
            <text:p>27,5247109827</text:p>
          </table:table-cell>
        </table:table-row>
        <table:table-row table:style-name="ro1">
          <table:table-cell office:value-type="date" office:date-value="2019-07-09">
            <text:p>9.07.2019</text:p>
          </table:table-cell>
          <table:table-cell table:formula="of:=[.B498]-([.B$101]-[.B$793])/692" office:value-type="float" office:value="91.3456647398818">
            <text:p>91,3456647399</text:p>
          </table:table-cell>
          <table:table-cell table:formula="of:=[.C498]-([.C$101]-[.C$793])/692" office:value-type="float" office:value="30.5104046242778">
            <text:p>30,5104046243</text:p>
          </table:table-cell>
          <table:table-cell table:formula="of:=[.D498]-([.D$101]-[.D$793])/692" office:value-type="float" office:value="27.52225433526">
            <text:p>27,5222543353</text:p>
          </table:table-cell>
        </table:table-row>
        <table:table-row table:style-name="ro1">
          <table:table-cell office:value-type="date" office:date-value="2019-07-10">
            <text:p>10.07.2019</text:p>
          </table:table-cell>
          <table:table-cell table:formula="of:=[.B499]-([.B$101]-[.B$793])/692" office:value-type="float" office:value="91.3523121387258">
            <text:p>91,3523121387</text:p>
          </table:table-cell>
          <table:table-cell table:formula="of:=[.C499]-([.C$101]-[.C$793])/692" office:value-type="float" office:value="30.5144508670524">
            <text:p>30,5144508671</text:p>
          </table:table-cell>
          <table:table-cell table:formula="of:=[.D499]-([.D$101]-[.D$793])/692" office:value-type="float" office:value="27.5197976878611">
            <text:p>27,5197976879</text:p>
          </table:table-cell>
        </table:table-row>
        <table:table-row table:style-name="ro1">
          <table:table-cell office:value-type="date" office:date-value="2019-07-11">
            <text:p>11.07.2019</text:p>
          </table:table-cell>
          <table:table-cell table:formula="of:=[.B500]-([.B$101]-[.B$793])/692" office:value-type="float" office:value="91.3589595375697">
            <text:p>91,3589595376</text:p>
          </table:table-cell>
          <table:table-cell table:formula="of:=[.C500]-([.C$101]-[.C$793])/692" office:value-type="float" office:value="30.5184971098269">
            <text:p>30,5184971098</text:p>
          </table:table-cell>
          <table:table-cell table:formula="of:=[.D500]-([.D$101]-[.D$793])/692" office:value-type="float" office:value="27.5173410404623">
            <text:p>27,5173410405</text:p>
          </table:table-cell>
        </table:table-row>
        <table:table-row table:style-name="ro1">
          <table:table-cell office:value-type="date" office:date-value="2019-07-12">
            <text:p>12.07.2019</text:p>
          </table:table-cell>
          <table:table-cell table:formula="of:=[.B501]-([.B$101]-[.B$793])/692" office:value-type="float" office:value="91.3656069364136">
            <text:p>91,3656069364</text:p>
          </table:table-cell>
          <table:table-cell table:formula="of:=[.C501]-([.C$101]-[.C$793])/692" office:value-type="float" office:value="30.5225433526015">
            <text:p>30,5225433526</text:p>
          </table:table-cell>
          <table:table-cell table:formula="of:=[.D501]-([.D$101]-[.D$793])/692" office:value-type="float" office:value="27.5148843930634">
            <text:p>27,5148843931</text:p>
          </table:table-cell>
        </table:table-row>
        <table:table-row table:style-name="ro1">
          <table:table-cell office:value-type="date" office:date-value="2019-07-13">
            <text:p>13.07.2019</text:p>
          </table:table-cell>
          <table:table-cell table:formula="of:=[.B502]-([.B$101]-[.B$793])/692" office:value-type="float" office:value="91.3722543352575">
            <text:p>91,3722543353</text:p>
          </table:table-cell>
          <table:table-cell table:formula="of:=[.C502]-([.C$101]-[.C$793])/692" office:value-type="float" office:value="30.5265895953761">
            <text:p>30,5265895954</text:p>
          </table:table-cell>
          <table:table-cell table:formula="of:=[.D502]-([.D$101]-[.D$793])/692" office:value-type="float" office:value="27.5124277456646">
            <text:p>27,5124277457</text:p>
          </table:table-cell>
        </table:table-row>
        <table:table-row table:style-name="ro1">
          <table:table-cell office:value-type="date" office:date-value="2019-07-14">
            <text:p>14.07.2019</text:p>
          </table:table-cell>
          <table:table-cell table:formula="of:=[.B503]-([.B$101]-[.B$793])/692" office:value-type="float" office:value="91.3789017341015">
            <text:p>91,3789017341</text:p>
          </table:table-cell>
          <table:table-cell table:formula="of:=[.C503]-([.C$101]-[.C$793])/692" office:value-type="float" office:value="30.5306358381506">
            <text:p>30,5306358382</text:p>
          </table:table-cell>
          <table:table-cell table:formula="of:=[.D503]-([.D$101]-[.D$793])/692" office:value-type="float" office:value="27.5099710982657">
            <text:p>27,5099710983</text:p>
          </table:table-cell>
        </table:table-row>
        <table:table-row table:style-name="ro1">
          <table:table-cell office:value-type="date" office:date-value="2019-07-15">
            <text:p>15.07.2019</text:p>
          </table:table-cell>
          <table:table-cell table:formula="of:=[.B504]-([.B$101]-[.B$793])/692" office:value-type="float" office:value="91.3855491329454">
            <text:p>91,3855491329</text:p>
          </table:table-cell>
          <table:table-cell table:formula="of:=[.C504]-([.C$101]-[.C$793])/692" office:value-type="float" office:value="30.5346820809252">
            <text:p>30,5346820809</text:p>
          </table:table-cell>
          <table:table-cell table:formula="of:=[.D504]-([.D$101]-[.D$793])/692" office:value-type="float" office:value="27.5075144508669">
            <text:p>27,5075144509</text:p>
          </table:table-cell>
        </table:table-row>
        <table:table-row table:style-name="ro1">
          <table:table-cell office:value-type="date" office:date-value="2019-07-16">
            <text:p>16.07.2019</text:p>
          </table:table-cell>
          <table:table-cell table:formula="of:=[.B505]-([.B$101]-[.B$793])/692" office:value-type="float" office:value="91.3921965317893">
            <text:p>91,3921965318</text:p>
          </table:table-cell>
          <table:table-cell table:formula="of:=[.C505]-([.C$101]-[.C$793])/692" office:value-type="float" office:value="30.5387283236998">
            <text:p>30,5387283237</text:p>
          </table:table-cell>
          <table:table-cell table:formula="of:=[.D505]-([.D$101]-[.D$793])/692" office:value-type="float" office:value="27.505057803468">
            <text:p>27,5050578035</text:p>
          </table:table-cell>
        </table:table-row>
        <table:table-row table:style-name="ro1">
          <table:table-cell office:value-type="date" office:date-value="2019-07-17">
            <text:p>17.07.2019</text:p>
          </table:table-cell>
          <table:table-cell table:formula="of:=[.B506]-([.B$101]-[.B$793])/692" office:value-type="float" office:value="91.3988439306332">
            <text:p>91,3988439306</text:p>
          </table:table-cell>
          <table:table-cell table:formula="of:=[.C506]-([.C$101]-[.C$793])/692" office:value-type="float" office:value="30.5427745664743">
            <text:p>30,5427745665</text:p>
          </table:table-cell>
          <table:table-cell table:formula="of:=[.D506]-([.D$101]-[.D$793])/692" office:value-type="float" office:value="27.5026011560692">
            <text:p>27,5026011561</text:p>
          </table:table-cell>
        </table:table-row>
        <table:table-row table:style-name="ro1">
          <table:table-cell office:value-type="date" office:date-value="2019-07-18">
            <text:p>18.07.2019</text:p>
          </table:table-cell>
          <table:table-cell table:formula="of:=[.B507]-([.B$101]-[.B$793])/692" office:value-type="float" office:value="91.4054913294772">
            <text:p>91,4054913295</text:p>
          </table:table-cell>
          <table:table-cell table:formula="of:=[.C507]-([.C$101]-[.C$793])/692" office:value-type="float" office:value="30.5468208092489">
            <text:p>30,5468208092</text:p>
          </table:table-cell>
          <table:table-cell table:formula="of:=[.D507]-([.D$101]-[.D$793])/692" office:value-type="float" office:value="27.5001445086704">
            <text:p>27,5001445087</text:p>
          </table:table-cell>
        </table:table-row>
        <table:table-row table:style-name="ro1">
          <table:table-cell office:value-type="date" office:date-value="2019-07-19">
            <text:p>19.07.2019</text:p>
          </table:table-cell>
          <table:table-cell table:formula="of:=[.B508]-([.B$101]-[.B$793])/692" office:value-type="float" office:value="91.4121387283211">
            <text:p>91,4121387283</text:p>
          </table:table-cell>
          <table:table-cell table:formula="of:=[.C508]-([.C$101]-[.C$793])/692" office:value-type="float" office:value="30.5508670520235">
            <text:p>30,550867052</text:p>
          </table:table-cell>
          <table:table-cell table:formula="of:=[.D508]-([.D$101]-[.D$793])/692" office:value-type="float" office:value="27.4976878612715">
            <text:p>27,4976878613</text:p>
          </table:table-cell>
        </table:table-row>
        <table:table-row table:style-name="ro1">
          <table:table-cell office:value-type="date" office:date-value="2019-07-20">
            <text:p>20.07.2019</text:p>
          </table:table-cell>
          <table:table-cell table:formula="of:=[.B509]-([.B$101]-[.B$793])/692" office:value-type="float" office:value="91.418786127165">
            <text:p>91,4187861272</text:p>
          </table:table-cell>
          <table:table-cell table:formula="of:=[.C509]-([.C$101]-[.C$793])/692" office:value-type="float" office:value="30.554913294798">
            <text:p>30,5549132948</text:p>
          </table:table-cell>
          <table:table-cell table:formula="of:=[.D509]-([.D$101]-[.D$793])/692" office:value-type="float" office:value="27.4952312138727">
            <text:p>27,4952312139</text:p>
          </table:table-cell>
        </table:table-row>
        <table:table-row table:style-name="ro1">
          <table:table-cell office:value-type="date" office:date-value="2019-07-21">
            <text:p>21.07.2019</text:p>
          </table:table-cell>
          <table:table-cell table:formula="of:=[.B510]-([.B$101]-[.B$793])/692" office:value-type="float" office:value="91.4254335260089">
            <text:p>91,425433526</text:p>
          </table:table-cell>
          <table:table-cell table:formula="of:=[.C510]-([.C$101]-[.C$793])/692" office:value-type="float" office:value="30.5589595375726">
            <text:p>30,5589595376</text:p>
          </table:table-cell>
          <table:table-cell table:formula="of:=[.D510]-([.D$101]-[.D$793])/692" office:value-type="float" office:value="27.4927745664738">
            <text:p>27,4927745665</text:p>
          </table:table-cell>
        </table:table-row>
        <table:table-row table:style-name="ro1">
          <table:table-cell office:value-type="date" office:date-value="2019-07-22">
            <text:p>22.07.2019</text:p>
          </table:table-cell>
          <table:table-cell table:formula="of:=[.B511]-([.B$101]-[.B$793])/692" office:value-type="float" office:value="91.4320809248529">
            <text:p>91,4320809249</text:p>
          </table:table-cell>
          <table:table-cell table:formula="of:=[.C511]-([.C$101]-[.C$793])/692" office:value-type="float" office:value="30.5630057803472">
            <text:p>30,5630057803</text:p>
          </table:table-cell>
          <table:table-cell table:formula="of:=[.D511]-([.D$101]-[.D$793])/692" office:value-type="float" office:value="27.490317919075">
            <text:p>27,4903179191</text:p>
          </table:table-cell>
        </table:table-row>
        <table:table-row table:style-name="ro1">
          <table:table-cell office:value-type="date" office:date-value="2019-07-23">
            <text:p>23.07.2019</text:p>
          </table:table-cell>
          <table:table-cell table:formula="of:=[.B512]-([.B$101]-[.B$793])/692" office:value-type="float" office:value="91.4387283236968">
            <text:p>91,4387283237</text:p>
          </table:table-cell>
          <table:table-cell table:formula="of:=[.C512]-([.C$101]-[.C$793])/692" office:value-type="float" office:value="30.5670520231217">
            <text:p>30,5670520231</text:p>
          </table:table-cell>
          <table:table-cell table:formula="of:=[.D512]-([.D$101]-[.D$793])/692" office:value-type="float" office:value="27.4878612716761">
            <text:p>27,4878612717</text:p>
          </table:table-cell>
        </table:table-row>
        <table:table-row table:style-name="ro1">
          <table:table-cell office:value-type="date" office:date-value="2019-07-24">
            <text:p>24.07.2019</text:p>
          </table:table-cell>
          <table:table-cell table:formula="of:=[.B513]-([.B$101]-[.B$793])/692" office:value-type="float" office:value="91.4453757225407">
            <text:p>91,4453757225</text:p>
          </table:table-cell>
          <table:table-cell table:formula="of:=[.C513]-([.C$101]-[.C$793])/692" office:value-type="float" office:value="30.5710982658963">
            <text:p>30,5710982659</text:p>
          </table:table-cell>
          <table:table-cell table:formula="of:=[.D513]-([.D$101]-[.D$793])/692" office:value-type="float" office:value="27.4854046242773">
            <text:p>27,4854046243</text:p>
          </table:table-cell>
        </table:table-row>
        <table:table-row table:style-name="ro1">
          <table:table-cell office:value-type="date" office:date-value="2019-07-25">
            <text:p>25.07.2019</text:p>
          </table:table-cell>
          <table:table-cell table:formula="of:=[.B514]-([.B$101]-[.B$793])/692" office:value-type="float" office:value="91.4520231213846">
            <text:p>91,4520231214</text:p>
          </table:table-cell>
          <table:table-cell table:formula="of:=[.C514]-([.C$101]-[.C$793])/692" office:value-type="float" office:value="30.5751445086709">
            <text:p>30,5751445087</text:p>
          </table:table-cell>
          <table:table-cell table:formula="of:=[.D514]-([.D$101]-[.D$793])/692" office:value-type="float" office:value="27.4829479768785">
            <text:p>27,4829479769</text:p>
          </table:table-cell>
        </table:table-row>
        <table:table-row table:style-name="ro1">
          <table:table-cell office:value-type="date" office:date-value="2019-07-26">
            <text:p>26.07.2019</text:p>
          </table:table-cell>
          <table:table-cell table:formula="of:=[.B515]-([.B$101]-[.B$793])/692" office:value-type="float" office:value="91.4586705202285">
            <text:p>91,4586705202</text:p>
          </table:table-cell>
          <table:table-cell table:formula="of:=[.C515]-([.C$101]-[.C$793])/692" office:value-type="float" office:value="30.5791907514454">
            <text:p>30,5791907514</text:p>
          </table:table-cell>
          <table:table-cell table:formula="of:=[.D515]-([.D$101]-[.D$793])/692" office:value-type="float" office:value="27.4804913294796">
            <text:p>27,4804913295</text:p>
          </table:table-cell>
        </table:table-row>
        <table:table-row table:style-name="ro1">
          <table:table-cell office:value-type="date" office:date-value="2019-07-27">
            <text:p>27.07.2019</text:p>
          </table:table-cell>
          <table:table-cell table:formula="of:=[.B516]-([.B$101]-[.B$793])/692" office:value-type="float" office:value="91.4653179190725">
            <text:p>91,4653179191</text:p>
          </table:table-cell>
          <table:table-cell table:formula="of:=[.C516]-([.C$101]-[.C$793])/692" office:value-type="float" office:value="30.58323699422">
            <text:p>30,5832369942</text:p>
          </table:table-cell>
          <table:table-cell table:formula="of:=[.D516]-([.D$101]-[.D$793])/692" office:value-type="float" office:value="27.4780346820808">
            <text:p>27,4780346821</text:p>
          </table:table-cell>
        </table:table-row>
        <table:table-row table:style-name="ro1">
          <table:table-cell office:value-type="date" office:date-value="2019-07-28">
            <text:p>28.07.2019</text:p>
          </table:table-cell>
          <table:table-cell table:formula="of:=[.B517]-([.B$101]-[.B$793])/692" office:value-type="float" office:value="91.4719653179164">
            <text:p>91,4719653179</text:p>
          </table:table-cell>
          <table:table-cell table:formula="of:=[.C517]-([.C$101]-[.C$793])/692" office:value-type="float" office:value="30.5872832369946">
            <text:p>30,587283237</text:p>
          </table:table-cell>
          <table:table-cell table:formula="of:=[.D517]-([.D$101]-[.D$793])/692" office:value-type="float" office:value="27.4755780346819">
            <text:p>27,4755780347</text:p>
          </table:table-cell>
        </table:table-row>
        <table:table-row table:style-name="ro1">
          <table:table-cell office:value-type="date" office:date-value="2019-07-29">
            <text:p>29.07.2019</text:p>
          </table:table-cell>
          <table:table-cell table:formula="of:=[.B518]-([.B$101]-[.B$793])/692" office:value-type="float" office:value="91.4786127167603">
            <text:p>91,4786127168</text:p>
          </table:table-cell>
          <table:table-cell table:formula="of:=[.C518]-([.C$101]-[.C$793])/692" office:value-type="float" office:value="30.5913294797691">
            <text:p>30,5913294798</text:p>
          </table:table-cell>
          <table:table-cell table:formula="of:=[.D518]-([.D$101]-[.D$793])/692" office:value-type="float" office:value="27.4731213872831">
            <text:p>27,4731213873</text:p>
          </table:table-cell>
        </table:table-row>
        <table:table-row table:style-name="ro1">
          <table:table-cell office:value-type="date" office:date-value="2019-07-30">
            <text:p>30.07.2019</text:p>
          </table:table-cell>
          <table:table-cell table:formula="of:=[.B519]-([.B$101]-[.B$793])/692" office:value-type="float" office:value="91.4852601156042">
            <text:p>91,4852601156</text:p>
          </table:table-cell>
          <table:table-cell table:formula="of:=[.C519]-([.C$101]-[.C$793])/692" office:value-type="float" office:value="30.5953757225437">
            <text:p>30,5953757225</text:p>
          </table:table-cell>
          <table:table-cell table:formula="of:=[.D519]-([.D$101]-[.D$793])/692" office:value-type="float" office:value="27.4706647398842">
            <text:p>27,4706647399</text:p>
          </table:table-cell>
        </table:table-row>
        <table:table-row table:style-name="ro1">
          <table:table-cell office:value-type="date" office:date-value="2019-07-31">
            <text:p>31.07.2019</text:p>
          </table:table-cell>
          <table:table-cell table:formula="of:=[.B520]-([.B$101]-[.B$793])/692" office:value-type="float" office:value="91.4919075144482">
            <text:p>91,4919075144</text:p>
          </table:table-cell>
          <table:table-cell table:formula="of:=[.C520]-([.C$101]-[.C$793])/692" office:value-type="float" office:value="30.5994219653183">
            <text:p>30,5994219653</text:p>
          </table:table-cell>
          <table:table-cell table:formula="of:=[.D520]-([.D$101]-[.D$793])/692" office:value-type="float" office:value="27.4682080924854">
            <text:p>27,4682080925</text:p>
          </table:table-cell>
        </table:table-row>
        <table:table-row table:style-name="ro1">
          <table:table-cell office:value-type="date" office:date-value="2019-08-01">
            <text:p>1.08.2019</text:p>
          </table:table-cell>
          <table:table-cell table:formula="of:=[.B521]-([.B$101]-[.B$793])/692" office:value-type="float" office:value="91.4985549132921">
            <text:p>91,4985549133</text:p>
          </table:table-cell>
          <table:table-cell table:formula="of:=[.C521]-([.C$101]-[.C$793])/692" office:value-type="float" office:value="30.6034682080928">
            <text:p>30,6034682081</text:p>
          </table:table-cell>
          <table:table-cell table:formula="of:=[.D521]-([.D$101]-[.D$793])/692" office:value-type="float" office:value="27.4657514450865">
            <text:p>27,4657514451</text:p>
          </table:table-cell>
        </table:table-row>
        <table:table-row table:style-name="ro1">
          <table:table-cell office:value-type="date" office:date-value="2019-08-02">
            <text:p>2.08.2019</text:p>
          </table:table-cell>
          <table:table-cell table:formula="of:=[.B522]-([.B$101]-[.B$793])/692" office:value-type="float" office:value="91.505202312136">
            <text:p>91,5052023121</text:p>
          </table:table-cell>
          <table:table-cell table:formula="of:=[.C522]-([.C$101]-[.C$793])/692" office:value-type="float" office:value="30.6075144508674">
            <text:p>30,6075144509</text:p>
          </table:table-cell>
          <table:table-cell table:formula="of:=[.D522]-([.D$101]-[.D$793])/692" office:value-type="float" office:value="27.4632947976877">
            <text:p>27,4632947977</text:p>
          </table:table-cell>
        </table:table-row>
        <table:table-row table:style-name="ro1">
          <table:table-cell office:value-type="date" office:date-value="2019-08-03">
            <text:p>3.08.2019</text:p>
          </table:table-cell>
          <table:table-cell table:formula="of:=[.B523]-([.B$101]-[.B$793])/692" office:value-type="float" office:value="91.5118497109799">
            <text:p>91,511849711</text:p>
          </table:table-cell>
          <table:table-cell table:formula="of:=[.C523]-([.C$101]-[.C$793])/692" office:value-type="float" office:value="30.611560693642">
            <text:p>30,6115606936</text:p>
          </table:table-cell>
          <table:table-cell table:formula="of:=[.D523]-([.D$101]-[.D$793])/692" office:value-type="float" office:value="27.4608381502888">
            <text:p>27,4608381503</text:p>
          </table:table-cell>
        </table:table-row>
        <table:table-row table:style-name="ro1">
          <table:table-cell office:value-type="date" office:date-value="2019-08-04">
            <text:p>4.08.2019</text:p>
          </table:table-cell>
          <table:table-cell table:formula="of:=[.B524]-([.B$101]-[.B$793])/692" office:value-type="float" office:value="91.5184971098239">
            <text:p>91,5184971098</text:p>
          </table:table-cell>
          <table:table-cell table:formula="of:=[.C524]-([.C$101]-[.C$793])/692" office:value-type="float" office:value="30.6156069364165">
            <text:p>30,6156069364</text:p>
          </table:table-cell>
          <table:table-cell table:formula="of:=[.D524]-([.D$101]-[.D$793])/692" office:value-type="float" office:value="27.45838150289">
            <text:p>27,4583815029</text:p>
          </table:table-cell>
        </table:table-row>
        <table:table-row table:style-name="ro1">
          <table:table-cell office:value-type="date" office:date-value="2019-08-05">
            <text:p>5.08.2019</text:p>
          </table:table-cell>
          <table:table-cell table:formula="of:=[.B525]-([.B$101]-[.B$793])/692" office:value-type="float" office:value="91.5251445086678">
            <text:p>91,5251445087</text:p>
          </table:table-cell>
          <table:table-cell table:formula="of:=[.C525]-([.C$101]-[.C$793])/692" office:value-type="float" office:value="30.6196531791911">
            <text:p>30,6196531792</text:p>
          </table:table-cell>
          <table:table-cell table:formula="of:=[.D525]-([.D$101]-[.D$793])/692" office:value-type="float" office:value="27.4559248554912">
            <text:p>27,4559248555</text:p>
          </table:table-cell>
        </table:table-row>
        <table:table-row table:style-name="ro1">
          <table:table-cell office:value-type="date" office:date-value="2019-08-06">
            <text:p>6.08.2019</text:p>
          </table:table-cell>
          <table:table-cell table:formula="of:=[.B526]-([.B$101]-[.B$793])/692" office:value-type="float" office:value="91.5317919075117">
            <text:p>91,5317919075</text:p>
          </table:table-cell>
          <table:table-cell table:formula="of:=[.C526]-([.C$101]-[.C$793])/692" office:value-type="float" office:value="30.6236994219657">
            <text:p>30,623699422</text:p>
          </table:table-cell>
          <table:table-cell table:formula="of:=[.D526]-([.D$101]-[.D$793])/692" office:value-type="float" office:value="27.4534682080923">
            <text:p>27,4534682081</text:p>
          </table:table-cell>
        </table:table-row>
        <table:table-row table:style-name="ro1">
          <table:table-cell office:value-type="date" office:date-value="2019-08-07">
            <text:p>7.08.2019</text:p>
          </table:table-cell>
          <table:table-cell table:formula="of:=[.B527]-([.B$101]-[.B$793])/692" office:value-type="float" office:value="91.5384393063556">
            <text:p>91,5384393064</text:p>
          </table:table-cell>
          <table:table-cell table:formula="of:=[.C527]-([.C$101]-[.C$793])/692" office:value-type="float" office:value="30.6277456647403">
            <text:p>30,6277456647</text:p>
          </table:table-cell>
          <table:table-cell table:formula="of:=[.D527]-([.D$101]-[.D$793])/692" office:value-type="float" office:value="27.4510115606935">
            <text:p>27,4510115607</text:p>
          </table:table-cell>
        </table:table-row>
        <table:table-row table:style-name="ro1">
          <table:table-cell office:value-type="date" office:date-value="2019-08-08">
            <text:p>8.08.2019</text:p>
          </table:table-cell>
          <table:table-cell table:formula="of:=[.B528]-([.B$101]-[.B$793])/692" office:value-type="float" office:value="91.5450867051996">
            <text:p>91,5450867052</text:p>
          </table:table-cell>
          <table:table-cell table:formula="of:=[.C528]-([.C$101]-[.C$793])/692" office:value-type="float" office:value="30.6317919075148">
            <text:p>30,6317919075</text:p>
          </table:table-cell>
          <table:table-cell table:formula="of:=[.D528]-([.D$101]-[.D$793])/692" office:value-type="float" office:value="27.4485549132946">
            <text:p>27,4485549133</text:p>
          </table:table-cell>
        </table:table-row>
        <table:table-row table:style-name="ro1">
          <table:table-cell office:value-type="date" office:date-value="2019-08-09">
            <text:p>9.08.2019</text:p>
          </table:table-cell>
          <table:table-cell table:formula="of:=[.B529]-([.B$101]-[.B$793])/692" office:value-type="float" office:value="91.5517341040435">
            <text:p>91,551734104</text:p>
          </table:table-cell>
          <table:table-cell table:formula="of:=[.C529]-([.C$101]-[.C$793])/692" office:value-type="float" office:value="30.6358381502894">
            <text:p>30,6358381503</text:p>
          </table:table-cell>
          <table:table-cell table:formula="of:=[.D529]-([.D$101]-[.D$793])/692" office:value-type="float" office:value="27.4460982658958">
            <text:p>27,4460982659</text:p>
          </table:table-cell>
        </table:table-row>
        <table:table-row table:style-name="ro1">
          <table:table-cell office:value-type="date" office:date-value="2019-08-10">
            <text:p>10.08.2019</text:p>
          </table:table-cell>
          <table:table-cell table:formula="of:=[.B530]-([.B$101]-[.B$793])/692" office:value-type="float" office:value="91.5583815028874">
            <text:p>91,5583815029</text:p>
          </table:table-cell>
          <table:table-cell table:formula="of:=[.C530]-([.C$101]-[.C$793])/692" office:value-type="float" office:value="30.6398843930639">
            <text:p>30,6398843931</text:p>
          </table:table-cell>
          <table:table-cell table:formula="of:=[.D530]-([.D$101]-[.D$793])/692" office:value-type="float" office:value="27.4436416184969">
            <text:p>27,4436416185</text:p>
          </table:table-cell>
        </table:table-row>
        <table:table-row table:style-name="ro1">
          <table:table-cell office:value-type="date" office:date-value="2019-08-11">
            <text:p>11.08.2019</text:p>
          </table:table-cell>
          <table:table-cell table:formula="of:=[.B531]-([.B$101]-[.B$793])/692" office:value-type="float" office:value="91.5650289017313">
            <text:p>91,5650289017</text:p>
          </table:table-cell>
          <table:table-cell table:formula="of:=[.C531]-([.C$101]-[.C$793])/692" office:value-type="float" office:value="30.6439306358385">
            <text:p>30,6439306358</text:p>
          </table:table-cell>
          <table:table-cell table:formula="of:=[.D531]-([.D$101]-[.D$793])/692" office:value-type="float" office:value="27.4411849710981">
            <text:p>27,4411849711</text:p>
          </table:table-cell>
        </table:table-row>
        <table:table-row table:style-name="ro1">
          <table:table-cell office:value-type="date" office:date-value="2019-08-12">
            <text:p>12.08.2019</text:p>
          </table:table-cell>
          <table:table-cell table:formula="of:=[.B532]-([.B$101]-[.B$793])/692" office:value-type="float" office:value="91.5716763005753">
            <text:p>91,5716763006</text:p>
          </table:table-cell>
          <table:table-cell table:formula="of:=[.C532]-([.C$101]-[.C$793])/692" office:value-type="float" office:value="30.6479768786131">
            <text:p>30,6479768786</text:p>
          </table:table-cell>
          <table:table-cell table:formula="of:=[.D532]-([.D$101]-[.D$793])/692" office:value-type="float" office:value="27.4387283236992">
            <text:p>27,4387283237</text:p>
          </table:table-cell>
        </table:table-row>
        <table:table-row table:style-name="ro1">
          <table:table-cell office:value-type="date" office:date-value="2019-08-13">
            <text:p>13.08.2019</text:p>
          </table:table-cell>
          <table:table-cell table:formula="of:=[.B533]-([.B$101]-[.B$793])/692" office:value-type="float" office:value="91.5783236994192">
            <text:p>91,5783236994</text:p>
          </table:table-cell>
          <table:table-cell table:formula="of:=[.C533]-([.C$101]-[.C$793])/692" office:value-type="float" office:value="30.6520231213877">
            <text:p>30,6520231214</text:p>
          </table:table-cell>
          <table:table-cell table:formula="of:=[.D533]-([.D$101]-[.D$793])/692" office:value-type="float" office:value="27.4362716763004">
            <text:p>27,4362716763</text:p>
          </table:table-cell>
        </table:table-row>
        <table:table-row table:style-name="ro1">
          <table:table-cell office:value-type="date" office:date-value="2019-08-14">
            <text:p>14.08.2019</text:p>
          </table:table-cell>
          <table:table-cell table:formula="of:=[.B534]-([.B$101]-[.B$793])/692" office:value-type="float" office:value="91.5849710982631">
            <text:p>91,5849710983</text:p>
          </table:table-cell>
          <table:table-cell table:formula="of:=[.C534]-([.C$101]-[.C$793])/692" office:value-type="float" office:value="30.6560693641622">
            <text:p>30,6560693642</text:p>
          </table:table-cell>
          <table:table-cell table:formula="of:=[.D534]-([.D$101]-[.D$793])/692" office:value-type="float" office:value="27.4338150289016">
            <text:p>27,4338150289</text:p>
          </table:table-cell>
        </table:table-row>
        <table:table-row table:style-name="ro1">
          <table:table-cell office:value-type="date" office:date-value="2019-08-15">
            <text:p>15.08.2019</text:p>
          </table:table-cell>
          <table:table-cell table:formula="of:=[.B535]-([.B$101]-[.B$793])/692" office:value-type="float" office:value="91.591618497107">
            <text:p>91,5916184971</text:p>
          </table:table-cell>
          <table:table-cell table:formula="of:=[.C535]-([.C$101]-[.C$793])/692" office:value-type="float" office:value="30.6601156069368">
            <text:p>30,6601156069</text:p>
          </table:table-cell>
          <table:table-cell table:formula="of:=[.D535]-([.D$101]-[.D$793])/692" office:value-type="float" office:value="27.4313583815027">
            <text:p>27,4313583815</text:p>
          </table:table-cell>
        </table:table-row>
        <table:table-row table:style-name="ro1">
          <table:table-cell office:value-type="date" office:date-value="2019-08-16">
            <text:p>16.08.2019</text:p>
          </table:table-cell>
          <table:table-cell table:formula="of:=[.B536]-([.B$101]-[.B$793])/692" office:value-type="float" office:value="91.598265895951">
            <text:p>91,598265896</text:p>
          </table:table-cell>
          <table:table-cell table:formula="of:=[.C536]-([.C$101]-[.C$793])/692" office:value-type="float" office:value="30.6641618497114">
            <text:p>30,6641618497</text:p>
          </table:table-cell>
          <table:table-cell table:formula="of:=[.D536]-([.D$101]-[.D$793])/692" office:value-type="float" office:value="27.4289017341039">
            <text:p>27,4289017341</text:p>
          </table:table-cell>
        </table:table-row>
        <table:table-row table:style-name="ro1">
          <table:table-cell office:value-type="date" office:date-value="2019-08-17">
            <text:p>17.08.2019</text:p>
          </table:table-cell>
          <table:table-cell table:formula="of:=[.B537]-([.B$101]-[.B$793])/692" office:value-type="float" office:value="91.6049132947949">
            <text:p>91,6049132948</text:p>
          </table:table-cell>
          <table:table-cell table:formula="of:=[.C537]-([.C$101]-[.C$793])/692" office:value-type="float" office:value="30.6682080924859">
            <text:p>30,6682080925</text:p>
          </table:table-cell>
          <table:table-cell table:formula="of:=[.D537]-([.D$101]-[.D$793])/692" office:value-type="float" office:value="27.426445086705">
            <text:p>27,4264450867</text:p>
          </table:table-cell>
        </table:table-row>
        <table:table-row table:style-name="ro1">
          <table:table-cell office:value-type="date" office:date-value="2019-08-18">
            <text:p>18.08.2019</text:p>
          </table:table-cell>
          <table:table-cell table:formula="of:=[.B538]-([.B$101]-[.B$793])/692" office:value-type="float" office:value="91.6115606936388">
            <text:p>91,6115606936</text:p>
          </table:table-cell>
          <table:table-cell table:formula="of:=[.C538]-([.C$101]-[.C$793])/692" office:value-type="float" office:value="30.6722543352605">
            <text:p>30,6722543353</text:p>
          </table:table-cell>
          <table:table-cell table:formula="of:=[.D538]-([.D$101]-[.D$793])/692" office:value-type="float" office:value="27.4239884393062">
            <text:p>27,4239884393</text:p>
          </table:table-cell>
        </table:table-row>
        <table:table-row table:style-name="ro1">
          <table:table-cell office:value-type="date" office:date-value="2019-08-19">
            <text:p>19.08.2019</text:p>
          </table:table-cell>
          <table:table-cell table:formula="of:=[.B539]-([.B$101]-[.B$793])/692" office:value-type="float" office:value="91.6182080924827">
            <text:p>91,6182080925</text:p>
          </table:table-cell>
          <table:table-cell table:formula="of:=[.C539]-([.C$101]-[.C$793])/692" office:value-type="float" office:value="30.6763005780351">
            <text:p>30,676300578</text:p>
          </table:table-cell>
          <table:table-cell table:formula="of:=[.D539]-([.D$101]-[.D$793])/692" office:value-type="float" office:value="27.4215317919073">
            <text:p>27,4215317919</text:p>
          </table:table-cell>
        </table:table-row>
        <table:table-row table:style-name="ro1">
          <table:table-cell office:value-type="date" office:date-value="2019-08-20">
            <text:p>20.08.2019</text:p>
          </table:table-cell>
          <table:table-cell table:formula="of:=[.B540]-([.B$101]-[.B$793])/692" office:value-type="float" office:value="91.6248554913267">
            <text:p>91,6248554913</text:p>
          </table:table-cell>
          <table:table-cell table:formula="of:=[.C540]-([.C$101]-[.C$793])/692" office:value-type="float" office:value="30.6803468208096">
            <text:p>30,6803468208</text:p>
          </table:table-cell>
          <table:table-cell table:formula="of:=[.D540]-([.D$101]-[.D$793])/692" office:value-type="float" office:value="27.4190751445085">
            <text:p>27,4190751445</text:p>
          </table:table-cell>
        </table:table-row>
        <table:table-row table:style-name="ro1">
          <table:table-cell office:value-type="date" office:date-value="2019-08-21">
            <text:p>21.08.2019</text:p>
          </table:table-cell>
          <table:table-cell table:formula="of:=[.B541]-([.B$101]-[.B$793])/692" office:value-type="float" office:value="91.6315028901706">
            <text:p>91,6315028902</text:p>
          </table:table-cell>
          <table:table-cell table:formula="of:=[.C541]-([.C$101]-[.C$793])/692" office:value-type="float" office:value="30.6843930635842">
            <text:p>30,6843930636</text:p>
          </table:table-cell>
          <table:table-cell table:formula="of:=[.D541]-([.D$101]-[.D$793])/692" office:value-type="float" office:value="27.4166184971097">
            <text:p>27,4166184971</text:p>
          </table:table-cell>
        </table:table-row>
        <table:table-row table:style-name="ro1">
          <table:table-cell office:value-type="date" office:date-value="2019-08-22">
            <text:p>22.08.2019</text:p>
          </table:table-cell>
          <table:table-cell table:formula="of:=[.B542]-([.B$101]-[.B$793])/692" office:value-type="float" office:value="91.6381502890145">
            <text:p>91,638150289</text:p>
          </table:table-cell>
          <table:table-cell table:formula="of:=[.C542]-([.C$101]-[.C$793])/692" office:value-type="float" office:value="30.6884393063588">
            <text:p>30,6884393064</text:p>
          </table:table-cell>
          <table:table-cell table:formula="of:=[.D542]-([.D$101]-[.D$793])/692" office:value-type="float" office:value="27.4141618497108">
            <text:p>27,4141618497</text:p>
          </table:table-cell>
        </table:table-row>
        <table:table-row table:style-name="ro1">
          <table:table-cell office:value-type="date" office:date-value="2019-08-23">
            <text:p>23.08.2019</text:p>
          </table:table-cell>
          <table:table-cell table:formula="of:=[.B543]-([.B$101]-[.B$793])/692" office:value-type="float" office:value="91.6447976878584">
            <text:p>91,6447976879</text:p>
          </table:table-cell>
          <table:table-cell table:formula="of:=[.C543]-([.C$101]-[.C$793])/692" office:value-type="float" office:value="30.6924855491333">
            <text:p>30,6924855491</text:p>
          </table:table-cell>
          <table:table-cell table:formula="of:=[.D543]-([.D$101]-[.D$793])/692" office:value-type="float" office:value="27.411705202312">
            <text:p>27,4117052023</text:p>
          </table:table-cell>
        </table:table-row>
        <table:table-row table:style-name="ro1">
          <table:table-cell office:value-type="date" office:date-value="2019-08-24">
            <text:p>24.08.2019</text:p>
          </table:table-cell>
          <table:table-cell table:formula="of:=[.B544]-([.B$101]-[.B$793])/692" office:value-type="float" office:value="91.6514450867023">
            <text:p>91,6514450867</text:p>
          </table:table-cell>
          <table:table-cell table:formula="of:=[.C544]-([.C$101]-[.C$793])/692" office:value-type="float" office:value="30.6965317919079">
            <text:p>30,6965317919</text:p>
          </table:table-cell>
          <table:table-cell table:formula="of:=[.D544]-([.D$101]-[.D$793])/692" office:value-type="float" office:value="27.4092485549131">
            <text:p>27,4092485549</text:p>
          </table:table-cell>
        </table:table-row>
        <table:table-row table:style-name="ro1">
          <table:table-cell office:value-type="date" office:date-value="2019-08-25">
            <text:p>25.08.2019</text:p>
          </table:table-cell>
          <table:table-cell table:formula="of:=[.B545]-([.B$101]-[.B$793])/692" office:value-type="float" office:value="91.6580924855463">
            <text:p>91,6580924855</text:p>
          </table:table-cell>
          <table:table-cell table:formula="of:=[.C545]-([.C$101]-[.C$793])/692" office:value-type="float" office:value="30.7005780346825">
            <text:p>30,7005780347</text:p>
          </table:table-cell>
          <table:table-cell table:formula="of:=[.D545]-([.D$101]-[.D$793])/692" office:value-type="float" office:value="27.4067919075143">
            <text:p>27,4067919075</text:p>
          </table:table-cell>
        </table:table-row>
        <table:table-row table:style-name="ro1">
          <table:table-cell office:value-type="date" office:date-value="2019-08-26">
            <text:p>26.08.2019</text:p>
          </table:table-cell>
          <table:table-cell table:formula="of:=[.B546]-([.B$101]-[.B$793])/692" office:value-type="float" office:value="91.6647398843902">
            <text:p>91,6647398844</text:p>
          </table:table-cell>
          <table:table-cell table:formula="of:=[.C546]-([.C$101]-[.C$793])/692" office:value-type="float" office:value="30.704624277457">
            <text:p>30,7046242775</text:p>
          </table:table-cell>
          <table:table-cell table:formula="of:=[.D546]-([.D$101]-[.D$793])/692" office:value-type="float" office:value="27.4043352601154">
            <text:p>27,4043352601</text:p>
          </table:table-cell>
        </table:table-row>
        <table:table-row table:style-name="ro1">
          <table:table-cell office:value-type="date" office:date-value="2019-08-27">
            <text:p>27.08.2019</text:p>
          </table:table-cell>
          <table:table-cell table:formula="of:=[.B547]-([.B$101]-[.B$793])/692" office:value-type="float" office:value="91.6713872832341">
            <text:p>91,6713872832</text:p>
          </table:table-cell>
          <table:table-cell table:formula="of:=[.C547]-([.C$101]-[.C$793])/692" office:value-type="float" office:value="30.7086705202316">
            <text:p>30,7086705202</text:p>
          </table:table-cell>
          <table:table-cell table:formula="of:=[.D547]-([.D$101]-[.D$793])/692" office:value-type="float" office:value="27.4018786127166">
            <text:p>27,4018786127</text:p>
          </table:table-cell>
        </table:table-row>
        <table:table-row table:style-name="ro1">
          <table:table-cell office:value-type="date" office:date-value="2019-08-28">
            <text:p>28.08.2019</text:p>
          </table:table-cell>
          <table:table-cell table:formula="of:=[.B548]-([.B$101]-[.B$793])/692" office:value-type="float" office:value="91.678034682078">
            <text:p>91,6780346821</text:p>
          </table:table-cell>
          <table:table-cell table:formula="of:=[.C548]-([.C$101]-[.C$793])/692" office:value-type="float" office:value="30.7127167630062">
            <text:p>30,712716763</text:p>
          </table:table-cell>
          <table:table-cell table:formula="of:=[.D548]-([.D$101]-[.D$793])/692" office:value-type="float" office:value="27.3994219653177">
            <text:p>27,3994219653</text:p>
          </table:table-cell>
        </table:table-row>
        <table:table-row table:style-name="ro1">
          <table:table-cell office:value-type="date" office:date-value="2019-08-29">
            <text:p>29.08.2019</text:p>
          </table:table-cell>
          <table:table-cell table:formula="of:=[.B549]-([.B$101]-[.B$793])/692" office:value-type="float" office:value="91.684682080922">
            <text:p>91,6846820809</text:p>
          </table:table-cell>
          <table:table-cell table:formula="of:=[.C549]-([.C$101]-[.C$793])/692" office:value-type="float" office:value="30.7167630057807">
            <text:p>30,7167630058</text:p>
          </table:table-cell>
          <table:table-cell table:formula="of:=[.D549]-([.D$101]-[.D$793])/692" office:value-type="float" office:value="27.3969653179189">
            <text:p>27,3969653179</text:p>
          </table:table-cell>
        </table:table-row>
        <table:table-row table:style-name="ro1">
          <table:table-cell office:value-type="date" office:date-value="2019-08-30">
            <text:p>30.08.2019</text:p>
          </table:table-cell>
          <table:table-cell table:formula="of:=[.B550]-([.B$101]-[.B$793])/692" office:value-type="float" office:value="91.6913294797659">
            <text:p>91,6913294798</text:p>
          </table:table-cell>
          <table:table-cell table:formula="of:=[.C550]-([.C$101]-[.C$793])/692" office:value-type="float" office:value="30.7208092485553">
            <text:p>30,7208092486</text:p>
          </table:table-cell>
          <table:table-cell table:formula="of:=[.D550]-([.D$101]-[.D$793])/692" office:value-type="float" office:value="27.3945086705201">
            <text:p>27,3945086705</text:p>
          </table:table-cell>
        </table:table-row>
        <table:table-row table:style-name="ro1">
          <table:table-cell office:value-type="date" office:date-value="2019-08-31">
            <text:p>31.08.2019</text:p>
          </table:table-cell>
          <table:table-cell table:formula="of:=[.B551]-([.B$101]-[.B$793])/692" office:value-type="float" office:value="91.6979768786098">
            <text:p>91,6979768786</text:p>
          </table:table-cell>
          <table:table-cell table:formula="of:=[.C551]-([.C$101]-[.C$793])/692" office:value-type="float" office:value="30.7248554913299">
            <text:p>30,7248554913</text:p>
          </table:table-cell>
          <table:table-cell table:formula="of:=[.D551]-([.D$101]-[.D$793])/692" office:value-type="float" office:value="27.3920520231212">
            <text:p>27,3920520231</text:p>
          </table:table-cell>
        </table:table-row>
        <table:table-row table:style-name="ro1">
          <table:table-cell office:value-type="date" office:date-value="2019-09-01">
            <text:p>1.09.2019</text:p>
          </table:table-cell>
          <table:table-cell table:formula="of:=[.B552]-([.B$101]-[.B$793])/692" office:value-type="float" office:value="91.7046242774537">
            <text:p>91,7046242775</text:p>
          </table:table-cell>
          <table:table-cell table:formula="of:=[.C552]-([.C$101]-[.C$793])/692" office:value-type="float" office:value="30.7289017341044">
            <text:p>30,7289017341</text:p>
          </table:table-cell>
          <table:table-cell table:formula="of:=[.D552]-([.D$101]-[.D$793])/692" office:value-type="float" office:value="27.3895953757224">
            <text:p>27,3895953757</text:p>
          </table:table-cell>
        </table:table-row>
        <table:table-row table:style-name="ro1">
          <table:table-cell office:value-type="date" office:date-value="2019-09-02">
            <text:p>2.09.2019</text:p>
          </table:table-cell>
          <table:table-cell table:formula="of:=[.B553]-([.B$101]-[.B$793])/692" office:value-type="float" office:value="91.7112716762977">
            <text:p>91,7112716763</text:p>
          </table:table-cell>
          <table:table-cell table:formula="of:=[.C553]-([.C$101]-[.C$793])/692" office:value-type="float" office:value="30.732947976879">
            <text:p>30,7329479769</text:p>
          </table:table-cell>
          <table:table-cell table:formula="of:=[.D553]-([.D$101]-[.D$793])/692" office:value-type="float" office:value="27.3871387283235">
            <text:p>27,3871387283</text:p>
          </table:table-cell>
        </table:table-row>
        <table:table-row table:style-name="ro1">
          <table:table-cell office:value-type="date" office:date-value="2019-09-03">
            <text:p>3.09.2019</text:p>
          </table:table-cell>
          <table:table-cell table:formula="of:=[.B554]-([.B$101]-[.B$793])/692" office:value-type="float" office:value="91.7179190751416">
            <text:p>91,7179190751</text:p>
          </table:table-cell>
          <table:table-cell table:formula="of:=[.C554]-([.C$101]-[.C$793])/692" office:value-type="float" office:value="30.7369942196536">
            <text:p>30,7369942197</text:p>
          </table:table-cell>
          <table:table-cell table:formula="of:=[.D554]-([.D$101]-[.D$793])/692" office:value-type="float" office:value="27.3846820809247">
            <text:p>27,3846820809</text:p>
          </table:table-cell>
        </table:table-row>
        <table:table-row table:style-name="ro1">
          <table:table-cell office:value-type="date" office:date-value="2019-09-04">
            <text:p>4.09.2019</text:p>
          </table:table-cell>
          <table:table-cell table:formula="of:=[.B555]-([.B$101]-[.B$793])/692" office:value-type="float" office:value="91.7245664739855">
            <text:p>91,724566474</text:p>
          </table:table-cell>
          <table:table-cell table:formula="of:=[.C555]-([.C$101]-[.C$793])/692" office:value-type="float" office:value="30.7410404624281">
            <text:p>30,7410404624</text:p>
          </table:table-cell>
          <table:table-cell table:formula="of:=[.D555]-([.D$101]-[.D$793])/692" office:value-type="float" office:value="27.3822254335258">
            <text:p>27,3822254335</text:p>
          </table:table-cell>
        </table:table-row>
        <table:table-row table:style-name="ro1">
          <table:table-cell office:value-type="date" office:date-value="2019-09-05">
            <text:p>5.09.2019</text:p>
          </table:table-cell>
          <table:table-cell table:formula="of:=[.B556]-([.B$101]-[.B$793])/692" office:value-type="float" office:value="91.7312138728294">
            <text:p>91,7312138728</text:p>
          </table:table-cell>
          <table:table-cell table:formula="of:=[.C556]-([.C$101]-[.C$793])/692" office:value-type="float" office:value="30.7450867052027">
            <text:p>30,7450867052</text:p>
          </table:table-cell>
          <table:table-cell table:formula="of:=[.D556]-([.D$101]-[.D$793])/692" office:value-type="float" office:value="27.379768786127">
            <text:p>27,3797687861</text:p>
          </table:table-cell>
        </table:table-row>
        <table:table-row table:style-name="ro1">
          <table:table-cell office:value-type="date" office:date-value="2019-09-06">
            <text:p>6.09.2019</text:p>
          </table:table-cell>
          <table:table-cell table:formula="of:=[.B557]-([.B$101]-[.B$793])/692" office:value-type="float" office:value="91.7378612716734">
            <text:p>91,7378612717</text:p>
          </table:table-cell>
          <table:table-cell table:formula="of:=[.C557]-([.C$101]-[.C$793])/692" office:value-type="float" office:value="30.7491329479773">
            <text:p>30,749132948</text:p>
          </table:table-cell>
          <table:table-cell table:formula="of:=[.D557]-([.D$101]-[.D$793])/692" office:value-type="float" office:value="27.3773121387281">
            <text:p>27,3773121387</text:p>
          </table:table-cell>
        </table:table-row>
        <table:table-row table:style-name="ro1">
          <table:table-cell office:value-type="date" office:date-value="2019-09-07">
            <text:p>7.09.2019</text:p>
          </table:table-cell>
          <table:table-cell table:formula="of:=[.B558]-([.B$101]-[.B$793])/692" office:value-type="float" office:value="91.7445086705173">
            <text:p>91,7445086705</text:p>
          </table:table-cell>
          <table:table-cell table:formula="of:=[.C558]-([.C$101]-[.C$793])/692" office:value-type="float" office:value="30.7531791907518">
            <text:p>30,7531791908</text:p>
          </table:table-cell>
          <table:table-cell table:formula="of:=[.D558]-([.D$101]-[.D$793])/692" office:value-type="float" office:value="27.3748554913293">
            <text:p>27,3748554913</text:p>
          </table:table-cell>
        </table:table-row>
        <table:table-row table:style-name="ro1">
          <table:table-cell office:value-type="date" office:date-value="2019-09-08">
            <text:p>8.09.2019</text:p>
          </table:table-cell>
          <table:table-cell table:formula="of:=[.B559]-([.B$101]-[.B$793])/692" office:value-type="float" office:value="91.7511560693612">
            <text:p>91,7511560694</text:p>
          </table:table-cell>
          <table:table-cell table:formula="of:=[.C559]-([.C$101]-[.C$793])/692" office:value-type="float" office:value="30.7572254335264">
            <text:p>30,7572254335</text:p>
          </table:table-cell>
          <table:table-cell table:formula="of:=[.D559]-([.D$101]-[.D$793])/692" office:value-type="float" office:value="27.3723988439305">
            <text:p>27,3723988439</text:p>
          </table:table-cell>
        </table:table-row>
        <table:table-row table:style-name="ro1">
          <table:table-cell office:value-type="date" office:date-value="2019-09-09">
            <text:p>9.09.2019</text:p>
          </table:table-cell>
          <table:table-cell table:formula="of:=[.B560]-([.B$101]-[.B$793])/692" office:value-type="float" office:value="91.7578034682051">
            <text:p>91,7578034682</text:p>
          </table:table-cell>
          <table:table-cell table:formula="of:=[.C560]-([.C$101]-[.C$793])/692" office:value-type="float" office:value="30.761271676301">
            <text:p>30,7612716763</text:p>
          </table:table-cell>
          <table:table-cell table:formula="of:=[.D560]-([.D$101]-[.D$793])/692" office:value-type="float" office:value="27.3699421965316">
            <text:p>27,3699421965</text:p>
          </table:table-cell>
        </table:table-row>
        <table:table-row table:style-name="ro1">
          <table:table-cell office:value-type="date" office:date-value="2019-09-10">
            <text:p>10.09.2019</text:p>
          </table:table-cell>
          <table:table-cell table:formula="of:=[.B561]-([.B$101]-[.B$793])/692" office:value-type="float" office:value="91.7644508670491">
            <text:p>91,764450867</text:p>
          </table:table-cell>
          <table:table-cell table:formula="of:=[.C561]-([.C$101]-[.C$793])/692" office:value-type="float" office:value="30.7653179190755">
            <text:p>30,7653179191</text:p>
          </table:table-cell>
          <table:table-cell table:formula="of:=[.D561]-([.D$101]-[.D$793])/692" office:value-type="float" office:value="27.3674855491328">
            <text:p>27,3674855491</text:p>
          </table:table-cell>
        </table:table-row>
        <table:table-row table:style-name="ro1">
          <table:table-cell office:value-type="date" office:date-value="2019-09-11">
            <text:p>11.09.2019</text:p>
          </table:table-cell>
          <table:table-cell table:formula="of:=[.B562]-([.B$101]-[.B$793])/692" office:value-type="float" office:value="91.771098265893">
            <text:p>91,7710982659</text:p>
          </table:table-cell>
          <table:table-cell table:formula="of:=[.C562]-([.C$101]-[.C$793])/692" office:value-type="float" office:value="30.7693641618501">
            <text:p>30,7693641619</text:p>
          </table:table-cell>
          <table:table-cell table:formula="of:=[.D562]-([.D$101]-[.D$793])/692" office:value-type="float" office:value="27.3650289017339">
            <text:p>27,3650289017</text:p>
          </table:table-cell>
        </table:table-row>
        <table:table-row table:style-name="ro1">
          <table:table-cell office:value-type="date" office:date-value="2019-09-12">
            <text:p>12.09.2019</text:p>
          </table:table-cell>
          <table:table-cell table:formula="of:=[.B563]-([.B$101]-[.B$793])/692" office:value-type="float" office:value="91.7777456647369">
            <text:p>91,7777456647</text:p>
          </table:table-cell>
          <table:table-cell table:formula="of:=[.C563]-([.C$101]-[.C$793])/692" office:value-type="float" office:value="30.7734104046247">
            <text:p>30,7734104046</text:p>
          </table:table-cell>
          <table:table-cell table:formula="of:=[.D563]-([.D$101]-[.D$793])/692" office:value-type="float" office:value="27.3625722543351">
            <text:p>27,3625722543</text:p>
          </table:table-cell>
        </table:table-row>
        <table:table-row table:style-name="ro1">
          <table:table-cell office:value-type="date" office:date-value="2019-09-13">
            <text:p>13.09.2019</text:p>
          </table:table-cell>
          <table:table-cell table:formula="of:=[.B564]-([.B$101]-[.B$793])/692" office:value-type="float" office:value="91.7843930635808">
            <text:p>91,7843930636</text:p>
          </table:table-cell>
          <table:table-cell table:formula="of:=[.C564]-([.C$101]-[.C$793])/692" office:value-type="float" office:value="30.7774566473992">
            <text:p>30,7774566474</text:p>
          </table:table-cell>
          <table:table-cell table:formula="of:=[.D564]-([.D$101]-[.D$793])/692" office:value-type="float" office:value="27.3601156069362">
            <text:p>27,3601156069</text:p>
          </table:table-cell>
        </table:table-row>
        <table:table-row table:style-name="ro1">
          <table:table-cell office:value-type="date" office:date-value="2019-09-14">
            <text:p>14.09.2019</text:p>
          </table:table-cell>
          <table:table-cell table:formula="of:=[.B565]-([.B$101]-[.B$793])/692" office:value-type="float" office:value="91.7910404624248">
            <text:p>91,7910404624</text:p>
          </table:table-cell>
          <table:table-cell table:formula="of:=[.C565]-([.C$101]-[.C$793])/692" office:value-type="float" office:value="30.7815028901738">
            <text:p>30,7815028902</text:p>
          </table:table-cell>
          <table:table-cell table:formula="of:=[.D565]-([.D$101]-[.D$793])/692" office:value-type="float" office:value="27.3576589595374">
            <text:p>27,3576589595</text:p>
          </table:table-cell>
        </table:table-row>
        <table:table-row table:style-name="ro1">
          <table:table-cell office:value-type="date" office:date-value="2019-09-15">
            <text:p>15.09.2019</text:p>
          </table:table-cell>
          <table:table-cell table:formula="of:=[.B566]-([.B$101]-[.B$793])/692" office:value-type="float" office:value="91.7976878612687">
            <text:p>91,7976878613</text:p>
          </table:table-cell>
          <table:table-cell table:formula="of:=[.C566]-([.C$101]-[.C$793])/692" office:value-type="float" office:value="30.7855491329484">
            <text:p>30,7855491329</text:p>
          </table:table-cell>
          <table:table-cell table:formula="of:=[.D566]-([.D$101]-[.D$793])/692" office:value-type="float" office:value="27.3552023121385">
            <text:p>27,3552023121</text:p>
          </table:table-cell>
        </table:table-row>
        <table:table-row table:style-name="ro1">
          <table:table-cell office:value-type="date" office:date-value="2019-09-16">
            <text:p>16.09.2019</text:p>
          </table:table-cell>
          <table:table-cell table:formula="of:=[.B567]-([.B$101]-[.B$793])/692" office:value-type="float" office:value="91.8043352601126">
            <text:p>91,8043352601</text:p>
          </table:table-cell>
          <table:table-cell table:formula="of:=[.C567]-([.C$101]-[.C$793])/692" office:value-type="float" office:value="30.7895953757229">
            <text:p>30,7895953757</text:p>
          </table:table-cell>
          <table:table-cell table:formula="of:=[.D567]-([.D$101]-[.D$793])/692" office:value-type="float" office:value="27.3527456647397">
            <text:p>27,3527456647</text:p>
          </table:table-cell>
        </table:table-row>
        <table:table-row table:style-name="ro1">
          <table:table-cell office:value-type="date" office:date-value="2019-09-17">
            <text:p>17.09.2019</text:p>
          </table:table-cell>
          <table:table-cell table:formula="of:=[.B568]-([.B$101]-[.B$793])/692" office:value-type="float" office:value="91.8109826589565">
            <text:p>91,810982659</text:p>
          </table:table-cell>
          <table:table-cell table:formula="of:=[.C568]-([.C$101]-[.C$793])/692" office:value-type="float" office:value="30.7936416184975">
            <text:p>30,7936416185</text:p>
          </table:table-cell>
          <table:table-cell table:formula="of:=[.D568]-([.D$101]-[.D$793])/692" office:value-type="float" office:value="27.3502890173409">
            <text:p>27,3502890173</text:p>
          </table:table-cell>
        </table:table-row>
        <table:table-row table:style-name="ro1">
          <table:table-cell office:value-type="date" office:date-value="2019-09-18">
            <text:p>18.09.2019</text:p>
          </table:table-cell>
          <table:table-cell table:formula="of:=[.B569]-([.B$101]-[.B$793])/692" office:value-type="float" office:value="91.8176300578005">
            <text:p>91,8176300578</text:p>
          </table:table-cell>
          <table:table-cell table:formula="of:=[.C569]-([.C$101]-[.C$793])/692" office:value-type="float" office:value="30.7976878612721">
            <text:p>30,7976878613</text:p>
          </table:table-cell>
          <table:table-cell table:formula="of:=[.D569]-([.D$101]-[.D$793])/692" office:value-type="float" office:value="27.347832369942">
            <text:p>27,3478323699</text:p>
          </table:table-cell>
        </table:table-row>
        <table:table-row table:style-name="ro1">
          <table:table-cell office:value-type="date" office:date-value="2019-09-19">
            <text:p>19.09.2019</text:p>
          </table:table-cell>
          <table:table-cell table:formula="of:=[.B570]-([.B$101]-[.B$793])/692" office:value-type="float" office:value="91.8242774566444">
            <text:p>91,8242774566</text:p>
          </table:table-cell>
          <table:table-cell table:formula="of:=[.C570]-([.C$101]-[.C$793])/692" office:value-type="float" office:value="30.8017341040466">
            <text:p>30,801734104</text:p>
          </table:table-cell>
          <table:table-cell table:formula="of:=[.D570]-([.D$101]-[.D$793])/692" office:value-type="float" office:value="27.3453757225432">
            <text:p>27,3453757225</text:p>
          </table:table-cell>
        </table:table-row>
        <table:table-row table:style-name="ro1">
          <table:table-cell office:value-type="date" office:date-value="2019-09-20">
            <text:p>20.09.2019</text:p>
          </table:table-cell>
          <table:table-cell table:formula="of:=[.B571]-([.B$101]-[.B$793])/692" office:value-type="float" office:value="91.8309248554883">
            <text:p>91,8309248555</text:p>
          </table:table-cell>
          <table:table-cell table:formula="of:=[.C571]-([.C$101]-[.C$793])/692" office:value-type="float" office:value="30.8057803468212">
            <text:p>30,8057803468</text:p>
          </table:table-cell>
          <table:table-cell table:formula="of:=[.D571]-([.D$101]-[.D$793])/692" office:value-type="float" office:value="27.3429190751443">
            <text:p>27,3429190751</text:p>
          </table:table-cell>
        </table:table-row>
        <table:table-row table:style-name="ro1">
          <table:table-cell office:value-type="date" office:date-value="2019-09-21">
            <text:p>21.09.2019</text:p>
          </table:table-cell>
          <table:table-cell table:formula="of:=[.B572]-([.B$101]-[.B$793])/692" office:value-type="float" office:value="91.8375722543322">
            <text:p>91,8375722543</text:p>
          </table:table-cell>
          <table:table-cell table:formula="of:=[.C572]-([.C$101]-[.C$793])/692" office:value-type="float" office:value="30.8098265895958">
            <text:p>30,8098265896</text:p>
          </table:table-cell>
          <table:table-cell table:formula="of:=[.D572]-([.D$101]-[.D$793])/692" office:value-type="float" office:value="27.3404624277455">
            <text:p>27,3404624277</text:p>
          </table:table-cell>
        </table:table-row>
        <table:table-row table:style-name="ro1">
          <table:table-cell office:value-type="date" office:date-value="2019-09-22">
            <text:p>22.09.2019</text:p>
          </table:table-cell>
          <table:table-cell table:formula="of:=[.B573]-([.B$101]-[.B$793])/692" office:value-type="float" office:value="91.8442196531762">
            <text:p>91,8442196532</text:p>
          </table:table-cell>
          <table:table-cell table:formula="of:=[.C573]-([.C$101]-[.C$793])/692" office:value-type="float" office:value="30.8138728323703">
            <text:p>30,8138728324</text:p>
          </table:table-cell>
          <table:table-cell table:formula="of:=[.D573]-([.D$101]-[.D$793])/692" office:value-type="float" office:value="27.3380057803466">
            <text:p>27,3380057803</text:p>
          </table:table-cell>
        </table:table-row>
        <table:table-row table:style-name="ro1">
          <table:table-cell office:value-type="date" office:date-value="2019-09-23">
            <text:p>23.09.2019</text:p>
          </table:table-cell>
          <table:table-cell table:formula="of:=[.B574]-([.B$101]-[.B$793])/692" office:value-type="float" office:value="91.8508670520201">
            <text:p>91,850867052</text:p>
          </table:table-cell>
          <table:table-cell table:formula="of:=[.C574]-([.C$101]-[.C$793])/692" office:value-type="float" office:value="30.8179190751449">
            <text:p>30,8179190751</text:p>
          </table:table-cell>
          <table:table-cell table:formula="of:=[.D574]-([.D$101]-[.D$793])/692" office:value-type="float" office:value="27.3355491329478">
            <text:p>27,3355491329</text:p>
          </table:table-cell>
        </table:table-row>
        <table:table-row table:style-name="ro1">
          <table:table-cell office:value-type="date" office:date-value="2019-09-24">
            <text:p>24.09.2019</text:p>
          </table:table-cell>
          <table:table-cell table:formula="of:=[.B575]-([.B$101]-[.B$793])/692" office:value-type="float" office:value="91.857514450864">
            <text:p>91,8575144509</text:p>
          </table:table-cell>
          <table:table-cell table:formula="of:=[.C575]-([.C$101]-[.C$793])/692" office:value-type="float" office:value="30.8219653179195">
            <text:p>30,8219653179</text:p>
          </table:table-cell>
          <table:table-cell table:formula="of:=[.D575]-([.D$101]-[.D$793])/692" office:value-type="float" office:value="27.3330924855489">
            <text:p>27,3330924855</text:p>
          </table:table-cell>
        </table:table-row>
        <table:table-row table:style-name="ro1">
          <table:table-cell office:value-type="date" office:date-value="2019-09-25">
            <text:p>25.09.2019</text:p>
          </table:table-cell>
          <table:table-cell table:formula="of:=[.B576]-([.B$101]-[.B$793])/692" office:value-type="float" office:value="91.8641618497079">
            <text:p>91,8641618497</text:p>
          </table:table-cell>
          <table:table-cell table:formula="of:=[.C576]-([.C$101]-[.C$793])/692" office:value-type="float" office:value="30.826011560694">
            <text:p>30,8260115607</text:p>
          </table:table-cell>
          <table:table-cell table:formula="of:=[.D576]-([.D$101]-[.D$793])/692" office:value-type="float" office:value="27.3306358381501">
            <text:p>27,3306358382</text:p>
          </table:table-cell>
        </table:table-row>
        <table:table-row table:style-name="ro1">
          <table:table-cell office:value-type="date" office:date-value="2019-09-26">
            <text:p>26.09.2019</text:p>
          </table:table-cell>
          <table:table-cell table:formula="of:=[.B577]-([.B$101]-[.B$793])/692" office:value-type="float" office:value="91.8708092485518">
            <text:p>91,8708092486</text:p>
          </table:table-cell>
          <table:table-cell table:formula="of:=[.C577]-([.C$101]-[.C$793])/692" office:value-type="float" office:value="30.8300578034686">
            <text:p>30,8300578035</text:p>
          </table:table-cell>
          <table:table-cell table:formula="of:=[.D577]-([.D$101]-[.D$793])/692" office:value-type="float" office:value="27.3281791907513">
            <text:p>27,3281791908</text:p>
          </table:table-cell>
        </table:table-row>
        <table:table-row table:style-name="ro1">
          <table:table-cell office:value-type="date" office:date-value="2019-09-27">
            <text:p>27.09.2019</text:p>
          </table:table-cell>
          <table:table-cell table:formula="of:=[.B578]-([.B$101]-[.B$793])/692" office:value-type="float" office:value="91.8774566473958">
            <text:p>91,8774566474</text:p>
          </table:table-cell>
          <table:table-cell table:formula="of:=[.C578]-([.C$101]-[.C$793])/692" office:value-type="float" office:value="30.8341040462432">
            <text:p>30,8341040462</text:p>
          </table:table-cell>
          <table:table-cell table:formula="of:=[.D578]-([.D$101]-[.D$793])/692" office:value-type="float" office:value="27.3257225433524">
            <text:p>27,3257225434</text:p>
          </table:table-cell>
        </table:table-row>
        <table:table-row table:style-name="ro1">
          <table:table-cell office:value-type="date" office:date-value="2019-09-28">
            <text:p>28.09.2019</text:p>
          </table:table-cell>
          <table:table-cell table:formula="of:=[.B579]-([.B$101]-[.B$793])/692" office:value-type="float" office:value="91.8841040462397">
            <text:p>91,8841040462</text:p>
          </table:table-cell>
          <table:table-cell table:formula="of:=[.C579]-([.C$101]-[.C$793])/692" office:value-type="float" office:value="30.8381502890178">
            <text:p>30,838150289</text:p>
          </table:table-cell>
          <table:table-cell table:formula="of:=[.D579]-([.D$101]-[.D$793])/692" office:value-type="float" office:value="27.3232658959536">
            <text:p>27,323265896</text:p>
          </table:table-cell>
        </table:table-row>
        <table:table-row table:style-name="ro1">
          <table:table-cell office:value-type="date" office:date-value="2019-09-29">
            <text:p>29.09.2019</text:p>
          </table:table-cell>
          <table:table-cell table:formula="of:=[.B580]-([.B$101]-[.B$793])/692" office:value-type="float" office:value="91.8907514450836">
            <text:p>91,8907514451</text:p>
          </table:table-cell>
          <table:table-cell table:formula="of:=[.C580]-([.C$101]-[.C$793])/692" office:value-type="float" office:value="30.8421965317923">
            <text:p>30,8421965318</text:p>
          </table:table-cell>
          <table:table-cell table:formula="of:=[.D580]-([.D$101]-[.D$793])/692" office:value-type="float" office:value="27.3208092485547">
            <text:p>27,3208092486</text:p>
          </table:table-cell>
        </table:table-row>
        <table:table-row table:style-name="ro1">
          <table:table-cell office:value-type="date" office:date-value="2019-09-30">
            <text:p>30.09.2019</text:p>
          </table:table-cell>
          <table:table-cell table:formula="of:=[.B581]-([.B$101]-[.B$793])/692" office:value-type="float" office:value="91.8973988439275">
            <text:p>91,8973988439</text:p>
          </table:table-cell>
          <table:table-cell table:formula="of:=[.C581]-([.C$101]-[.C$793])/692" office:value-type="float" office:value="30.8462427745669">
            <text:p>30,8462427746</text:p>
          </table:table-cell>
          <table:table-cell table:formula="of:=[.D581]-([.D$101]-[.D$793])/692" office:value-type="float" office:value="27.3183526011559">
            <text:p>27,3183526012</text:p>
          </table:table-cell>
        </table:table-row>
        <table:table-row table:style-name="ro1">
          <table:table-cell office:value-type="date" office:date-value="2019-10-01">
            <text:p>1.10.2019</text:p>
          </table:table-cell>
          <table:table-cell table:formula="of:=[.B582]-([.B$101]-[.B$793])/692" office:value-type="float" office:value="91.9040462427715">
            <text:p>91,9040462428</text:p>
          </table:table-cell>
          <table:table-cell table:formula="of:=[.C582]-([.C$101]-[.C$793])/692" office:value-type="float" office:value="30.8502890173415">
            <text:p>30,8502890173</text:p>
          </table:table-cell>
          <table:table-cell table:formula="of:=[.D582]-([.D$101]-[.D$793])/692" office:value-type="float" office:value="27.315895953757">
            <text:p>27,3158959538</text:p>
          </table:table-cell>
        </table:table-row>
        <table:table-row table:style-name="ro1">
          <table:table-cell office:value-type="date" office:date-value="2019-10-02">
            <text:p>2.10.2019</text:p>
          </table:table-cell>
          <table:table-cell table:formula="of:=[.B583]-([.B$101]-[.B$793])/692" office:value-type="float" office:value="91.9106936416154">
            <text:p>91,9106936416</text:p>
          </table:table-cell>
          <table:table-cell table:formula="of:=[.C583]-([.C$101]-[.C$793])/692" office:value-type="float" office:value="30.854335260116">
            <text:p>30,8543352601</text:p>
          </table:table-cell>
          <table:table-cell table:formula="of:=[.D583]-([.D$101]-[.D$793])/692" office:value-type="float" office:value="27.3134393063582">
            <text:p>27,3134393064</text:p>
          </table:table-cell>
        </table:table-row>
        <table:table-row table:style-name="ro1">
          <table:table-cell office:value-type="date" office:date-value="2019-10-03">
            <text:p>3.10.2019</text:p>
          </table:table-cell>
          <table:table-cell table:formula="of:=[.B584]-([.B$101]-[.B$793])/692" office:value-type="float" office:value="91.9173410404593">
            <text:p>91,9173410405</text:p>
          </table:table-cell>
          <table:table-cell table:formula="of:=[.C584]-([.C$101]-[.C$793])/692" office:value-type="float" office:value="30.8583815028906">
            <text:p>30,8583815029</text:p>
          </table:table-cell>
          <table:table-cell table:formula="of:=[.D584]-([.D$101]-[.D$793])/692" office:value-type="float" office:value="27.3109826589593">
            <text:p>27,310982659</text:p>
          </table:table-cell>
        </table:table-row>
        <table:table-row table:style-name="ro1">
          <table:table-cell office:value-type="date" office:date-value="2019-10-04">
            <text:p>4.10.2019</text:p>
          </table:table-cell>
          <table:table-cell table:formula="of:=[.B585]-([.B$101]-[.B$793])/692" office:value-type="float" office:value="91.9239884393032">
            <text:p>91,9239884393</text:p>
          </table:table-cell>
          <table:table-cell table:formula="of:=[.C585]-([.C$101]-[.C$793])/692" office:value-type="float" office:value="30.8624277456652">
            <text:p>30,8624277457</text:p>
          </table:table-cell>
          <table:table-cell table:formula="of:=[.D585]-([.D$101]-[.D$793])/692" office:value-type="float" office:value="27.3085260115605">
            <text:p>27,3085260116</text:p>
          </table:table-cell>
        </table:table-row>
        <table:table-row table:style-name="ro1">
          <table:table-cell office:value-type="date" office:date-value="2019-10-05">
            <text:p>5.10.2019</text:p>
          </table:table-cell>
          <table:table-cell table:formula="of:=[.B586]-([.B$101]-[.B$793])/692" office:value-type="float" office:value="91.9306358381472">
            <text:p>91,9306358381</text:p>
          </table:table-cell>
          <table:table-cell table:formula="of:=[.C586]-([.C$101]-[.C$793])/692" office:value-type="float" office:value="30.8664739884397">
            <text:p>30,8664739884</text:p>
          </table:table-cell>
          <table:table-cell table:formula="of:=[.D586]-([.D$101]-[.D$793])/692" office:value-type="float" office:value="27.3060693641617">
            <text:p>27,3060693642</text:p>
          </table:table-cell>
        </table:table-row>
        <table:table-row table:style-name="ro1">
          <table:table-cell office:value-type="date" office:date-value="2019-10-06">
            <text:p>6.10.2019</text:p>
          </table:table-cell>
          <table:table-cell table:formula="of:=[.B587]-([.B$101]-[.B$793])/692" office:value-type="float" office:value="91.9372832369911">
            <text:p>91,937283237</text:p>
          </table:table-cell>
          <table:table-cell table:formula="of:=[.C587]-([.C$101]-[.C$793])/692" office:value-type="float" office:value="30.8705202312143">
            <text:p>30,8705202312</text:p>
          </table:table-cell>
          <table:table-cell table:formula="of:=[.D587]-([.D$101]-[.D$793])/692" office:value-type="float" office:value="27.3036127167628">
            <text:p>27,3036127168</text:p>
          </table:table-cell>
        </table:table-row>
        <table:table-row table:style-name="ro1">
          <table:table-cell office:value-type="date" office:date-value="2019-10-07">
            <text:p>7.10.2019</text:p>
          </table:table-cell>
          <table:table-cell table:formula="of:=[.B588]-([.B$101]-[.B$793])/692" office:value-type="float" office:value="91.943930635835">
            <text:p>91,9439306358</text:p>
          </table:table-cell>
          <table:table-cell table:formula="of:=[.C588]-([.C$101]-[.C$793])/692" office:value-type="float" office:value="30.8745664739889">
            <text:p>30,874566474</text:p>
          </table:table-cell>
          <table:table-cell table:formula="of:=[.D588]-([.D$101]-[.D$793])/692" office:value-type="float" office:value="27.301156069364">
            <text:p>27,3011560694</text:p>
          </table:table-cell>
        </table:table-row>
        <table:table-row table:style-name="ro1">
          <table:table-cell office:value-type="date" office:date-value="2019-10-08">
            <text:p>8.10.2019</text:p>
          </table:table-cell>
          <table:table-cell table:formula="of:=[.B589]-([.B$101]-[.B$793])/692" office:value-type="float" office:value="91.9505780346789">
            <text:p>91,9505780347</text:p>
          </table:table-cell>
          <table:table-cell table:formula="of:=[.C589]-([.C$101]-[.C$793])/692" office:value-type="float" office:value="30.8786127167634">
            <text:p>30,8786127168</text:p>
          </table:table-cell>
          <table:table-cell table:formula="of:=[.D589]-([.D$101]-[.D$793])/692" office:value-type="float" office:value="27.2986994219651">
            <text:p>27,298699422</text:p>
          </table:table-cell>
        </table:table-row>
        <table:table-row table:style-name="ro1">
          <table:table-cell office:value-type="date" office:date-value="2019-10-09">
            <text:p>9.10.2019</text:p>
          </table:table-cell>
          <table:table-cell table:formula="of:=[.B590]-([.B$101]-[.B$793])/692" office:value-type="float" office:value="91.9572254335229">
            <text:p>91,9572254335</text:p>
          </table:table-cell>
          <table:table-cell table:formula="of:=[.C590]-([.C$101]-[.C$793])/692" office:value-type="float" office:value="30.882658959538">
            <text:p>30,8826589595</text:p>
          </table:table-cell>
          <table:table-cell table:formula="of:=[.D590]-([.D$101]-[.D$793])/692" office:value-type="float" office:value="27.2962427745663">
            <text:p>27,2962427746</text:p>
          </table:table-cell>
        </table:table-row>
        <table:table-row table:style-name="ro1">
          <table:table-cell office:value-type="date" office:date-value="2019-10-10">
            <text:p>10.10.2019</text:p>
          </table:table-cell>
          <table:table-cell table:formula="of:=[.B591]-([.B$101]-[.B$793])/692" office:value-type="float" office:value="91.9638728323668">
            <text:p>91,9638728324</text:p>
          </table:table-cell>
          <table:table-cell table:formula="of:=[.C591]-([.C$101]-[.C$793])/692" office:value-type="float" office:value="30.8867052023126">
            <text:p>30,8867052023</text:p>
          </table:table-cell>
          <table:table-cell table:formula="of:=[.D591]-([.D$101]-[.D$793])/692" office:value-type="float" office:value="27.2937861271674">
            <text:p>27,2937861272</text:p>
          </table:table-cell>
        </table:table-row>
        <table:table-row table:style-name="ro1">
          <table:table-cell office:value-type="date" office:date-value="2019-10-11">
            <text:p>11.10.2019</text:p>
          </table:table-cell>
          <table:table-cell table:formula="of:=[.B592]-([.B$101]-[.B$793])/692" office:value-type="float" office:value="91.9705202312107">
            <text:p>91,9705202312</text:p>
          </table:table-cell>
          <table:table-cell table:formula="of:=[.C592]-([.C$101]-[.C$793])/692" office:value-type="float" office:value="30.8907514450871">
            <text:p>30,8907514451</text:p>
          </table:table-cell>
          <table:table-cell table:formula="of:=[.D592]-([.D$101]-[.D$793])/692" office:value-type="float" office:value="27.2913294797686">
            <text:p>27,2913294798</text:p>
          </table:table-cell>
        </table:table-row>
        <table:table-row table:style-name="ro1">
          <table:table-cell office:value-type="date" office:date-value="2019-10-12">
            <text:p>12.10.2019</text:p>
          </table:table-cell>
          <table:table-cell table:formula="of:=[.B593]-([.B$101]-[.B$793])/692" office:value-type="float" office:value="91.9771676300546">
            <text:p>91,9771676301</text:p>
          </table:table-cell>
          <table:table-cell table:formula="of:=[.C593]-([.C$101]-[.C$793])/692" office:value-type="float" office:value="30.8947976878617">
            <text:p>30,8947976879</text:p>
          </table:table-cell>
          <table:table-cell table:formula="of:=[.D593]-([.D$101]-[.D$793])/692" office:value-type="float" office:value="27.2888728323697">
            <text:p>27,2888728324</text:p>
          </table:table-cell>
        </table:table-row>
        <table:table-row table:style-name="ro1">
          <table:table-cell office:value-type="date" office:date-value="2019-10-13">
            <text:p>13.10.2019</text:p>
          </table:table-cell>
          <table:table-cell table:formula="of:=[.B594]-([.B$101]-[.B$793])/692" office:value-type="float" office:value="91.9838150288986">
            <text:p>91,9838150289</text:p>
          </table:table-cell>
          <table:table-cell table:formula="of:=[.C594]-([.C$101]-[.C$793])/692" office:value-type="float" office:value="30.8988439306363">
            <text:p>30,8988439306</text:p>
          </table:table-cell>
          <table:table-cell table:formula="of:=[.D594]-([.D$101]-[.D$793])/692" office:value-type="float" office:value="27.2864161849709">
            <text:p>27,286416185</text:p>
          </table:table-cell>
        </table:table-row>
        <table:table-row table:style-name="ro1">
          <table:table-cell office:value-type="date" office:date-value="2019-10-14">
            <text:p>14.10.2019</text:p>
          </table:table-cell>
          <table:table-cell table:formula="of:=[.B595]-([.B$101]-[.B$793])/692" office:value-type="float" office:value="91.9904624277425">
            <text:p>91,9904624277</text:p>
          </table:table-cell>
          <table:table-cell table:formula="of:=[.C595]-([.C$101]-[.C$793])/692" office:value-type="float" office:value="30.9028901734108">
            <text:p>30,9028901734</text:p>
          </table:table-cell>
          <table:table-cell table:formula="of:=[.D595]-([.D$101]-[.D$793])/692" office:value-type="float" office:value="27.2839595375721">
            <text:p>27,2839595376</text:p>
          </table:table-cell>
        </table:table-row>
        <table:table-row table:style-name="ro1">
          <table:table-cell office:value-type="date" office:date-value="2019-10-15">
            <text:p>15.10.2019</text:p>
          </table:table-cell>
          <table:table-cell table:formula="of:=[.B596]-([.B$101]-[.B$793])/692" office:value-type="float" office:value="91.9971098265864">
            <text:p>91,9971098266</text:p>
          </table:table-cell>
          <table:table-cell table:formula="of:=[.C596]-([.C$101]-[.C$793])/692" office:value-type="float" office:value="30.9069364161854">
            <text:p>30,9069364162</text:p>
          </table:table-cell>
          <table:table-cell table:formula="of:=[.D596]-([.D$101]-[.D$793])/692" office:value-type="float" office:value="27.2815028901732">
            <text:p>27,2815028902</text:p>
          </table:table-cell>
        </table:table-row>
        <table:table-row table:style-name="ro1">
          <table:table-cell office:value-type="date" office:date-value="2019-10-16">
            <text:p>16.10.2019</text:p>
          </table:table-cell>
          <table:table-cell table:formula="of:=[.B597]-([.B$101]-[.B$793])/692" office:value-type="float" office:value="92.0037572254303">
            <text:p>92,0037572254</text:p>
          </table:table-cell>
          <table:table-cell table:formula="of:=[.C597]-([.C$101]-[.C$793])/692" office:value-type="float" office:value="30.91098265896">
            <text:p>30,910982659</text:p>
          </table:table-cell>
          <table:table-cell table:formula="of:=[.D597]-([.D$101]-[.D$793])/692" office:value-type="float" office:value="27.2790462427744">
            <text:p>27,2790462428</text:p>
          </table:table-cell>
        </table:table-row>
        <table:table-row table:style-name="ro1">
          <table:table-cell office:value-type="date" office:date-value="2019-10-17">
            <text:p>17.10.2019</text:p>
          </table:table-cell>
          <table:table-cell table:formula="of:=[.B598]-([.B$101]-[.B$793])/692" office:value-type="float" office:value="92.0104046242743">
            <text:p>92,0104046243</text:p>
          </table:table-cell>
          <table:table-cell table:formula="of:=[.C598]-([.C$101]-[.C$793])/692" office:value-type="float" office:value="30.9150289017345">
            <text:p>30,9150289017</text:p>
          </table:table-cell>
          <table:table-cell table:formula="of:=[.D598]-([.D$101]-[.D$793])/692" office:value-type="float" office:value="27.2765895953755">
            <text:p>27,2765895954</text:p>
          </table:table-cell>
        </table:table-row>
        <table:table-row table:style-name="ro1">
          <table:table-cell office:value-type="date" office:date-value="2019-10-18">
            <text:p>18.10.2019</text:p>
          </table:table-cell>
          <table:table-cell table:formula="of:=[.B599]-([.B$101]-[.B$793])/692" office:value-type="float" office:value="92.0170520231182">
            <text:p>92,0170520231</text:p>
          </table:table-cell>
          <table:table-cell table:formula="of:=[.C599]-([.C$101]-[.C$793])/692" office:value-type="float" office:value="30.9190751445091">
            <text:p>30,9190751445</text:p>
          </table:table-cell>
          <table:table-cell table:formula="of:=[.D599]-([.D$101]-[.D$793])/692" office:value-type="float" office:value="27.2741329479767">
            <text:p>27,274132948</text:p>
          </table:table-cell>
        </table:table-row>
        <table:table-row table:style-name="ro1">
          <table:table-cell office:value-type="date" office:date-value="2019-10-19">
            <text:p>19.10.2019</text:p>
          </table:table-cell>
          <table:table-cell table:formula="of:=[.B600]-([.B$101]-[.B$793])/692" office:value-type="float" office:value="92.0236994219621">
            <text:p>92,023699422</text:p>
          </table:table-cell>
          <table:table-cell table:formula="of:=[.C600]-([.C$101]-[.C$793])/692" office:value-type="float" office:value="30.9231213872837">
            <text:p>30,9231213873</text:p>
          </table:table-cell>
          <table:table-cell table:formula="of:=[.D600]-([.D$101]-[.D$793])/692" office:value-type="float" office:value="27.2716763005778">
            <text:p>27,2716763006</text:p>
          </table:table-cell>
        </table:table-row>
        <table:table-row table:style-name="ro1">
          <table:table-cell office:value-type="date" office:date-value="2019-10-20">
            <text:p>20.10.2019</text:p>
          </table:table-cell>
          <table:table-cell table:formula="of:=[.B601]-([.B$101]-[.B$793])/692" office:value-type="float" office:value="92.030346820806">
            <text:p>92,0303468208</text:p>
          </table:table-cell>
          <table:table-cell table:formula="of:=[.C601]-([.C$101]-[.C$793])/692" office:value-type="float" office:value="30.9271676300582">
            <text:p>30,9271676301</text:p>
          </table:table-cell>
          <table:table-cell table:formula="of:=[.D601]-([.D$101]-[.D$793])/692" office:value-type="float" office:value="27.269219653179">
            <text:p>27,2692196532</text:p>
          </table:table-cell>
        </table:table-row>
        <table:table-row table:style-name="ro1">
          <table:table-cell office:value-type="date" office:date-value="2019-10-21">
            <text:p>21.10.2019</text:p>
          </table:table-cell>
          <table:table-cell table:formula="of:=[.B602]-([.B$101]-[.B$793])/692" office:value-type="float" office:value="92.03699421965">
            <text:p>92,0369942197</text:p>
          </table:table-cell>
          <table:table-cell table:formula="of:=[.C602]-([.C$101]-[.C$793])/692" office:value-type="float" office:value="30.9312138728328">
            <text:p>30,9312138728</text:p>
          </table:table-cell>
          <table:table-cell table:formula="of:=[.D602]-([.D$101]-[.D$793])/692" office:value-type="float" office:value="27.2667630057801">
            <text:p>27,2667630058</text:p>
          </table:table-cell>
        </table:table-row>
        <table:table-row table:style-name="ro1">
          <table:table-cell office:value-type="date" office:date-value="2019-10-22">
            <text:p>22.10.2019</text:p>
          </table:table-cell>
          <table:table-cell table:formula="of:=[.B603]-([.B$101]-[.B$793])/692" office:value-type="float" office:value="92.0436416184939">
            <text:p>92,0436416185</text:p>
          </table:table-cell>
          <table:table-cell table:formula="of:=[.C603]-([.C$101]-[.C$793])/692" office:value-type="float" office:value="30.9352601156074">
            <text:p>30,9352601156</text:p>
          </table:table-cell>
          <table:table-cell table:formula="of:=[.D603]-([.D$101]-[.D$793])/692" office:value-type="float" office:value="27.2643063583813">
            <text:p>27,2643063584</text:p>
          </table:table-cell>
        </table:table-row>
        <table:table-row table:style-name="ro1">
          <table:table-cell office:value-type="date" office:date-value="2019-10-23">
            <text:p>23.10.2019</text:p>
          </table:table-cell>
          <table:table-cell table:formula="of:=[.B604]-([.B$101]-[.B$793])/692" office:value-type="float" office:value="92.0502890173378">
            <text:p>92,0502890173</text:p>
          </table:table-cell>
          <table:table-cell table:formula="of:=[.C604]-([.C$101]-[.C$793])/692" office:value-type="float" office:value="30.9393063583819">
            <text:p>30,9393063584</text:p>
          </table:table-cell>
          <table:table-cell table:formula="of:=[.D604]-([.D$101]-[.D$793])/692" office:value-type="float" office:value="27.2618497109825">
            <text:p>27,261849711</text:p>
          </table:table-cell>
        </table:table-row>
        <table:table-row table:style-name="ro1">
          <table:table-cell office:value-type="date" office:date-value="2019-10-24">
            <text:p>24.10.2019</text:p>
          </table:table-cell>
          <table:table-cell table:formula="of:=[.B605]-([.B$101]-[.B$793])/692" office:value-type="float" office:value="92.0569364161817">
            <text:p>92,0569364162</text:p>
          </table:table-cell>
          <table:table-cell table:formula="of:=[.C605]-([.C$101]-[.C$793])/692" office:value-type="float" office:value="30.9433526011565">
            <text:p>30,9433526012</text:p>
          </table:table-cell>
          <table:table-cell table:formula="of:=[.D605]-([.D$101]-[.D$793])/692" office:value-type="float" office:value="27.2593930635836">
            <text:p>27,2593930636</text:p>
          </table:table-cell>
        </table:table-row>
        <table:table-row table:style-name="ro1">
          <table:table-cell office:value-type="date" office:date-value="2019-10-25">
            <text:p>25.10.2019</text:p>
          </table:table-cell>
          <table:table-cell table:formula="of:=[.B606]-([.B$101]-[.B$793])/692" office:value-type="float" office:value="92.0635838150256">
            <text:p>92,063583815</text:p>
          </table:table-cell>
          <table:table-cell table:formula="of:=[.C606]-([.C$101]-[.C$793])/692" office:value-type="float" office:value="30.9473988439311">
            <text:p>30,9473988439</text:p>
          </table:table-cell>
          <table:table-cell table:formula="of:=[.D606]-([.D$101]-[.D$793])/692" office:value-type="float" office:value="27.2569364161848">
            <text:p>27,2569364162</text:p>
          </table:table-cell>
        </table:table-row>
        <table:table-row table:style-name="ro1">
          <table:table-cell office:value-type="date" office:date-value="2019-10-26">
            <text:p>26.10.2019</text:p>
          </table:table-cell>
          <table:table-cell table:formula="of:=[.B607]-([.B$101]-[.B$793])/692" office:value-type="float" office:value="92.0702312138696">
            <text:p>92,0702312139</text:p>
          </table:table-cell>
          <table:table-cell table:formula="of:=[.C607]-([.C$101]-[.C$793])/692" office:value-type="float" office:value="30.9514450867056">
            <text:p>30,9514450867</text:p>
          </table:table-cell>
          <table:table-cell table:formula="of:=[.D607]-([.D$101]-[.D$793])/692" office:value-type="float" office:value="27.2544797687859">
            <text:p>27,2544797688</text:p>
          </table:table-cell>
        </table:table-row>
        <table:table-row table:style-name="ro1">
          <table:table-cell office:value-type="date" office:date-value="2019-10-27">
            <text:p>27.10.2019</text:p>
          </table:table-cell>
          <table:table-cell table:formula="of:=[.B608]-([.B$101]-[.B$793])/692" office:value-type="float" office:value="92.0768786127135">
            <text:p>92,0768786127</text:p>
          </table:table-cell>
          <table:table-cell table:formula="of:=[.C608]-([.C$101]-[.C$793])/692" office:value-type="float" office:value="30.9554913294802">
            <text:p>30,9554913295</text:p>
          </table:table-cell>
          <table:table-cell table:formula="of:=[.D608]-([.D$101]-[.D$793])/692" office:value-type="float" office:value="27.2520231213871">
            <text:p>27,2520231214</text:p>
          </table:table-cell>
        </table:table-row>
        <table:table-row table:style-name="ro1">
          <table:table-cell office:value-type="date" office:date-value="2019-10-28">
            <text:p>28.10.2019</text:p>
          </table:table-cell>
          <table:table-cell table:formula="of:=[.B609]-([.B$101]-[.B$793])/692" office:value-type="float" office:value="92.0835260115574">
            <text:p>92,0835260116</text:p>
          </table:table-cell>
          <table:table-cell table:formula="of:=[.C609]-([.C$101]-[.C$793])/692" office:value-type="float" office:value="30.9595375722548">
            <text:p>30,9595375723</text:p>
          </table:table-cell>
          <table:table-cell table:formula="of:=[.D609]-([.D$101]-[.D$793])/692" office:value-type="float" office:value="27.2495664739882">
            <text:p>27,249566474</text:p>
          </table:table-cell>
        </table:table-row>
        <table:table-row table:style-name="ro1">
          <table:table-cell office:value-type="date" office:date-value="2019-10-29">
            <text:p>29.10.2019</text:p>
          </table:table-cell>
          <table:table-cell table:formula="of:=[.B610]-([.B$101]-[.B$793])/692" office:value-type="float" office:value="92.0901734104013">
            <text:p>92,0901734104</text:p>
          </table:table-cell>
          <table:table-cell table:formula="of:=[.C610]-([.C$101]-[.C$793])/692" office:value-type="float" office:value="30.9635838150293">
            <text:p>30,963583815</text:p>
          </table:table-cell>
          <table:table-cell table:formula="of:=[.D610]-([.D$101]-[.D$793])/692" office:value-type="float" office:value="27.2471098265894">
            <text:p>27,2471098266</text:p>
          </table:table-cell>
        </table:table-row>
        <table:table-row table:style-name="ro1">
          <table:table-cell office:value-type="date" office:date-value="2019-10-30">
            <text:p>30.10.2019</text:p>
          </table:table-cell>
          <table:table-cell table:formula="of:=[.B611]-([.B$101]-[.B$793])/692" office:value-type="float" office:value="92.0968208092453">
            <text:p>92,0968208092</text:p>
          </table:table-cell>
          <table:table-cell table:formula="of:=[.C611]-([.C$101]-[.C$793])/692" office:value-type="float" office:value="30.9676300578039">
            <text:p>30,9676300578</text:p>
          </table:table-cell>
          <table:table-cell table:formula="of:=[.D611]-([.D$101]-[.D$793])/692" office:value-type="float" office:value="27.2446531791905">
            <text:p>27,2446531792</text:p>
          </table:table-cell>
        </table:table-row>
        <table:table-row table:style-name="ro1">
          <table:table-cell office:value-type="date" office:date-value="2019-10-31">
            <text:p>31.10.2019</text:p>
          </table:table-cell>
          <table:table-cell table:formula="of:=[.B612]-([.B$101]-[.B$793])/692" office:value-type="float" office:value="92.1034682080892">
            <text:p>92,1034682081</text:p>
          </table:table-cell>
          <table:table-cell table:formula="of:=[.C612]-([.C$101]-[.C$793])/692" office:value-type="float" office:value="30.9716763005785">
            <text:p>30,9716763006</text:p>
          </table:table-cell>
          <table:table-cell table:formula="of:=[.D612]-([.D$101]-[.D$793])/692" office:value-type="float" office:value="27.2421965317917">
            <text:p>27,2421965318</text:p>
          </table:table-cell>
        </table:table-row>
        <table:table-row table:style-name="ro1">
          <table:table-cell office:value-type="date" office:date-value="2019-11-01">
            <text:p>1.11.2019</text:p>
          </table:table-cell>
          <table:table-cell table:formula="of:=[.B613]-([.B$101]-[.B$793])/692" office:value-type="float" office:value="92.1101156069331">
            <text:p>92,1101156069</text:p>
          </table:table-cell>
          <table:table-cell table:formula="of:=[.C613]-([.C$101]-[.C$793])/692" office:value-type="float" office:value="30.975722543353">
            <text:p>30,9757225434</text:p>
          </table:table-cell>
          <table:table-cell table:formula="of:=[.D613]-([.D$101]-[.D$793])/692" office:value-type="float" office:value="27.2397398843929">
            <text:p>27,2397398844</text:p>
          </table:table-cell>
        </table:table-row>
        <table:table-row table:style-name="ro1">
          <table:table-cell office:value-type="date" office:date-value="2019-11-02">
            <text:p>2.11.2019</text:p>
          </table:table-cell>
          <table:table-cell table:formula="of:=[.B614]-([.B$101]-[.B$793])/692" office:value-type="float" office:value="92.116763005777">
            <text:p>92,1167630058</text:p>
          </table:table-cell>
          <table:table-cell table:formula="of:=[.C614]-([.C$101]-[.C$793])/692" office:value-type="float" office:value="30.9797687861276">
            <text:p>30,9797687861</text:p>
          </table:table-cell>
          <table:table-cell table:formula="of:=[.D614]-([.D$101]-[.D$793])/692" office:value-type="float" office:value="27.237283236994">
            <text:p>27,237283237</text:p>
          </table:table-cell>
        </table:table-row>
        <table:table-row table:style-name="ro1">
          <table:table-cell office:value-type="date" office:date-value="2019-11-03">
            <text:p>3.11.2019</text:p>
          </table:table-cell>
          <table:table-cell table:formula="of:=[.B615]-([.B$101]-[.B$793])/692" office:value-type="float" office:value="92.123410404621">
            <text:p>92,1234104046</text:p>
          </table:table-cell>
          <table:table-cell table:formula="of:=[.C615]-([.C$101]-[.C$793])/692" office:value-type="float" office:value="30.9838150289022">
            <text:p>30,9838150289</text:p>
          </table:table-cell>
          <table:table-cell table:formula="of:=[.D615]-([.D$101]-[.D$793])/692" office:value-type="float" office:value="27.2348265895952">
            <text:p>27,2348265896</text:p>
          </table:table-cell>
        </table:table-row>
        <table:table-row table:style-name="ro1">
          <table:table-cell office:value-type="date" office:date-value="2019-11-04">
            <text:p>4.11.2019</text:p>
          </table:table-cell>
          <table:table-cell table:formula="of:=[.B616]-([.B$101]-[.B$793])/692" office:value-type="float" office:value="92.1300578034649">
            <text:p>92,1300578035</text:p>
          </table:table-cell>
          <table:table-cell table:formula="of:=[.C616]-([.C$101]-[.C$793])/692" office:value-type="float" office:value="30.9878612716767">
            <text:p>30,9878612717</text:p>
          </table:table-cell>
          <table:table-cell table:formula="of:=[.D616]-([.D$101]-[.D$793])/692" office:value-type="float" office:value="27.2323699421963">
            <text:p>27,2323699422</text:p>
          </table:table-cell>
        </table:table-row>
        <table:table-row table:style-name="ro1">
          <table:table-cell office:value-type="date" office:date-value="2019-11-05">
            <text:p>5.11.2019</text:p>
          </table:table-cell>
          <table:table-cell table:formula="of:=[.B617]-([.B$101]-[.B$793])/692" office:value-type="float" office:value="92.1367052023088">
            <text:p>92,1367052023</text:p>
          </table:table-cell>
          <table:table-cell table:formula="of:=[.C617]-([.C$101]-[.C$793])/692" office:value-type="float" office:value="30.9919075144513">
            <text:p>30,9919075145</text:p>
          </table:table-cell>
          <table:table-cell table:formula="of:=[.D617]-([.D$101]-[.D$793])/692" office:value-type="float" office:value="27.2299132947975">
            <text:p>27,2299132948</text:p>
          </table:table-cell>
        </table:table-row>
        <table:table-row table:style-name="ro1">
          <table:table-cell office:value-type="date" office:date-value="2019-11-06">
            <text:p>6.11.2019</text:p>
          </table:table-cell>
          <table:table-cell table:formula="of:=[.B618]-([.B$101]-[.B$793])/692" office:value-type="float" office:value="92.1433526011527">
            <text:p>92,1433526012</text:p>
          </table:table-cell>
          <table:table-cell table:formula="of:=[.C618]-([.C$101]-[.C$793])/692" office:value-type="float" office:value="30.9959537572259">
            <text:p>30,9959537572</text:p>
          </table:table-cell>
          <table:table-cell table:formula="of:=[.D618]-([.D$101]-[.D$793])/692" office:value-type="float" office:value="27.2274566473986">
            <text:p>27,2274566474</text:p>
          </table:table-cell>
        </table:table-row>
        <table:table-row table:style-name="ro1">
          <table:table-cell office:value-type="date" office:date-value="2019-11-07">
            <text:p>7.11.2019</text:p>
          </table:table-cell>
          <table:table-cell table:formula="of:=[.B619]-([.B$101]-[.B$793])/692" office:value-type="float" office:value="92.1499999999967">
            <text:p>92,15</text:p>
          </table:table-cell>
          <table:table-cell table:formula="of:=[.C619]-([.C$101]-[.C$793])/692" office:value-type="float" office:value="31.0000000000004">
            <text:p>31</text:p>
          </table:table-cell>
          <table:table-cell table:formula="of:=[.D619]-([.D$101]-[.D$793])/692" office:value-type="float" office:value="27.2249999999998">
            <text:p>27,225</text:p>
          </table:table-cell>
        </table:table-row>
        <table:table-row table:style-name="ro1">
          <table:table-cell office:value-type="date" office:date-value="2019-11-08">
            <text:p>8.11.2019</text:p>
          </table:table-cell>
          <table:table-cell table:formula="of:=[.B620]-([.B$101]-[.B$793])/692" office:value-type="float" office:value="92.1566473988406">
            <text:p>92,1566473988</text:p>
          </table:table-cell>
          <table:table-cell table:formula="of:=[.C620]-([.C$101]-[.C$793])/692" office:value-type="float" office:value="31.004046242775">
            <text:p>31,0040462428</text:p>
          </table:table-cell>
          <table:table-cell table:formula="of:=[.D620]-([.D$101]-[.D$793])/692" office:value-type="float" office:value="27.222543352601">
            <text:p>27,2225433526</text:p>
          </table:table-cell>
        </table:table-row>
        <table:table-row table:style-name="ro1">
          <table:table-cell office:value-type="date" office:date-value="2019-11-09">
            <text:p>9.11.2019</text:p>
          </table:table-cell>
          <table:table-cell table:formula="of:=[.B621]-([.B$101]-[.B$793])/692" office:value-type="float" office:value="92.1632947976845">
            <text:p>92,1632947977</text:p>
          </table:table-cell>
          <table:table-cell table:formula="of:=[.C621]-([.C$101]-[.C$793])/692" office:value-type="float" office:value="31.0080924855496">
            <text:p>31,0080924855</text:p>
          </table:table-cell>
          <table:table-cell table:formula="of:=[.D621]-([.D$101]-[.D$793])/692" office:value-type="float" office:value="27.2200867052021">
            <text:p>27,2200867052</text:p>
          </table:table-cell>
        </table:table-row>
        <table:table-row table:style-name="ro1">
          <table:table-cell office:value-type="date" office:date-value="2019-11-10">
            <text:p>10.11.2019</text:p>
          </table:table-cell>
          <table:table-cell table:formula="of:=[.B622]-([.B$101]-[.B$793])/692" office:value-type="float" office:value="92.1699421965284">
            <text:p>92,1699421965</text:p>
          </table:table-cell>
          <table:table-cell table:formula="of:=[.C622]-([.C$101]-[.C$793])/692" office:value-type="float" office:value="31.0121387283241">
            <text:p>31,0121387283</text:p>
          </table:table-cell>
          <table:table-cell table:formula="of:=[.D622]-([.D$101]-[.D$793])/692" office:value-type="float" office:value="27.2176300578033">
            <text:p>27,2176300578</text:p>
          </table:table-cell>
        </table:table-row>
        <table:table-row table:style-name="ro1">
          <table:table-cell office:value-type="date" office:date-value="2019-11-11">
            <text:p>11.11.2019</text:p>
          </table:table-cell>
          <table:table-cell table:formula="of:=[.B623]-([.B$101]-[.B$793])/692" office:value-type="float" office:value="92.1765895953724">
            <text:p>92,1765895954</text:p>
          </table:table-cell>
          <table:table-cell table:formula="of:=[.C623]-([.C$101]-[.C$793])/692" office:value-type="float" office:value="31.0161849710987">
            <text:p>31,0161849711</text:p>
          </table:table-cell>
          <table:table-cell table:formula="of:=[.D623]-([.D$101]-[.D$793])/692" office:value-type="float" office:value="27.2151734104044">
            <text:p>27,2151734104</text:p>
          </table:table-cell>
        </table:table-row>
        <table:table-row table:style-name="ro1">
          <table:table-cell office:value-type="date" office:date-value="2019-11-12">
            <text:p>12.11.2019</text:p>
          </table:table-cell>
          <table:table-cell table:formula="of:=[.B624]-([.B$101]-[.B$793])/692" office:value-type="float" office:value="92.1832369942163">
            <text:p>92,1832369942</text:p>
          </table:table-cell>
          <table:table-cell table:formula="of:=[.C624]-([.C$101]-[.C$793])/692" office:value-type="float" office:value="31.0202312138733">
            <text:p>31,0202312139</text:p>
          </table:table-cell>
          <table:table-cell table:formula="of:=[.D624]-([.D$101]-[.D$793])/692" office:value-type="float" office:value="27.2127167630056">
            <text:p>27,212716763</text:p>
          </table:table-cell>
        </table:table-row>
        <table:table-row table:style-name="ro1">
          <table:table-cell office:value-type="date" office:date-value="2019-11-13">
            <text:p>13.11.2019</text:p>
          </table:table-cell>
          <table:table-cell table:formula="of:=[.B625]-([.B$101]-[.B$793])/692" office:value-type="float" office:value="92.1898843930602">
            <text:p>92,1898843931</text:p>
          </table:table-cell>
          <table:table-cell table:formula="of:=[.C625]-([.C$101]-[.C$793])/692" office:value-type="float" office:value="31.0242774566478">
            <text:p>31,0242774566</text:p>
          </table:table-cell>
          <table:table-cell table:formula="of:=[.D625]-([.D$101]-[.D$793])/692" office:value-type="float" office:value="27.2102601156067">
            <text:p>27,2102601156</text:p>
          </table:table-cell>
        </table:table-row>
        <table:table-row table:style-name="ro1">
          <table:table-cell office:value-type="date" office:date-value="2019-11-14">
            <text:p>14.11.2019</text:p>
          </table:table-cell>
          <table:table-cell table:formula="of:=[.B626]-([.B$101]-[.B$793])/692" office:value-type="float" office:value="92.1965317919041">
            <text:p>92,1965317919</text:p>
          </table:table-cell>
          <table:table-cell table:formula="of:=[.C626]-([.C$101]-[.C$793])/692" office:value-type="float" office:value="31.0283236994224">
            <text:p>31,0283236994</text:p>
          </table:table-cell>
          <table:table-cell table:formula="of:=[.D626]-([.D$101]-[.D$793])/692" office:value-type="float" office:value="27.2078034682079">
            <text:p>27,2078034682</text:p>
          </table:table-cell>
        </table:table-row>
        <table:table-row table:style-name="ro1">
          <table:table-cell office:value-type="date" office:date-value="2019-11-15">
            <text:p>15.11.2019</text:p>
          </table:table-cell>
          <table:table-cell table:formula="of:=[.B627]-([.B$101]-[.B$793])/692" office:value-type="float" office:value="92.2031791907481">
            <text:p>92,2031791907</text:p>
          </table:table-cell>
          <table:table-cell table:formula="of:=[.C627]-([.C$101]-[.C$793])/692" office:value-type="float" office:value="31.032369942197">
            <text:p>31,0323699422</text:p>
          </table:table-cell>
          <table:table-cell table:formula="of:=[.D627]-([.D$101]-[.D$793])/692" office:value-type="float" office:value="27.205346820809">
            <text:p>27,2053468208</text:p>
          </table:table-cell>
        </table:table-row>
        <table:table-row table:style-name="ro1">
          <table:table-cell office:value-type="date" office:date-value="2019-11-16">
            <text:p>16.11.2019</text:p>
          </table:table-cell>
          <table:table-cell table:formula="of:=[.B628]-([.B$101]-[.B$793])/692" office:value-type="float" office:value="92.209826589592">
            <text:p>92,2098265896</text:p>
          </table:table-cell>
          <table:table-cell table:formula="of:=[.C628]-([.C$101]-[.C$793])/692" office:value-type="float" office:value="31.0364161849715">
            <text:p>31,036416185</text:p>
          </table:table-cell>
          <table:table-cell table:formula="of:=[.D628]-([.D$101]-[.D$793])/692" office:value-type="float" office:value="27.2028901734102">
            <text:p>27,2028901734</text:p>
          </table:table-cell>
        </table:table-row>
        <table:table-row table:style-name="ro1">
          <table:table-cell office:value-type="date" office:date-value="2019-11-17">
            <text:p>17.11.2019</text:p>
          </table:table-cell>
          <table:table-cell table:formula="of:=[.B629]-([.B$101]-[.B$793])/692" office:value-type="float" office:value="92.2164739884359">
            <text:p>92,2164739884</text:p>
          </table:table-cell>
          <table:table-cell table:formula="of:=[.C629]-([.C$101]-[.C$793])/692" office:value-type="float" office:value="31.0404624277461">
            <text:p>31,0404624277</text:p>
          </table:table-cell>
          <table:table-cell table:formula="of:=[.D629]-([.D$101]-[.D$793])/692" office:value-type="float" office:value="27.2004335260114">
            <text:p>27,200433526</text:p>
          </table:table-cell>
        </table:table-row>
        <table:table-row table:style-name="ro1">
          <table:table-cell office:value-type="date" office:date-value="2019-11-18">
            <text:p>18.11.2019</text:p>
          </table:table-cell>
          <table:table-cell table:formula="of:=[.B630]-([.B$101]-[.B$793])/692" office:value-type="float" office:value="92.2231213872798">
            <text:p>92,2231213873</text:p>
          </table:table-cell>
          <table:table-cell table:formula="of:=[.C630]-([.C$101]-[.C$793])/692" office:value-type="float" office:value="31.0445086705207">
            <text:p>31,0445086705</text:p>
          </table:table-cell>
          <table:table-cell table:formula="of:=[.D630]-([.D$101]-[.D$793])/692" office:value-type="float" office:value="27.1979768786125">
            <text:p>27,1979768786</text:p>
          </table:table-cell>
        </table:table-row>
        <table:table-row table:style-name="ro1">
          <table:table-cell office:value-type="date" office:date-value="2019-11-19">
            <text:p>19.11.2019</text:p>
          </table:table-cell>
          <table:table-cell table:formula="of:=[.B631]-([.B$101]-[.B$793])/692" office:value-type="float" office:value="92.2297687861238">
            <text:p>92,2297687861</text:p>
          </table:table-cell>
          <table:table-cell table:formula="of:=[.C631]-([.C$101]-[.C$793])/692" office:value-type="float" office:value="31.0485549132953">
            <text:p>31,0485549133</text:p>
          </table:table-cell>
          <table:table-cell table:formula="of:=[.D631]-([.D$101]-[.D$793])/692" office:value-type="float" office:value="27.1955202312137">
            <text:p>27,1955202312</text:p>
          </table:table-cell>
        </table:table-row>
        <table:table-row table:style-name="ro1">
          <table:table-cell office:value-type="date" office:date-value="2019-11-20">
            <text:p>20.11.2019</text:p>
          </table:table-cell>
          <table:table-cell table:formula="of:=[.B632]-([.B$101]-[.B$793])/692" office:value-type="float" office:value="92.2364161849677">
            <text:p>92,236416185</text:p>
          </table:table-cell>
          <table:table-cell table:formula="of:=[.C632]-([.C$101]-[.C$793])/692" office:value-type="float" office:value="31.0526011560698">
            <text:p>31,0526011561</text:p>
          </table:table-cell>
          <table:table-cell table:formula="of:=[.D632]-([.D$101]-[.D$793])/692" office:value-type="float" office:value="27.1930635838148">
            <text:p>27,1930635838</text:p>
          </table:table-cell>
        </table:table-row>
        <table:table-row table:style-name="ro1">
          <table:table-cell office:value-type="date" office:date-value="2019-11-21">
            <text:p>21.11.2019</text:p>
          </table:table-cell>
          <table:table-cell table:formula="of:=[.B633]-([.B$101]-[.B$793])/692" office:value-type="float" office:value="92.2430635838116">
            <text:p>92,2430635838</text:p>
          </table:table-cell>
          <table:table-cell table:formula="of:=[.C633]-([.C$101]-[.C$793])/692" office:value-type="float" office:value="31.0566473988444">
            <text:p>31,0566473988</text:p>
          </table:table-cell>
          <table:table-cell table:formula="of:=[.D633]-([.D$101]-[.D$793])/692" office:value-type="float" office:value="27.190606936416">
            <text:p>27,1906069364</text:p>
          </table:table-cell>
        </table:table-row>
        <table:table-row table:style-name="ro1">
          <table:table-cell office:value-type="date" office:date-value="2019-11-22">
            <text:p>22.11.2019</text:p>
          </table:table-cell>
          <table:table-cell table:formula="of:=[.B634]-([.B$101]-[.B$793])/692" office:value-type="float" office:value="92.2497109826555">
            <text:p>92,2497109827</text:p>
          </table:table-cell>
          <table:table-cell table:formula="of:=[.C634]-([.C$101]-[.C$793])/692" office:value-type="float" office:value="31.060693641619">
            <text:p>31,0606936416</text:p>
          </table:table-cell>
          <table:table-cell table:formula="of:=[.D634]-([.D$101]-[.D$793])/692" office:value-type="float" office:value="27.1881502890171">
            <text:p>27,188150289</text:p>
          </table:table-cell>
        </table:table-row>
        <table:table-row table:style-name="ro1">
          <table:table-cell office:value-type="date" office:date-value="2019-11-23">
            <text:p>23.11.2019</text:p>
          </table:table-cell>
          <table:table-cell table:formula="of:=[.B635]-([.B$101]-[.B$793])/692" office:value-type="float" office:value="92.2563583814994">
            <text:p>92,2563583815</text:p>
          </table:table-cell>
          <table:table-cell table:formula="of:=[.C635]-([.C$101]-[.C$793])/692" office:value-type="float" office:value="31.0647398843935">
            <text:p>31,0647398844</text:p>
          </table:table-cell>
          <table:table-cell table:formula="of:=[.D635]-([.D$101]-[.D$793])/692" office:value-type="float" office:value="27.1856936416183">
            <text:p>27,1856936416</text:p>
          </table:table-cell>
        </table:table-row>
        <table:table-row table:style-name="ro1">
          <table:table-cell office:value-type="date" office:date-value="2019-11-24">
            <text:p>24.11.2019</text:p>
          </table:table-cell>
          <table:table-cell table:formula="of:=[.B636]-([.B$101]-[.B$793])/692" office:value-type="float" office:value="92.2630057803434">
            <text:p>92,2630057803</text:p>
          </table:table-cell>
          <table:table-cell table:formula="of:=[.C636]-([.C$101]-[.C$793])/692" office:value-type="float" office:value="31.0687861271681">
            <text:p>31,0687861272</text:p>
          </table:table-cell>
          <table:table-cell table:formula="of:=[.D636]-([.D$101]-[.D$793])/692" office:value-type="float" office:value="27.1832369942194">
            <text:p>27,1832369942</text:p>
          </table:table-cell>
        </table:table-row>
        <table:table-row table:style-name="ro1">
          <table:table-cell office:value-type="date" office:date-value="2019-11-25">
            <text:p>25.11.2019</text:p>
          </table:table-cell>
          <table:table-cell table:formula="of:=[.B637]-([.B$101]-[.B$793])/692" office:value-type="float" office:value="92.2696531791873">
            <text:p>92,2696531792</text:p>
          </table:table-cell>
          <table:table-cell table:formula="of:=[.C637]-([.C$101]-[.C$793])/692" office:value-type="float" office:value="31.0728323699427">
            <text:p>31,0728323699</text:p>
          </table:table-cell>
          <table:table-cell table:formula="of:=[.D637]-([.D$101]-[.D$793])/692" office:value-type="float" office:value="27.1807803468206">
            <text:p>27,1807803468</text:p>
          </table:table-cell>
        </table:table-row>
        <table:table-row table:style-name="ro1">
          <table:table-cell office:value-type="date" office:date-value="2019-11-26">
            <text:p>26.11.2019</text:p>
          </table:table-cell>
          <table:table-cell table:formula="of:=[.B638]-([.B$101]-[.B$793])/692" office:value-type="float" office:value="92.2763005780312">
            <text:p>92,276300578</text:p>
          </table:table-cell>
          <table:table-cell table:formula="of:=[.C638]-([.C$101]-[.C$793])/692" office:value-type="float" office:value="31.0768786127172">
            <text:p>31,0768786127</text:p>
          </table:table-cell>
          <table:table-cell table:formula="of:=[.D638]-([.D$101]-[.D$793])/692" office:value-type="float" office:value="27.1783236994218">
            <text:p>27,1783236994</text:p>
          </table:table-cell>
        </table:table-row>
        <table:table-row table:style-name="ro1">
          <table:table-cell office:value-type="date" office:date-value="2019-11-27">
            <text:p>27.11.2019</text:p>
          </table:table-cell>
          <table:table-cell table:formula="of:=[.B639]-([.B$101]-[.B$793])/692" office:value-type="float" office:value="92.2829479768751">
            <text:p>92,2829479769</text:p>
          </table:table-cell>
          <table:table-cell table:formula="of:=[.C639]-([.C$101]-[.C$793])/692" office:value-type="float" office:value="31.0809248554918">
            <text:p>31,0809248555</text:p>
          </table:table-cell>
          <table:table-cell table:formula="of:=[.D639]-([.D$101]-[.D$793])/692" office:value-type="float" office:value="27.1758670520229">
            <text:p>27,175867052</text:p>
          </table:table-cell>
        </table:table-row>
        <table:table-row table:style-name="ro1">
          <table:table-cell office:value-type="date" office:date-value="2019-11-28">
            <text:p>28.11.2019</text:p>
          </table:table-cell>
          <table:table-cell table:formula="of:=[.B640]-([.B$101]-[.B$793])/692" office:value-type="float" office:value="92.2895953757191">
            <text:p>92,2895953757</text:p>
          </table:table-cell>
          <table:table-cell table:formula="of:=[.C640]-([.C$101]-[.C$793])/692" office:value-type="float" office:value="31.0849710982664">
            <text:p>31,0849710983</text:p>
          </table:table-cell>
          <table:table-cell table:formula="of:=[.D640]-([.D$101]-[.D$793])/692" office:value-type="float" office:value="27.1734104046241">
            <text:p>27,1734104046</text:p>
          </table:table-cell>
        </table:table-row>
        <table:table-row table:style-name="ro1">
          <table:table-cell office:value-type="date" office:date-value="2019-11-29">
            <text:p>29.11.2019</text:p>
          </table:table-cell>
          <table:table-cell table:formula="of:=[.B641]-([.B$101]-[.B$793])/692" office:value-type="float" office:value="92.296242774563">
            <text:p>92,2962427746</text:p>
          </table:table-cell>
          <table:table-cell table:formula="of:=[.C641]-([.C$101]-[.C$793])/692" office:value-type="float" office:value="31.0890173410409">
            <text:p>31,089017341</text:p>
          </table:table-cell>
          <table:table-cell table:formula="of:=[.D641]-([.D$101]-[.D$793])/692" office:value-type="float" office:value="27.1709537572252">
            <text:p>27,1709537572</text:p>
          </table:table-cell>
        </table:table-row>
        <table:table-row table:style-name="ro1">
          <table:table-cell office:value-type="date" office:date-value="2019-11-30">
            <text:p>30.11.2019</text:p>
          </table:table-cell>
          <table:table-cell table:formula="of:=[.B642]-([.B$101]-[.B$793])/692" office:value-type="float" office:value="92.3028901734069">
            <text:p>92,3028901734</text:p>
          </table:table-cell>
          <table:table-cell table:formula="of:=[.C642]-([.C$101]-[.C$793])/692" office:value-type="float" office:value="31.0930635838155">
            <text:p>31,0930635838</text:p>
          </table:table-cell>
          <table:table-cell table:formula="of:=[.D642]-([.D$101]-[.D$793])/692" office:value-type="float" office:value="27.1684971098264">
            <text:p>27,1684971098</text:p>
          </table:table-cell>
        </table:table-row>
        <table:table-row table:style-name="ro1">
          <table:table-cell office:value-type="date" office:date-value="2019-12-01">
            <text:p>1.12.2019</text:p>
          </table:table-cell>
          <table:table-cell table:formula="of:=[.B643]-([.B$101]-[.B$793])/692" office:value-type="float" office:value="92.3095375722508">
            <text:p>92,3095375723</text:p>
          </table:table-cell>
          <table:table-cell table:formula="of:=[.C643]-([.C$101]-[.C$793])/692" office:value-type="float" office:value="31.0971098265901">
            <text:p>31,0971098266</text:p>
          </table:table-cell>
          <table:table-cell table:formula="of:=[.D643]-([.D$101]-[.D$793])/692" office:value-type="float" office:value="27.1660404624275">
            <text:p>27,1660404624</text:p>
          </table:table-cell>
        </table:table-row>
        <table:table-row table:style-name="ro1">
          <table:table-cell office:value-type="date" office:date-value="2019-12-02">
            <text:p>2.12.2019</text:p>
          </table:table-cell>
          <table:table-cell table:formula="of:=[.B644]-([.B$101]-[.B$793])/692" office:value-type="float" office:value="92.3161849710948">
            <text:p>92,3161849711</text:p>
          </table:table-cell>
          <table:table-cell table:formula="of:=[.C644]-([.C$101]-[.C$793])/692" office:value-type="float" office:value="31.1011560693646">
            <text:p>31,1011560694</text:p>
          </table:table-cell>
          <table:table-cell table:formula="of:=[.D644]-([.D$101]-[.D$793])/692" office:value-type="float" office:value="27.1635838150287">
            <text:p>27,163583815</text:p>
          </table:table-cell>
        </table:table-row>
        <table:table-row table:style-name="ro1">
          <table:table-cell office:value-type="date" office:date-value="2019-12-03">
            <text:p>3.12.2019</text:p>
          </table:table-cell>
          <table:table-cell table:formula="of:=[.B645]-([.B$101]-[.B$793])/692" office:value-type="float" office:value="92.3228323699387">
            <text:p>92,3228323699</text:p>
          </table:table-cell>
          <table:table-cell table:formula="of:=[.C645]-([.C$101]-[.C$793])/692" office:value-type="float" office:value="31.1052023121392">
            <text:p>31,1052023121</text:p>
          </table:table-cell>
          <table:table-cell table:formula="of:=[.D645]-([.D$101]-[.D$793])/692" office:value-type="float" office:value="27.1611271676298">
            <text:p>27,1611271676</text:p>
          </table:table-cell>
        </table:table-row>
        <table:table-row table:style-name="ro1">
          <table:table-cell office:value-type="date" office:date-value="2019-12-04">
            <text:p>4.12.2019</text:p>
          </table:table-cell>
          <table:table-cell table:formula="of:=[.B646]-([.B$101]-[.B$793])/692" office:value-type="float" office:value="92.3294797687826">
            <text:p>92,3294797688</text:p>
          </table:table-cell>
          <table:table-cell table:formula="of:=[.C646]-([.C$101]-[.C$793])/692" office:value-type="float" office:value="31.1092485549138">
            <text:p>31,1092485549</text:p>
          </table:table-cell>
          <table:table-cell table:formula="of:=[.D646]-([.D$101]-[.D$793])/692" office:value-type="float" office:value="27.158670520231">
            <text:p>27,1586705202</text:p>
          </table:table-cell>
        </table:table-row>
        <table:table-row table:style-name="ro1">
          <table:table-cell office:value-type="date" office:date-value="2019-12-05">
            <text:p>5.12.2019</text:p>
          </table:table-cell>
          <table:table-cell table:formula="of:=[.B647]-([.B$101]-[.B$793])/692" office:value-type="float" office:value="92.3361271676265">
            <text:p>92,3361271676</text:p>
          </table:table-cell>
          <table:table-cell table:formula="of:=[.C647]-([.C$101]-[.C$793])/692" office:value-type="float" office:value="31.1132947976883">
            <text:p>31,1132947977</text:p>
          </table:table-cell>
          <table:table-cell table:formula="of:=[.D647]-([.D$101]-[.D$793])/692" office:value-type="float" office:value="27.1562138728322">
            <text:p>27,1562138728</text:p>
          </table:table-cell>
        </table:table-row>
        <table:table-row table:style-name="ro1">
          <table:table-cell office:value-type="date" office:date-value="2019-12-06">
            <text:p>6.12.2019</text:p>
          </table:table-cell>
          <table:table-cell table:formula="of:=[.B648]-([.B$101]-[.B$793])/692" office:value-type="float" office:value="92.3427745664705">
            <text:p>92,3427745665</text:p>
          </table:table-cell>
          <table:table-cell table:formula="of:=[.C648]-([.C$101]-[.C$793])/692" office:value-type="float" office:value="31.1173410404629">
            <text:p>31,1173410405</text:p>
          </table:table-cell>
          <table:table-cell table:formula="of:=[.D648]-([.D$101]-[.D$793])/692" office:value-type="float" office:value="27.1537572254333">
            <text:p>27,1537572254</text:p>
          </table:table-cell>
        </table:table-row>
        <table:table-row table:style-name="ro1">
          <table:table-cell office:value-type="date" office:date-value="2019-12-07">
            <text:p>7.12.2019</text:p>
          </table:table-cell>
          <table:table-cell table:formula="of:=[.B649]-([.B$101]-[.B$793])/692" office:value-type="float" office:value="92.3494219653144">
            <text:p>92,3494219653</text:p>
          </table:table-cell>
          <table:table-cell table:formula="of:=[.C649]-([.C$101]-[.C$793])/692" office:value-type="float" office:value="31.1213872832375">
            <text:p>31,1213872832</text:p>
          </table:table-cell>
          <table:table-cell table:formula="of:=[.D649]-([.D$101]-[.D$793])/692" office:value-type="float" office:value="27.1513005780345">
            <text:p>27,151300578</text:p>
          </table:table-cell>
        </table:table-row>
        <table:table-row table:style-name="ro1">
          <table:table-cell office:value-type="date" office:date-value="2019-12-08">
            <text:p>8.12.2019</text:p>
          </table:table-cell>
          <table:table-cell table:formula="of:=[.B650]-([.B$101]-[.B$793])/692" office:value-type="float" office:value="92.3560693641583">
            <text:p>92,3560693642</text:p>
          </table:table-cell>
          <table:table-cell table:formula="of:=[.C650]-([.C$101]-[.C$793])/692" office:value-type="float" office:value="31.125433526012">
            <text:p>31,125433526</text:p>
          </table:table-cell>
          <table:table-cell table:formula="of:=[.D650]-([.D$101]-[.D$793])/692" office:value-type="float" office:value="27.1488439306356">
            <text:p>27,1488439306</text:p>
          </table:table-cell>
        </table:table-row>
        <table:table-row table:style-name="ro1">
          <table:table-cell office:value-type="date" office:date-value="2019-12-09">
            <text:p>9.12.2019</text:p>
          </table:table-cell>
          <table:table-cell table:formula="of:=[.B651]-([.B$101]-[.B$793])/692" office:value-type="float" office:value="92.3627167630022">
            <text:p>92,362716763</text:p>
          </table:table-cell>
          <table:table-cell table:formula="of:=[.C651]-([.C$101]-[.C$793])/692" office:value-type="float" office:value="31.1294797687866">
            <text:p>31,1294797688</text:p>
          </table:table-cell>
          <table:table-cell table:formula="of:=[.D651]-([.D$101]-[.D$793])/692" office:value-type="float" office:value="27.1463872832368">
            <text:p>27,1463872832</text:p>
          </table:table-cell>
        </table:table-row>
        <table:table-row table:style-name="ro1">
          <table:table-cell office:value-type="date" office:date-value="2019-12-10">
            <text:p>10.12.2019</text:p>
          </table:table-cell>
          <table:table-cell table:formula="of:=[.B652]-([.B$101]-[.B$793])/692" office:value-type="float" office:value="92.3693641618462">
            <text:p>92,3693641618</text:p>
          </table:table-cell>
          <table:table-cell table:formula="of:=[.C652]-([.C$101]-[.C$793])/692" office:value-type="float" office:value="31.1335260115612">
            <text:p>31,1335260116</text:p>
          </table:table-cell>
          <table:table-cell table:formula="of:=[.D652]-([.D$101]-[.D$793])/692" office:value-type="float" office:value="27.1439306358379">
            <text:p>27,1439306358</text:p>
          </table:table-cell>
        </table:table-row>
        <table:table-row table:style-name="ro1">
          <table:table-cell office:value-type="date" office:date-value="2019-12-11">
            <text:p>11.12.2019</text:p>
          </table:table-cell>
          <table:table-cell table:formula="of:=[.B653]-([.B$101]-[.B$793])/692" office:value-type="float" office:value="92.3760115606901">
            <text:p>92,3760115607</text:p>
          </table:table-cell>
          <table:table-cell table:formula="of:=[.C653]-([.C$101]-[.C$793])/692" office:value-type="float" office:value="31.1375722543357">
            <text:p>31,1375722543</text:p>
          </table:table-cell>
          <table:table-cell table:formula="of:=[.D653]-([.D$101]-[.D$793])/692" office:value-type="float" office:value="27.1414739884391">
            <text:p>27,1414739884</text:p>
          </table:table-cell>
        </table:table-row>
        <table:table-row table:style-name="ro1">
          <table:table-cell office:value-type="date" office:date-value="2019-12-12">
            <text:p>12.12.2019</text:p>
          </table:table-cell>
          <table:table-cell table:formula="of:=[.B654]-([.B$101]-[.B$793])/692" office:value-type="float" office:value="92.382658959534">
            <text:p>92,3826589595</text:p>
          </table:table-cell>
          <table:table-cell table:formula="of:=[.C654]-([.C$101]-[.C$793])/692" office:value-type="float" office:value="31.1416184971103">
            <text:p>31,1416184971</text:p>
          </table:table-cell>
          <table:table-cell table:formula="of:=[.D654]-([.D$101]-[.D$793])/692" office:value-type="float" office:value="27.1390173410402">
            <text:p>27,139017341</text:p>
          </table:table-cell>
        </table:table-row>
        <table:table-row table:style-name="ro1">
          <table:table-cell office:value-type="date" office:date-value="2019-12-13">
            <text:p>13.12.2019</text:p>
          </table:table-cell>
          <table:table-cell table:formula="of:=[.B655]-([.B$101]-[.B$793])/692" office:value-type="float" office:value="92.3893063583779">
            <text:p>92,3893063584</text:p>
          </table:table-cell>
          <table:table-cell table:formula="of:=[.C655]-([.C$101]-[.C$793])/692" office:value-type="float" office:value="31.1456647398849">
            <text:p>31,1456647399</text:p>
          </table:table-cell>
          <table:table-cell table:formula="of:=[.D655]-([.D$101]-[.D$793])/692" office:value-type="float" office:value="27.1365606936414">
            <text:p>27,1365606936</text:p>
          </table:table-cell>
        </table:table-row>
        <table:table-row table:style-name="ro1">
          <table:table-cell office:value-type="date" office:date-value="2019-12-14">
            <text:p>14.12.2019</text:p>
          </table:table-cell>
          <table:table-cell table:formula="of:=[.B656]-([.B$101]-[.B$793])/692" office:value-type="float" office:value="92.3959537572219">
            <text:p>92,3959537572</text:p>
          </table:table-cell>
          <table:table-cell table:formula="of:=[.C656]-([.C$101]-[.C$793])/692" office:value-type="float" office:value="31.1497109826594">
            <text:p>31,1497109827</text:p>
          </table:table-cell>
          <table:table-cell table:formula="of:=[.D656]-([.D$101]-[.D$793])/692" office:value-type="float" office:value="27.1341040462426">
            <text:p>27,1341040462</text:p>
          </table:table-cell>
        </table:table-row>
        <table:table-row table:style-name="ro1">
          <table:table-cell office:value-type="date" office:date-value="2019-12-15">
            <text:p>15.12.2019</text:p>
          </table:table-cell>
          <table:table-cell table:formula="of:=[.B657]-([.B$101]-[.B$793])/692" office:value-type="float" office:value="92.4026011560658">
            <text:p>92,4026011561</text:p>
          </table:table-cell>
          <table:table-cell table:formula="of:=[.C657]-([.C$101]-[.C$793])/692" office:value-type="float" office:value="31.153757225434">
            <text:p>31,1537572254</text:p>
          </table:table-cell>
          <table:table-cell table:formula="of:=[.D657]-([.D$101]-[.D$793])/692" office:value-type="float" office:value="27.1316473988437">
            <text:p>27,1316473988</text:p>
          </table:table-cell>
        </table:table-row>
        <table:table-row table:style-name="ro1">
          <table:table-cell office:value-type="date" office:date-value="2019-12-16">
            <text:p>16.12.2019</text:p>
          </table:table-cell>
          <table:table-cell table:formula="of:=[.B658]-([.B$101]-[.B$793])/692" office:value-type="float" office:value="92.4092485549097">
            <text:p>92,4092485549</text:p>
          </table:table-cell>
          <table:table-cell table:formula="of:=[.C658]-([.C$101]-[.C$793])/692" office:value-type="float" office:value="31.1578034682086">
            <text:p>31,1578034682</text:p>
          </table:table-cell>
          <table:table-cell table:formula="of:=[.D658]-([.D$101]-[.D$793])/692" office:value-type="float" office:value="27.1291907514449">
            <text:p>27,1291907514</text:p>
          </table:table-cell>
        </table:table-row>
        <table:table-row table:style-name="ro1">
          <table:table-cell office:value-type="date" office:date-value="2019-12-17">
            <text:p>17.12.2019</text:p>
          </table:table-cell>
          <table:table-cell table:formula="of:=[.B659]-([.B$101]-[.B$793])/692" office:value-type="float" office:value="92.4158959537536">
            <text:p>92,4158959538</text:p>
          </table:table-cell>
          <table:table-cell table:formula="of:=[.C659]-([.C$101]-[.C$793])/692" office:value-type="float" office:value="31.1618497109831">
            <text:p>31,161849711</text:p>
          </table:table-cell>
          <table:table-cell table:formula="of:=[.D659]-([.D$101]-[.D$793])/692" office:value-type="float" office:value="27.126734104046">
            <text:p>27,126734104</text:p>
          </table:table-cell>
        </table:table-row>
        <table:table-row table:style-name="ro1">
          <table:table-cell office:value-type="date" office:date-value="2019-12-18">
            <text:p>18.12.2019</text:p>
          </table:table-cell>
          <table:table-cell table:formula="of:=[.B660]-([.B$101]-[.B$793])/692" office:value-type="float" office:value="92.4225433525976">
            <text:p>92,4225433526</text:p>
          </table:table-cell>
          <table:table-cell table:formula="of:=[.C660]-([.C$101]-[.C$793])/692" office:value-type="float" office:value="31.1658959537577">
            <text:p>31,1658959538</text:p>
          </table:table-cell>
          <table:table-cell table:formula="of:=[.D660]-([.D$101]-[.D$793])/692" office:value-type="float" office:value="27.1242774566472">
            <text:p>27,1242774566</text:p>
          </table:table-cell>
        </table:table-row>
        <table:table-row table:style-name="ro1">
          <table:table-cell office:value-type="date" office:date-value="2019-12-19">
            <text:p>19.12.2019</text:p>
          </table:table-cell>
          <table:table-cell table:formula="of:=[.B661]-([.B$101]-[.B$793])/692" office:value-type="float" office:value="92.4291907514415">
            <text:p>92,4291907514</text:p>
          </table:table-cell>
          <table:table-cell table:formula="of:=[.C661]-([.C$101]-[.C$793])/692" office:value-type="float" office:value="31.1699421965323">
            <text:p>31,1699421965</text:p>
          </table:table-cell>
          <table:table-cell table:formula="of:=[.D661]-([.D$101]-[.D$793])/692" office:value-type="float" office:value="27.1218208092483">
            <text:p>27,1218208092</text:p>
          </table:table-cell>
        </table:table-row>
        <table:table-row table:style-name="ro1">
          <table:table-cell office:value-type="date" office:date-value="2019-12-20">
            <text:p>20.12.2019</text:p>
          </table:table-cell>
          <table:table-cell table:formula="of:=[.B662]-([.B$101]-[.B$793])/692" office:value-type="float" office:value="92.4358381502854">
            <text:p>92,4358381503</text:p>
          </table:table-cell>
          <table:table-cell table:formula="of:=[.C662]-([.C$101]-[.C$793])/692" office:value-type="float" office:value="31.1739884393068">
            <text:p>31,1739884393</text:p>
          </table:table-cell>
          <table:table-cell table:formula="of:=[.D662]-([.D$101]-[.D$793])/692" office:value-type="float" office:value="27.1193641618495">
            <text:p>27,1193641618</text:p>
          </table:table-cell>
        </table:table-row>
        <table:table-row table:style-name="ro1">
          <table:table-cell office:value-type="date" office:date-value="2019-12-21">
            <text:p>21.12.2019</text:p>
          </table:table-cell>
          <table:table-cell table:formula="of:=[.B663]-([.B$101]-[.B$793])/692" office:value-type="float" office:value="92.4424855491293">
            <text:p>92,4424855491</text:p>
          </table:table-cell>
          <table:table-cell table:formula="of:=[.C663]-([.C$101]-[.C$793])/692" office:value-type="float" office:value="31.1780346820814">
            <text:p>31,1780346821</text:p>
          </table:table-cell>
          <table:table-cell table:formula="of:=[.D663]-([.D$101]-[.D$793])/692" office:value-type="float" office:value="27.1169075144506">
            <text:p>27,1169075145</text:p>
          </table:table-cell>
        </table:table-row>
        <table:table-row table:style-name="ro1">
          <table:table-cell office:value-type="date" office:date-value="2019-12-22">
            <text:p>22.12.2019</text:p>
          </table:table-cell>
          <table:table-cell table:formula="of:=[.B664]-([.B$101]-[.B$793])/692" office:value-type="float" office:value="92.4491329479733">
            <text:p>92,449132948</text:p>
          </table:table-cell>
          <table:table-cell table:formula="of:=[.C664]-([.C$101]-[.C$793])/692" office:value-type="float" office:value="31.182080924856">
            <text:p>31,1820809249</text:p>
          </table:table-cell>
          <table:table-cell table:formula="of:=[.D664]-([.D$101]-[.D$793])/692" office:value-type="float" office:value="27.1144508670518">
            <text:p>27,1144508671</text:p>
          </table:table-cell>
        </table:table-row>
        <table:table-row table:style-name="ro1">
          <table:table-cell office:value-type="date" office:date-value="2019-12-23">
            <text:p>23.12.2019</text:p>
          </table:table-cell>
          <table:table-cell table:formula="of:=[.B665]-([.B$101]-[.B$793])/692" office:value-type="float" office:value="92.4557803468172">
            <text:p>92,4557803468</text:p>
          </table:table-cell>
          <table:table-cell table:formula="of:=[.C665]-([.C$101]-[.C$793])/692" office:value-type="float" office:value="31.1861271676305">
            <text:p>31,1861271676</text:p>
          </table:table-cell>
          <table:table-cell table:formula="of:=[.D665]-([.D$101]-[.D$793])/692" office:value-type="float" office:value="27.111994219653">
            <text:p>27,1119942197</text:p>
          </table:table-cell>
        </table:table-row>
        <table:table-row table:style-name="ro1">
          <table:table-cell office:value-type="date" office:date-value="2019-12-24">
            <text:p>24.12.2019</text:p>
          </table:table-cell>
          <table:table-cell table:formula="of:=[.B666]-([.B$101]-[.B$793])/692" office:value-type="float" office:value="92.4624277456611">
            <text:p>92,4624277457</text:p>
          </table:table-cell>
          <table:table-cell table:formula="of:=[.C666]-([.C$101]-[.C$793])/692" office:value-type="float" office:value="31.1901734104051">
            <text:p>31,1901734104</text:p>
          </table:table-cell>
          <table:table-cell table:formula="of:=[.D666]-([.D$101]-[.D$793])/692" office:value-type="float" office:value="27.1095375722541">
            <text:p>27,1095375723</text:p>
          </table:table-cell>
        </table:table-row>
        <table:table-row table:style-name="ro1">
          <table:table-cell office:value-type="date" office:date-value="2019-12-25">
            <text:p>25.12.2019</text:p>
          </table:table-cell>
          <table:table-cell table:formula="of:=[.B667]-([.B$101]-[.B$793])/692" office:value-type="float" office:value="92.469075144505">
            <text:p>92,4690751445</text:p>
          </table:table-cell>
          <table:table-cell table:formula="of:=[.C667]-([.C$101]-[.C$793])/692" office:value-type="float" office:value="31.1942196531797">
            <text:p>31,1942196532</text:p>
          </table:table-cell>
          <table:table-cell table:formula="of:=[.D667]-([.D$101]-[.D$793])/692" office:value-type="float" office:value="27.1070809248553">
            <text:p>27,1070809249</text:p>
          </table:table-cell>
        </table:table-row>
        <table:table-row table:style-name="ro1">
          <table:table-cell office:value-type="date" office:date-value="2019-12-26">
            <text:p>26.12.2019</text:p>
          </table:table-cell>
          <table:table-cell table:formula="of:=[.B668]-([.B$101]-[.B$793])/692" office:value-type="float" office:value="92.4757225433489">
            <text:p>92,4757225433</text:p>
          </table:table-cell>
          <table:table-cell table:formula="of:=[.C668]-([.C$101]-[.C$793])/692" office:value-type="float" office:value="31.1982658959542">
            <text:p>31,198265896</text:p>
          </table:table-cell>
          <table:table-cell table:formula="of:=[.D668]-([.D$101]-[.D$793])/692" office:value-type="float" office:value="27.1046242774564">
            <text:p>27,1046242775</text:p>
          </table:table-cell>
        </table:table-row>
        <table:table-row table:style-name="ro1">
          <table:table-cell office:value-type="date" office:date-value="2019-12-27">
            <text:p>27.12.2019</text:p>
          </table:table-cell>
          <table:table-cell table:formula="of:=[.B669]-([.B$101]-[.B$793])/692" office:value-type="float" office:value="92.4823699421929">
            <text:p>92,4823699422</text:p>
          </table:table-cell>
          <table:table-cell table:formula="of:=[.C669]-([.C$101]-[.C$793])/692" office:value-type="float" office:value="31.2023121387288">
            <text:p>31,2023121387</text:p>
          </table:table-cell>
          <table:table-cell table:formula="of:=[.D669]-([.D$101]-[.D$793])/692" office:value-type="float" office:value="27.1021676300576">
            <text:p>27,1021676301</text:p>
          </table:table-cell>
        </table:table-row>
        <table:table-row table:style-name="ro1">
          <table:table-cell office:value-type="date" office:date-value="2019-12-28">
            <text:p>28.12.2019</text:p>
          </table:table-cell>
          <table:table-cell table:formula="of:=[.B670]-([.B$101]-[.B$793])/692" office:value-type="float" office:value="92.4890173410368">
            <text:p>92,489017341</text:p>
          </table:table-cell>
          <table:table-cell table:formula="of:=[.C670]-([.C$101]-[.C$793])/692" office:value-type="float" office:value="31.2063583815034">
            <text:p>31,2063583815</text:p>
          </table:table-cell>
          <table:table-cell table:formula="of:=[.D670]-([.D$101]-[.D$793])/692" office:value-type="float" office:value="27.0997109826587">
            <text:p>27,0997109827</text:p>
          </table:table-cell>
        </table:table-row>
        <table:table-row table:style-name="ro1">
          <table:table-cell office:value-type="date" office:date-value="2019-12-29">
            <text:p>29.12.2019</text:p>
          </table:table-cell>
          <table:table-cell table:formula="of:=[.B671]-([.B$101]-[.B$793])/692" office:value-type="float" office:value="92.4956647398807">
            <text:p>92,4956647399</text:p>
          </table:table-cell>
          <table:table-cell table:formula="of:=[.C671]-([.C$101]-[.C$793])/692" office:value-type="float" office:value="31.2104046242779">
            <text:p>31,2104046243</text:p>
          </table:table-cell>
          <table:table-cell table:formula="of:=[.D671]-([.D$101]-[.D$793])/692" office:value-type="float" office:value="27.0972543352599">
            <text:p>27,0972543353</text:p>
          </table:table-cell>
        </table:table-row>
        <table:table-row table:style-name="ro1">
          <table:table-cell office:value-type="date" office:date-value="2019-12-30">
            <text:p>30.12.2019</text:p>
          </table:table-cell>
          <table:table-cell table:formula="of:=[.B672]-([.B$101]-[.B$793])/692" office:value-type="float" office:value="92.5023121387246">
            <text:p>92,5023121387</text:p>
          </table:table-cell>
          <table:table-cell table:formula="of:=[.C672]-([.C$101]-[.C$793])/692" office:value-type="float" office:value="31.2144508670525">
            <text:p>31,2144508671</text:p>
          </table:table-cell>
          <table:table-cell table:formula="of:=[.D672]-([.D$101]-[.D$793])/692" office:value-type="float" office:value="27.094797687861">
            <text:p>27,0947976879</text:p>
          </table:table-cell>
        </table:table-row>
        <table:table-row table:style-name="ro1">
          <table:table-cell office:value-type="date" office:date-value="2019-12-31">
            <text:p>31.12.2019</text:p>
          </table:table-cell>
          <table:table-cell table:formula="of:=[.B673]-([.B$101]-[.B$793])/692" office:value-type="float" office:value="92.5089595375686">
            <text:p>92,5089595376</text:p>
          </table:table-cell>
          <table:table-cell table:formula="of:=[.C673]-([.C$101]-[.C$793])/692" office:value-type="float" office:value="31.2184971098271">
            <text:p>31,2184971098</text:p>
          </table:table-cell>
          <table:table-cell table:formula="of:=[.D673]-([.D$101]-[.D$793])/692" office:value-type="float" office:value="27.0923410404622">
            <text:p>27,0923410405</text:p>
          </table:table-cell>
        </table:table-row>
        <table:table-row table:style-name="ro1">
          <table:table-cell office:value-type="date" office:date-value="2020-01-01">
            <text:p>1.01.2020</text:p>
          </table:table-cell>
          <table:table-cell table:formula="of:=[.B674]-([.B$101]-[.B$793])/692" office:value-type="float" office:value="92.5156069364125">
            <text:p>92,5156069364</text:p>
          </table:table-cell>
          <table:table-cell table:formula="of:=[.C674]-([.C$101]-[.C$793])/692" office:value-type="float" office:value="31.2225433526016">
            <text:p>31,2225433526</text:p>
          </table:table-cell>
          <table:table-cell table:formula="of:=[.D674]-([.D$101]-[.D$793])/692" office:value-type="float" office:value="27.0898843930634">
            <text:p>27,0898843931</text:p>
          </table:table-cell>
        </table:table-row>
        <table:table-row table:style-name="ro1">
          <table:table-cell office:value-type="date" office:date-value="2020-01-02">
            <text:p>2.01.2020</text:p>
          </table:table-cell>
          <table:table-cell table:formula="of:=[.B675]-([.B$101]-[.B$793])/692" office:value-type="float" office:value="92.5222543352564">
            <text:p>92,5222543353</text:p>
          </table:table-cell>
          <table:table-cell table:formula="of:=[.C675]-([.C$101]-[.C$793])/692" office:value-type="float" office:value="31.2265895953762">
            <text:p>31,2265895954</text:p>
          </table:table-cell>
          <table:table-cell table:formula="of:=[.D675]-([.D$101]-[.D$793])/692" office:value-type="float" office:value="27.0874277456645">
            <text:p>27,0874277457</text:p>
          </table:table-cell>
        </table:table-row>
        <table:table-row table:style-name="ro1">
          <table:table-cell office:value-type="date" office:date-value="2020-01-03">
            <text:p>3.01.2020</text:p>
          </table:table-cell>
          <table:table-cell table:formula="of:=[.B676]-([.B$101]-[.B$793])/692" office:value-type="float" office:value="92.5289017341003">
            <text:p>92,5289017341</text:p>
          </table:table-cell>
          <table:table-cell table:formula="of:=[.C676]-([.C$101]-[.C$793])/692" office:value-type="float" office:value="31.2306358381508">
            <text:p>31,2306358382</text:p>
          </table:table-cell>
          <table:table-cell table:formula="of:=[.D676]-([.D$101]-[.D$793])/692" office:value-type="float" office:value="27.0849710982657">
            <text:p>27,0849710983</text:p>
          </table:table-cell>
        </table:table-row>
        <table:table-row table:style-name="ro1">
          <table:table-cell office:value-type="date" office:date-value="2020-01-04">
            <text:p>4.01.2020</text:p>
          </table:table-cell>
          <table:table-cell table:formula="of:=[.B677]-([.B$101]-[.B$793])/692" office:value-type="float" office:value="92.5355491329443">
            <text:p>92,5355491329</text:p>
          </table:table-cell>
          <table:table-cell table:formula="of:=[.C677]-([.C$101]-[.C$793])/692" office:value-type="float" office:value="31.2346820809253">
            <text:p>31,2346820809</text:p>
          </table:table-cell>
          <table:table-cell table:formula="of:=[.D677]-([.D$101]-[.D$793])/692" office:value-type="float" office:value="27.0825144508668">
            <text:p>27,0825144509</text:p>
          </table:table-cell>
        </table:table-row>
        <table:table-row table:style-name="ro1">
          <table:table-cell office:value-type="date" office:date-value="2020-01-05">
            <text:p>5.01.2020</text:p>
          </table:table-cell>
          <table:table-cell table:formula="of:=[.B678]-([.B$101]-[.B$793])/692" office:value-type="float" office:value="92.5421965317882">
            <text:p>92,5421965318</text:p>
          </table:table-cell>
          <table:table-cell table:formula="of:=[.C678]-([.C$101]-[.C$793])/692" office:value-type="float" office:value="31.2387283236999">
            <text:p>31,2387283237</text:p>
          </table:table-cell>
          <table:table-cell table:formula="of:=[.D678]-([.D$101]-[.D$793])/692" office:value-type="float" office:value="27.080057803468">
            <text:p>27,0800578035</text:p>
          </table:table-cell>
        </table:table-row>
        <table:table-row table:style-name="ro1">
          <table:table-cell office:value-type="date" office:date-value="2020-01-06">
            <text:p>6.01.2020</text:p>
          </table:table-cell>
          <table:table-cell table:formula="of:=[.B679]-([.B$101]-[.B$793])/692" office:value-type="float" office:value="92.5488439306321">
            <text:p>92,5488439306</text:p>
          </table:table-cell>
          <table:table-cell table:formula="of:=[.C679]-([.C$101]-[.C$793])/692" office:value-type="float" office:value="31.2427745664745">
            <text:p>31,2427745665</text:p>
          </table:table-cell>
          <table:table-cell table:formula="of:=[.D679]-([.D$101]-[.D$793])/692" office:value-type="float" office:value="27.0776011560691">
            <text:p>27,0776011561</text:p>
          </table:table-cell>
        </table:table-row>
        <table:table-row table:style-name="ro1">
          <table:table-cell office:value-type="date" office:date-value="2020-01-07">
            <text:p>7.01.2020</text:p>
          </table:table-cell>
          <table:table-cell table:formula="of:=[.B680]-([.B$101]-[.B$793])/692" office:value-type="float" office:value="92.555491329476">
            <text:p>92,5554913295</text:p>
          </table:table-cell>
          <table:table-cell table:formula="of:=[.C680]-([.C$101]-[.C$793])/692" office:value-type="float" office:value="31.246820809249">
            <text:p>31,2468208092</text:p>
          </table:table-cell>
          <table:table-cell table:formula="of:=[.D680]-([.D$101]-[.D$793])/692" office:value-type="float" office:value="27.0751445086703">
            <text:p>27,0751445087</text:p>
          </table:table-cell>
        </table:table-row>
        <table:table-row table:style-name="ro1">
          <table:table-cell office:value-type="date" office:date-value="2020-01-08">
            <text:p>8.01.2020</text:p>
          </table:table-cell>
          <table:table-cell table:formula="of:=[.B681]-([.B$101]-[.B$793])/692" office:value-type="float" office:value="92.56213872832">
            <text:p>92,5621387283</text:p>
          </table:table-cell>
          <table:table-cell table:formula="of:=[.C681]-([.C$101]-[.C$793])/692" office:value-type="float" office:value="31.2508670520236">
            <text:p>31,250867052</text:p>
          </table:table-cell>
          <table:table-cell table:formula="of:=[.D681]-([.D$101]-[.D$793])/692" office:value-type="float" office:value="27.0726878612714">
            <text:p>27,0726878613</text:p>
          </table:table-cell>
        </table:table-row>
        <table:table-row table:style-name="ro1">
          <table:table-cell office:value-type="date" office:date-value="2020-01-09">
            <text:p>9.01.2020</text:p>
          </table:table-cell>
          <table:table-cell table:formula="of:=[.B682]-([.B$101]-[.B$793])/692" office:value-type="float" office:value="92.5687861271639">
            <text:p>92,5687861272</text:p>
          </table:table-cell>
          <table:table-cell table:formula="of:=[.C682]-([.C$101]-[.C$793])/692" office:value-type="float" office:value="31.2549132947982">
            <text:p>31,2549132948</text:p>
          </table:table-cell>
          <table:table-cell table:formula="of:=[.D682]-([.D$101]-[.D$793])/692" office:value-type="float" office:value="27.0702312138726">
            <text:p>27,0702312139</text:p>
          </table:table-cell>
        </table:table-row>
        <table:table-row table:style-name="ro1">
          <table:table-cell office:value-type="date" office:date-value="2020-01-10">
            <text:p>10.01.2020</text:p>
          </table:table-cell>
          <table:table-cell table:formula="of:=[.B683]-([.B$101]-[.B$793])/692" office:value-type="float" office:value="92.5754335260078">
            <text:p>92,575433526</text:p>
          </table:table-cell>
          <table:table-cell table:formula="of:=[.C683]-([.C$101]-[.C$793])/692" office:value-type="float" office:value="31.2589595375728">
            <text:p>31,2589595376</text:p>
          </table:table-cell>
          <table:table-cell table:formula="of:=[.D683]-([.D$101]-[.D$793])/692" office:value-type="float" office:value="27.0677745664738">
            <text:p>27,0677745665</text:p>
          </table:table-cell>
        </table:table-row>
        <table:table-row table:style-name="ro1">
          <table:table-cell office:value-type="date" office:date-value="2020-01-11">
            <text:p>11.01.2020</text:p>
          </table:table-cell>
          <table:table-cell table:formula="of:=[.B684]-([.B$101]-[.B$793])/692" office:value-type="float" office:value="92.5820809248517">
            <text:p>92,5820809249</text:p>
          </table:table-cell>
          <table:table-cell table:formula="of:=[.C684]-([.C$101]-[.C$793])/692" office:value-type="float" office:value="31.2630057803473">
            <text:p>31,2630057803</text:p>
          </table:table-cell>
          <table:table-cell table:formula="of:=[.D684]-([.D$101]-[.D$793])/692" office:value-type="float" office:value="27.0653179190749">
            <text:p>27,0653179191</text:p>
          </table:table-cell>
        </table:table-row>
        <table:table-row table:style-name="ro1">
          <table:table-cell office:value-type="date" office:date-value="2020-01-12">
            <text:p>12.01.2020</text:p>
          </table:table-cell>
          <table:table-cell table:formula="of:=[.B685]-([.B$101]-[.B$793])/692" office:value-type="float" office:value="92.5887283236957">
            <text:p>92,5887283237</text:p>
          </table:table-cell>
          <table:table-cell table:formula="of:=[.C685]-([.C$101]-[.C$793])/692" office:value-type="float" office:value="31.2670520231219">
            <text:p>31,2670520231</text:p>
          </table:table-cell>
          <table:table-cell table:formula="of:=[.D685]-([.D$101]-[.D$793])/692" office:value-type="float" office:value="27.0628612716761">
            <text:p>27,0628612717</text:p>
          </table:table-cell>
        </table:table-row>
        <table:table-row table:style-name="ro1">
          <table:table-cell office:value-type="date" office:date-value="2020-01-13">
            <text:p>13.01.2020</text:p>
          </table:table-cell>
          <table:table-cell table:formula="of:=[.B686]-([.B$101]-[.B$793])/692" office:value-type="float" office:value="92.5953757225396">
            <text:p>92,5953757225</text:p>
          </table:table-cell>
          <table:table-cell table:formula="of:=[.C686]-([.C$101]-[.C$793])/692" office:value-type="float" office:value="31.2710982658965">
            <text:p>31,2710982659</text:p>
          </table:table-cell>
          <table:table-cell table:formula="of:=[.D686]-([.D$101]-[.D$793])/692" office:value-type="float" office:value="27.0604046242772">
            <text:p>27,0604046243</text:p>
          </table:table-cell>
        </table:table-row>
        <table:table-row table:style-name="ro1">
          <table:table-cell office:value-type="date" office:date-value="2020-01-14">
            <text:p>14.01.2020</text:p>
          </table:table-cell>
          <table:table-cell table:formula="of:=[.B687]-([.B$101]-[.B$793])/692" office:value-type="float" office:value="92.6020231213835">
            <text:p>92,6020231214</text:p>
          </table:table-cell>
          <table:table-cell table:formula="of:=[.C687]-([.C$101]-[.C$793])/692" office:value-type="float" office:value="31.275144508671">
            <text:p>31,2751445087</text:p>
          </table:table-cell>
          <table:table-cell table:formula="of:=[.D687]-([.D$101]-[.D$793])/692" office:value-type="float" office:value="27.0579479768784">
            <text:p>27,0579479769</text:p>
          </table:table-cell>
        </table:table-row>
        <table:table-row table:style-name="ro1">
          <table:table-cell office:value-type="date" office:date-value="2020-01-15">
            <text:p>15.01.2020</text:p>
          </table:table-cell>
          <table:table-cell table:formula="of:=[.B688]-([.B$101]-[.B$793])/692" office:value-type="float" office:value="92.6086705202274">
            <text:p>92,6086705202</text:p>
          </table:table-cell>
          <table:table-cell table:formula="of:=[.C688]-([.C$101]-[.C$793])/692" office:value-type="float" office:value="31.2791907514456">
            <text:p>31,2791907514</text:p>
          </table:table-cell>
          <table:table-cell table:formula="of:=[.D688]-([.D$101]-[.D$793])/692" office:value-type="float" office:value="27.0554913294795">
            <text:p>27,0554913295</text:p>
          </table:table-cell>
        </table:table-row>
        <table:table-row table:style-name="ro1">
          <table:table-cell office:value-type="date" office:date-value="2020-01-16">
            <text:p>16.01.2020</text:p>
          </table:table-cell>
          <table:table-cell table:formula="of:=[.B689]-([.B$101]-[.B$793])/692" office:value-type="float" office:value="92.6153179190714">
            <text:p>92,6153179191</text:p>
          </table:table-cell>
          <table:table-cell table:formula="of:=[.C689]-([.C$101]-[.C$793])/692" office:value-type="float" office:value="31.2832369942202">
            <text:p>31,2832369942</text:p>
          </table:table-cell>
          <table:table-cell table:formula="of:=[.D689]-([.D$101]-[.D$793])/692" office:value-type="float" office:value="27.0530346820807">
            <text:p>27,0530346821</text:p>
          </table:table-cell>
        </table:table-row>
        <table:table-row table:style-name="ro1">
          <table:table-cell office:value-type="date" office:date-value="2020-01-17">
            <text:p>17.01.2020</text:p>
          </table:table-cell>
          <table:table-cell table:formula="of:=[.B690]-([.B$101]-[.B$793])/692" office:value-type="float" office:value="92.6219653179153">
            <text:p>92,6219653179</text:p>
          </table:table-cell>
          <table:table-cell table:formula="of:=[.C690]-([.C$101]-[.C$793])/692" office:value-type="float" office:value="31.2872832369947">
            <text:p>31,287283237</text:p>
          </table:table-cell>
          <table:table-cell table:formula="of:=[.D690]-([.D$101]-[.D$793])/692" office:value-type="float" office:value="27.0505780346818">
            <text:p>27,0505780347</text:p>
          </table:table-cell>
        </table:table-row>
        <table:table-row table:style-name="ro1">
          <table:table-cell office:value-type="date" office:date-value="2020-01-18">
            <text:p>18.01.2020</text:p>
          </table:table-cell>
          <table:table-cell table:formula="of:=[.B691]-([.B$101]-[.B$793])/692" office:value-type="float" office:value="92.6286127167592">
            <text:p>92,6286127168</text:p>
          </table:table-cell>
          <table:table-cell table:formula="of:=[.C691]-([.C$101]-[.C$793])/692" office:value-type="float" office:value="31.2913294797693">
            <text:p>31,2913294798</text:p>
          </table:table-cell>
          <table:table-cell table:formula="of:=[.D691]-([.D$101]-[.D$793])/692" office:value-type="float" office:value="27.048121387283">
            <text:p>27,0481213873</text:p>
          </table:table-cell>
        </table:table-row>
        <table:table-row table:style-name="ro1">
          <table:table-cell office:value-type="date" office:date-value="2020-01-19">
            <text:p>19.01.2020</text:p>
          </table:table-cell>
          <table:table-cell table:formula="of:=[.B692]-([.B$101]-[.B$793])/692" office:value-type="float" office:value="92.6352601156031">
            <text:p>92,6352601156</text:p>
          </table:table-cell>
          <table:table-cell table:formula="of:=[.C692]-([.C$101]-[.C$793])/692" office:value-type="float" office:value="31.2953757225439">
            <text:p>31,2953757225</text:p>
          </table:table-cell>
          <table:table-cell table:formula="of:=[.D692]-([.D$101]-[.D$793])/692" office:value-type="float" office:value="27.0456647398842">
            <text:p>27,0456647399</text:p>
          </table:table-cell>
        </table:table-row>
        <table:table-row table:style-name="ro1">
          <table:table-cell office:value-type="date" office:date-value="2020-01-20">
            <text:p>20.01.2020</text:p>
          </table:table-cell>
          <table:table-cell table:formula="of:=[.B693]-([.B$101]-[.B$793])/692" office:value-type="float" office:value="92.6419075144471">
            <text:p>92,6419075144</text:p>
          </table:table-cell>
          <table:table-cell table:formula="of:=[.C693]-([.C$101]-[.C$793])/692" office:value-type="float" office:value="31.2994219653184">
            <text:p>31,2994219653</text:p>
          </table:table-cell>
          <table:table-cell table:formula="of:=[.D693]-([.D$101]-[.D$793])/692" office:value-type="float" office:value="27.0432080924853">
            <text:p>27,0432080925</text:p>
          </table:table-cell>
        </table:table-row>
        <table:table-row table:style-name="ro1">
          <table:table-cell office:value-type="date" office:date-value="2020-01-21">
            <text:p>21.01.2020</text:p>
          </table:table-cell>
          <table:table-cell table:formula="of:=[.B694]-([.B$101]-[.B$793])/692" office:value-type="float" office:value="92.648554913291">
            <text:p>92,6485549133</text:p>
          </table:table-cell>
          <table:table-cell table:formula="of:=[.C694]-([.C$101]-[.C$793])/692" office:value-type="float" office:value="31.303468208093">
            <text:p>31,3034682081</text:p>
          </table:table-cell>
          <table:table-cell table:formula="of:=[.D694]-([.D$101]-[.D$793])/692" office:value-type="float" office:value="27.0407514450865">
            <text:p>27,0407514451</text:p>
          </table:table-cell>
        </table:table-row>
        <table:table-row table:style-name="ro1">
          <table:table-cell office:value-type="date" office:date-value="2020-01-22">
            <text:p>22.01.2020</text:p>
          </table:table-cell>
          <table:table-cell table:formula="of:=[.B695]-([.B$101]-[.B$793])/692" office:value-type="float" office:value="92.6552023121349">
            <text:p>92,6552023121</text:p>
          </table:table-cell>
          <table:table-cell table:formula="of:=[.C695]-([.C$101]-[.C$793])/692" office:value-type="float" office:value="31.3075144508676">
            <text:p>31,3075144509</text:p>
          </table:table-cell>
          <table:table-cell table:formula="of:=[.D695]-([.D$101]-[.D$793])/692" office:value-type="float" office:value="27.0382947976876">
            <text:p>27,0382947977</text:p>
          </table:table-cell>
        </table:table-row>
        <table:table-row table:style-name="ro1">
          <table:table-cell office:value-type="date" office:date-value="2020-01-23">
            <text:p>23.01.2020</text:p>
          </table:table-cell>
          <table:table-cell table:formula="of:=[.B696]-([.B$101]-[.B$793])/692" office:value-type="float" office:value="92.6618497109788">
            <text:p>92,661849711</text:p>
          </table:table-cell>
          <table:table-cell table:formula="of:=[.C696]-([.C$101]-[.C$793])/692" office:value-type="float" office:value="31.3115606936421">
            <text:p>31,3115606936</text:p>
          </table:table-cell>
          <table:table-cell table:formula="of:=[.D696]-([.D$101]-[.D$793])/692" office:value-type="float" office:value="27.0358381502888">
            <text:p>27,0358381503</text:p>
          </table:table-cell>
        </table:table-row>
        <table:table-row table:style-name="ro1">
          <table:table-cell office:value-type="date" office:date-value="2020-01-24">
            <text:p>24.01.2020</text:p>
          </table:table-cell>
          <table:table-cell table:formula="of:=[.B697]-([.B$101]-[.B$793])/692" office:value-type="float" office:value="92.6684971098227">
            <text:p>92,6684971098</text:p>
          </table:table-cell>
          <table:table-cell table:formula="of:=[.C697]-([.C$101]-[.C$793])/692" office:value-type="float" office:value="31.3156069364167">
            <text:p>31,3156069364</text:p>
          </table:table-cell>
          <table:table-cell table:formula="of:=[.D697]-([.D$101]-[.D$793])/692" office:value-type="float" office:value="27.0333815028899">
            <text:p>27,0333815029</text:p>
          </table:table-cell>
        </table:table-row>
        <table:table-row table:style-name="ro1">
          <table:table-cell office:value-type="date" office:date-value="2020-01-25">
            <text:p>25.01.2020</text:p>
          </table:table-cell>
          <table:table-cell table:formula="of:=[.B698]-([.B$101]-[.B$793])/692" office:value-type="float" office:value="92.6751445086667">
            <text:p>92,6751445087</text:p>
          </table:table-cell>
          <table:table-cell table:formula="of:=[.C698]-([.C$101]-[.C$793])/692" office:value-type="float" office:value="31.3196531791913">
            <text:p>31,3196531792</text:p>
          </table:table-cell>
          <table:table-cell table:formula="of:=[.D698]-([.D$101]-[.D$793])/692" office:value-type="float" office:value="27.0309248554911">
            <text:p>27,0309248555</text:p>
          </table:table-cell>
        </table:table-row>
        <table:table-row table:style-name="ro1">
          <table:table-cell office:value-type="date" office:date-value="2020-01-26">
            <text:p>26.01.2020</text:p>
          </table:table-cell>
          <table:table-cell table:formula="of:=[.B699]-([.B$101]-[.B$793])/692" office:value-type="float" office:value="92.6817919075106">
            <text:p>92,6817919075</text:p>
          </table:table-cell>
          <table:table-cell table:formula="of:=[.C699]-([.C$101]-[.C$793])/692" office:value-type="float" office:value="31.3236994219658">
            <text:p>31,323699422</text:p>
          </table:table-cell>
          <table:table-cell table:formula="of:=[.D699]-([.D$101]-[.D$793])/692" office:value-type="float" office:value="27.0284682080922">
            <text:p>27,0284682081</text:p>
          </table:table-cell>
        </table:table-row>
        <table:table-row table:style-name="ro1">
          <table:table-cell office:value-type="date" office:date-value="2020-01-27">
            <text:p>27.01.2020</text:p>
          </table:table-cell>
          <table:table-cell table:formula="of:=[.B700]-([.B$101]-[.B$793])/692" office:value-type="float" office:value="92.6884393063545">
            <text:p>92,6884393064</text:p>
          </table:table-cell>
          <table:table-cell table:formula="of:=[.C700]-([.C$101]-[.C$793])/692" office:value-type="float" office:value="31.3277456647404">
            <text:p>31,3277456647</text:p>
          </table:table-cell>
          <table:table-cell table:formula="of:=[.D700]-([.D$101]-[.D$793])/692" office:value-type="float" office:value="27.0260115606934">
            <text:p>27,0260115607</text:p>
          </table:table-cell>
        </table:table-row>
        <table:table-row table:style-name="ro1">
          <table:table-cell office:value-type="date" office:date-value="2020-01-28">
            <text:p>28.01.2020</text:p>
          </table:table-cell>
          <table:table-cell table:formula="of:=[.B701]-([.B$101]-[.B$793])/692" office:value-type="float" office:value="92.6950867051984">
            <text:p>92,6950867052</text:p>
          </table:table-cell>
          <table:table-cell table:formula="of:=[.C701]-([.C$101]-[.C$793])/692" office:value-type="float" office:value="31.331791907515">
            <text:p>31,3317919075</text:p>
          </table:table-cell>
          <table:table-cell table:formula="of:=[.D701]-([.D$101]-[.D$793])/692" office:value-type="float" office:value="27.0235549132946">
            <text:p>27,0235549133</text:p>
          </table:table-cell>
        </table:table-row>
        <table:table-row table:style-name="ro1">
          <table:table-cell office:value-type="date" office:date-value="2020-01-29">
            <text:p>29.01.2020</text:p>
          </table:table-cell>
          <table:table-cell table:formula="of:=[.B702]-([.B$101]-[.B$793])/692" office:value-type="float" office:value="92.7017341040424">
            <text:p>92,701734104</text:p>
          </table:table-cell>
          <table:table-cell table:formula="of:=[.C702]-([.C$101]-[.C$793])/692" office:value-type="float" office:value="31.3358381502895">
            <text:p>31,3358381503</text:p>
          </table:table-cell>
          <table:table-cell table:formula="of:=[.D702]-([.D$101]-[.D$793])/692" office:value-type="float" office:value="27.0210982658957">
            <text:p>27,0210982659</text:p>
          </table:table-cell>
        </table:table-row>
        <table:table-row table:style-name="ro1">
          <table:table-cell office:value-type="date" office:date-value="2020-01-30">
            <text:p>30.01.2020</text:p>
          </table:table-cell>
          <table:table-cell table:formula="of:=[.B703]-([.B$101]-[.B$793])/692" office:value-type="float" office:value="92.7083815028863">
            <text:p>92,7083815029</text:p>
          </table:table-cell>
          <table:table-cell table:formula="of:=[.C703]-([.C$101]-[.C$793])/692" office:value-type="float" office:value="31.3398843930641">
            <text:p>31,3398843931</text:p>
          </table:table-cell>
          <table:table-cell table:formula="of:=[.D703]-([.D$101]-[.D$793])/692" office:value-type="float" office:value="27.0186416184969">
            <text:p>27,0186416185</text:p>
          </table:table-cell>
        </table:table-row>
        <table:table-row table:style-name="ro1">
          <table:table-cell office:value-type="date" office:date-value="2020-01-31">
            <text:p>31.01.2020</text:p>
          </table:table-cell>
          <table:table-cell table:formula="of:=[.B704]-([.B$101]-[.B$793])/692" office:value-type="float" office:value="92.7150289017302">
            <text:p>92,7150289017</text:p>
          </table:table-cell>
          <table:table-cell table:formula="of:=[.C704]-([.C$101]-[.C$793])/692" office:value-type="float" office:value="31.3439306358387">
            <text:p>31,3439306358</text:p>
          </table:table-cell>
          <table:table-cell table:formula="of:=[.D704]-([.D$101]-[.D$793])/692" office:value-type="float" office:value="27.016184971098">
            <text:p>27,0161849711</text:p>
          </table:table-cell>
        </table:table-row>
        <table:table-row table:style-name="ro1">
          <table:table-cell office:value-type="date" office:date-value="2020-02-01">
            <text:p>1.02.2020</text:p>
          </table:table-cell>
          <table:table-cell table:formula="of:=[.B705]-([.B$101]-[.B$793])/692" office:value-type="float" office:value="92.7216763005741">
            <text:p>92,7216763006</text:p>
          </table:table-cell>
          <table:table-cell table:formula="of:=[.C705]-([.C$101]-[.C$793])/692" office:value-type="float" office:value="31.3479768786132">
            <text:p>31,3479768786</text:p>
          </table:table-cell>
          <table:table-cell table:formula="of:=[.D705]-([.D$101]-[.D$793])/692" office:value-type="float" office:value="27.0137283236992">
            <text:p>27,0137283237</text:p>
          </table:table-cell>
        </table:table-row>
        <table:table-row table:style-name="ro1">
          <table:table-cell office:value-type="date" office:date-value="2020-02-02">
            <text:p>2.02.2020</text:p>
          </table:table-cell>
          <table:table-cell table:formula="of:=[.B706]-([.B$101]-[.B$793])/692" office:value-type="float" office:value="92.7283236994181">
            <text:p>92,7283236994</text:p>
          </table:table-cell>
          <table:table-cell table:formula="of:=[.C706]-([.C$101]-[.C$793])/692" office:value-type="float" office:value="31.3520231213878">
            <text:p>31,3520231214</text:p>
          </table:table-cell>
          <table:table-cell table:formula="of:=[.D706]-([.D$101]-[.D$793])/692" office:value-type="float" office:value="27.0112716763003">
            <text:p>27,0112716763</text:p>
          </table:table-cell>
        </table:table-row>
        <table:table-row table:style-name="ro1">
          <table:table-cell office:value-type="date" office:date-value="2020-02-03">
            <text:p>3.02.2020</text:p>
          </table:table-cell>
          <table:table-cell table:formula="of:=[.B707]-([.B$101]-[.B$793])/692" office:value-type="float" office:value="92.734971098262">
            <text:p>92,7349710983</text:p>
          </table:table-cell>
          <table:table-cell table:formula="of:=[.C707]-([.C$101]-[.C$793])/692" office:value-type="float" office:value="31.3560693641624">
            <text:p>31,3560693642</text:p>
          </table:table-cell>
          <table:table-cell table:formula="of:=[.D707]-([.D$101]-[.D$793])/692" office:value-type="float" office:value="27.0088150289015">
            <text:p>27,0088150289</text:p>
          </table:table-cell>
        </table:table-row>
        <table:table-row table:style-name="ro1">
          <table:table-cell office:value-type="date" office:date-value="2020-02-04">
            <text:p>4.02.2020</text:p>
          </table:table-cell>
          <table:table-cell table:formula="of:=[.B708]-([.B$101]-[.B$793])/692" office:value-type="float" office:value="92.7416184971059">
            <text:p>92,7416184971</text:p>
          </table:table-cell>
          <table:table-cell table:formula="of:=[.C708]-([.C$101]-[.C$793])/692" office:value-type="float" office:value="31.3601156069369">
            <text:p>31,3601156069</text:p>
          </table:table-cell>
          <table:table-cell table:formula="of:=[.D708]-([.D$101]-[.D$793])/692" office:value-type="float" office:value="27.0063583815026">
            <text:p>27,0063583815</text:p>
          </table:table-cell>
        </table:table-row>
        <table:table-row table:style-name="ro1">
          <table:table-cell office:value-type="date" office:date-value="2020-02-05">
            <text:p>5.02.2020</text:p>
          </table:table-cell>
          <table:table-cell table:formula="of:=[.B709]-([.B$101]-[.B$793])/692" office:value-type="float" office:value="92.7482658959498">
            <text:p>92,7482658959</text:p>
          </table:table-cell>
          <table:table-cell table:formula="of:=[.C709]-([.C$101]-[.C$793])/692" office:value-type="float" office:value="31.3641618497115">
            <text:p>31,3641618497</text:p>
          </table:table-cell>
          <table:table-cell table:formula="of:=[.D709]-([.D$101]-[.D$793])/692" office:value-type="float" office:value="27.0039017341038">
            <text:p>27,0039017341</text:p>
          </table:table-cell>
        </table:table-row>
        <table:table-row table:style-name="ro1">
          <table:table-cell office:value-type="date" office:date-value="2020-02-06">
            <text:p>6.02.2020</text:p>
          </table:table-cell>
          <table:table-cell table:formula="of:=[.B710]-([.B$101]-[.B$793])/692" office:value-type="float" office:value="92.7549132947938">
            <text:p>92,7549132948</text:p>
          </table:table-cell>
          <table:table-cell table:formula="of:=[.C710]-([.C$101]-[.C$793])/692" office:value-type="float" office:value="31.3682080924861">
            <text:p>31,3682080925</text:p>
          </table:table-cell>
          <table:table-cell table:formula="of:=[.D710]-([.D$101]-[.D$793])/692" office:value-type="float" office:value="27.001445086705">
            <text:p>27,0014450867</text:p>
          </table:table-cell>
        </table:table-row>
        <table:table-row table:style-name="ro1">
          <table:table-cell office:value-type="date" office:date-value="2020-02-07">
            <text:p>7.02.2020</text:p>
          </table:table-cell>
          <table:table-cell table:formula="of:=[.B711]-([.B$101]-[.B$793])/692" office:value-type="float" office:value="92.7615606936377">
            <text:p>92,7615606936</text:p>
          </table:table-cell>
          <table:table-cell table:formula="of:=[.C711]-([.C$101]-[.C$793])/692" office:value-type="float" office:value="31.3722543352606">
            <text:p>31,3722543353</text:p>
          </table:table-cell>
          <table:table-cell table:formula="of:=[.D711]-([.D$101]-[.D$793])/692" office:value-type="float" office:value="26.9989884393061">
            <text:p>26,9989884393</text:p>
          </table:table-cell>
        </table:table-row>
        <table:table-row table:style-name="ro1">
          <table:table-cell office:value-type="date" office:date-value="2020-02-08">
            <text:p>8.02.2020</text:p>
          </table:table-cell>
          <table:table-cell table:formula="of:=[.B712]-([.B$101]-[.B$793])/692" office:value-type="float" office:value="92.7682080924816">
            <text:p>92,7682080925</text:p>
          </table:table-cell>
          <table:table-cell table:formula="of:=[.C712]-([.C$101]-[.C$793])/692" office:value-type="float" office:value="31.3763005780352">
            <text:p>31,376300578</text:p>
          </table:table-cell>
          <table:table-cell table:formula="of:=[.D712]-([.D$101]-[.D$793])/692" office:value-type="float" office:value="26.9965317919073">
            <text:p>26,9965317919</text:p>
          </table:table-cell>
        </table:table-row>
        <table:table-row table:style-name="ro1">
          <table:table-cell office:value-type="date" office:date-value="2020-02-09">
            <text:p>9.02.2020</text:p>
          </table:table-cell>
          <table:table-cell table:formula="of:=[.B713]-([.B$101]-[.B$793])/692" office:value-type="float" office:value="92.7748554913255">
            <text:p>92,7748554913</text:p>
          </table:table-cell>
          <table:table-cell table:formula="of:=[.C713]-([.C$101]-[.C$793])/692" office:value-type="float" office:value="31.3803468208098">
            <text:p>31,3803468208</text:p>
          </table:table-cell>
          <table:table-cell table:formula="of:=[.D713]-([.D$101]-[.D$793])/692" office:value-type="float" office:value="26.9940751445084">
            <text:p>26,9940751445</text:p>
          </table:table-cell>
        </table:table-row>
        <table:table-row table:style-name="ro1">
          <table:table-cell office:value-type="date" office:date-value="2020-02-10">
            <text:p>10.02.2020</text:p>
          </table:table-cell>
          <table:table-cell table:formula="of:=[.B714]-([.B$101]-[.B$793])/692" office:value-type="float" office:value="92.7815028901695">
            <text:p>92,7815028902</text:p>
          </table:table-cell>
          <table:table-cell table:formula="of:=[.C714]-([.C$101]-[.C$793])/692" office:value-type="float" office:value="31.3843930635843">
            <text:p>31,3843930636</text:p>
          </table:table-cell>
          <table:table-cell table:formula="of:=[.D714]-([.D$101]-[.D$793])/692" office:value-type="float" office:value="26.9916184971096">
            <text:p>26,9916184971</text:p>
          </table:table-cell>
        </table:table-row>
        <table:table-row table:style-name="ro1">
          <table:table-cell office:value-type="date" office:date-value="2020-02-11">
            <text:p>11.02.2020</text:p>
          </table:table-cell>
          <table:table-cell table:formula="of:=[.B715]-([.B$101]-[.B$793])/692" office:value-type="float" office:value="92.7881502890134">
            <text:p>92,788150289</text:p>
          </table:table-cell>
          <table:table-cell table:formula="of:=[.C715]-([.C$101]-[.C$793])/692" office:value-type="float" office:value="31.3884393063589">
            <text:p>31,3884393064</text:p>
          </table:table-cell>
          <table:table-cell table:formula="of:=[.D715]-([.D$101]-[.D$793])/692" office:value-type="float" office:value="26.9891618497107">
            <text:p>26,9891618497</text:p>
          </table:table-cell>
        </table:table-row>
        <table:table-row table:style-name="ro1">
          <table:table-cell office:value-type="date" office:date-value="2020-02-12">
            <text:p>12.02.2020</text:p>
          </table:table-cell>
          <table:table-cell table:formula="of:=[.B716]-([.B$101]-[.B$793])/692" office:value-type="float" office:value="92.7947976878573">
            <text:p>92,7947976879</text:p>
          </table:table-cell>
          <table:table-cell table:formula="of:=[.C716]-([.C$101]-[.C$793])/692" office:value-type="float" office:value="31.3924855491335">
            <text:p>31,3924855491</text:p>
          </table:table-cell>
          <table:table-cell table:formula="of:=[.D716]-([.D$101]-[.D$793])/692" office:value-type="float" office:value="26.9867052023119">
            <text:p>26,9867052023</text:p>
          </table:table-cell>
        </table:table-row>
        <table:table-row table:style-name="ro1">
          <table:table-cell office:value-type="date" office:date-value="2020-02-13">
            <text:p>13.02.2020</text:p>
          </table:table-cell>
          <table:table-cell table:formula="of:=[.B717]-([.B$101]-[.B$793])/692" office:value-type="float" office:value="92.8014450867012">
            <text:p>92,8014450867</text:p>
          </table:table-cell>
          <table:table-cell table:formula="of:=[.C717]-([.C$101]-[.C$793])/692" office:value-type="float" office:value="31.396531791908">
            <text:p>31,3965317919</text:p>
          </table:table-cell>
          <table:table-cell table:formula="of:=[.D717]-([.D$101]-[.D$793])/692" office:value-type="float" office:value="26.984248554913">
            <text:p>26,9842485549</text:p>
          </table:table-cell>
        </table:table-row>
        <table:table-row table:style-name="ro1">
          <table:table-cell office:value-type="date" office:date-value="2020-02-14">
            <text:p>14.02.2020</text:p>
          </table:table-cell>
          <table:table-cell table:formula="of:=[.B718]-([.B$101]-[.B$793])/692" office:value-type="float" office:value="92.8080924855452">
            <text:p>92,8080924855</text:p>
          </table:table-cell>
          <table:table-cell table:formula="of:=[.C718]-([.C$101]-[.C$793])/692" office:value-type="float" office:value="31.4005780346826">
            <text:p>31,4005780347</text:p>
          </table:table-cell>
          <table:table-cell table:formula="of:=[.D718]-([.D$101]-[.D$793])/692" office:value-type="float" office:value="26.9817919075142">
            <text:p>26,9817919075</text:p>
          </table:table-cell>
        </table:table-row>
        <table:table-row table:style-name="ro1">
          <table:table-cell office:value-type="date" office:date-value="2020-02-15">
            <text:p>15.02.2020</text:p>
          </table:table-cell>
          <table:table-cell table:formula="of:=[.B719]-([.B$101]-[.B$793])/692" office:value-type="float" office:value="92.8147398843891">
            <text:p>92,8147398844</text:p>
          </table:table-cell>
          <table:table-cell table:formula="of:=[.C719]-([.C$101]-[.C$793])/692" office:value-type="float" office:value="31.4046242774572">
            <text:p>31,4046242775</text:p>
          </table:table-cell>
          <table:table-cell table:formula="of:=[.D719]-([.D$101]-[.D$793])/692" office:value-type="float" office:value="26.9793352601154">
            <text:p>26,9793352601</text:p>
          </table:table-cell>
        </table:table-row>
        <table:table-row table:style-name="ro1">
          <table:table-cell office:value-type="date" office:date-value="2020-02-16">
            <text:p>16.02.2020</text:p>
          </table:table-cell>
          <table:table-cell table:formula="of:=[.B720]-([.B$101]-[.B$793])/692" office:value-type="float" office:value="92.821387283233">
            <text:p>92,8213872832</text:p>
          </table:table-cell>
          <table:table-cell table:formula="of:=[.C720]-([.C$101]-[.C$793])/692" office:value-type="float" office:value="31.4086705202317">
            <text:p>31,4086705202</text:p>
          </table:table-cell>
          <table:table-cell table:formula="of:=[.D720]-([.D$101]-[.D$793])/692" office:value-type="float" office:value="26.9768786127165">
            <text:p>26,9768786127</text:p>
          </table:table-cell>
        </table:table-row>
        <table:table-row table:style-name="ro1">
          <table:table-cell office:value-type="date" office:date-value="2020-02-17">
            <text:p>17.02.2020</text:p>
          </table:table-cell>
          <table:table-cell table:formula="of:=[.B721]-([.B$101]-[.B$793])/692" office:value-type="float" office:value="92.8280346820769">
            <text:p>92,8280346821</text:p>
          </table:table-cell>
          <table:table-cell table:formula="of:=[.C721]-([.C$101]-[.C$793])/692" office:value-type="float" office:value="31.4127167630063">
            <text:p>31,412716763</text:p>
          </table:table-cell>
          <table:table-cell table:formula="of:=[.D721]-([.D$101]-[.D$793])/692" office:value-type="float" office:value="26.9744219653177">
            <text:p>26,9744219653</text:p>
          </table:table-cell>
        </table:table-row>
        <table:table-row table:style-name="ro1">
          <table:table-cell office:value-type="date" office:date-value="2020-02-18">
            <text:p>18.02.2020</text:p>
          </table:table-cell>
          <table:table-cell table:formula="of:=[.B722]-([.B$101]-[.B$793])/692" office:value-type="float" office:value="92.8346820809209">
            <text:p>92,8346820809</text:p>
          </table:table-cell>
          <table:table-cell table:formula="of:=[.C722]-([.C$101]-[.C$793])/692" office:value-type="float" office:value="31.4167630057809">
            <text:p>31,4167630058</text:p>
          </table:table-cell>
          <table:table-cell table:formula="of:=[.D722]-([.D$101]-[.D$793])/692" office:value-type="float" office:value="26.9719653179188">
            <text:p>26,9719653179</text:p>
          </table:table-cell>
        </table:table-row>
        <table:table-row table:style-name="ro1">
          <table:table-cell office:value-type="date" office:date-value="2020-02-19">
            <text:p>19.02.2020</text:p>
          </table:table-cell>
          <table:table-cell table:formula="of:=[.B723]-([.B$101]-[.B$793])/692" office:value-type="float" office:value="92.8413294797648">
            <text:p>92,8413294798</text:p>
          </table:table-cell>
          <table:table-cell table:formula="of:=[.C723]-([.C$101]-[.C$793])/692" office:value-type="float" office:value="31.4208092485554">
            <text:p>31,4208092486</text:p>
          </table:table-cell>
          <table:table-cell table:formula="of:=[.D723]-([.D$101]-[.D$793])/692" office:value-type="float" office:value="26.96950867052">
            <text:p>26,9695086705</text:p>
          </table:table-cell>
        </table:table-row>
        <table:table-row table:style-name="ro1">
          <table:table-cell office:value-type="date" office:date-value="2020-02-20">
            <text:p>20.02.2020</text:p>
          </table:table-cell>
          <table:table-cell table:formula="of:=[.B724]-([.B$101]-[.B$793])/692" office:value-type="float" office:value="92.8479768786087">
            <text:p>92,8479768786</text:p>
          </table:table-cell>
          <table:table-cell table:formula="of:=[.C724]-([.C$101]-[.C$793])/692" office:value-type="float" office:value="31.42485549133">
            <text:p>31,4248554913</text:p>
          </table:table-cell>
          <table:table-cell table:formula="of:=[.D724]-([.D$101]-[.D$793])/692" office:value-type="float" office:value="26.9670520231211">
            <text:p>26,9670520231</text:p>
          </table:table-cell>
        </table:table-row>
        <table:table-row table:style-name="ro1">
          <table:table-cell office:value-type="date" office:date-value="2020-02-21">
            <text:p>21.02.2020</text:p>
          </table:table-cell>
          <table:table-cell table:formula="of:=[.B725]-([.B$101]-[.B$793])/692" office:value-type="float" office:value="92.8546242774526">
            <text:p>92,8546242775</text:p>
          </table:table-cell>
          <table:table-cell table:formula="of:=[.C725]-([.C$101]-[.C$793])/692" office:value-type="float" office:value="31.4289017341046">
            <text:p>31,4289017341</text:p>
          </table:table-cell>
          <table:table-cell table:formula="of:=[.D725]-([.D$101]-[.D$793])/692" office:value-type="float" office:value="26.9645953757223">
            <text:p>26,9645953757</text:p>
          </table:table-cell>
        </table:table-row>
        <table:table-row table:style-name="ro1">
          <table:table-cell office:value-type="date" office:date-value="2020-02-22">
            <text:p>22.02.2020</text:p>
          </table:table-cell>
          <table:table-cell table:formula="of:=[.B726]-([.B$101]-[.B$793])/692" office:value-type="float" office:value="92.8612716762965">
            <text:p>92,8612716763</text:p>
          </table:table-cell>
          <table:table-cell table:formula="of:=[.C726]-([.C$101]-[.C$793])/692" office:value-type="float" office:value="31.4329479768791">
            <text:p>31,4329479769</text:p>
          </table:table-cell>
          <table:table-cell table:formula="of:=[.D726]-([.D$101]-[.D$793])/692" office:value-type="float" office:value="26.9621387283235">
            <text:p>26,9621387283</text:p>
          </table:table-cell>
        </table:table-row>
        <table:table-row table:style-name="ro1">
          <table:table-cell office:value-type="date" office:date-value="2020-02-23">
            <text:p>23.02.2020</text:p>
          </table:table-cell>
          <table:table-cell table:formula="of:=[.B727]-([.B$101]-[.B$793])/692" office:value-type="float" office:value="92.8679190751405">
            <text:p>92,8679190751</text:p>
          </table:table-cell>
          <table:table-cell table:formula="of:=[.C727]-([.C$101]-[.C$793])/692" office:value-type="float" office:value="31.4369942196537">
            <text:p>31,4369942197</text:p>
          </table:table-cell>
          <table:table-cell table:formula="of:=[.D727]-([.D$101]-[.D$793])/692" office:value-type="float" office:value="26.9596820809246">
            <text:p>26,9596820809</text:p>
          </table:table-cell>
        </table:table-row>
        <table:table-row table:style-name="ro1">
          <table:table-cell office:value-type="date" office:date-value="2020-02-24">
            <text:p>24.02.2020</text:p>
          </table:table-cell>
          <table:table-cell table:formula="of:=[.B728]-([.B$101]-[.B$793])/692" office:value-type="float" office:value="92.8745664739844">
            <text:p>92,874566474</text:p>
          </table:table-cell>
          <table:table-cell table:formula="of:=[.C728]-([.C$101]-[.C$793])/692" office:value-type="float" office:value="31.4410404624283">
            <text:p>31,4410404624</text:p>
          </table:table-cell>
          <table:table-cell table:formula="of:=[.D728]-([.D$101]-[.D$793])/692" office:value-type="float" office:value="26.9572254335258">
            <text:p>26,9572254335</text:p>
          </table:table-cell>
        </table:table-row>
        <table:table-row table:style-name="ro1">
          <table:table-cell office:value-type="date" office:date-value="2020-02-25">
            <text:p>25.02.2020</text:p>
          </table:table-cell>
          <table:table-cell table:formula="of:=[.B729]-([.B$101]-[.B$793])/692" office:value-type="float" office:value="92.8812138728283">
            <text:p>92,8812138728</text:p>
          </table:table-cell>
          <table:table-cell table:formula="of:=[.C729]-([.C$101]-[.C$793])/692" office:value-type="float" office:value="31.4450867052029">
            <text:p>31,4450867052</text:p>
          </table:table-cell>
          <table:table-cell table:formula="of:=[.D729]-([.D$101]-[.D$793])/692" office:value-type="float" office:value="26.9547687861269">
            <text:p>26,9547687861</text:p>
          </table:table-cell>
        </table:table-row>
        <table:table-row table:style-name="ro1">
          <table:table-cell office:value-type="date" office:date-value="2020-02-26">
            <text:p>26.02.2020</text:p>
          </table:table-cell>
          <table:table-cell table:formula="of:=[.B730]-([.B$101]-[.B$793])/692" office:value-type="float" office:value="92.8878612716722">
            <text:p>92,8878612717</text:p>
          </table:table-cell>
          <table:table-cell table:formula="of:=[.C730]-([.C$101]-[.C$793])/692" office:value-type="float" office:value="31.4491329479774">
            <text:p>31,449132948</text:p>
          </table:table-cell>
          <table:table-cell table:formula="of:=[.D730]-([.D$101]-[.D$793])/692" office:value-type="float" office:value="26.9523121387281">
            <text:p>26,9523121387</text:p>
          </table:table-cell>
        </table:table-row>
        <table:table-row table:style-name="ro1">
          <table:table-cell office:value-type="date" office:date-value="2020-02-27">
            <text:p>27.02.2020</text:p>
          </table:table-cell>
          <table:table-cell table:formula="of:=[.B731]-([.B$101]-[.B$793])/692" office:value-type="float" office:value="92.8945086705162">
            <text:p>92,8945086705</text:p>
          </table:table-cell>
          <table:table-cell table:formula="of:=[.C731]-([.C$101]-[.C$793])/692" office:value-type="float" office:value="31.453179190752">
            <text:p>31,4531791908</text:p>
          </table:table-cell>
          <table:table-cell table:formula="of:=[.D731]-([.D$101]-[.D$793])/692" office:value-type="float" office:value="26.9498554913292">
            <text:p>26,9498554913</text:p>
          </table:table-cell>
        </table:table-row>
        <table:table-row table:style-name="ro1">
          <table:table-cell office:value-type="date" office:date-value="2020-02-28">
            <text:p>28.02.2020</text:p>
          </table:table-cell>
          <table:table-cell table:formula="of:=[.B732]-([.B$101]-[.B$793])/692" office:value-type="float" office:value="92.9011560693601">
            <text:p>92,9011560694</text:p>
          </table:table-cell>
          <table:table-cell table:formula="of:=[.C732]-([.C$101]-[.C$793])/692" office:value-type="float" office:value="31.4572254335266">
            <text:p>31,4572254335</text:p>
          </table:table-cell>
          <table:table-cell table:formula="of:=[.D732]-([.D$101]-[.D$793])/692" office:value-type="float" office:value="26.9473988439304">
            <text:p>26,9473988439</text:p>
          </table:table-cell>
        </table:table-row>
        <table:table-row table:style-name="ro1">
          <table:table-cell office:value-type="date" office:date-value="2020-02-29">
            <text:p>29.02.2020</text:p>
          </table:table-cell>
          <table:table-cell table:formula="of:=[.B733]-([.B$101]-[.B$793])/692" office:value-type="float" office:value="92.907803468204">
            <text:p>92,9078034682</text:p>
          </table:table-cell>
          <table:table-cell table:formula="of:=[.C733]-([.C$101]-[.C$793])/692" office:value-type="float" office:value="31.4612716763011">
            <text:p>31,4612716763</text:p>
          </table:table-cell>
          <table:table-cell table:formula="of:=[.D733]-([.D$101]-[.D$793])/692" office:value-type="float" office:value="26.9449421965315">
            <text:p>26,9449421965</text:p>
          </table:table-cell>
        </table:table-row>
        <table:table-row table:style-name="ro1">
          <table:table-cell office:value-type="date" office:date-value="2020-03-01">
            <text:p>1.03.2020</text:p>
          </table:table-cell>
          <table:table-cell table:formula="of:=[.B734]-([.B$101]-[.B$793])/692" office:value-type="float" office:value="92.9144508670479">
            <text:p>92,914450867</text:p>
          </table:table-cell>
          <table:table-cell table:formula="of:=[.C734]-([.C$101]-[.C$793])/692" office:value-type="float" office:value="31.4653179190757">
            <text:p>31,4653179191</text:p>
          </table:table-cell>
          <table:table-cell table:formula="of:=[.D734]-([.D$101]-[.D$793])/692" office:value-type="float" office:value="26.9424855491327">
            <text:p>26,9424855491</text:p>
          </table:table-cell>
        </table:table-row>
        <table:table-row table:style-name="ro1">
          <table:table-cell office:value-type="date" office:date-value="2020-03-02">
            <text:p>2.03.2020</text:p>
          </table:table-cell>
          <table:table-cell table:formula="of:=[.B735]-([.B$101]-[.B$793])/692" office:value-type="float" office:value="92.9210982658919">
            <text:p>92,9210982659</text:p>
          </table:table-cell>
          <table:table-cell table:formula="of:=[.C735]-([.C$101]-[.C$793])/692" office:value-type="float" office:value="31.4693641618503">
            <text:p>31,4693641619</text:p>
          </table:table-cell>
          <table:table-cell table:formula="of:=[.D735]-([.D$101]-[.D$793])/692" office:value-type="float" office:value="26.9400289017339">
            <text:p>26,9400289017</text:p>
          </table:table-cell>
        </table:table-row>
        <table:table-row table:style-name="ro1">
          <table:table-cell office:value-type="date" office:date-value="2020-03-03">
            <text:p>3.03.2020</text:p>
          </table:table-cell>
          <table:table-cell table:formula="of:=[.B736]-([.B$101]-[.B$793])/692" office:value-type="float" office:value="92.9277456647358">
            <text:p>92,9277456647</text:p>
          </table:table-cell>
          <table:table-cell table:formula="of:=[.C736]-([.C$101]-[.C$793])/692" office:value-type="float" office:value="31.4734104046248">
            <text:p>31,4734104046</text:p>
          </table:table-cell>
          <table:table-cell table:formula="of:=[.D736]-([.D$101]-[.D$793])/692" office:value-type="float" office:value="26.937572254335">
            <text:p>26,9375722543</text:p>
          </table:table-cell>
        </table:table-row>
        <table:table-row table:style-name="ro1">
          <table:table-cell office:value-type="date" office:date-value="2020-03-04">
            <text:p>4.03.2020</text:p>
          </table:table-cell>
          <table:table-cell table:formula="of:=[.B737]-([.B$101]-[.B$793])/692" office:value-type="float" office:value="92.9343930635797">
            <text:p>92,9343930636</text:p>
          </table:table-cell>
          <table:table-cell table:formula="of:=[.C737]-([.C$101]-[.C$793])/692" office:value-type="float" office:value="31.4774566473994">
            <text:p>31,4774566474</text:p>
          </table:table-cell>
          <table:table-cell table:formula="of:=[.D737]-([.D$101]-[.D$793])/692" office:value-type="float" office:value="26.9351156069362">
            <text:p>26,9351156069</text:p>
          </table:table-cell>
        </table:table-row>
        <table:table-row table:style-name="ro1">
          <table:table-cell office:value-type="date" office:date-value="2020-03-05">
            <text:p>5.03.2020</text:p>
          </table:table-cell>
          <table:table-cell table:formula="of:=[.B738]-([.B$101]-[.B$793])/692" office:value-type="float" office:value="92.9410404624236">
            <text:p>92,9410404624</text:p>
          </table:table-cell>
          <table:table-cell table:formula="of:=[.C738]-([.C$101]-[.C$793])/692" office:value-type="float" office:value="31.481502890174">
            <text:p>31,4815028902</text:p>
          </table:table-cell>
          <table:table-cell table:formula="of:=[.D738]-([.D$101]-[.D$793])/692" office:value-type="float" office:value="26.9326589595373">
            <text:p>26,9326589595</text:p>
          </table:table-cell>
        </table:table-row>
        <table:table-row table:style-name="ro1">
          <table:table-cell office:value-type="date" office:date-value="2020-03-06">
            <text:p>6.03.2020</text:p>
          </table:table-cell>
          <table:table-cell table:formula="of:=[.B739]-([.B$101]-[.B$793])/692" office:value-type="float" office:value="92.9476878612676">
            <text:p>92,9476878613</text:p>
          </table:table-cell>
          <table:table-cell table:formula="of:=[.C739]-([.C$101]-[.C$793])/692" office:value-type="float" office:value="31.4855491329485">
            <text:p>31,4855491329</text:p>
          </table:table-cell>
          <table:table-cell table:formula="of:=[.D739]-([.D$101]-[.D$793])/692" office:value-type="float" office:value="26.9302023121385">
            <text:p>26,9302023121</text:p>
          </table:table-cell>
        </table:table-row>
        <table:table-row table:style-name="ro1">
          <table:table-cell office:value-type="date" office:date-value="2020-03-07">
            <text:p>7.03.2020</text:p>
          </table:table-cell>
          <table:table-cell table:formula="of:=[.B740]-([.B$101]-[.B$793])/692" office:value-type="float" office:value="92.9543352601115">
            <text:p>92,9543352601</text:p>
          </table:table-cell>
          <table:table-cell table:formula="of:=[.C740]-([.C$101]-[.C$793])/692" office:value-type="float" office:value="31.4895953757231">
            <text:p>31,4895953757</text:p>
          </table:table-cell>
          <table:table-cell table:formula="of:=[.D740]-([.D$101]-[.D$793])/692" office:value-type="float" office:value="26.9277456647396">
            <text:p>26,9277456647</text:p>
          </table:table-cell>
        </table:table-row>
        <table:table-row table:style-name="ro1">
          <table:table-cell office:value-type="date" office:date-value="2020-03-08">
            <text:p>8.03.2020</text:p>
          </table:table-cell>
          <table:table-cell table:formula="of:=[.B741]-([.B$101]-[.B$793])/692" office:value-type="float" office:value="92.9609826589554">
            <text:p>92,960982659</text:p>
          </table:table-cell>
          <table:table-cell table:formula="of:=[.C741]-([.C$101]-[.C$793])/692" office:value-type="float" office:value="31.4936416184977">
            <text:p>31,4936416185</text:p>
          </table:table-cell>
          <table:table-cell table:formula="of:=[.D741]-([.D$101]-[.D$793])/692" office:value-type="float" office:value="26.9252890173408">
            <text:p>26,9252890173</text:p>
          </table:table-cell>
        </table:table-row>
        <table:table-row table:style-name="ro1">
          <table:table-cell office:value-type="date" office:date-value="2020-03-09">
            <text:p>9.03.2020</text:p>
          </table:table-cell>
          <table:table-cell table:formula="of:=[.B742]-([.B$101]-[.B$793])/692" office:value-type="float" office:value="92.9676300577993">
            <text:p>92,9676300578</text:p>
          </table:table-cell>
          <table:table-cell table:formula="of:=[.C742]-([.C$101]-[.C$793])/692" office:value-type="float" office:value="31.4976878612722">
            <text:p>31,4976878613</text:p>
          </table:table-cell>
          <table:table-cell table:formula="of:=[.D742]-([.D$101]-[.D$793])/692" office:value-type="float" office:value="26.9228323699419">
            <text:p>26,9228323699</text:p>
          </table:table-cell>
        </table:table-row>
        <table:table-row table:style-name="ro1">
          <table:table-cell office:value-type="date" office:date-value="2020-03-10">
            <text:p>10.03.2020</text:p>
          </table:table-cell>
          <table:table-cell table:formula="of:=[.B743]-([.B$101]-[.B$793])/692" office:value-type="float" office:value="92.9742774566433">
            <text:p>92,9742774566</text:p>
          </table:table-cell>
          <table:table-cell table:formula="of:=[.C743]-([.C$101]-[.C$793])/692" office:value-type="float" office:value="31.5017341040468">
            <text:p>31,501734104</text:p>
          </table:table-cell>
          <table:table-cell table:formula="of:=[.D743]-([.D$101]-[.D$793])/692" office:value-type="float" office:value="26.9203757225431">
            <text:p>26,9203757225</text:p>
          </table:table-cell>
        </table:table-row>
        <table:table-row table:style-name="ro1">
          <table:table-cell office:value-type="date" office:date-value="2020-03-11">
            <text:p>11.03.2020</text:p>
          </table:table-cell>
          <table:table-cell table:formula="of:=[.B744]-([.B$101]-[.B$793])/692" office:value-type="float" office:value="92.9809248554872">
            <text:p>92,9809248555</text:p>
          </table:table-cell>
          <table:table-cell table:formula="of:=[.C744]-([.C$101]-[.C$793])/692" office:value-type="float" office:value="31.5057803468214">
            <text:p>31,5057803468</text:p>
          </table:table-cell>
          <table:table-cell table:formula="of:=[.D744]-([.D$101]-[.D$793])/692" office:value-type="float" office:value="26.9179190751443">
            <text:p>26,9179190751</text:p>
          </table:table-cell>
        </table:table-row>
        <table:table-row table:style-name="ro1">
          <table:table-cell office:value-type="date" office:date-value="2020-03-12">
            <text:p>12.03.2020</text:p>
          </table:table-cell>
          <table:table-cell table:formula="of:=[.B745]-([.B$101]-[.B$793])/692" office:value-type="float" office:value="92.9875722543311">
            <text:p>92,9875722543</text:p>
          </table:table-cell>
          <table:table-cell table:formula="of:=[.C745]-([.C$101]-[.C$793])/692" office:value-type="float" office:value="31.5098265895959">
            <text:p>31,5098265896</text:p>
          </table:table-cell>
          <table:table-cell table:formula="of:=[.D745]-([.D$101]-[.D$793])/692" office:value-type="float" office:value="26.9154624277454">
            <text:p>26,9154624277</text:p>
          </table:table-cell>
        </table:table-row>
        <table:table-row table:style-name="ro1">
          <table:table-cell office:value-type="date" office:date-value="2020-03-13">
            <text:p>13.03.2020</text:p>
          </table:table-cell>
          <table:table-cell table:formula="of:=[.B746]-([.B$101]-[.B$793])/692" office:value-type="float" office:value="92.994219653175">
            <text:p>92,9942196532</text:p>
          </table:table-cell>
          <table:table-cell table:formula="of:=[.C746]-([.C$101]-[.C$793])/692" office:value-type="float" office:value="31.5138728323705">
            <text:p>31,5138728324</text:p>
          </table:table-cell>
          <table:table-cell table:formula="of:=[.D746]-([.D$101]-[.D$793])/692" office:value-type="float" office:value="26.9130057803466">
            <text:p>26,9130057803</text:p>
          </table:table-cell>
        </table:table-row>
        <table:table-row table:style-name="ro1">
          <table:table-cell office:value-type="date" office:date-value="2020-03-14">
            <text:p>14.03.2020</text:p>
          </table:table-cell>
          <table:table-cell table:formula="of:=[.B747]-([.B$101]-[.B$793])/692" office:value-type="float" office:value="93.000867052019">
            <text:p>93,000867052</text:p>
          </table:table-cell>
          <table:table-cell table:formula="of:=[.C747]-([.C$101]-[.C$793])/692" office:value-type="float" office:value="31.5179190751451">
            <text:p>31,5179190751</text:p>
          </table:table-cell>
          <table:table-cell table:formula="of:=[.D747]-([.D$101]-[.D$793])/692" office:value-type="float" office:value="26.9105491329477">
            <text:p>26,9105491329</text:p>
          </table:table-cell>
        </table:table-row>
        <table:table-row table:style-name="ro1">
          <table:table-cell office:value-type="date" office:date-value="2020-03-15">
            <text:p>15.03.2020</text:p>
          </table:table-cell>
          <table:table-cell table:formula="of:=[.B748]-([.B$101]-[.B$793])/692" office:value-type="float" office:value="93.0075144508629">
            <text:p>93,0075144509</text:p>
          </table:table-cell>
          <table:table-cell table:formula="of:=[.C748]-([.C$101]-[.C$793])/692" office:value-type="float" office:value="31.5219653179196">
            <text:p>31,5219653179</text:p>
          </table:table-cell>
          <table:table-cell table:formula="of:=[.D748]-([.D$101]-[.D$793])/692" office:value-type="float" office:value="26.9080924855489">
            <text:p>26,9080924855</text:p>
          </table:table-cell>
        </table:table-row>
        <table:table-row table:style-name="ro1">
          <table:table-cell office:value-type="date" office:date-value="2020-03-16">
            <text:p>16.03.2020</text:p>
          </table:table-cell>
          <table:table-cell table:formula="of:=[.B749]-([.B$101]-[.B$793])/692" office:value-type="float" office:value="93.0141618497068">
            <text:p>93,0141618497</text:p>
          </table:table-cell>
          <table:table-cell table:formula="of:=[.C749]-([.C$101]-[.C$793])/692" office:value-type="float" office:value="31.5260115606942">
            <text:p>31,5260115607</text:p>
          </table:table-cell>
          <table:table-cell table:formula="of:=[.D749]-([.D$101]-[.D$793])/692" office:value-type="float" office:value="26.90563583815">
            <text:p>26,9056358382</text:p>
          </table:table-cell>
        </table:table-row>
        <table:table-row table:style-name="ro1">
          <table:table-cell office:value-type="date" office:date-value="2020-03-17">
            <text:p>17.03.2020</text:p>
          </table:table-cell>
          <table:table-cell table:formula="of:=[.B750]-([.B$101]-[.B$793])/692" office:value-type="float" office:value="93.0208092485507">
            <text:p>93,0208092486</text:p>
          </table:table-cell>
          <table:table-cell table:formula="of:=[.C750]-([.C$101]-[.C$793])/692" office:value-type="float" office:value="31.5300578034688">
            <text:p>31,5300578035</text:p>
          </table:table-cell>
          <table:table-cell table:formula="of:=[.D750]-([.D$101]-[.D$793])/692" office:value-type="float" office:value="26.9031791907512">
            <text:p>26,9031791908</text:p>
          </table:table-cell>
        </table:table-row>
        <table:table-row table:style-name="ro1">
          <table:table-cell office:value-type="date" office:date-value="2020-03-18">
            <text:p>18.03.2020</text:p>
          </table:table-cell>
          <table:table-cell table:formula="of:=[.B751]-([.B$101]-[.B$793])/692" office:value-type="float" office:value="93.0274566473947">
            <text:p>93,0274566474</text:p>
          </table:table-cell>
          <table:table-cell table:formula="of:=[.C751]-([.C$101]-[.C$793])/692" office:value-type="float" office:value="31.5341040462433">
            <text:p>31,5341040462</text:p>
          </table:table-cell>
          <table:table-cell table:formula="of:=[.D751]-([.D$101]-[.D$793])/692" office:value-type="float" office:value="26.9007225433523">
            <text:p>26,9007225434</text:p>
          </table:table-cell>
        </table:table-row>
        <table:table-row table:style-name="ro1">
          <table:table-cell office:value-type="date" office:date-value="2020-03-19">
            <text:p>19.03.2020</text:p>
          </table:table-cell>
          <table:table-cell table:formula="of:=[.B752]-([.B$101]-[.B$793])/692" office:value-type="float" office:value="93.0341040462386">
            <text:p>93,0341040462</text:p>
          </table:table-cell>
          <table:table-cell table:formula="of:=[.C752]-([.C$101]-[.C$793])/692" office:value-type="float" office:value="31.5381502890179">
            <text:p>31,538150289</text:p>
          </table:table-cell>
          <table:table-cell table:formula="of:=[.D752]-([.D$101]-[.D$793])/692" office:value-type="float" office:value="26.8982658959535">
            <text:p>26,898265896</text:p>
          </table:table-cell>
        </table:table-row>
        <table:table-row table:style-name="ro1">
          <table:table-cell office:value-type="date" office:date-value="2020-03-20">
            <text:p>20.03.2020</text:p>
          </table:table-cell>
          <table:table-cell table:formula="of:=[.B753]-([.B$101]-[.B$793])/692" office:value-type="float" office:value="93.0407514450825">
            <text:p>93,0407514451</text:p>
          </table:table-cell>
          <table:table-cell table:formula="of:=[.C753]-([.C$101]-[.C$793])/692" office:value-type="float" office:value="31.5421965317925">
            <text:p>31,5421965318</text:p>
          </table:table-cell>
          <table:table-cell table:formula="of:=[.D753]-([.D$101]-[.D$793])/692" office:value-type="float" office:value="26.8958092485547">
            <text:p>26,8958092486</text:p>
          </table:table-cell>
        </table:table-row>
        <table:table-row table:style-name="ro1">
          <table:table-cell office:value-type="date" office:date-value="2020-03-21">
            <text:p>21.03.2020</text:p>
          </table:table-cell>
          <table:table-cell table:formula="of:=[.B754]-([.B$101]-[.B$793])/692" office:value-type="float" office:value="93.0473988439264">
            <text:p>93,0473988439</text:p>
          </table:table-cell>
          <table:table-cell table:formula="of:=[.C754]-([.C$101]-[.C$793])/692" office:value-type="float" office:value="31.546242774567">
            <text:p>31,5462427746</text:p>
          </table:table-cell>
          <table:table-cell table:formula="of:=[.D754]-([.D$101]-[.D$793])/692" office:value-type="float" office:value="26.8933526011558">
            <text:p>26,8933526012</text:p>
          </table:table-cell>
        </table:table-row>
        <table:table-row table:style-name="ro1">
          <table:table-cell office:value-type="date" office:date-value="2020-03-22">
            <text:p>22.03.2020</text:p>
          </table:table-cell>
          <table:table-cell table:formula="of:=[.B755]-([.B$101]-[.B$793])/692" office:value-type="float" office:value="93.0540462427704">
            <text:p>93,0540462428</text:p>
          </table:table-cell>
          <table:table-cell table:formula="of:=[.C755]-([.C$101]-[.C$793])/692" office:value-type="float" office:value="31.5502890173416">
            <text:p>31,5502890173</text:p>
          </table:table-cell>
          <table:table-cell table:formula="of:=[.D755]-([.D$101]-[.D$793])/692" office:value-type="float" office:value="26.890895953757">
            <text:p>26,8908959538</text:p>
          </table:table-cell>
        </table:table-row>
        <table:table-row table:style-name="ro1">
          <table:table-cell office:value-type="date" office:date-value="2020-03-23">
            <text:p>23.03.2020</text:p>
          </table:table-cell>
          <table:table-cell table:formula="of:=[.B756]-([.B$101]-[.B$793])/692" office:value-type="float" office:value="93.0606936416143">
            <text:p>93,0606936416</text:p>
          </table:table-cell>
          <table:table-cell table:formula="of:=[.C756]-([.C$101]-[.C$793])/692" office:value-type="float" office:value="31.5543352601162">
            <text:p>31,5543352601</text:p>
          </table:table-cell>
          <table:table-cell table:formula="of:=[.D756]-([.D$101]-[.D$793])/692" office:value-type="float" office:value="26.8884393063581">
            <text:p>26,8884393064</text:p>
          </table:table-cell>
        </table:table-row>
        <table:table-row table:style-name="ro1">
          <table:table-cell office:value-type="date" office:date-value="2020-03-24">
            <text:p>24.03.2020</text:p>
          </table:table-cell>
          <table:table-cell table:formula="of:=[.B757]-([.B$101]-[.B$793])/692" office:value-type="float" office:value="93.0673410404582">
            <text:p>93,0673410405</text:p>
          </table:table-cell>
          <table:table-cell table:formula="of:=[.C757]-([.C$101]-[.C$793])/692" office:value-type="float" office:value="31.5583815028907">
            <text:p>31,5583815029</text:p>
          </table:table-cell>
          <table:table-cell table:formula="of:=[.D757]-([.D$101]-[.D$793])/692" office:value-type="float" office:value="26.8859826589593">
            <text:p>26,885982659</text:p>
          </table:table-cell>
        </table:table-row>
        <table:table-row table:style-name="ro1">
          <table:table-cell office:value-type="date" office:date-value="2020-03-25">
            <text:p>25.03.2020</text:p>
          </table:table-cell>
          <table:table-cell table:formula="of:=[.B758]-([.B$101]-[.B$793])/692" office:value-type="float" office:value="93.0739884393021">
            <text:p>93,0739884393</text:p>
          </table:table-cell>
          <table:table-cell table:formula="of:=[.C758]-([.C$101]-[.C$793])/692" office:value-type="float" office:value="31.5624277456653">
            <text:p>31,5624277457</text:p>
          </table:table-cell>
          <table:table-cell table:formula="of:=[.D758]-([.D$101]-[.D$793])/692" office:value-type="float" office:value="26.8835260115604">
            <text:p>26,8835260116</text:p>
          </table:table-cell>
        </table:table-row>
        <table:table-row table:style-name="ro1">
          <table:table-cell office:value-type="date" office:date-value="2020-03-26">
            <text:p>26.03.2020</text:p>
          </table:table-cell>
          <table:table-cell table:formula="of:=[.B759]-([.B$101]-[.B$793])/692" office:value-type="float" office:value="93.080635838146">
            <text:p>93,0806358381</text:p>
          </table:table-cell>
          <table:table-cell table:formula="of:=[.C759]-([.C$101]-[.C$793])/692" office:value-type="float" office:value="31.5664739884399">
            <text:p>31,5664739884</text:p>
          </table:table-cell>
          <table:table-cell table:formula="of:=[.D759]-([.D$101]-[.D$793])/692" office:value-type="float" office:value="26.8810693641616">
            <text:p>26,8810693642</text:p>
          </table:table-cell>
        </table:table-row>
        <table:table-row table:style-name="ro1">
          <table:table-cell office:value-type="date" office:date-value="2020-03-27">
            <text:p>27.03.2020</text:p>
          </table:table-cell>
          <table:table-cell table:formula="of:=[.B760]-([.B$101]-[.B$793])/692" office:value-type="float" office:value="93.08728323699">
            <text:p>93,087283237</text:p>
          </table:table-cell>
          <table:table-cell table:formula="of:=[.C760]-([.C$101]-[.C$793])/692" office:value-type="float" office:value="31.5705202312144">
            <text:p>31,5705202312</text:p>
          </table:table-cell>
          <table:table-cell table:formula="of:=[.D760]-([.D$101]-[.D$793])/692" office:value-type="float" office:value="26.8786127167627">
            <text:p>26,8786127168</text:p>
          </table:table-cell>
        </table:table-row>
        <table:table-row table:style-name="ro1">
          <table:table-cell office:value-type="date" office:date-value="2020-03-28">
            <text:p>28.03.2020</text:p>
          </table:table-cell>
          <table:table-cell table:formula="of:=[.B761]-([.B$101]-[.B$793])/692" office:value-type="float" office:value="93.0939306358339">
            <text:p>93,0939306358</text:p>
          </table:table-cell>
          <table:table-cell table:formula="of:=[.C761]-([.C$101]-[.C$793])/692" office:value-type="float" office:value="31.574566473989">
            <text:p>31,574566474</text:p>
          </table:table-cell>
          <table:table-cell table:formula="of:=[.D761]-([.D$101]-[.D$793])/692" office:value-type="float" office:value="26.8761560693639">
            <text:p>26,8761560694</text:p>
          </table:table-cell>
        </table:table-row>
        <table:table-row table:style-name="ro1">
          <table:table-cell office:value-type="date" office:date-value="2020-03-29">
            <text:p>29.03.2020</text:p>
          </table:table-cell>
          <table:table-cell table:formula="of:=[.B762]-([.B$101]-[.B$793])/692" office:value-type="float" office:value="93.1005780346778">
            <text:p>93,1005780347</text:p>
          </table:table-cell>
          <table:table-cell table:formula="of:=[.C762]-([.C$101]-[.C$793])/692" office:value-type="float" office:value="31.5786127167636">
            <text:p>31,5786127168</text:p>
          </table:table-cell>
          <table:table-cell table:formula="of:=[.D762]-([.D$101]-[.D$793])/692" office:value-type="float" office:value="26.8736994219651">
            <text:p>26,873699422</text:p>
          </table:table-cell>
        </table:table-row>
        <table:table-row table:style-name="ro1">
          <table:table-cell office:value-type="date" office:date-value="2020-03-30">
            <text:p>30.03.2020</text:p>
          </table:table-cell>
          <table:table-cell table:formula="of:=[.B763]-([.B$101]-[.B$793])/692" office:value-type="float" office:value="93.1072254335217">
            <text:p>93,1072254335</text:p>
          </table:table-cell>
          <table:table-cell table:formula="of:=[.C763]-([.C$101]-[.C$793])/692" office:value-type="float" office:value="31.5826589595381">
            <text:p>31,5826589595</text:p>
          </table:table-cell>
          <table:table-cell table:formula="of:=[.D763]-([.D$101]-[.D$793])/692" office:value-type="float" office:value="26.8712427745662">
            <text:p>26,8712427746</text:p>
          </table:table-cell>
        </table:table-row>
        <table:table-row table:style-name="ro1">
          <table:table-cell office:value-type="date" office:date-value="2020-03-31">
            <text:p>31.03.2020</text:p>
          </table:table-cell>
          <table:table-cell table:formula="of:=[.B764]-([.B$101]-[.B$793])/692" office:value-type="float" office:value="93.1138728323657">
            <text:p>93,1138728324</text:p>
          </table:table-cell>
          <table:table-cell table:formula="of:=[.C764]-([.C$101]-[.C$793])/692" office:value-type="float" office:value="31.5867052023127">
            <text:p>31,5867052023</text:p>
          </table:table-cell>
          <table:table-cell table:formula="of:=[.D764]-([.D$101]-[.D$793])/692" office:value-type="float" office:value="26.8687861271674">
            <text:p>26,8687861272</text:p>
          </table:table-cell>
        </table:table-row>
        <table:table-row table:style-name="ro1">
          <table:table-cell office:value-type="date" office:date-value="2020-04-01">
            <text:p>1.04.2020</text:p>
          </table:table-cell>
          <table:table-cell table:formula="of:=[.B765]-([.B$101]-[.B$793])/692" office:value-type="float" office:value="93.1205202312096">
            <text:p>93,1205202312</text:p>
          </table:table-cell>
          <table:table-cell table:formula="of:=[.C765]-([.C$101]-[.C$793])/692" office:value-type="float" office:value="31.5907514450873">
            <text:p>31,5907514451</text:p>
          </table:table-cell>
          <table:table-cell table:formula="of:=[.D765]-([.D$101]-[.D$793])/692" office:value-type="float" office:value="26.8663294797685">
            <text:p>26,8663294798</text:p>
          </table:table-cell>
        </table:table-row>
        <table:table-row table:style-name="ro1">
          <table:table-cell office:value-type="date" office:date-value="2020-04-02">
            <text:p>2.04.2020</text:p>
          </table:table-cell>
          <table:table-cell table:formula="of:=[.B766]-([.B$101]-[.B$793])/692" office:value-type="float" office:value="93.1271676300535">
            <text:p>93,1271676301</text:p>
          </table:table-cell>
          <table:table-cell table:formula="of:=[.C766]-([.C$101]-[.C$793])/692" office:value-type="float" office:value="31.5947976878618">
            <text:p>31,5947976879</text:p>
          </table:table-cell>
          <table:table-cell table:formula="of:=[.D766]-([.D$101]-[.D$793])/692" office:value-type="float" office:value="26.8638728323697">
            <text:p>26,8638728324</text:p>
          </table:table-cell>
        </table:table-row>
        <table:table-row table:style-name="ro1">
          <table:table-cell office:value-type="date" office:date-value="2020-04-03">
            <text:p>3.04.2020</text:p>
          </table:table-cell>
          <table:table-cell table:formula="of:=[.B767]-([.B$101]-[.B$793])/692" office:value-type="float" office:value="93.1338150288974">
            <text:p>93,1338150289</text:p>
          </table:table-cell>
          <table:table-cell table:formula="of:=[.C767]-([.C$101]-[.C$793])/692" office:value-type="float" office:value="31.5988439306364">
            <text:p>31,5988439306</text:p>
          </table:table-cell>
          <table:table-cell table:formula="of:=[.D767]-([.D$101]-[.D$793])/692" office:value-type="float" office:value="26.8614161849708">
            <text:p>26,861416185</text:p>
          </table:table-cell>
        </table:table-row>
        <table:table-row table:style-name="ro1">
          <table:table-cell office:value-type="date" office:date-value="2020-04-04">
            <text:p>4.04.2020</text:p>
          </table:table-cell>
          <table:table-cell table:formula="of:=[.B768]-([.B$101]-[.B$793])/692" office:value-type="float" office:value="93.1404624277414">
            <text:p>93,1404624277</text:p>
          </table:table-cell>
          <table:table-cell table:formula="of:=[.C768]-([.C$101]-[.C$793])/692" office:value-type="float" office:value="31.602890173411">
            <text:p>31,6028901734</text:p>
          </table:table-cell>
          <table:table-cell table:formula="of:=[.D768]-([.D$101]-[.D$793])/692" office:value-type="float" office:value="26.858959537572">
            <text:p>26,8589595376</text:p>
          </table:table-cell>
        </table:table-row>
        <table:table-row table:style-name="ro1">
          <table:table-cell office:value-type="date" office:date-value="2020-04-05">
            <text:p>5.04.2020</text:p>
          </table:table-cell>
          <table:table-cell table:formula="of:=[.B769]-([.B$101]-[.B$793])/692" office:value-type="float" office:value="93.1471098265853">
            <text:p>93,1471098266</text:p>
          </table:table-cell>
          <table:table-cell table:formula="of:=[.C769]-([.C$101]-[.C$793])/692" office:value-type="float" office:value="31.6069364161855">
            <text:p>31,6069364162</text:p>
          </table:table-cell>
          <table:table-cell table:formula="of:=[.D769]-([.D$101]-[.D$793])/692" office:value-type="float" office:value="26.8565028901731">
            <text:p>26,8565028902</text:p>
          </table:table-cell>
        </table:table-row>
        <table:table-row table:style-name="ro1">
          <table:table-cell office:value-type="date" office:date-value="2020-04-06">
            <text:p>6.04.2020</text:p>
          </table:table-cell>
          <table:table-cell table:formula="of:=[.B770]-([.B$101]-[.B$793])/692" office:value-type="float" office:value="93.1537572254292">
            <text:p>93,1537572254</text:p>
          </table:table-cell>
          <table:table-cell table:formula="of:=[.C770]-([.C$101]-[.C$793])/692" office:value-type="float" office:value="31.6109826589601">
            <text:p>31,610982659</text:p>
          </table:table-cell>
          <table:table-cell table:formula="of:=[.D770]-([.D$101]-[.D$793])/692" office:value-type="float" office:value="26.8540462427743">
            <text:p>26,8540462428</text:p>
          </table:table-cell>
        </table:table-row>
        <table:table-row table:style-name="ro1">
          <table:table-cell office:value-type="date" office:date-value="2020-04-07">
            <text:p>7.04.2020</text:p>
          </table:table-cell>
          <table:table-cell table:formula="of:=[.B771]-([.B$101]-[.B$793])/692" office:value-type="float" office:value="93.1604046242731">
            <text:p>93,1604046243</text:p>
          </table:table-cell>
          <table:table-cell table:formula="of:=[.C771]-([.C$101]-[.C$793])/692" office:value-type="float" office:value="31.6150289017347">
            <text:p>31,6150289017</text:p>
          </table:table-cell>
          <table:table-cell table:formula="of:=[.D771]-([.D$101]-[.D$793])/692" office:value-type="float" office:value="26.8515895953755">
            <text:p>26,8515895954</text:p>
          </table:table-cell>
        </table:table-row>
        <table:table-row table:style-name="ro1">
          <table:table-cell office:value-type="date" office:date-value="2020-04-08">
            <text:p>8.04.2020</text:p>
          </table:table-cell>
          <table:table-cell table:formula="of:=[.B772]-([.B$101]-[.B$793])/692" office:value-type="float" office:value="93.1670520231171">
            <text:p>93,1670520231</text:p>
          </table:table-cell>
          <table:table-cell table:formula="of:=[.C772]-([.C$101]-[.C$793])/692" office:value-type="float" office:value="31.6190751445092">
            <text:p>31,6190751445</text:p>
          </table:table-cell>
          <table:table-cell table:formula="of:=[.D772]-([.D$101]-[.D$793])/692" office:value-type="float" office:value="26.8491329479766">
            <text:p>26,849132948</text:p>
          </table:table-cell>
        </table:table-row>
        <table:table-row table:style-name="ro1">
          <table:table-cell office:value-type="date" office:date-value="2020-04-09">
            <text:p>9.04.2020</text:p>
          </table:table-cell>
          <table:table-cell table:formula="of:=[.B773]-([.B$101]-[.B$793])/692" office:value-type="float" office:value="93.173699421961">
            <text:p>93,173699422</text:p>
          </table:table-cell>
          <table:table-cell table:formula="of:=[.C773]-([.C$101]-[.C$793])/692" office:value-type="float" office:value="31.6231213872838">
            <text:p>31,6231213873</text:p>
          </table:table-cell>
          <table:table-cell table:formula="of:=[.D773]-([.D$101]-[.D$793])/692" office:value-type="float" office:value="26.8466763005778">
            <text:p>26,8466763006</text:p>
          </table:table-cell>
        </table:table-row>
        <table:table-row table:style-name="ro1">
          <table:table-cell office:value-type="date" office:date-value="2020-04-10">
            <text:p>10.04.2020</text:p>
          </table:table-cell>
          <table:table-cell table:formula="of:=[.B774]-([.B$101]-[.B$793])/692" office:value-type="float" office:value="93.1803468208049">
            <text:p>93,1803468208</text:p>
          </table:table-cell>
          <table:table-cell table:formula="of:=[.C774]-([.C$101]-[.C$793])/692" office:value-type="float" office:value="31.6271676300584">
            <text:p>31,6271676301</text:p>
          </table:table-cell>
          <table:table-cell table:formula="of:=[.D774]-([.D$101]-[.D$793])/692" office:value-type="float" office:value="26.8442196531789">
            <text:p>26,8442196532</text:p>
          </table:table-cell>
        </table:table-row>
        <table:table-row table:style-name="ro1">
          <table:table-cell office:value-type="date" office:date-value="2020-04-11">
            <text:p>11.04.2020</text:p>
          </table:table-cell>
          <table:table-cell table:formula="of:=[.B775]-([.B$101]-[.B$793])/692" office:value-type="float" office:value="93.1869942196488">
            <text:p>93,1869942196</text:p>
          </table:table-cell>
          <table:table-cell table:formula="of:=[.C775]-([.C$101]-[.C$793])/692" office:value-type="float" office:value="31.6312138728329">
            <text:p>31,6312138728</text:p>
          </table:table-cell>
          <table:table-cell table:formula="of:=[.D775]-([.D$101]-[.D$793])/692" office:value-type="float" office:value="26.8417630057801">
            <text:p>26,8417630058</text:p>
          </table:table-cell>
        </table:table-row>
        <table:table-row table:style-name="ro1">
          <table:table-cell office:value-type="date" office:date-value="2020-04-12">
            <text:p>12.04.2020</text:p>
          </table:table-cell>
          <table:table-cell table:formula="of:=[.B776]-([.B$101]-[.B$793])/692" office:value-type="float" office:value="93.1936416184928">
            <text:p>93,1936416185</text:p>
          </table:table-cell>
          <table:table-cell table:formula="of:=[.C776]-([.C$101]-[.C$793])/692" office:value-type="float" office:value="31.6352601156075">
            <text:p>31,6352601156</text:p>
          </table:table-cell>
          <table:table-cell table:formula="of:=[.D776]-([.D$101]-[.D$793])/692" office:value-type="float" office:value="26.8393063583812">
            <text:p>26,8393063584</text:p>
          </table:table-cell>
        </table:table-row>
        <table:table-row table:style-name="ro1">
          <table:table-cell office:value-type="date" office:date-value="2020-04-13">
            <text:p>13.04.2020</text:p>
          </table:table-cell>
          <table:table-cell table:formula="of:=[.B777]-([.B$101]-[.B$793])/692" office:value-type="float" office:value="93.2002890173367">
            <text:p>93,2002890173</text:p>
          </table:table-cell>
          <table:table-cell table:formula="of:=[.C777]-([.C$101]-[.C$793])/692" office:value-type="float" office:value="31.6393063583821">
            <text:p>31,6393063584</text:p>
          </table:table-cell>
          <table:table-cell table:formula="of:=[.D777]-([.D$101]-[.D$793])/692" office:value-type="float" office:value="26.8368497109824">
            <text:p>26,836849711</text:p>
          </table:table-cell>
        </table:table-row>
        <table:table-row table:style-name="ro1">
          <table:table-cell office:value-type="date" office:date-value="2020-04-14">
            <text:p>14.04.2020</text:p>
          </table:table-cell>
          <table:table-cell table:formula="of:=[.B778]-([.B$101]-[.B$793])/692" office:value-type="float" office:value="93.2069364161806">
            <text:p>93,2069364162</text:p>
          </table:table-cell>
          <table:table-cell table:formula="of:=[.C778]-([.C$101]-[.C$793])/692" office:value-type="float" office:value="31.6433526011566">
            <text:p>31,6433526012</text:p>
          </table:table-cell>
          <table:table-cell table:formula="of:=[.D778]-([.D$101]-[.D$793])/692" office:value-type="float" office:value="26.8343930635835">
            <text:p>26,8343930636</text:p>
          </table:table-cell>
        </table:table-row>
        <table:table-row table:style-name="ro1">
          <table:table-cell office:value-type="date" office:date-value="2020-04-15">
            <text:p>15.04.2020</text:p>
          </table:table-cell>
          <table:table-cell table:formula="of:=[.B779]-([.B$101]-[.B$793])/692" office:value-type="float" office:value="93.2135838150245">
            <text:p>93,213583815</text:p>
          </table:table-cell>
          <table:table-cell table:formula="of:=[.C779]-([.C$101]-[.C$793])/692" office:value-type="float" office:value="31.6473988439312">
            <text:p>31,6473988439</text:p>
          </table:table-cell>
          <table:table-cell table:formula="of:=[.D779]-([.D$101]-[.D$793])/692" office:value-type="float" office:value="26.8319364161847">
            <text:p>26,8319364162</text:p>
          </table:table-cell>
        </table:table-row>
        <table:table-row table:style-name="ro1">
          <table:table-cell office:value-type="date" office:date-value="2020-04-16">
            <text:p>16.04.2020</text:p>
          </table:table-cell>
          <table:table-cell table:formula="of:=[.B780]-([.B$101]-[.B$793])/692" office:value-type="float" office:value="93.2202312138685">
            <text:p>93,2202312139</text:p>
          </table:table-cell>
          <table:table-cell table:formula="of:=[.C780]-([.C$101]-[.C$793])/692" office:value-type="float" office:value="31.6514450867058">
            <text:p>31,6514450867</text:p>
          </table:table-cell>
          <table:table-cell table:formula="of:=[.D780]-([.D$101]-[.D$793])/692" office:value-type="float" office:value="26.8294797687859">
            <text:p>26,8294797688</text:p>
          </table:table-cell>
        </table:table-row>
        <table:table-row table:style-name="ro1">
          <table:table-cell office:value-type="date" office:date-value="2020-04-17">
            <text:p>17.04.2020</text:p>
          </table:table-cell>
          <table:table-cell table:formula="of:=[.B781]-([.B$101]-[.B$793])/692" office:value-type="float" office:value="93.2268786127124">
            <text:p>93,2268786127</text:p>
          </table:table-cell>
          <table:table-cell table:formula="of:=[.C781]-([.C$101]-[.C$793])/692" office:value-type="float" office:value="31.6554913294804">
            <text:p>31,6554913295</text:p>
          </table:table-cell>
          <table:table-cell table:formula="of:=[.D781]-([.D$101]-[.D$793])/692" office:value-type="float" office:value="26.827023121387">
            <text:p>26,8270231214</text:p>
          </table:table-cell>
        </table:table-row>
        <table:table-row table:style-name="ro1">
          <table:table-cell office:value-type="date" office:date-value="2020-04-18">
            <text:p>18.04.2020</text:p>
          </table:table-cell>
          <table:table-cell table:formula="of:=[.B782]-([.B$101]-[.B$793])/692" office:value-type="float" office:value="93.2335260115563">
            <text:p>93,2335260116</text:p>
          </table:table-cell>
          <table:table-cell table:formula="of:=[.C782]-([.C$101]-[.C$793])/692" office:value-type="float" office:value="31.6595375722549">
            <text:p>31,6595375723</text:p>
          </table:table-cell>
          <table:table-cell table:formula="of:=[.D782]-([.D$101]-[.D$793])/692" office:value-type="float" office:value="26.8245664739882">
            <text:p>26,824566474</text:p>
          </table:table-cell>
        </table:table-row>
        <table:table-row table:style-name="ro1">
          <table:table-cell office:value-type="date" office:date-value="2020-04-19">
            <text:p>19.04.2020</text:p>
          </table:table-cell>
          <table:table-cell table:formula="of:=[.B783]-([.B$101]-[.B$793])/692" office:value-type="float" office:value="93.2401734104002">
            <text:p>93,2401734104</text:p>
          </table:table-cell>
          <table:table-cell table:formula="of:=[.C783]-([.C$101]-[.C$793])/692" office:value-type="float" office:value="31.6635838150295">
            <text:p>31,663583815</text:p>
          </table:table-cell>
          <table:table-cell table:formula="of:=[.D783]-([.D$101]-[.D$793])/692" office:value-type="float" office:value="26.8221098265893">
            <text:p>26,8221098266</text:p>
          </table:table-cell>
        </table:table-row>
        <table:table-row table:style-name="ro1">
          <table:table-cell office:value-type="date" office:date-value="2020-04-20">
            <text:p>20.04.2020</text:p>
          </table:table-cell>
          <table:table-cell table:formula="of:=[.B784]-([.B$101]-[.B$793])/692" office:value-type="float" office:value="93.2468208092442">
            <text:p>93,2468208092</text:p>
          </table:table-cell>
          <table:table-cell table:formula="of:=[.C784]-([.C$101]-[.C$793])/692" office:value-type="float" office:value="31.6676300578041">
            <text:p>31,6676300578</text:p>
          </table:table-cell>
          <table:table-cell table:formula="of:=[.D784]-([.D$101]-[.D$793])/692" office:value-type="float" office:value="26.8196531791905">
            <text:p>26,8196531792</text:p>
          </table:table-cell>
        </table:table-row>
        <table:table-row table:style-name="ro1">
          <table:table-cell office:value-type="date" office:date-value="2020-04-21">
            <text:p>21.04.2020</text:p>
          </table:table-cell>
          <table:table-cell table:formula="of:=[.B785]-([.B$101]-[.B$793])/692" office:value-type="float" office:value="93.2534682080881">
            <text:p>93,2534682081</text:p>
          </table:table-cell>
          <table:table-cell table:formula="of:=[.C785]-([.C$101]-[.C$793])/692" office:value-type="float" office:value="31.6716763005786">
            <text:p>31,6716763006</text:p>
          </table:table-cell>
          <table:table-cell table:formula="of:=[.D785]-([.D$101]-[.D$793])/692" office:value-type="float" office:value="26.8171965317916">
            <text:p>26,8171965318</text:p>
          </table:table-cell>
        </table:table-row>
        <table:table-row table:style-name="ro1">
          <table:table-cell office:value-type="date" office:date-value="2020-04-22">
            <text:p>22.04.2020</text:p>
          </table:table-cell>
          <table:table-cell table:formula="of:=[.B786]-([.B$101]-[.B$793])/692" office:value-type="float" office:value="93.260115606932">
            <text:p>93,2601156069</text:p>
          </table:table-cell>
          <table:table-cell table:formula="of:=[.C786]-([.C$101]-[.C$793])/692" office:value-type="float" office:value="31.6757225433532">
            <text:p>31,6757225434</text:p>
          </table:table-cell>
          <table:table-cell table:formula="of:=[.D786]-([.D$101]-[.D$793])/692" office:value-type="float" office:value="26.8147398843928">
            <text:p>26,8147398844</text:p>
          </table:table-cell>
        </table:table-row>
        <table:table-row table:style-name="ro1">
          <table:table-cell office:value-type="date" office:date-value="2020-04-23">
            <text:p>23.04.2020</text:p>
          </table:table-cell>
          <table:table-cell table:formula="of:=[.B787]-([.B$101]-[.B$793])/692" office:value-type="float" office:value="93.2667630057759">
            <text:p>93,2667630058</text:p>
          </table:table-cell>
          <table:table-cell table:formula="of:=[.C787]-([.C$101]-[.C$793])/692" office:value-type="float" office:value="31.6797687861278">
            <text:p>31,6797687861</text:p>
          </table:table-cell>
          <table:table-cell table:formula="of:=[.D787]-([.D$101]-[.D$793])/692" office:value-type="float" office:value="26.8122832369939">
            <text:p>26,812283237</text:p>
          </table:table-cell>
        </table:table-row>
        <table:table-row table:style-name="ro1">
          <table:table-cell office:value-type="date" office:date-value="2020-04-24">
            <text:p>24.04.2020</text:p>
          </table:table-cell>
          <table:table-cell table:formula="of:=[.B788]-([.B$101]-[.B$793])/692" office:value-type="float" office:value="93.2734104046198">
            <text:p>93,2734104046</text:p>
          </table:table-cell>
          <table:table-cell table:formula="of:=[.C788]-([.C$101]-[.C$793])/692" office:value-type="float" office:value="31.6838150289023">
            <text:p>31,6838150289</text:p>
          </table:table-cell>
          <table:table-cell table:formula="of:=[.D788]-([.D$101]-[.D$793])/692" office:value-type="float" office:value="26.8098265895951">
            <text:p>26,8098265896</text:p>
          </table:table-cell>
        </table:table-row>
        <table:table-row table:style-name="ro1">
          <table:table-cell office:value-type="date" office:date-value="2020-04-25">
            <text:p>25.04.2020</text:p>
          </table:table-cell>
          <table:table-cell table:formula="of:=[.B789]-([.B$101]-[.B$793])/692" office:value-type="float" office:value="93.2800578034638">
            <text:p>93,2800578035</text:p>
          </table:table-cell>
          <table:table-cell table:formula="of:=[.C789]-([.C$101]-[.C$793])/692" office:value-type="float" office:value="31.6878612716769">
            <text:p>31,6878612717</text:p>
          </table:table-cell>
          <table:table-cell table:formula="of:=[.D789]-([.D$101]-[.D$793])/692" office:value-type="float" office:value="26.8073699421963">
            <text:p>26,8073699422</text:p>
          </table:table-cell>
        </table:table-row>
        <table:table-row table:style-name="ro1">
          <table:table-cell office:value-type="date" office:date-value="2020-04-26">
            <text:p>26.04.2020</text:p>
          </table:table-cell>
          <table:table-cell table:formula="of:=[.B790]-([.B$101]-[.B$793])/692" office:value-type="float" office:value="93.2867052023077">
            <text:p>93,2867052023</text:p>
          </table:table-cell>
          <table:table-cell table:formula="of:=[.C790]-([.C$101]-[.C$793])/692" office:value-type="float" office:value="31.6919075144515">
            <text:p>31,6919075145</text:p>
          </table:table-cell>
          <table:table-cell table:formula="of:=[.D790]-([.D$101]-[.D$793])/692" office:value-type="float" office:value="26.8049132947974">
            <text:p>26,8049132948</text:p>
          </table:table-cell>
        </table:table-row>
        <table:table-row table:style-name="ro1">
          <table:table-cell office:value-type="date" office:date-value="2020-04-27">
            <text:p>27.04.2020</text:p>
          </table:table-cell>
          <table:table-cell table:formula="of:=[.B791]-([.B$101]-[.B$793])/692" office:value-type="float" office:value="93.2933526011516">
            <text:p>93,2933526012</text:p>
          </table:table-cell>
          <table:table-cell table:formula="of:=[.C791]-([.C$101]-[.C$793])/692" office:value-type="float" office:value="31.695953757226">
            <text:p>31,6959537572</text:p>
          </table:table-cell>
          <table:table-cell table:formula="of:=[.D791]-([.D$101]-[.D$793])/692" office:value-type="float" office:value="26.8024566473986">
            <text:p>26,8024566474</text:p>
          </table:table-cell>
        </table:table-row>
        <table:table-row table:style-name="ro1">
          <table:table-cell office:value-type="date" office:date-value="2020-04-28">
            <text:p>28.04.2020</text:p>
          </table:table-cell>
          <table:table-cell office:value-type="float" office:value="93.3">
            <text:p>93,3</text:p>
          </table:table-cell>
          <table:table-cell office:value-type="float" office:value="31.7">
            <text:p>31,7</text:p>
          </table:table-cell>
          <table:table-cell office:value-type="float" office:value="26.8">
            <text:p>26,8</text:p>
          </table:table-cell>
        </table:table-row>
        <table:table-row table:style-name="ro1">
          <table:table-cell office:value-type="date" office:date-value="2020-04-29">
            <text:p>29.04.2020</text:p>
          </table:table-cell>
          <table:table-cell table:formula="of:=[.B793]-([.B$793]-[.B$1069])/276" office:value-type="float" office:value="93.2974637681159">
            <text:p>93,2974637681</text:p>
          </table:table-cell>
          <table:table-cell table:formula="of:=[.C793]-([.C$793]-[.C$1069])/276" office:value-type="float" office:value="31.7007246376812">
            <text:p>31,7007246377</text:p>
          </table:table-cell>
          <table:table-cell table:formula="of:=[.D793]-([.D$793]-[.D$1069])/276" office:value-type="float" office:value="26.7985507246377">
            <text:p>26,7985507246</text:p>
          </table:table-cell>
        </table:table-row>
        <table:table-row table:style-name="ro1">
          <table:table-cell office:value-type="date" office:date-value="2020-04-30">
            <text:p>30.04.2020</text:p>
          </table:table-cell>
          <table:table-cell table:formula="of:=[.B794]-([.B$793]-[.B$1069])/276" office:value-type="float" office:value="93.2949275362319">
            <text:p>93,2949275362</text:p>
          </table:table-cell>
          <table:table-cell table:formula="of:=[.C794]-([.C$793]-[.C$1069])/276" office:value-type="float" office:value="31.7014492753623">
            <text:p>31,7014492754</text:p>
          </table:table-cell>
          <table:table-cell table:formula="of:=[.D794]-([.D$793]-[.D$1069])/276" office:value-type="float" office:value="26.7971014492754">
            <text:p>26,7971014493</text:p>
          </table:table-cell>
        </table:table-row>
        <table:table-row table:style-name="ro1">
          <table:table-cell office:value-type="date" office:date-value="2020-05-01">
            <text:p>1.05.2020</text:p>
          </table:table-cell>
          <table:table-cell table:formula="of:=[.B795]-([.B$793]-[.B$1069])/276" office:value-type="float" office:value="93.2923913043478">
            <text:p>93,2923913043</text:p>
          </table:table-cell>
          <table:table-cell table:formula="of:=[.C795]-([.C$793]-[.C$1069])/276" office:value-type="float" office:value="31.7021739130435">
            <text:p>31,702173913</text:p>
          </table:table-cell>
          <table:table-cell table:formula="of:=[.D795]-([.D$793]-[.D$1069])/276" office:value-type="float" office:value="26.795652173913">
            <text:p>26,7956521739</text:p>
          </table:table-cell>
        </table:table-row>
        <table:table-row table:style-name="ro1">
          <table:table-cell office:value-type="date" office:date-value="2020-05-02">
            <text:p>2.05.2020</text:p>
          </table:table-cell>
          <table:table-cell table:formula="of:=[.B796]-([.B$793]-[.B$1069])/276" office:value-type="float" office:value="93.2898550724637">
            <text:p>93,2898550725</text:p>
          </table:table-cell>
          <table:table-cell table:formula="of:=[.C796]-([.C$793]-[.C$1069])/276" office:value-type="float" office:value="31.7028985507246">
            <text:p>31,7028985507</text:p>
          </table:table-cell>
          <table:table-cell table:formula="of:=[.D796]-([.D$793]-[.D$1069])/276" office:value-type="float" office:value="26.7942028985507">
            <text:p>26,7942028986</text:p>
          </table:table-cell>
        </table:table-row>
        <table:table-row table:style-name="ro1">
          <table:table-cell office:value-type="date" office:date-value="2020-05-03">
            <text:p>3.05.2020</text:p>
          </table:table-cell>
          <table:table-cell table:formula="of:=[.B797]-([.B$793]-[.B$1069])/276" office:value-type="float" office:value="93.2873188405797">
            <text:p>93,2873188406</text:p>
          </table:table-cell>
          <table:table-cell table:formula="of:=[.C797]-([.C$793]-[.C$1069])/276" office:value-type="float" office:value="31.7036231884058">
            <text:p>31,7036231884</text:p>
          </table:table-cell>
          <table:table-cell table:formula="of:=[.D797]-([.D$793]-[.D$1069])/276" office:value-type="float" office:value="26.7927536231884">
            <text:p>26,7927536232</text:p>
          </table:table-cell>
        </table:table-row>
        <table:table-row table:style-name="ro1">
          <table:table-cell office:value-type="date" office:date-value="2020-05-04">
            <text:p>4.05.2020</text:p>
          </table:table-cell>
          <table:table-cell table:formula="of:=[.B798]-([.B$793]-[.B$1069])/276" office:value-type="float" office:value="93.2847826086956">
            <text:p>93,2847826087</text:p>
          </table:table-cell>
          <table:table-cell table:formula="of:=[.C798]-([.C$793]-[.C$1069])/276" office:value-type="float" office:value="31.704347826087">
            <text:p>31,7043478261</text:p>
          </table:table-cell>
          <table:table-cell table:formula="of:=[.D798]-([.D$793]-[.D$1069])/276" office:value-type="float" office:value="26.7913043478261">
            <text:p>26,7913043478</text:p>
          </table:table-cell>
        </table:table-row>
        <table:table-row table:style-name="ro1">
          <table:table-cell office:value-type="date" office:date-value="2020-05-05">
            <text:p>5.05.2020</text:p>
          </table:table-cell>
          <table:table-cell table:formula="of:=[.B799]-([.B$793]-[.B$1069])/276" office:value-type="float" office:value="93.2822463768115">
            <text:p>93,2822463768</text:p>
          </table:table-cell>
          <table:table-cell table:formula="of:=[.C799]-([.C$793]-[.C$1069])/276" office:value-type="float" office:value="31.7050724637681">
            <text:p>31,7050724638</text:p>
          </table:table-cell>
          <table:table-cell table:formula="of:=[.D799]-([.D$793]-[.D$1069])/276" office:value-type="float" office:value="26.7898550724638">
            <text:p>26,7898550725</text:p>
          </table:table-cell>
        </table:table-row>
        <table:table-row table:style-name="ro1">
          <table:table-cell office:value-type="date" office:date-value="2020-05-06">
            <text:p>6.05.2020</text:p>
          </table:table-cell>
          <table:table-cell table:formula="of:=[.B800]-([.B$793]-[.B$1069])/276" office:value-type="float" office:value="93.2797101449275">
            <text:p>93,2797101449</text:p>
          </table:table-cell>
          <table:table-cell table:formula="of:=[.C800]-([.C$793]-[.C$1069])/276" office:value-type="float" office:value="31.7057971014493">
            <text:p>31,7057971014</text:p>
          </table:table-cell>
          <table:table-cell table:formula="of:=[.D800]-([.D$793]-[.D$1069])/276" office:value-type="float" office:value="26.7884057971014">
            <text:p>26,7884057971</text:p>
          </table:table-cell>
        </table:table-row>
        <table:table-row table:style-name="ro1">
          <table:table-cell office:value-type="date" office:date-value="2020-05-07">
            <text:p>7.05.2020</text:p>
          </table:table-cell>
          <table:table-cell table:formula="of:=[.B801]-([.B$793]-[.B$1069])/276" office:value-type="float" office:value="93.2771739130434">
            <text:p>93,277173913</text:p>
          </table:table-cell>
          <table:table-cell table:formula="of:=[.C801]-([.C$793]-[.C$1069])/276" office:value-type="float" office:value="31.7065217391304">
            <text:p>31,7065217391</text:p>
          </table:table-cell>
          <table:table-cell table:formula="of:=[.D801]-([.D$793]-[.D$1069])/276" office:value-type="float" office:value="26.7869565217391">
            <text:p>26,7869565217</text:p>
          </table:table-cell>
        </table:table-row>
        <table:table-row table:style-name="ro1">
          <table:table-cell office:value-type="date" office:date-value="2020-05-08">
            <text:p>8.05.2020</text:p>
          </table:table-cell>
          <table:table-cell table:formula="of:=[.B802]-([.B$793]-[.B$1069])/276" office:value-type="float" office:value="93.2746376811594">
            <text:p>93,2746376812</text:p>
          </table:table-cell>
          <table:table-cell table:formula="of:=[.C802]-([.C$793]-[.C$1069])/276" office:value-type="float" office:value="31.7072463768116">
            <text:p>31,7072463768</text:p>
          </table:table-cell>
          <table:table-cell table:formula="of:=[.D802]-([.D$793]-[.D$1069])/276" office:value-type="float" office:value="26.7855072463768">
            <text:p>26,7855072464</text:p>
          </table:table-cell>
        </table:table-row>
        <table:table-row table:style-name="ro1">
          <table:table-cell office:value-type="date" office:date-value="2020-05-09">
            <text:p>9.05.2020</text:p>
          </table:table-cell>
          <table:table-cell table:formula="of:=[.B803]-([.B$793]-[.B$1069])/276" office:value-type="float" office:value="93.2721014492753">
            <text:p>93,2721014493</text:p>
          </table:table-cell>
          <table:table-cell table:formula="of:=[.C803]-([.C$793]-[.C$1069])/276" office:value-type="float" office:value="31.7079710144927">
            <text:p>31,7079710145</text:p>
          </table:table-cell>
          <table:table-cell table:formula="of:=[.D803]-([.D$793]-[.D$1069])/276" office:value-type="float" office:value="26.7840579710145">
            <text:p>26,784057971</text:p>
          </table:table-cell>
        </table:table-row>
        <table:table-row table:style-name="ro1">
          <table:table-cell office:value-type="date" office:date-value="2020-05-10">
            <text:p>10.05.2020</text:p>
          </table:table-cell>
          <table:table-cell table:formula="of:=[.B804]-([.B$793]-[.B$1069])/276" office:value-type="float" office:value="93.2695652173912">
            <text:p>93,2695652174</text:p>
          </table:table-cell>
          <table:table-cell table:formula="of:=[.C804]-([.C$793]-[.C$1069])/276" office:value-type="float" office:value="31.7086956521739">
            <text:p>31,7086956522</text:p>
          </table:table-cell>
          <table:table-cell table:formula="of:=[.D804]-([.D$793]-[.D$1069])/276" office:value-type="float" office:value="26.7826086956522">
            <text:p>26,7826086957</text:p>
          </table:table-cell>
        </table:table-row>
        <table:table-row table:style-name="ro1">
          <table:table-cell office:value-type="date" office:date-value="2020-05-11">
            <text:p>11.05.2020</text:p>
          </table:table-cell>
          <table:table-cell table:formula="of:=[.B805]-([.B$793]-[.B$1069])/276" office:value-type="float" office:value="93.2670289855072">
            <text:p>93,2670289855</text:p>
          </table:table-cell>
          <table:table-cell table:formula="of:=[.C805]-([.C$793]-[.C$1069])/276" office:value-type="float" office:value="31.7094202898551">
            <text:p>31,7094202899</text:p>
          </table:table-cell>
          <table:table-cell table:formula="of:=[.D805]-([.D$793]-[.D$1069])/276" office:value-type="float" office:value="26.7811594202899">
            <text:p>26,7811594203</text:p>
          </table:table-cell>
        </table:table-row>
        <table:table-row table:style-name="ro1">
          <table:table-cell office:value-type="date" office:date-value="2020-05-12">
            <text:p>12.05.2020</text:p>
          </table:table-cell>
          <table:table-cell table:formula="of:=[.B806]-([.B$793]-[.B$1069])/276" office:value-type="float" office:value="93.2644927536231">
            <text:p>93,2644927536</text:p>
          </table:table-cell>
          <table:table-cell table:formula="of:=[.C806]-([.C$793]-[.C$1069])/276" office:value-type="float" office:value="31.7101449275362">
            <text:p>31,7101449275</text:p>
          </table:table-cell>
          <table:table-cell table:formula="of:=[.D806]-([.D$793]-[.D$1069])/276" office:value-type="float" office:value="26.7797101449275">
            <text:p>26,7797101449</text:p>
          </table:table-cell>
        </table:table-row>
        <table:table-row table:style-name="ro1">
          <table:table-cell office:value-type="date" office:date-value="2020-05-13">
            <text:p>13.05.2020</text:p>
          </table:table-cell>
          <table:table-cell table:formula="of:=[.B807]-([.B$793]-[.B$1069])/276" office:value-type="float" office:value="93.261956521739">
            <text:p>93,2619565217</text:p>
          </table:table-cell>
          <table:table-cell table:formula="of:=[.C807]-([.C$793]-[.C$1069])/276" office:value-type="float" office:value="31.7108695652174">
            <text:p>31,7108695652</text:p>
          </table:table-cell>
          <table:table-cell table:formula="of:=[.D807]-([.D$793]-[.D$1069])/276" office:value-type="float" office:value="26.7782608695652">
            <text:p>26,7782608696</text:p>
          </table:table-cell>
        </table:table-row>
        <table:table-row table:style-name="ro1">
          <table:table-cell office:value-type="date" office:date-value="2020-05-14">
            <text:p>14.05.2020</text:p>
          </table:table-cell>
          <table:table-cell table:formula="of:=[.B808]-([.B$793]-[.B$1069])/276" office:value-type="float" office:value="93.259420289855">
            <text:p>93,2594202899</text:p>
          </table:table-cell>
          <table:table-cell table:formula="of:=[.C808]-([.C$793]-[.C$1069])/276" office:value-type="float" office:value="31.7115942028985">
            <text:p>31,7115942029</text:p>
          </table:table-cell>
          <table:table-cell table:formula="of:=[.D808]-([.D$793]-[.D$1069])/276" office:value-type="float" office:value="26.7768115942029">
            <text:p>26,7768115942</text:p>
          </table:table-cell>
        </table:table-row>
        <table:table-row table:style-name="ro1">
          <table:table-cell office:value-type="date" office:date-value="2020-05-15">
            <text:p>15.05.2020</text:p>
          </table:table-cell>
          <table:table-cell table:formula="of:=[.B809]-([.B$793]-[.B$1069])/276" office:value-type="float" office:value="93.2568840579709">
            <text:p>93,256884058</text:p>
          </table:table-cell>
          <table:table-cell table:formula="of:=[.C809]-([.C$793]-[.C$1069])/276" office:value-type="float" office:value="31.7123188405797">
            <text:p>31,7123188406</text:p>
          </table:table-cell>
          <table:table-cell table:formula="of:=[.D809]-([.D$793]-[.D$1069])/276" office:value-type="float" office:value="26.7753623188406">
            <text:p>26,7753623188</text:p>
          </table:table-cell>
        </table:table-row>
        <table:table-row table:style-name="ro1">
          <table:table-cell office:value-type="date" office:date-value="2020-05-16">
            <text:p>16.05.2020</text:p>
          </table:table-cell>
          <table:table-cell table:formula="of:=[.B810]-([.B$793]-[.B$1069])/276" office:value-type="float" office:value="93.2543478260868">
            <text:p>93,2543478261</text:p>
          </table:table-cell>
          <table:table-cell table:formula="of:=[.C810]-([.C$793]-[.C$1069])/276" office:value-type="float" office:value="31.7130434782609">
            <text:p>31,7130434783</text:p>
          </table:table-cell>
          <table:table-cell table:formula="of:=[.D810]-([.D$793]-[.D$1069])/276" office:value-type="float" office:value="26.7739130434783">
            <text:p>26,7739130435</text:p>
          </table:table-cell>
        </table:table-row>
        <table:table-row table:style-name="ro1">
          <table:table-cell office:value-type="date" office:date-value="2020-05-17">
            <text:p>17.05.2020</text:p>
          </table:table-cell>
          <table:table-cell table:formula="of:=[.B811]-([.B$793]-[.B$1069])/276" office:value-type="float" office:value="93.2518115942028">
            <text:p>93,2518115942</text:p>
          </table:table-cell>
          <table:table-cell table:formula="of:=[.C811]-([.C$793]-[.C$1069])/276" office:value-type="float" office:value="31.713768115942">
            <text:p>31,7137681159</text:p>
          </table:table-cell>
          <table:table-cell table:formula="of:=[.D811]-([.D$793]-[.D$1069])/276" office:value-type="float" office:value="26.7724637681159">
            <text:p>26,7724637681</text:p>
          </table:table-cell>
        </table:table-row>
        <table:table-row table:style-name="ro1">
          <table:table-cell office:value-type="date" office:date-value="2020-05-18">
            <text:p>18.05.2020</text:p>
          </table:table-cell>
          <table:table-cell table:formula="of:=[.B812]-([.B$793]-[.B$1069])/276" office:value-type="float" office:value="93.2492753623187">
            <text:p>93,2492753623</text:p>
          </table:table-cell>
          <table:table-cell table:formula="of:=[.C812]-([.C$793]-[.C$1069])/276" office:value-type="float" office:value="31.7144927536232">
            <text:p>31,7144927536</text:p>
          </table:table-cell>
          <table:table-cell table:formula="of:=[.D812]-([.D$793]-[.D$1069])/276" office:value-type="float" office:value="26.7710144927536">
            <text:p>26,7710144928</text:p>
          </table:table-cell>
        </table:table-row>
        <table:table-row table:style-name="ro1">
          <table:table-cell office:value-type="date" office:date-value="2020-05-19">
            <text:p>19.05.2020</text:p>
          </table:table-cell>
          <table:table-cell table:formula="of:=[.B813]-([.B$793]-[.B$1069])/276" office:value-type="float" office:value="93.2467391304346">
            <text:p>93,2467391304</text:p>
          </table:table-cell>
          <table:table-cell table:formula="of:=[.C813]-([.C$793]-[.C$1069])/276" office:value-type="float" office:value="31.7152173913043">
            <text:p>31,7152173913</text:p>
          </table:table-cell>
          <table:table-cell table:formula="of:=[.D813]-([.D$793]-[.D$1069])/276" office:value-type="float" office:value="26.7695652173913">
            <text:p>26,7695652174</text:p>
          </table:table-cell>
        </table:table-row>
        <table:table-row table:style-name="ro1">
          <table:table-cell office:value-type="date" office:date-value="2020-05-20">
            <text:p>20.05.2020</text:p>
          </table:table-cell>
          <table:table-cell table:formula="of:=[.B814]-([.B$793]-[.B$1069])/276" office:value-type="float" office:value="93.2442028985506">
            <text:p>93,2442028986</text:p>
          </table:table-cell>
          <table:table-cell table:formula="of:=[.C814]-([.C$793]-[.C$1069])/276" office:value-type="float" office:value="31.7159420289855">
            <text:p>31,715942029</text:p>
          </table:table-cell>
          <table:table-cell table:formula="of:=[.D814]-([.D$793]-[.D$1069])/276" office:value-type="float" office:value="26.768115942029">
            <text:p>26,768115942</text:p>
          </table:table-cell>
        </table:table-row>
        <table:table-row table:style-name="ro1">
          <table:table-cell office:value-type="date" office:date-value="2020-05-21">
            <text:p>21.05.2020</text:p>
          </table:table-cell>
          <table:table-cell table:formula="of:=[.B815]-([.B$793]-[.B$1069])/276" office:value-type="float" office:value="93.2416666666665">
            <text:p>93,2416666667</text:p>
          </table:table-cell>
          <table:table-cell table:formula="of:=[.C815]-([.C$793]-[.C$1069])/276" office:value-type="float" office:value="31.7166666666667">
            <text:p>31,7166666667</text:p>
          </table:table-cell>
          <table:table-cell table:formula="of:=[.D815]-([.D$793]-[.D$1069])/276" office:value-type="float" office:value="26.7666666666667">
            <text:p>26,7666666667</text:p>
          </table:table-cell>
        </table:table-row>
        <table:table-row table:style-name="ro1">
          <table:table-cell office:value-type="date" office:date-value="2020-05-22">
            <text:p>22.05.2020</text:p>
          </table:table-cell>
          <table:table-cell table:formula="of:=[.B816]-([.B$793]-[.B$1069])/276" office:value-type="float" office:value="93.2391304347824">
            <text:p>93,2391304348</text:p>
          </table:table-cell>
          <table:table-cell table:formula="of:=[.C816]-([.C$793]-[.C$1069])/276" office:value-type="float" office:value="31.7173913043478">
            <text:p>31,7173913043</text:p>
          </table:table-cell>
          <table:table-cell table:formula="of:=[.D816]-([.D$793]-[.D$1069])/276" office:value-type="float" office:value="26.7652173913044">
            <text:p>26,7652173913</text:p>
          </table:table-cell>
        </table:table-row>
        <table:table-row table:style-name="ro1">
          <table:table-cell office:value-type="date" office:date-value="2020-05-23">
            <text:p>23.05.2020</text:p>
          </table:table-cell>
          <table:table-cell table:formula="of:=[.B817]-([.B$793]-[.B$1069])/276" office:value-type="float" office:value="93.2365942028984">
            <text:p>93,2365942029</text:p>
          </table:table-cell>
          <table:table-cell table:formula="of:=[.C817]-([.C$793]-[.C$1069])/276" office:value-type="float" office:value="31.718115942029">
            <text:p>31,718115942</text:p>
          </table:table-cell>
          <table:table-cell table:formula="of:=[.D817]-([.D$793]-[.D$1069])/276" office:value-type="float" office:value="26.763768115942">
            <text:p>26,7637681159</text:p>
          </table:table-cell>
        </table:table-row>
        <table:table-row table:style-name="ro1">
          <table:table-cell office:value-type="date" office:date-value="2020-05-24">
            <text:p>24.05.2020</text:p>
          </table:table-cell>
          <table:table-cell table:formula="of:=[.B818]-([.B$793]-[.B$1069])/276" office:value-type="float" office:value="93.2340579710143">
            <text:p>93,234057971</text:p>
          </table:table-cell>
          <table:table-cell table:formula="of:=[.C818]-([.C$793]-[.C$1069])/276" office:value-type="float" office:value="31.7188405797101">
            <text:p>31,7188405797</text:p>
          </table:table-cell>
          <table:table-cell table:formula="of:=[.D818]-([.D$793]-[.D$1069])/276" office:value-type="float" office:value="26.7623188405797">
            <text:p>26,7623188406</text:p>
          </table:table-cell>
        </table:table-row>
        <table:table-row table:style-name="ro1">
          <table:table-cell office:value-type="date" office:date-value="2020-05-25">
            <text:p>25.05.2020</text:p>
          </table:table-cell>
          <table:table-cell table:formula="of:=[.B819]-([.B$793]-[.B$1069])/276" office:value-type="float" office:value="93.2315217391303">
            <text:p>93,2315217391</text:p>
          </table:table-cell>
          <table:table-cell table:formula="of:=[.C819]-([.C$793]-[.C$1069])/276" office:value-type="float" office:value="31.7195652173913">
            <text:p>31,7195652174</text:p>
          </table:table-cell>
          <table:table-cell table:formula="of:=[.D819]-([.D$793]-[.D$1069])/276" office:value-type="float" office:value="26.7608695652174">
            <text:p>26,7608695652</text:p>
          </table:table-cell>
        </table:table-row>
        <table:table-row table:style-name="ro1">
          <table:table-cell office:value-type="date" office:date-value="2020-05-26">
            <text:p>26.05.2020</text:p>
          </table:table-cell>
          <table:table-cell table:formula="of:=[.B820]-([.B$793]-[.B$1069])/276" office:value-type="float" office:value="93.2289855072462">
            <text:p>93,2289855072</text:p>
          </table:table-cell>
          <table:table-cell table:formula="of:=[.C820]-([.C$793]-[.C$1069])/276" office:value-type="float" office:value="31.7202898550725">
            <text:p>31,7202898551</text:p>
          </table:table-cell>
          <table:table-cell table:formula="of:=[.D820]-([.D$793]-[.D$1069])/276" office:value-type="float" office:value="26.7594202898551">
            <text:p>26,7594202899</text:p>
          </table:table-cell>
        </table:table-row>
        <table:table-row table:style-name="ro1">
          <table:table-cell office:value-type="date" office:date-value="2020-05-27">
            <text:p>27.05.2020</text:p>
          </table:table-cell>
          <table:table-cell table:formula="of:=[.B821]-([.B$793]-[.B$1069])/276" office:value-type="float" office:value="93.2264492753621">
            <text:p>93,2264492754</text:p>
          </table:table-cell>
          <table:table-cell table:formula="of:=[.C821]-([.C$793]-[.C$1069])/276" office:value-type="float" office:value="31.7210144927536">
            <text:p>31,7210144928</text:p>
          </table:table-cell>
          <table:table-cell table:formula="of:=[.D821]-([.D$793]-[.D$1069])/276" office:value-type="float" office:value="26.7579710144928">
            <text:p>26,7579710145</text:p>
          </table:table-cell>
        </table:table-row>
        <table:table-row table:style-name="ro1">
          <table:table-cell office:value-type="date" office:date-value="2020-05-28">
            <text:p>28.05.2020</text:p>
          </table:table-cell>
          <table:table-cell table:formula="of:=[.B822]-([.B$793]-[.B$1069])/276" office:value-type="float" office:value="93.2239130434781">
            <text:p>93,2239130435</text:p>
          </table:table-cell>
          <table:table-cell table:formula="of:=[.C822]-([.C$793]-[.C$1069])/276" office:value-type="float" office:value="31.7217391304348">
            <text:p>31,7217391304</text:p>
          </table:table-cell>
          <table:table-cell table:formula="of:=[.D822]-([.D$793]-[.D$1069])/276" office:value-type="float" office:value="26.7565217391304">
            <text:p>26,7565217391</text:p>
          </table:table-cell>
        </table:table-row>
        <table:table-row table:style-name="ro1">
          <table:table-cell office:value-type="date" office:date-value="2020-05-29">
            <text:p>29.05.2020</text:p>
          </table:table-cell>
          <table:table-cell table:formula="of:=[.B823]-([.B$793]-[.B$1069])/276" office:value-type="float" office:value="93.221376811594">
            <text:p>93,2213768116</text:p>
          </table:table-cell>
          <table:table-cell table:formula="of:=[.C823]-([.C$793]-[.C$1069])/276" office:value-type="float" office:value="31.7224637681159">
            <text:p>31,7224637681</text:p>
          </table:table-cell>
          <table:table-cell table:formula="of:=[.D823]-([.D$793]-[.D$1069])/276" office:value-type="float" office:value="26.7550724637681">
            <text:p>26,7550724638</text:p>
          </table:table-cell>
        </table:table-row>
        <table:table-row table:style-name="ro1">
          <table:table-cell office:value-type="date" office:date-value="2020-05-30">
            <text:p>30.05.2020</text:p>
          </table:table-cell>
          <table:table-cell table:formula="of:=[.B824]-([.B$793]-[.B$1069])/276" office:value-type="float" office:value="93.2188405797099">
            <text:p>93,2188405797</text:p>
          </table:table-cell>
          <table:table-cell table:formula="of:=[.C824]-([.C$793]-[.C$1069])/276" office:value-type="float" office:value="31.7231884057971">
            <text:p>31,7231884058</text:p>
          </table:table-cell>
          <table:table-cell table:formula="of:=[.D824]-([.D$793]-[.D$1069])/276" office:value-type="float" office:value="26.7536231884058">
            <text:p>26,7536231884</text:p>
          </table:table-cell>
        </table:table-row>
        <table:table-row table:style-name="ro1">
          <table:table-cell office:value-type="date" office:date-value="2020-05-31">
            <text:p>31.05.2020</text:p>
          </table:table-cell>
          <table:table-cell table:formula="of:=[.B825]-([.B$793]-[.B$1069])/276" office:value-type="float" office:value="93.2163043478259">
            <text:p>93,2163043478</text:p>
          </table:table-cell>
          <table:table-cell table:formula="of:=[.C825]-([.C$793]-[.C$1069])/276" office:value-type="float" office:value="31.7239130434783">
            <text:p>31,7239130435</text:p>
          </table:table-cell>
          <table:table-cell table:formula="of:=[.D825]-([.D$793]-[.D$1069])/276" office:value-type="float" office:value="26.7521739130435">
            <text:p>26,752173913</text:p>
          </table:table-cell>
        </table:table-row>
        <table:table-row table:style-name="ro1">
          <table:table-cell office:value-type="date" office:date-value="2020-06-01">
            <text:p>1.06.2020</text:p>
          </table:table-cell>
          <table:table-cell table:formula="of:=[.B826]-([.B$793]-[.B$1069])/276" office:value-type="float" office:value="93.2137681159418">
            <text:p>93,2137681159</text:p>
          </table:table-cell>
          <table:table-cell table:formula="of:=[.C826]-([.C$793]-[.C$1069])/276" office:value-type="float" office:value="31.7246376811594">
            <text:p>31,7246376812</text:p>
          </table:table-cell>
          <table:table-cell table:formula="of:=[.D826]-([.D$793]-[.D$1069])/276" office:value-type="float" office:value="26.7507246376812">
            <text:p>26,7507246377</text:p>
          </table:table-cell>
        </table:table-row>
        <table:table-row table:style-name="ro1">
          <table:table-cell office:value-type="date" office:date-value="2020-06-02">
            <text:p>2.06.2020</text:p>
          </table:table-cell>
          <table:table-cell table:formula="of:=[.B827]-([.B$793]-[.B$1069])/276" office:value-type="float" office:value="93.2112318840577">
            <text:p>93,2112318841</text:p>
          </table:table-cell>
          <table:table-cell table:formula="of:=[.C827]-([.C$793]-[.C$1069])/276" office:value-type="float" office:value="31.7253623188406">
            <text:p>31,7253623188</text:p>
          </table:table-cell>
          <table:table-cell table:formula="of:=[.D827]-([.D$793]-[.D$1069])/276" office:value-type="float" office:value="26.7492753623188">
            <text:p>26,7492753623</text:p>
          </table:table-cell>
        </table:table-row>
        <table:table-row table:style-name="ro1">
          <table:table-cell office:value-type="date" office:date-value="2020-06-03">
            <text:p>3.06.2020</text:p>
          </table:table-cell>
          <table:table-cell table:formula="of:=[.B828]-([.B$793]-[.B$1069])/276" office:value-type="float" office:value="93.2086956521737">
            <text:p>93,2086956522</text:p>
          </table:table-cell>
          <table:table-cell table:formula="of:=[.C828]-([.C$793]-[.C$1069])/276" office:value-type="float" office:value="31.7260869565217">
            <text:p>31,7260869565</text:p>
          </table:table-cell>
          <table:table-cell table:formula="of:=[.D828]-([.D$793]-[.D$1069])/276" office:value-type="float" office:value="26.7478260869565">
            <text:p>26,747826087</text:p>
          </table:table-cell>
        </table:table-row>
        <table:table-row table:style-name="ro1">
          <table:table-cell office:value-type="date" office:date-value="2020-06-04">
            <text:p>4.06.2020</text:p>
          </table:table-cell>
          <table:table-cell table:formula="of:=[.B829]-([.B$793]-[.B$1069])/276" office:value-type="float" office:value="93.2061594202896">
            <text:p>93,2061594203</text:p>
          </table:table-cell>
          <table:table-cell table:formula="of:=[.C829]-([.C$793]-[.C$1069])/276" office:value-type="float" office:value="31.7268115942029">
            <text:p>31,7268115942</text:p>
          </table:table-cell>
          <table:table-cell table:formula="of:=[.D829]-([.D$793]-[.D$1069])/276" office:value-type="float" office:value="26.7463768115942">
            <text:p>26,7463768116</text:p>
          </table:table-cell>
        </table:table-row>
        <table:table-row table:style-name="ro1">
          <table:table-cell office:value-type="date" office:date-value="2020-06-05">
            <text:p>5.06.2020</text:p>
          </table:table-cell>
          <table:table-cell table:formula="of:=[.B830]-([.B$793]-[.B$1069])/276" office:value-type="float" office:value="93.2036231884055">
            <text:p>93,2036231884</text:p>
          </table:table-cell>
          <table:table-cell table:formula="of:=[.C830]-([.C$793]-[.C$1069])/276" office:value-type="float" office:value="31.7275362318841">
            <text:p>31,7275362319</text:p>
          </table:table-cell>
          <table:table-cell table:formula="of:=[.D830]-([.D$793]-[.D$1069])/276" office:value-type="float" office:value="26.7449275362319">
            <text:p>26,7449275362</text:p>
          </table:table-cell>
        </table:table-row>
        <table:table-row table:style-name="ro1">
          <table:table-cell office:value-type="date" office:date-value="2020-06-06">
            <text:p>6.06.2020</text:p>
          </table:table-cell>
          <table:table-cell table:formula="of:=[.B831]-([.B$793]-[.B$1069])/276" office:value-type="float" office:value="93.2010869565215">
            <text:p>93,2010869565</text:p>
          </table:table-cell>
          <table:table-cell table:formula="of:=[.C831]-([.C$793]-[.C$1069])/276" office:value-type="float" office:value="31.7282608695652">
            <text:p>31,7282608696</text:p>
          </table:table-cell>
          <table:table-cell table:formula="of:=[.D831]-([.D$793]-[.D$1069])/276" office:value-type="float" office:value="26.7434782608696">
            <text:p>26,7434782609</text:p>
          </table:table-cell>
        </table:table-row>
        <table:table-row table:style-name="ro1">
          <table:table-cell office:value-type="date" office:date-value="2020-06-07">
            <text:p>7.06.2020</text:p>
          </table:table-cell>
          <table:table-cell table:formula="of:=[.B832]-([.B$793]-[.B$1069])/276" office:value-type="float" office:value="93.1985507246374">
            <text:p>93,1985507246</text:p>
          </table:table-cell>
          <table:table-cell table:formula="of:=[.C832]-([.C$793]-[.C$1069])/276" office:value-type="float" office:value="31.7289855072464">
            <text:p>31,7289855072</text:p>
          </table:table-cell>
          <table:table-cell table:formula="of:=[.D832]-([.D$793]-[.D$1069])/276" office:value-type="float" office:value="26.7420289855073">
            <text:p>26,7420289855</text:p>
          </table:table-cell>
        </table:table-row>
        <table:table-row table:style-name="ro1">
          <table:table-cell office:value-type="date" office:date-value="2020-06-08">
            <text:p>8.06.2020</text:p>
          </table:table-cell>
          <table:table-cell table:formula="of:=[.B833]-([.B$793]-[.B$1069])/276" office:value-type="float" office:value="93.1960144927533">
            <text:p>93,1960144928</text:p>
          </table:table-cell>
          <table:table-cell table:formula="of:=[.C833]-([.C$793]-[.C$1069])/276" office:value-type="float" office:value="31.7297101449275">
            <text:p>31,7297101449</text:p>
          </table:table-cell>
          <table:table-cell table:formula="of:=[.D833]-([.D$793]-[.D$1069])/276" office:value-type="float" office:value="26.7405797101449">
            <text:p>26,7405797101</text:p>
          </table:table-cell>
        </table:table-row>
        <table:table-row table:style-name="ro1">
          <table:table-cell office:value-type="date" office:date-value="2020-06-09">
            <text:p>9.06.2020</text:p>
          </table:table-cell>
          <table:table-cell table:formula="of:=[.B834]-([.B$793]-[.B$1069])/276" office:value-type="float" office:value="93.1934782608693">
            <text:p>93,1934782609</text:p>
          </table:table-cell>
          <table:table-cell table:formula="of:=[.C834]-([.C$793]-[.C$1069])/276" office:value-type="float" office:value="31.7304347826087">
            <text:p>31,7304347826</text:p>
          </table:table-cell>
          <table:table-cell table:formula="of:=[.D834]-([.D$793]-[.D$1069])/276" office:value-type="float" office:value="26.7391304347826">
            <text:p>26,7391304348</text:p>
          </table:table-cell>
        </table:table-row>
        <table:table-row table:style-name="ro1">
          <table:table-cell office:value-type="date" office:date-value="2020-06-10">
            <text:p>10.06.2020</text:p>
          </table:table-cell>
          <table:table-cell table:formula="of:=[.B835]-([.B$793]-[.B$1069])/276" office:value-type="float" office:value="93.1909420289852">
            <text:p>93,190942029</text:p>
          </table:table-cell>
          <table:table-cell table:formula="of:=[.C835]-([.C$793]-[.C$1069])/276" office:value-type="float" office:value="31.7311594202899">
            <text:p>31,7311594203</text:p>
          </table:table-cell>
          <table:table-cell table:formula="of:=[.D835]-([.D$793]-[.D$1069])/276" office:value-type="float" office:value="26.7376811594203">
            <text:p>26,7376811594</text:p>
          </table:table-cell>
        </table:table-row>
        <table:table-row table:style-name="ro1">
          <table:table-cell office:value-type="date" office:date-value="2020-06-11">
            <text:p>11.06.2020</text:p>
          </table:table-cell>
          <table:table-cell table:formula="of:=[.B836]-([.B$793]-[.B$1069])/276" office:value-type="float" office:value="93.1884057971011">
            <text:p>93,1884057971</text:p>
          </table:table-cell>
          <table:table-cell table:formula="of:=[.C836]-([.C$793]-[.C$1069])/276" office:value-type="float" office:value="31.731884057971">
            <text:p>31,731884058</text:p>
          </table:table-cell>
          <table:table-cell table:formula="of:=[.D836]-([.D$793]-[.D$1069])/276" office:value-type="float" office:value="26.736231884058">
            <text:p>26,7362318841</text:p>
          </table:table-cell>
        </table:table-row>
        <table:table-row table:style-name="ro1">
          <table:table-cell office:value-type="date" office:date-value="2020-06-12">
            <text:p>12.06.2020</text:p>
          </table:table-cell>
          <table:table-cell table:formula="of:=[.B837]-([.B$793]-[.B$1069])/276" office:value-type="float" office:value="93.1858695652171">
            <text:p>93,1858695652</text:p>
          </table:table-cell>
          <table:table-cell table:formula="of:=[.C837]-([.C$793]-[.C$1069])/276" office:value-type="float" office:value="31.7326086956522">
            <text:p>31,7326086957</text:p>
          </table:table-cell>
          <table:table-cell table:formula="of:=[.D837]-([.D$793]-[.D$1069])/276" office:value-type="float" office:value="26.7347826086957">
            <text:p>26,7347826087</text:p>
          </table:table-cell>
        </table:table-row>
        <table:table-row table:style-name="ro1">
          <table:table-cell office:value-type="date" office:date-value="2020-06-13">
            <text:p>13.06.2020</text:p>
          </table:table-cell>
          <table:table-cell table:formula="of:=[.B838]-([.B$793]-[.B$1069])/276" office:value-type="float" office:value="93.183333333333">
            <text:p>93,1833333333</text:p>
          </table:table-cell>
          <table:table-cell table:formula="of:=[.C838]-([.C$793]-[.C$1069])/276" office:value-type="float" office:value="31.7333333333333">
            <text:p>31,7333333333</text:p>
          </table:table-cell>
          <table:table-cell table:formula="of:=[.D838]-([.D$793]-[.D$1069])/276" office:value-type="float" office:value="26.7333333333333">
            <text:p>26,7333333333</text:p>
          </table:table-cell>
        </table:table-row>
        <table:table-row table:style-name="ro1">
          <table:table-cell office:value-type="date" office:date-value="2020-06-14">
            <text:p>14.06.2020</text:p>
          </table:table-cell>
          <table:table-cell table:formula="of:=[.B839]-([.B$793]-[.B$1069])/276" office:value-type="float" office:value="93.180797101449">
            <text:p>93,1807971014</text:p>
          </table:table-cell>
          <table:table-cell table:formula="of:=[.C839]-([.C$793]-[.C$1069])/276" office:value-type="float" office:value="31.7340579710145">
            <text:p>31,734057971</text:p>
          </table:table-cell>
          <table:table-cell table:formula="of:=[.D839]-([.D$793]-[.D$1069])/276" office:value-type="float" office:value="26.731884057971">
            <text:p>26,731884058</text:p>
          </table:table-cell>
        </table:table-row>
        <table:table-row table:style-name="ro1">
          <table:table-cell office:value-type="date" office:date-value="2020-06-15">
            <text:p>15.06.2020</text:p>
          </table:table-cell>
          <table:table-cell table:formula="of:=[.B840]-([.B$793]-[.B$1069])/276" office:value-type="float" office:value="93.1782608695649">
            <text:p>93,1782608696</text:p>
          </table:table-cell>
          <table:table-cell table:formula="of:=[.C840]-([.C$793]-[.C$1069])/276" office:value-type="float" office:value="31.7347826086956">
            <text:p>31,7347826087</text:p>
          </table:table-cell>
          <table:table-cell table:formula="of:=[.D840]-([.D$793]-[.D$1069])/276" office:value-type="float" office:value="26.7304347826087">
            <text:p>26,7304347826</text:p>
          </table:table-cell>
        </table:table-row>
        <table:table-row table:style-name="ro1">
          <table:table-cell office:value-type="date" office:date-value="2020-06-16">
            <text:p>16.06.2020</text:p>
          </table:table-cell>
          <table:table-cell table:formula="of:=[.B841]-([.B$793]-[.B$1069])/276" office:value-type="float" office:value="93.1757246376808">
            <text:p>93,1757246377</text:p>
          </table:table-cell>
          <table:table-cell table:formula="of:=[.C841]-([.C$793]-[.C$1069])/276" office:value-type="float" office:value="31.7355072463768">
            <text:p>31,7355072464</text:p>
          </table:table-cell>
          <table:table-cell table:formula="of:=[.D841]-([.D$793]-[.D$1069])/276" office:value-type="float" office:value="26.7289855072464">
            <text:p>26,7289855072</text:p>
          </table:table-cell>
        </table:table-row>
        <table:table-row table:style-name="ro1">
          <table:table-cell office:value-type="date" office:date-value="2020-06-17">
            <text:p>17.06.2020</text:p>
          </table:table-cell>
          <table:table-cell table:formula="of:=[.B842]-([.B$793]-[.B$1069])/276" office:value-type="float" office:value="93.1731884057968">
            <text:p>93,1731884058</text:p>
          </table:table-cell>
          <table:table-cell table:formula="of:=[.C842]-([.C$793]-[.C$1069])/276" office:value-type="float" office:value="31.736231884058">
            <text:p>31,7362318841</text:p>
          </table:table-cell>
          <table:table-cell table:formula="of:=[.D842]-([.D$793]-[.D$1069])/276" office:value-type="float" office:value="26.7275362318841">
            <text:p>26,7275362319</text:p>
          </table:table-cell>
        </table:table-row>
        <table:table-row table:style-name="ro1">
          <table:table-cell office:value-type="date" office:date-value="2020-06-18">
            <text:p>18.06.2020</text:p>
          </table:table-cell>
          <table:table-cell table:formula="of:=[.B843]-([.B$793]-[.B$1069])/276" office:value-type="float" office:value="93.1706521739127">
            <text:p>93,1706521739</text:p>
          </table:table-cell>
          <table:table-cell table:formula="of:=[.C843]-([.C$793]-[.C$1069])/276" office:value-type="float" office:value="31.7369565217391">
            <text:p>31,7369565217</text:p>
          </table:table-cell>
          <table:table-cell table:formula="of:=[.D843]-([.D$793]-[.D$1069])/276" office:value-type="float" office:value="26.7260869565217">
            <text:p>26,7260869565</text:p>
          </table:table-cell>
        </table:table-row>
        <table:table-row table:style-name="ro1">
          <table:table-cell office:value-type="date" office:date-value="2020-06-19">
            <text:p>19.06.2020</text:p>
          </table:table-cell>
          <table:table-cell table:formula="of:=[.B844]-([.B$793]-[.B$1069])/276" office:value-type="float" office:value="93.1681159420286">
            <text:p>93,168115942</text:p>
          </table:table-cell>
          <table:table-cell table:formula="of:=[.C844]-([.C$793]-[.C$1069])/276" office:value-type="float" office:value="31.7376811594203">
            <text:p>31,7376811594</text:p>
          </table:table-cell>
          <table:table-cell table:formula="of:=[.D844]-([.D$793]-[.D$1069])/276" office:value-type="float" office:value="26.7246376811594">
            <text:p>26,7246376812</text:p>
          </table:table-cell>
        </table:table-row>
        <table:table-row table:style-name="ro1">
          <table:table-cell office:value-type="date" office:date-value="2020-06-20">
            <text:p>20.06.2020</text:p>
          </table:table-cell>
          <table:table-cell table:formula="of:=[.B845]-([.B$793]-[.B$1069])/276" office:value-type="float" office:value="93.1655797101446">
            <text:p>93,1655797101</text:p>
          </table:table-cell>
          <table:table-cell table:formula="of:=[.C845]-([.C$793]-[.C$1069])/276" office:value-type="float" office:value="31.7384057971014">
            <text:p>31,7384057971</text:p>
          </table:table-cell>
          <table:table-cell table:formula="of:=[.D845]-([.D$793]-[.D$1069])/276" office:value-type="float" office:value="26.7231884057971">
            <text:p>26,7231884058</text:p>
          </table:table-cell>
        </table:table-row>
        <table:table-row table:style-name="ro1">
          <table:table-cell office:value-type="date" office:date-value="2020-06-21">
            <text:p>21.06.2020</text:p>
          </table:table-cell>
          <table:table-cell table:formula="of:=[.B846]-([.B$793]-[.B$1069])/276" office:value-type="float" office:value="93.1630434782605">
            <text:p>93,1630434783</text:p>
          </table:table-cell>
          <table:table-cell table:formula="of:=[.C846]-([.C$793]-[.C$1069])/276" office:value-type="float" office:value="31.7391304347826">
            <text:p>31,7391304348</text:p>
          </table:table-cell>
          <table:table-cell table:formula="of:=[.D846]-([.D$793]-[.D$1069])/276" office:value-type="float" office:value="26.7217391304348">
            <text:p>26,7217391304</text:p>
          </table:table-cell>
        </table:table-row>
        <table:table-row table:style-name="ro1">
          <table:table-cell office:value-type="date" office:date-value="2020-06-22">
            <text:p>22.06.2020</text:p>
          </table:table-cell>
          <table:table-cell table:formula="of:=[.B847]-([.B$793]-[.B$1069])/276" office:value-type="float" office:value="93.1605072463764">
            <text:p>93,1605072464</text:p>
          </table:table-cell>
          <table:table-cell table:formula="of:=[.C847]-([.C$793]-[.C$1069])/276" office:value-type="float" office:value="31.7398550724638">
            <text:p>31,7398550725</text:p>
          </table:table-cell>
          <table:table-cell table:formula="of:=[.D847]-([.D$793]-[.D$1069])/276" office:value-type="float" office:value="26.7202898550725">
            <text:p>26,7202898551</text:p>
          </table:table-cell>
        </table:table-row>
        <table:table-row table:style-name="ro1">
          <table:table-cell office:value-type="date" office:date-value="2020-06-23">
            <text:p>23.06.2020</text:p>
          </table:table-cell>
          <table:table-cell table:formula="of:=[.B848]-([.B$793]-[.B$1069])/276" office:value-type="float" office:value="93.1579710144924">
            <text:p>93,1579710145</text:p>
          </table:table-cell>
          <table:table-cell table:formula="of:=[.C848]-([.C$793]-[.C$1069])/276" office:value-type="float" office:value="31.7405797101449">
            <text:p>31,7405797101</text:p>
          </table:table-cell>
          <table:table-cell table:formula="of:=[.D848]-([.D$793]-[.D$1069])/276" office:value-type="float" office:value="26.7188405797101">
            <text:p>26,7188405797</text:p>
          </table:table-cell>
        </table:table-row>
        <table:table-row table:style-name="ro1">
          <table:table-cell office:value-type="date" office:date-value="2020-06-24">
            <text:p>24.06.2020</text:p>
          </table:table-cell>
          <table:table-cell table:formula="of:=[.B849]-([.B$793]-[.B$1069])/276" office:value-type="float" office:value="93.1554347826083">
            <text:p>93,1554347826</text:p>
          </table:table-cell>
          <table:table-cell table:formula="of:=[.C849]-([.C$793]-[.C$1069])/276" office:value-type="float" office:value="31.7413043478261">
            <text:p>31,7413043478</text:p>
          </table:table-cell>
          <table:table-cell table:formula="of:=[.D849]-([.D$793]-[.D$1069])/276" office:value-type="float" office:value="26.7173913043478">
            <text:p>26,7173913043</text:p>
          </table:table-cell>
        </table:table-row>
        <table:table-row table:style-name="ro1">
          <table:table-cell office:value-type="date" office:date-value="2020-06-25">
            <text:p>25.06.2020</text:p>
          </table:table-cell>
          <table:table-cell table:formula="of:=[.B850]-([.B$793]-[.B$1069])/276" office:value-type="float" office:value="93.1528985507242">
            <text:p>93,1528985507</text:p>
          </table:table-cell>
          <table:table-cell table:formula="of:=[.C850]-([.C$793]-[.C$1069])/276" office:value-type="float" office:value="31.7420289855072">
            <text:p>31,7420289855</text:p>
          </table:table-cell>
          <table:table-cell table:formula="of:=[.D850]-([.D$793]-[.D$1069])/276" office:value-type="float" office:value="26.7159420289855">
            <text:p>26,715942029</text:p>
          </table:table-cell>
        </table:table-row>
        <table:table-row table:style-name="ro1">
          <table:table-cell office:value-type="date" office:date-value="2020-06-26">
            <text:p>26.06.2020</text:p>
          </table:table-cell>
          <table:table-cell table:formula="of:=[.B851]-([.B$793]-[.B$1069])/276" office:value-type="float" office:value="93.1503623188402">
            <text:p>93,1503623188</text:p>
          </table:table-cell>
          <table:table-cell table:formula="of:=[.C851]-([.C$793]-[.C$1069])/276" office:value-type="float" office:value="31.7427536231884">
            <text:p>31,7427536232</text:p>
          </table:table-cell>
          <table:table-cell table:formula="of:=[.D851]-([.D$793]-[.D$1069])/276" office:value-type="float" office:value="26.7144927536232">
            <text:p>26,7144927536</text:p>
          </table:table-cell>
        </table:table-row>
        <table:table-row table:style-name="ro1">
          <table:table-cell office:value-type="date" office:date-value="2020-06-27">
            <text:p>27.06.2020</text:p>
          </table:table-cell>
          <table:table-cell table:formula="of:=[.B852]-([.B$793]-[.B$1069])/276" office:value-type="float" office:value="93.1478260869561">
            <text:p>93,147826087</text:p>
          </table:table-cell>
          <table:table-cell table:formula="of:=[.C852]-([.C$793]-[.C$1069])/276" office:value-type="float" office:value="31.7434782608696">
            <text:p>31,7434782609</text:p>
          </table:table-cell>
          <table:table-cell table:formula="of:=[.D852]-([.D$793]-[.D$1069])/276" office:value-type="float" office:value="26.7130434782609">
            <text:p>26,7130434783</text:p>
          </table:table-cell>
        </table:table-row>
        <table:table-row table:style-name="ro1">
          <table:table-cell office:value-type="date" office:date-value="2020-06-28">
            <text:p>28.06.2020</text:p>
          </table:table-cell>
          <table:table-cell table:formula="of:=[.B853]-([.B$793]-[.B$1069])/276" office:value-type="float" office:value="93.145289855072">
            <text:p>93,1452898551</text:p>
          </table:table-cell>
          <table:table-cell table:formula="of:=[.C853]-([.C$793]-[.C$1069])/276" office:value-type="float" office:value="31.7442028985507">
            <text:p>31,7442028986</text:p>
          </table:table-cell>
          <table:table-cell table:formula="of:=[.D853]-([.D$793]-[.D$1069])/276" office:value-type="float" office:value="26.7115942028986">
            <text:p>26,7115942029</text:p>
          </table:table-cell>
        </table:table-row>
        <table:table-row table:style-name="ro1">
          <table:table-cell office:value-type="date" office:date-value="2020-06-29">
            <text:p>29.06.2020</text:p>
          </table:table-cell>
          <table:table-cell table:formula="of:=[.B854]-([.B$793]-[.B$1069])/276" office:value-type="float" office:value="93.142753623188">
            <text:p>93,1427536232</text:p>
          </table:table-cell>
          <table:table-cell table:formula="of:=[.C854]-([.C$793]-[.C$1069])/276" office:value-type="float" office:value="31.7449275362319">
            <text:p>31,7449275362</text:p>
          </table:table-cell>
          <table:table-cell table:formula="of:=[.D854]-([.D$793]-[.D$1069])/276" office:value-type="float" office:value="26.7101449275362">
            <text:p>26,7101449275</text:p>
          </table:table-cell>
        </table:table-row>
        <table:table-row table:style-name="ro1">
          <table:table-cell office:value-type="date" office:date-value="2020-06-30">
            <text:p>30.06.2020</text:p>
          </table:table-cell>
          <table:table-cell table:formula="of:=[.B855]-([.B$793]-[.B$1069])/276" office:value-type="float" office:value="93.1402173913039">
            <text:p>93,1402173913</text:p>
          </table:table-cell>
          <table:table-cell table:formula="of:=[.C855]-([.C$793]-[.C$1069])/276" office:value-type="float" office:value="31.745652173913">
            <text:p>31,7456521739</text:p>
          </table:table-cell>
          <table:table-cell table:formula="of:=[.D855]-([.D$793]-[.D$1069])/276" office:value-type="float" office:value="26.7086956521739">
            <text:p>26,7086956522</text:p>
          </table:table-cell>
        </table:table-row>
        <table:table-row table:style-name="ro1">
          <table:table-cell office:value-type="date" office:date-value="2020-07-01">
            <text:p>1.07.2020</text:p>
          </table:table-cell>
          <table:table-cell table:formula="of:=[.B856]-([.B$793]-[.B$1069])/276" office:value-type="float" office:value="93.1376811594198">
            <text:p>93,1376811594</text:p>
          </table:table-cell>
          <table:table-cell table:formula="of:=[.C856]-([.C$793]-[.C$1069])/276" office:value-type="float" office:value="31.7463768115942">
            <text:p>31,7463768116</text:p>
          </table:table-cell>
          <table:table-cell table:formula="of:=[.D856]-([.D$793]-[.D$1069])/276" office:value-type="float" office:value="26.7072463768116">
            <text:p>26,7072463768</text:p>
          </table:table-cell>
        </table:table-row>
        <table:table-row table:style-name="ro1">
          <table:table-cell office:value-type="date" office:date-value="2020-07-02">
            <text:p>2.07.2020</text:p>
          </table:table-cell>
          <table:table-cell table:formula="of:=[.B857]-([.B$793]-[.B$1069])/276" office:value-type="float" office:value="93.1351449275358">
            <text:p>93,1351449275</text:p>
          </table:table-cell>
          <table:table-cell table:formula="of:=[.C857]-([.C$793]-[.C$1069])/276" office:value-type="float" office:value="31.7471014492754">
            <text:p>31,7471014493</text:p>
          </table:table-cell>
          <table:table-cell table:formula="of:=[.D857]-([.D$793]-[.D$1069])/276" office:value-type="float" office:value="26.7057971014493">
            <text:p>26,7057971014</text:p>
          </table:table-cell>
        </table:table-row>
        <table:table-row table:style-name="ro1">
          <table:table-cell office:value-type="date" office:date-value="2020-07-03">
            <text:p>3.07.2020</text:p>
          </table:table-cell>
          <table:table-cell table:formula="of:=[.B858]-([.B$793]-[.B$1069])/276" office:value-type="float" office:value="93.1326086956517">
            <text:p>93,1326086957</text:p>
          </table:table-cell>
          <table:table-cell table:formula="of:=[.C858]-([.C$793]-[.C$1069])/276" office:value-type="float" office:value="31.7478260869565">
            <text:p>31,747826087</text:p>
          </table:table-cell>
          <table:table-cell table:formula="of:=[.D858]-([.D$793]-[.D$1069])/276" office:value-type="float" office:value="26.704347826087">
            <text:p>26,7043478261</text:p>
          </table:table-cell>
        </table:table-row>
        <table:table-row table:style-name="ro1">
          <table:table-cell office:value-type="date" office:date-value="2020-07-04">
            <text:p>4.07.2020</text:p>
          </table:table-cell>
          <table:table-cell table:formula="of:=[.B859]-([.B$793]-[.B$1069])/276" office:value-type="float" office:value="93.1300724637677">
            <text:p>93,1300724638</text:p>
          </table:table-cell>
          <table:table-cell table:formula="of:=[.C859]-([.C$793]-[.C$1069])/276" office:value-type="float" office:value="31.7485507246377">
            <text:p>31,7485507246</text:p>
          </table:table-cell>
          <table:table-cell table:formula="of:=[.D859]-([.D$793]-[.D$1069])/276" office:value-type="float" office:value="26.7028985507246">
            <text:p>26,7028985507</text:p>
          </table:table-cell>
        </table:table-row>
        <table:table-row table:style-name="ro1">
          <table:table-cell office:value-type="date" office:date-value="2020-07-05">
            <text:p>5.07.2020</text:p>
          </table:table-cell>
          <table:table-cell table:formula="of:=[.B860]-([.B$793]-[.B$1069])/276" office:value-type="float" office:value="93.1275362318836">
            <text:p>93,1275362319</text:p>
          </table:table-cell>
          <table:table-cell table:formula="of:=[.C860]-([.C$793]-[.C$1069])/276" office:value-type="float" office:value="31.7492753623188">
            <text:p>31,7492753623</text:p>
          </table:table-cell>
          <table:table-cell table:formula="of:=[.D860]-([.D$793]-[.D$1069])/276" office:value-type="float" office:value="26.7014492753623">
            <text:p>26,7014492754</text:p>
          </table:table-cell>
        </table:table-row>
        <table:table-row table:style-name="ro1">
          <table:table-cell office:value-type="date" office:date-value="2020-07-06">
            <text:p>6.07.2020</text:p>
          </table:table-cell>
          <table:table-cell table:formula="of:=[.B861]-([.B$793]-[.B$1069])/276" office:value-type="float" office:value="93.1249999999995">
            <text:p>93,125</text:p>
          </table:table-cell>
          <table:table-cell table:formula="of:=[.C861]-([.C$793]-[.C$1069])/276" office:value-type="float" office:value="31.75">
            <text:p>31,75</text:p>
          </table:table-cell>
          <table:table-cell table:formula="of:=[.D861]-([.D$793]-[.D$1069])/276" office:value-type="float" office:value="26.7">
            <text:p>26,7</text:p>
          </table:table-cell>
        </table:table-row>
        <table:table-row table:style-name="ro1">
          <table:table-cell office:value-type="date" office:date-value="2020-07-07">
            <text:p>7.07.2020</text:p>
          </table:table-cell>
          <table:table-cell table:formula="of:=[.B862]-([.B$793]-[.B$1069])/276" office:value-type="float" office:value="93.1224637681155">
            <text:p>93,1224637681</text:p>
          </table:table-cell>
          <table:table-cell table:formula="of:=[.C862]-([.C$793]-[.C$1069])/276" office:value-type="float" office:value="31.7507246376812">
            <text:p>31,7507246377</text:p>
          </table:table-cell>
          <table:table-cell table:formula="of:=[.D862]-([.D$793]-[.D$1069])/276" office:value-type="float" office:value="26.6985507246377">
            <text:p>26,6985507246</text:p>
          </table:table-cell>
        </table:table-row>
        <table:table-row table:style-name="ro1">
          <table:table-cell office:value-type="date" office:date-value="2020-07-08">
            <text:p>8.07.2020</text:p>
          </table:table-cell>
          <table:table-cell table:formula="of:=[.B863]-([.B$793]-[.B$1069])/276" office:value-type="float" office:value="93.1199275362314">
            <text:p>93,1199275362</text:p>
          </table:table-cell>
          <table:table-cell table:formula="of:=[.C863]-([.C$793]-[.C$1069])/276" office:value-type="float" office:value="31.7514492753623">
            <text:p>31,7514492754</text:p>
          </table:table-cell>
          <table:table-cell table:formula="of:=[.D863]-([.D$793]-[.D$1069])/276" office:value-type="float" office:value="26.6971014492754">
            <text:p>26,6971014493</text:p>
          </table:table-cell>
        </table:table-row>
        <table:table-row table:style-name="ro1">
          <table:table-cell office:value-type="date" office:date-value="2020-07-09">
            <text:p>9.07.2020</text:p>
          </table:table-cell>
          <table:table-cell table:formula="of:=[.B864]-([.B$793]-[.B$1069])/276" office:value-type="float" office:value="93.1173913043473">
            <text:p>93,1173913043</text:p>
          </table:table-cell>
          <table:table-cell table:formula="of:=[.C864]-([.C$793]-[.C$1069])/276" office:value-type="float" office:value="31.7521739130435">
            <text:p>31,752173913</text:p>
          </table:table-cell>
          <table:table-cell table:formula="of:=[.D864]-([.D$793]-[.D$1069])/276" office:value-type="float" office:value="26.695652173913">
            <text:p>26,6956521739</text:p>
          </table:table-cell>
        </table:table-row>
        <table:table-row table:style-name="ro1">
          <table:table-cell office:value-type="date" office:date-value="2020-07-10">
            <text:p>10.07.2020</text:p>
          </table:table-cell>
          <table:table-cell table:formula="of:=[.B865]-([.B$793]-[.B$1069])/276" office:value-type="float" office:value="93.1148550724633">
            <text:p>93,1148550725</text:p>
          </table:table-cell>
          <table:table-cell table:formula="of:=[.C865]-([.C$793]-[.C$1069])/276" office:value-type="float" office:value="31.7528985507246">
            <text:p>31,7528985507</text:p>
          </table:table-cell>
          <table:table-cell table:formula="of:=[.D865]-([.D$793]-[.D$1069])/276" office:value-type="float" office:value="26.6942028985507">
            <text:p>26,6942028986</text:p>
          </table:table-cell>
        </table:table-row>
        <table:table-row table:style-name="ro1">
          <table:table-cell office:value-type="date" office:date-value="2020-07-11">
            <text:p>11.07.2020</text:p>
          </table:table-cell>
          <table:table-cell table:formula="of:=[.B866]-([.B$793]-[.B$1069])/276" office:value-type="float" office:value="93.1123188405792">
            <text:p>93,1123188406</text:p>
          </table:table-cell>
          <table:table-cell table:formula="of:=[.C866]-([.C$793]-[.C$1069])/276" office:value-type="float" office:value="31.7536231884058">
            <text:p>31,7536231884</text:p>
          </table:table-cell>
          <table:table-cell table:formula="of:=[.D866]-([.D$793]-[.D$1069])/276" office:value-type="float" office:value="26.6927536231884">
            <text:p>26,6927536232</text:p>
          </table:table-cell>
        </table:table-row>
        <table:table-row table:style-name="ro1">
          <table:table-cell office:value-type="date" office:date-value="2020-07-12">
            <text:p>12.07.2020</text:p>
          </table:table-cell>
          <table:table-cell table:formula="of:=[.B867]-([.B$793]-[.B$1069])/276" office:value-type="float" office:value="93.1097826086951">
            <text:p>93,1097826087</text:p>
          </table:table-cell>
          <table:table-cell table:formula="of:=[.C867]-([.C$793]-[.C$1069])/276" office:value-type="float" office:value="31.754347826087">
            <text:p>31,7543478261</text:p>
          </table:table-cell>
          <table:table-cell table:formula="of:=[.D867]-([.D$793]-[.D$1069])/276" office:value-type="float" office:value="26.6913043478261">
            <text:p>26,6913043478</text:p>
          </table:table-cell>
        </table:table-row>
        <table:table-row table:style-name="ro1">
          <table:table-cell office:value-type="date" office:date-value="2020-07-13">
            <text:p>13.07.2020</text:p>
          </table:table-cell>
          <table:table-cell table:formula="of:=[.B868]-([.B$793]-[.B$1069])/276" office:value-type="float" office:value="93.1072463768111">
            <text:p>93,1072463768</text:p>
          </table:table-cell>
          <table:table-cell table:formula="of:=[.C868]-([.C$793]-[.C$1069])/276" office:value-type="float" office:value="31.7550724637681">
            <text:p>31,7550724638</text:p>
          </table:table-cell>
          <table:table-cell table:formula="of:=[.D868]-([.D$793]-[.D$1069])/276" office:value-type="float" office:value="26.6898550724638">
            <text:p>26,6898550725</text:p>
          </table:table-cell>
        </table:table-row>
        <table:table-row table:style-name="ro1">
          <table:table-cell office:value-type="date" office:date-value="2020-07-14">
            <text:p>14.07.2020</text:p>
          </table:table-cell>
          <table:table-cell table:formula="of:=[.B869]-([.B$793]-[.B$1069])/276" office:value-type="float" office:value="93.104710144927">
            <text:p>93,1047101449</text:p>
          </table:table-cell>
          <table:table-cell table:formula="of:=[.C869]-([.C$793]-[.C$1069])/276" office:value-type="float" office:value="31.7557971014493">
            <text:p>31,7557971014</text:p>
          </table:table-cell>
          <table:table-cell table:formula="of:=[.D869]-([.D$793]-[.D$1069])/276" office:value-type="float" office:value="26.6884057971015">
            <text:p>26,6884057971</text:p>
          </table:table-cell>
        </table:table-row>
        <table:table-row table:style-name="ro1">
          <table:table-cell office:value-type="date" office:date-value="2020-07-15">
            <text:p>15.07.2020</text:p>
          </table:table-cell>
          <table:table-cell table:formula="of:=[.B870]-([.B$793]-[.B$1069])/276" office:value-type="float" office:value="93.1021739130429">
            <text:p>93,102173913</text:p>
          </table:table-cell>
          <table:table-cell table:formula="of:=[.C870]-([.C$793]-[.C$1069])/276" office:value-type="float" office:value="31.7565217391304">
            <text:p>31,7565217391</text:p>
          </table:table-cell>
          <table:table-cell table:formula="of:=[.D870]-([.D$793]-[.D$1069])/276" office:value-type="float" office:value="26.6869565217391">
            <text:p>26,6869565217</text:p>
          </table:table-cell>
        </table:table-row>
        <table:table-row table:style-name="ro1">
          <table:table-cell office:value-type="date" office:date-value="2020-07-16">
            <text:p>16.07.2020</text:p>
          </table:table-cell>
          <table:table-cell table:formula="of:=[.B871]-([.B$793]-[.B$1069])/276" office:value-type="float" office:value="93.0996376811589">
            <text:p>93,0996376812</text:p>
          </table:table-cell>
          <table:table-cell table:formula="of:=[.C871]-([.C$793]-[.C$1069])/276" office:value-type="float" office:value="31.7572463768116">
            <text:p>31,7572463768</text:p>
          </table:table-cell>
          <table:table-cell table:formula="of:=[.D871]-([.D$793]-[.D$1069])/276" office:value-type="float" office:value="26.6855072463768">
            <text:p>26,6855072464</text:p>
          </table:table-cell>
        </table:table-row>
        <table:table-row table:style-name="ro1">
          <table:table-cell office:value-type="date" office:date-value="2020-07-17">
            <text:p>17.07.2020</text:p>
          </table:table-cell>
          <table:table-cell table:formula="of:=[.B872]-([.B$793]-[.B$1069])/276" office:value-type="float" office:value="93.0971014492748">
            <text:p>93,0971014493</text:p>
          </table:table-cell>
          <table:table-cell table:formula="of:=[.C872]-([.C$793]-[.C$1069])/276" office:value-type="float" office:value="31.7579710144927">
            <text:p>31,7579710145</text:p>
          </table:table-cell>
          <table:table-cell table:formula="of:=[.D872]-([.D$793]-[.D$1069])/276" office:value-type="float" office:value="26.6840579710145">
            <text:p>26,684057971</text:p>
          </table:table-cell>
        </table:table-row>
        <table:table-row table:style-name="ro1">
          <table:table-cell office:value-type="date" office:date-value="2020-07-18">
            <text:p>18.07.2020</text:p>
          </table:table-cell>
          <table:table-cell table:formula="of:=[.B873]-([.B$793]-[.B$1069])/276" office:value-type="float" office:value="93.0945652173907">
            <text:p>93,0945652174</text:p>
          </table:table-cell>
          <table:table-cell table:formula="of:=[.C873]-([.C$793]-[.C$1069])/276" office:value-type="float" office:value="31.7586956521739">
            <text:p>31,7586956522</text:p>
          </table:table-cell>
          <table:table-cell table:formula="of:=[.D873]-([.D$793]-[.D$1069])/276" office:value-type="float" office:value="26.6826086956522">
            <text:p>26,6826086957</text:p>
          </table:table-cell>
        </table:table-row>
        <table:table-row table:style-name="ro1">
          <table:table-cell office:value-type="date" office:date-value="2020-07-19">
            <text:p>19.07.2020</text:p>
          </table:table-cell>
          <table:table-cell table:formula="of:=[.B874]-([.B$793]-[.B$1069])/276" office:value-type="float" office:value="93.0920289855067">
            <text:p>93,0920289855</text:p>
          </table:table-cell>
          <table:table-cell table:formula="of:=[.C874]-([.C$793]-[.C$1069])/276" office:value-type="float" office:value="31.7594202898551">
            <text:p>31,7594202899</text:p>
          </table:table-cell>
          <table:table-cell table:formula="of:=[.D874]-([.D$793]-[.D$1069])/276" office:value-type="float" office:value="26.6811594202899">
            <text:p>26,6811594203</text:p>
          </table:table-cell>
        </table:table-row>
        <table:table-row table:style-name="ro1">
          <table:table-cell office:value-type="date" office:date-value="2020-07-20">
            <text:p>20.07.2020</text:p>
          </table:table-cell>
          <table:table-cell table:formula="of:=[.B875]-([.B$793]-[.B$1069])/276" office:value-type="float" office:value="93.0894927536226">
            <text:p>93,0894927536</text:p>
          </table:table-cell>
          <table:table-cell table:formula="of:=[.C875]-([.C$793]-[.C$1069])/276" office:value-type="float" office:value="31.7601449275362">
            <text:p>31,7601449275</text:p>
          </table:table-cell>
          <table:table-cell table:formula="of:=[.D875]-([.D$793]-[.D$1069])/276" office:value-type="float" office:value="26.6797101449275">
            <text:p>26,6797101449</text:p>
          </table:table-cell>
        </table:table-row>
        <table:table-row table:style-name="ro1">
          <table:table-cell office:value-type="date" office:date-value="2020-07-21">
            <text:p>21.07.2020</text:p>
          </table:table-cell>
          <table:table-cell table:formula="of:=[.B876]-([.B$793]-[.B$1069])/276" office:value-type="float" office:value="93.0869565217385">
            <text:p>93,0869565217</text:p>
          </table:table-cell>
          <table:table-cell table:formula="of:=[.C876]-([.C$793]-[.C$1069])/276" office:value-type="float" office:value="31.7608695652174">
            <text:p>31,7608695652</text:p>
          </table:table-cell>
          <table:table-cell table:formula="of:=[.D876]-([.D$793]-[.D$1069])/276" office:value-type="float" office:value="26.6782608695652">
            <text:p>26,6782608696</text:p>
          </table:table-cell>
        </table:table-row>
        <table:table-row table:style-name="ro1">
          <table:table-cell office:value-type="date" office:date-value="2020-07-22">
            <text:p>22.07.2020</text:p>
          </table:table-cell>
          <table:table-cell table:formula="of:=[.B877]-([.B$793]-[.B$1069])/276" office:value-type="float" office:value="93.0844202898545">
            <text:p>93,0844202899</text:p>
          </table:table-cell>
          <table:table-cell table:formula="of:=[.C877]-([.C$793]-[.C$1069])/276" office:value-type="float" office:value="31.7615942028985">
            <text:p>31,7615942029</text:p>
          </table:table-cell>
          <table:table-cell table:formula="of:=[.D877]-([.D$793]-[.D$1069])/276" office:value-type="float" office:value="26.6768115942029">
            <text:p>26,6768115942</text:p>
          </table:table-cell>
        </table:table-row>
        <table:table-row table:style-name="ro1">
          <table:table-cell office:value-type="date" office:date-value="2020-07-23">
            <text:p>23.07.2020</text:p>
          </table:table-cell>
          <table:table-cell table:formula="of:=[.B878]-([.B$793]-[.B$1069])/276" office:value-type="float" office:value="93.0818840579704">
            <text:p>93,081884058</text:p>
          </table:table-cell>
          <table:table-cell table:formula="of:=[.C878]-([.C$793]-[.C$1069])/276" office:value-type="float" office:value="31.7623188405797">
            <text:p>31,7623188406</text:p>
          </table:table-cell>
          <table:table-cell table:formula="of:=[.D878]-([.D$793]-[.D$1069])/276" office:value-type="float" office:value="26.6753623188406">
            <text:p>26,6753623188</text:p>
          </table:table-cell>
        </table:table-row>
        <table:table-row table:style-name="ro1">
          <table:table-cell office:value-type="date" office:date-value="2020-07-24">
            <text:p>24.07.2020</text:p>
          </table:table-cell>
          <table:table-cell table:formula="of:=[.B879]-([.B$793]-[.B$1069])/276" office:value-type="float" office:value="93.0793478260864">
            <text:p>93,0793478261</text:p>
          </table:table-cell>
          <table:table-cell table:formula="of:=[.C879]-([.C$793]-[.C$1069])/276" office:value-type="float" office:value="31.7630434782609">
            <text:p>31,7630434783</text:p>
          </table:table-cell>
          <table:table-cell table:formula="of:=[.D879]-([.D$793]-[.D$1069])/276" office:value-type="float" office:value="26.6739130434783">
            <text:p>26,6739130435</text:p>
          </table:table-cell>
        </table:table-row>
        <table:table-row table:style-name="ro1">
          <table:table-cell office:value-type="date" office:date-value="2020-07-25">
            <text:p>25.07.2020</text:p>
          </table:table-cell>
          <table:table-cell table:formula="of:=[.B880]-([.B$793]-[.B$1069])/276" office:value-type="float" office:value="93.0768115942023">
            <text:p>93,0768115942</text:p>
          </table:table-cell>
          <table:table-cell table:formula="of:=[.C880]-([.C$793]-[.C$1069])/276" office:value-type="float" office:value="31.763768115942">
            <text:p>31,7637681159</text:p>
          </table:table-cell>
          <table:table-cell table:formula="of:=[.D880]-([.D$793]-[.D$1069])/276" office:value-type="float" office:value="26.6724637681159">
            <text:p>26,6724637681</text:p>
          </table:table-cell>
        </table:table-row>
        <table:table-row table:style-name="ro1">
          <table:table-cell office:value-type="date" office:date-value="2020-07-26">
            <text:p>26.07.2020</text:p>
          </table:table-cell>
          <table:table-cell table:formula="of:=[.B881]-([.B$793]-[.B$1069])/276" office:value-type="float" office:value="93.0742753623182">
            <text:p>93,0742753623</text:p>
          </table:table-cell>
          <table:table-cell table:formula="of:=[.C881]-([.C$793]-[.C$1069])/276" office:value-type="float" office:value="31.7644927536232">
            <text:p>31,7644927536</text:p>
          </table:table-cell>
          <table:table-cell table:formula="of:=[.D881]-([.D$793]-[.D$1069])/276" office:value-type="float" office:value="26.6710144927536">
            <text:p>26,6710144928</text:p>
          </table:table-cell>
        </table:table-row>
        <table:table-row table:style-name="ro1">
          <table:table-cell office:value-type="date" office:date-value="2020-07-27">
            <text:p>27.07.2020</text:p>
          </table:table-cell>
          <table:table-cell table:formula="of:=[.B882]-([.B$793]-[.B$1069])/276" office:value-type="float" office:value="93.0717391304342">
            <text:p>93,0717391304</text:p>
          </table:table-cell>
          <table:table-cell table:formula="of:=[.C882]-([.C$793]-[.C$1069])/276" office:value-type="float" office:value="31.7652173913043">
            <text:p>31,7652173913</text:p>
          </table:table-cell>
          <table:table-cell table:formula="of:=[.D882]-([.D$793]-[.D$1069])/276" office:value-type="float" office:value="26.6695652173913">
            <text:p>26,6695652174</text:p>
          </table:table-cell>
        </table:table-row>
        <table:table-row table:style-name="ro1">
          <table:table-cell office:value-type="date" office:date-value="2020-07-28">
            <text:p>28.07.2020</text:p>
          </table:table-cell>
          <table:table-cell table:formula="of:=[.B883]-([.B$793]-[.B$1069])/276" office:value-type="float" office:value="93.0692028985501">
            <text:p>93,0692028986</text:p>
          </table:table-cell>
          <table:table-cell table:formula="of:=[.C883]-([.C$793]-[.C$1069])/276" office:value-type="float" office:value="31.7659420289855">
            <text:p>31,765942029</text:p>
          </table:table-cell>
          <table:table-cell table:formula="of:=[.D883]-([.D$793]-[.D$1069])/276" office:value-type="float" office:value="26.668115942029">
            <text:p>26,668115942</text:p>
          </table:table-cell>
        </table:table-row>
        <table:table-row table:style-name="ro1">
          <table:table-cell office:value-type="date" office:date-value="2020-07-29">
            <text:p>29.07.2020</text:p>
          </table:table-cell>
          <table:table-cell table:formula="of:=[.B884]-([.B$793]-[.B$1069])/276" office:value-type="float" office:value="93.066666666666">
            <text:p>93,0666666667</text:p>
          </table:table-cell>
          <table:table-cell table:formula="of:=[.C884]-([.C$793]-[.C$1069])/276" office:value-type="float" office:value="31.7666666666667">
            <text:p>31,7666666667</text:p>
          </table:table-cell>
          <table:table-cell table:formula="of:=[.D884]-([.D$793]-[.D$1069])/276" office:value-type="float" office:value="26.6666666666667">
            <text:p>26,6666666667</text:p>
          </table:table-cell>
        </table:table-row>
        <table:table-row table:style-name="ro1">
          <table:table-cell office:value-type="date" office:date-value="2020-07-30">
            <text:p>30.07.2020</text:p>
          </table:table-cell>
          <table:table-cell table:formula="of:=[.B885]-([.B$793]-[.B$1069])/276" office:value-type="float" office:value="93.064130434782">
            <text:p>93,0641304348</text:p>
          </table:table-cell>
          <table:table-cell table:formula="of:=[.C885]-([.C$793]-[.C$1069])/276" office:value-type="float" office:value="31.7673913043478">
            <text:p>31,7673913043</text:p>
          </table:table-cell>
          <table:table-cell table:formula="of:=[.D885]-([.D$793]-[.D$1069])/276" office:value-type="float" office:value="26.6652173913044">
            <text:p>26,6652173913</text:p>
          </table:table-cell>
        </table:table-row>
        <table:table-row table:style-name="ro1">
          <table:table-cell office:value-type="date" office:date-value="2020-07-31">
            <text:p>31.07.2020</text:p>
          </table:table-cell>
          <table:table-cell table:formula="of:=[.B886]-([.B$793]-[.B$1069])/276" office:value-type="float" office:value="93.0615942028979">
            <text:p>93,0615942029</text:p>
          </table:table-cell>
          <table:table-cell table:formula="of:=[.C886]-([.C$793]-[.C$1069])/276" office:value-type="float" office:value="31.768115942029">
            <text:p>31,768115942</text:p>
          </table:table-cell>
          <table:table-cell table:formula="of:=[.D886]-([.D$793]-[.D$1069])/276" office:value-type="float" office:value="26.663768115942">
            <text:p>26,6637681159</text:p>
          </table:table-cell>
        </table:table-row>
        <table:table-row table:style-name="ro1">
          <table:table-cell office:value-type="date" office:date-value="2020-08-01">
            <text:p>1.08.2020</text:p>
          </table:table-cell>
          <table:table-cell table:formula="of:=[.B887]-([.B$793]-[.B$1069])/276" office:value-type="float" office:value="93.0590579710138">
            <text:p>93,059057971</text:p>
          </table:table-cell>
          <table:table-cell table:formula="of:=[.C887]-([.C$793]-[.C$1069])/276" office:value-type="float" office:value="31.7688405797101">
            <text:p>31,7688405797</text:p>
          </table:table-cell>
          <table:table-cell table:formula="of:=[.D887]-([.D$793]-[.D$1069])/276" office:value-type="float" office:value="26.6623188405797">
            <text:p>26,6623188406</text:p>
          </table:table-cell>
        </table:table-row>
        <table:table-row table:style-name="ro1">
          <table:table-cell office:value-type="date" office:date-value="2020-08-02">
            <text:p>2.08.2020</text:p>
          </table:table-cell>
          <table:table-cell table:formula="of:=[.B888]-([.B$793]-[.B$1069])/276" office:value-type="float" office:value="93.0565217391298">
            <text:p>93,0565217391</text:p>
          </table:table-cell>
          <table:table-cell table:formula="of:=[.C888]-([.C$793]-[.C$1069])/276" office:value-type="float" office:value="31.7695652173913">
            <text:p>31,7695652174</text:p>
          </table:table-cell>
          <table:table-cell table:formula="of:=[.D888]-([.D$793]-[.D$1069])/276" office:value-type="float" office:value="26.6608695652174">
            <text:p>26,6608695652</text:p>
          </table:table-cell>
        </table:table-row>
        <table:table-row table:style-name="ro1">
          <table:table-cell office:value-type="date" office:date-value="2020-08-03">
            <text:p>3.08.2020</text:p>
          </table:table-cell>
          <table:table-cell table:formula="of:=[.B889]-([.B$793]-[.B$1069])/276" office:value-type="float" office:value="93.0539855072457">
            <text:p>93,0539855072</text:p>
          </table:table-cell>
          <table:table-cell table:formula="of:=[.C889]-([.C$793]-[.C$1069])/276" office:value-type="float" office:value="31.7702898550725">
            <text:p>31,7702898551</text:p>
          </table:table-cell>
          <table:table-cell table:formula="of:=[.D889]-([.D$793]-[.D$1069])/276" office:value-type="float" office:value="26.6594202898551">
            <text:p>26,6594202899</text:p>
          </table:table-cell>
        </table:table-row>
        <table:table-row table:style-name="ro1">
          <table:table-cell office:value-type="date" office:date-value="2020-08-04">
            <text:p>4.08.2020</text:p>
          </table:table-cell>
          <table:table-cell table:formula="of:=[.B890]-([.B$793]-[.B$1069])/276" office:value-type="float" office:value="93.0514492753616">
            <text:p>93,0514492754</text:p>
          </table:table-cell>
          <table:table-cell table:formula="of:=[.C890]-([.C$793]-[.C$1069])/276" office:value-type="float" office:value="31.7710144927536">
            <text:p>31,7710144928</text:p>
          </table:table-cell>
          <table:table-cell table:formula="of:=[.D890]-([.D$793]-[.D$1069])/276" office:value-type="float" office:value="26.6579710144928">
            <text:p>26,6579710145</text:p>
          </table:table-cell>
        </table:table-row>
        <table:table-row table:style-name="ro1">
          <table:table-cell office:value-type="date" office:date-value="2020-08-05">
            <text:p>5.08.2020</text:p>
          </table:table-cell>
          <table:table-cell table:formula="of:=[.B891]-([.B$793]-[.B$1069])/276" office:value-type="float" office:value="93.0489130434776">
            <text:p>93,0489130435</text:p>
          </table:table-cell>
          <table:table-cell table:formula="of:=[.C891]-([.C$793]-[.C$1069])/276" office:value-type="float" office:value="31.7717391304348">
            <text:p>31,7717391304</text:p>
          </table:table-cell>
          <table:table-cell table:formula="of:=[.D891]-([.D$793]-[.D$1069])/276" office:value-type="float" office:value="26.6565217391304">
            <text:p>26,6565217391</text:p>
          </table:table-cell>
        </table:table-row>
        <table:table-row table:style-name="ro1">
          <table:table-cell office:value-type="date" office:date-value="2020-08-06">
            <text:p>6.08.2020</text:p>
          </table:table-cell>
          <table:table-cell table:formula="of:=[.B892]-([.B$793]-[.B$1069])/276" office:value-type="float" office:value="93.0463768115935">
            <text:p>93,0463768116</text:p>
          </table:table-cell>
          <table:table-cell table:formula="of:=[.C892]-([.C$793]-[.C$1069])/276" office:value-type="float" office:value="31.7724637681159">
            <text:p>31,7724637681</text:p>
          </table:table-cell>
          <table:table-cell table:formula="of:=[.D892]-([.D$793]-[.D$1069])/276" office:value-type="float" office:value="26.6550724637681">
            <text:p>26,6550724638</text:p>
          </table:table-cell>
        </table:table-row>
        <table:table-row table:style-name="ro1">
          <table:table-cell office:value-type="date" office:date-value="2020-08-07">
            <text:p>7.08.2020</text:p>
          </table:table-cell>
          <table:table-cell table:formula="of:=[.B893]-([.B$793]-[.B$1069])/276" office:value-type="float" office:value="93.0438405797094">
            <text:p>93,0438405797</text:p>
          </table:table-cell>
          <table:table-cell table:formula="of:=[.C893]-([.C$793]-[.C$1069])/276" office:value-type="float" office:value="31.7731884057971">
            <text:p>31,7731884058</text:p>
          </table:table-cell>
          <table:table-cell table:formula="of:=[.D893]-([.D$793]-[.D$1069])/276" office:value-type="float" office:value="26.6536231884058">
            <text:p>26,6536231884</text:p>
          </table:table-cell>
        </table:table-row>
        <table:table-row table:style-name="ro1">
          <table:table-cell office:value-type="date" office:date-value="2020-08-08">
            <text:p>8.08.2020</text:p>
          </table:table-cell>
          <table:table-cell table:formula="of:=[.B894]-([.B$793]-[.B$1069])/276" office:value-type="float" office:value="93.0413043478254">
            <text:p>93,0413043478</text:p>
          </table:table-cell>
          <table:table-cell table:formula="of:=[.C894]-([.C$793]-[.C$1069])/276" office:value-type="float" office:value="31.7739130434783">
            <text:p>31,7739130435</text:p>
          </table:table-cell>
          <table:table-cell table:formula="of:=[.D894]-([.D$793]-[.D$1069])/276" office:value-type="float" office:value="26.6521739130435">
            <text:p>26,652173913</text:p>
          </table:table-cell>
        </table:table-row>
        <table:table-row table:style-name="ro1">
          <table:table-cell office:value-type="date" office:date-value="2020-08-09">
            <text:p>9.08.2020</text:p>
          </table:table-cell>
          <table:table-cell table:formula="of:=[.B895]-([.B$793]-[.B$1069])/276" office:value-type="float" office:value="93.0387681159413">
            <text:p>93,0387681159</text:p>
          </table:table-cell>
          <table:table-cell table:formula="of:=[.C895]-([.C$793]-[.C$1069])/276" office:value-type="float" office:value="31.7746376811594">
            <text:p>31,7746376812</text:p>
          </table:table-cell>
          <table:table-cell table:formula="of:=[.D895]-([.D$793]-[.D$1069])/276" office:value-type="float" office:value="26.6507246376812">
            <text:p>26,6507246377</text:p>
          </table:table-cell>
        </table:table-row>
        <table:table-row table:style-name="ro1">
          <table:table-cell office:value-type="date" office:date-value="2020-08-10">
            <text:p>10.08.2020</text:p>
          </table:table-cell>
          <table:table-cell table:formula="of:=[.B896]-([.B$793]-[.B$1069])/276" office:value-type="float" office:value="93.0362318840573">
            <text:p>93,0362318841</text:p>
          </table:table-cell>
          <table:table-cell table:formula="of:=[.C896]-([.C$793]-[.C$1069])/276" office:value-type="float" office:value="31.7753623188406">
            <text:p>31,7753623188</text:p>
          </table:table-cell>
          <table:table-cell table:formula="of:=[.D896]-([.D$793]-[.D$1069])/276" office:value-type="float" office:value="26.6492753623189">
            <text:p>26,6492753623</text:p>
          </table:table-cell>
        </table:table-row>
        <table:table-row table:style-name="ro1">
          <table:table-cell office:value-type="date" office:date-value="2020-08-11">
            <text:p>11.08.2020</text:p>
          </table:table-cell>
          <table:table-cell table:formula="of:=[.B897]-([.B$793]-[.B$1069])/276" office:value-type="float" office:value="93.0336956521732">
            <text:p>93,0336956522</text:p>
          </table:table-cell>
          <table:table-cell table:formula="of:=[.C897]-([.C$793]-[.C$1069])/276" office:value-type="float" office:value="31.7760869565217">
            <text:p>31,7760869565</text:p>
          </table:table-cell>
          <table:table-cell table:formula="of:=[.D897]-([.D$793]-[.D$1069])/276" office:value-type="float" office:value="26.6478260869565">
            <text:p>26,647826087</text:p>
          </table:table-cell>
        </table:table-row>
        <table:table-row table:style-name="ro1">
          <table:table-cell office:value-type="date" office:date-value="2020-08-12">
            <text:p>12.08.2020</text:p>
          </table:table-cell>
          <table:table-cell table:formula="of:=[.B898]-([.B$793]-[.B$1069])/276" office:value-type="float" office:value="93.0311594202891">
            <text:p>93,0311594203</text:p>
          </table:table-cell>
          <table:table-cell table:formula="of:=[.C898]-([.C$793]-[.C$1069])/276" office:value-type="float" office:value="31.7768115942029">
            <text:p>31,7768115942</text:p>
          </table:table-cell>
          <table:table-cell table:formula="of:=[.D898]-([.D$793]-[.D$1069])/276" office:value-type="float" office:value="26.6463768115942">
            <text:p>26,6463768116</text:p>
          </table:table-cell>
        </table:table-row>
        <table:table-row table:style-name="ro1">
          <table:table-cell office:value-type="date" office:date-value="2020-08-13">
            <text:p>13.08.2020</text:p>
          </table:table-cell>
          <table:table-cell table:formula="of:=[.B899]-([.B$793]-[.B$1069])/276" office:value-type="float" office:value="93.0286231884051">
            <text:p>93,0286231884</text:p>
          </table:table-cell>
          <table:table-cell table:formula="of:=[.C899]-([.C$793]-[.C$1069])/276" office:value-type="float" office:value="31.7775362318841">
            <text:p>31,7775362319</text:p>
          </table:table-cell>
          <table:table-cell table:formula="of:=[.D899]-([.D$793]-[.D$1069])/276" office:value-type="float" office:value="26.6449275362319">
            <text:p>26,6449275362</text:p>
          </table:table-cell>
        </table:table-row>
        <table:table-row table:style-name="ro1">
          <table:table-cell office:value-type="date" office:date-value="2020-08-14">
            <text:p>14.08.2020</text:p>
          </table:table-cell>
          <table:table-cell table:formula="of:=[.B900]-([.B$793]-[.B$1069])/276" office:value-type="float" office:value="93.026086956521">
            <text:p>93,0260869565</text:p>
          </table:table-cell>
          <table:table-cell table:formula="of:=[.C900]-([.C$793]-[.C$1069])/276" office:value-type="float" office:value="31.7782608695652">
            <text:p>31,7782608696</text:p>
          </table:table-cell>
          <table:table-cell table:formula="of:=[.D900]-([.D$793]-[.D$1069])/276" office:value-type="float" office:value="26.6434782608696">
            <text:p>26,6434782609</text:p>
          </table:table-cell>
        </table:table-row>
        <table:table-row table:style-name="ro1">
          <table:table-cell office:value-type="date" office:date-value="2020-08-15">
            <text:p>15.08.2020</text:p>
          </table:table-cell>
          <table:table-cell table:formula="of:=[.B901]-([.B$793]-[.B$1069])/276" office:value-type="float" office:value="93.0235507246369">
            <text:p>93,0235507246</text:p>
          </table:table-cell>
          <table:table-cell table:formula="of:=[.C901]-([.C$793]-[.C$1069])/276" office:value-type="float" office:value="31.7789855072464">
            <text:p>31,7789855072</text:p>
          </table:table-cell>
          <table:table-cell table:formula="of:=[.D901]-([.D$793]-[.D$1069])/276" office:value-type="float" office:value="26.6420289855073">
            <text:p>26,6420289855</text:p>
          </table:table-cell>
        </table:table-row>
        <table:table-row table:style-name="ro1">
          <table:table-cell office:value-type="date" office:date-value="2020-08-16">
            <text:p>16.08.2020</text:p>
          </table:table-cell>
          <table:table-cell table:formula="of:=[.B902]-([.B$793]-[.B$1069])/276" office:value-type="float" office:value="93.0210144927529">
            <text:p>93,0210144928</text:p>
          </table:table-cell>
          <table:table-cell table:formula="of:=[.C902]-([.C$793]-[.C$1069])/276" office:value-type="float" office:value="31.7797101449275">
            <text:p>31,7797101449</text:p>
          </table:table-cell>
          <table:table-cell table:formula="of:=[.D902]-([.D$793]-[.D$1069])/276" office:value-type="float" office:value="26.6405797101449">
            <text:p>26,6405797101</text:p>
          </table:table-cell>
        </table:table-row>
        <table:table-row table:style-name="ro1">
          <table:table-cell office:value-type="date" office:date-value="2020-08-17">
            <text:p>17.08.2020</text:p>
          </table:table-cell>
          <table:table-cell table:formula="of:=[.B903]-([.B$793]-[.B$1069])/276" office:value-type="float" office:value="93.0184782608688">
            <text:p>93,0184782609</text:p>
          </table:table-cell>
          <table:table-cell table:formula="of:=[.C903]-([.C$793]-[.C$1069])/276" office:value-type="float" office:value="31.7804347826087">
            <text:p>31,7804347826</text:p>
          </table:table-cell>
          <table:table-cell table:formula="of:=[.D903]-([.D$793]-[.D$1069])/276" office:value-type="float" office:value="26.6391304347826">
            <text:p>26,6391304348</text:p>
          </table:table-cell>
        </table:table-row>
        <table:table-row table:style-name="ro1">
          <table:table-cell office:value-type="date" office:date-value="2020-08-18">
            <text:p>18.08.2020</text:p>
          </table:table-cell>
          <table:table-cell table:formula="of:=[.B904]-([.B$793]-[.B$1069])/276" office:value-type="float" office:value="93.0159420289847">
            <text:p>93,015942029</text:p>
          </table:table-cell>
          <table:table-cell table:formula="of:=[.C904]-([.C$793]-[.C$1069])/276" office:value-type="float" office:value="31.7811594202898">
            <text:p>31,7811594203</text:p>
          </table:table-cell>
          <table:table-cell table:formula="of:=[.D904]-([.D$793]-[.D$1069])/276" office:value-type="float" office:value="26.6376811594203">
            <text:p>26,6376811594</text:p>
          </table:table-cell>
        </table:table-row>
        <table:table-row table:style-name="ro1">
          <table:table-cell office:value-type="date" office:date-value="2020-08-19">
            <text:p>19.08.2020</text:p>
          </table:table-cell>
          <table:table-cell table:formula="of:=[.B905]-([.B$793]-[.B$1069])/276" office:value-type="float" office:value="93.0134057971007">
            <text:p>93,0134057971</text:p>
          </table:table-cell>
          <table:table-cell table:formula="of:=[.C905]-([.C$793]-[.C$1069])/276" office:value-type="float" office:value="31.781884057971">
            <text:p>31,781884058</text:p>
          </table:table-cell>
          <table:table-cell table:formula="of:=[.D905]-([.D$793]-[.D$1069])/276" office:value-type="float" office:value="26.636231884058">
            <text:p>26,6362318841</text:p>
          </table:table-cell>
        </table:table-row>
        <table:table-row table:style-name="ro1">
          <table:table-cell office:value-type="date" office:date-value="2020-08-20">
            <text:p>20.08.2020</text:p>
          </table:table-cell>
          <table:table-cell table:formula="of:=[.B906]-([.B$793]-[.B$1069])/276" office:value-type="float" office:value="93.0108695652166">
            <text:p>93,0108695652</text:p>
          </table:table-cell>
          <table:table-cell table:formula="of:=[.C906]-([.C$793]-[.C$1069])/276" office:value-type="float" office:value="31.7826086956522">
            <text:p>31,7826086957</text:p>
          </table:table-cell>
          <table:table-cell table:formula="of:=[.D906]-([.D$793]-[.D$1069])/276" office:value-type="float" office:value="26.6347826086957">
            <text:p>26,6347826087</text:p>
          </table:table-cell>
        </table:table-row>
        <table:table-row table:style-name="ro1">
          <table:table-cell office:value-type="date" office:date-value="2020-08-21">
            <text:p>21.08.2020</text:p>
          </table:table-cell>
          <table:table-cell table:formula="of:=[.B907]-([.B$793]-[.B$1069])/276" office:value-type="float" office:value="93.0083333333325">
            <text:p>93,0083333333</text:p>
          </table:table-cell>
          <table:table-cell table:formula="of:=[.C907]-([.C$793]-[.C$1069])/276" office:value-type="float" office:value="31.7833333333333">
            <text:p>31,7833333333</text:p>
          </table:table-cell>
          <table:table-cell table:formula="of:=[.D907]-([.D$793]-[.D$1069])/276" office:value-type="float" office:value="26.6333333333333">
            <text:p>26,6333333333</text:p>
          </table:table-cell>
        </table:table-row>
        <table:table-row table:style-name="ro1">
          <table:table-cell office:value-type="date" office:date-value="2020-08-22">
            <text:p>22.08.2020</text:p>
          </table:table-cell>
          <table:table-cell table:formula="of:=[.B908]-([.B$793]-[.B$1069])/276" office:value-type="float" office:value="93.0057971014485">
            <text:p>93,0057971014</text:p>
          </table:table-cell>
          <table:table-cell table:formula="of:=[.C908]-([.C$793]-[.C$1069])/276" office:value-type="float" office:value="31.7840579710145">
            <text:p>31,784057971</text:p>
          </table:table-cell>
          <table:table-cell table:formula="of:=[.D908]-([.D$793]-[.D$1069])/276" office:value-type="float" office:value="26.631884057971">
            <text:p>26,631884058</text:p>
          </table:table-cell>
        </table:table-row>
        <table:table-row table:style-name="ro1">
          <table:table-cell office:value-type="date" office:date-value="2020-08-23">
            <text:p>23.08.2020</text:p>
          </table:table-cell>
          <table:table-cell table:formula="of:=[.B909]-([.B$793]-[.B$1069])/276" office:value-type="float" office:value="93.0032608695644">
            <text:p>93,0032608696</text:p>
          </table:table-cell>
          <table:table-cell table:formula="of:=[.C909]-([.C$793]-[.C$1069])/276" office:value-type="float" office:value="31.7847826086956">
            <text:p>31,7847826087</text:p>
          </table:table-cell>
          <table:table-cell table:formula="of:=[.D909]-([.D$793]-[.D$1069])/276" office:value-type="float" office:value="26.6304347826087">
            <text:p>26,6304347826</text:p>
          </table:table-cell>
        </table:table-row>
        <table:table-row table:style-name="ro1">
          <table:table-cell office:value-type="date" office:date-value="2020-08-24">
            <text:p>24.08.2020</text:p>
          </table:table-cell>
          <table:table-cell table:formula="of:=[.B910]-([.B$793]-[.B$1069])/276" office:value-type="float" office:value="93.0007246376803">
            <text:p>93,0007246377</text:p>
          </table:table-cell>
          <table:table-cell table:formula="of:=[.C910]-([.C$793]-[.C$1069])/276" office:value-type="float" office:value="31.7855072463768">
            <text:p>31,7855072464</text:p>
          </table:table-cell>
          <table:table-cell table:formula="of:=[.D910]-([.D$793]-[.D$1069])/276" office:value-type="float" office:value="26.6289855072464">
            <text:p>26,6289855072</text:p>
          </table:table-cell>
        </table:table-row>
        <table:table-row table:style-name="ro1">
          <table:table-cell office:value-type="date" office:date-value="2020-08-25">
            <text:p>25.08.2020</text:p>
          </table:table-cell>
          <table:table-cell table:formula="of:=[.B911]-([.B$793]-[.B$1069])/276" office:value-type="float" office:value="92.9981884057963">
            <text:p>92,9981884058</text:p>
          </table:table-cell>
          <table:table-cell table:formula="of:=[.C911]-([.C$793]-[.C$1069])/276" office:value-type="float" office:value="31.786231884058">
            <text:p>31,7862318841</text:p>
          </table:table-cell>
          <table:table-cell table:formula="of:=[.D911]-([.D$793]-[.D$1069])/276" office:value-type="float" office:value="26.6275362318841">
            <text:p>26,6275362319</text:p>
          </table:table-cell>
        </table:table-row>
        <table:table-row table:style-name="ro1">
          <table:table-cell office:value-type="date" office:date-value="2020-08-26">
            <text:p>26.08.2020</text:p>
          </table:table-cell>
          <table:table-cell table:formula="of:=[.B912]-([.B$793]-[.B$1069])/276" office:value-type="float" office:value="92.9956521739122">
            <text:p>92,9956521739</text:p>
          </table:table-cell>
          <table:table-cell table:formula="of:=[.C912]-([.C$793]-[.C$1069])/276" office:value-type="float" office:value="31.7869565217391">
            <text:p>31,7869565217</text:p>
          </table:table-cell>
          <table:table-cell table:formula="of:=[.D912]-([.D$793]-[.D$1069])/276" office:value-type="float" office:value="26.6260869565217">
            <text:p>26,6260869565</text:p>
          </table:table-cell>
        </table:table-row>
        <table:table-row table:style-name="ro1">
          <table:table-cell office:value-type="date" office:date-value="2020-08-27">
            <text:p>27.08.2020</text:p>
          </table:table-cell>
          <table:table-cell table:formula="of:=[.B913]-([.B$793]-[.B$1069])/276" office:value-type="float" office:value="92.9931159420281">
            <text:p>92,993115942</text:p>
          </table:table-cell>
          <table:table-cell table:formula="of:=[.C913]-([.C$793]-[.C$1069])/276" office:value-type="float" office:value="31.7876811594203">
            <text:p>31,7876811594</text:p>
          </table:table-cell>
          <table:table-cell table:formula="of:=[.D913]-([.D$793]-[.D$1069])/276" office:value-type="float" office:value="26.6246376811594">
            <text:p>26,6246376812</text:p>
          </table:table-cell>
        </table:table-row>
        <table:table-row table:style-name="ro1">
          <table:table-cell office:value-type="date" office:date-value="2020-08-28">
            <text:p>28.08.2020</text:p>
          </table:table-cell>
          <table:table-cell table:formula="of:=[.B914]-([.B$793]-[.B$1069])/276" office:value-type="float" office:value="92.9905797101441">
            <text:p>92,9905797101</text:p>
          </table:table-cell>
          <table:table-cell table:formula="of:=[.C914]-([.C$793]-[.C$1069])/276" office:value-type="float" office:value="31.7884057971014">
            <text:p>31,7884057971</text:p>
          </table:table-cell>
          <table:table-cell table:formula="of:=[.D914]-([.D$793]-[.D$1069])/276" office:value-type="float" office:value="26.6231884057971">
            <text:p>26,6231884058</text:p>
          </table:table-cell>
        </table:table-row>
        <table:table-row table:style-name="ro1">
          <table:table-cell office:value-type="date" office:date-value="2020-08-29">
            <text:p>29.08.2020</text:p>
          </table:table-cell>
          <table:table-cell table:formula="of:=[.B915]-([.B$793]-[.B$1069])/276" office:value-type="float" office:value="92.98804347826">
            <text:p>92,9880434783</text:p>
          </table:table-cell>
          <table:table-cell table:formula="of:=[.C915]-([.C$793]-[.C$1069])/276" office:value-type="float" office:value="31.7891304347826">
            <text:p>31,7891304348</text:p>
          </table:table-cell>
          <table:table-cell table:formula="of:=[.D915]-([.D$793]-[.D$1069])/276" office:value-type="float" office:value="26.6217391304348">
            <text:p>26,6217391304</text:p>
          </table:table-cell>
        </table:table-row>
        <table:table-row table:style-name="ro1">
          <table:table-cell office:value-type="date" office:date-value="2020-08-30">
            <text:p>30.08.2020</text:p>
          </table:table-cell>
          <table:table-cell table:formula="of:=[.B916]-([.B$793]-[.B$1069])/276" office:value-type="float" office:value="92.985507246376">
            <text:p>92,9855072464</text:p>
          </table:table-cell>
          <table:table-cell table:formula="of:=[.C916]-([.C$793]-[.C$1069])/276" office:value-type="float" office:value="31.7898550724638">
            <text:p>31,7898550725</text:p>
          </table:table-cell>
          <table:table-cell table:formula="of:=[.D916]-([.D$793]-[.D$1069])/276" office:value-type="float" office:value="26.6202898550725">
            <text:p>26,6202898551</text:p>
          </table:table-cell>
        </table:table-row>
        <table:table-row table:style-name="ro1">
          <table:table-cell office:value-type="date" office:date-value="2020-08-31">
            <text:p>31.08.2020</text:p>
          </table:table-cell>
          <table:table-cell table:formula="of:=[.B917]-([.B$793]-[.B$1069])/276" office:value-type="float" office:value="92.9829710144919">
            <text:p>92,9829710145</text:p>
          </table:table-cell>
          <table:table-cell table:formula="of:=[.C917]-([.C$793]-[.C$1069])/276" office:value-type="float" office:value="31.7905797101449">
            <text:p>31,7905797101</text:p>
          </table:table-cell>
          <table:table-cell table:formula="of:=[.D917]-([.D$793]-[.D$1069])/276" office:value-type="float" office:value="26.6188405797102">
            <text:p>26,6188405797</text:p>
          </table:table-cell>
        </table:table-row>
        <table:table-row table:style-name="ro1">
          <table:table-cell office:value-type="date" office:date-value="2020-09-01">
            <text:p>1.09.2020</text:p>
          </table:table-cell>
          <table:table-cell table:formula="of:=[.B918]-([.B$793]-[.B$1069])/276" office:value-type="float" office:value="92.9804347826078">
            <text:p>92,9804347826</text:p>
          </table:table-cell>
          <table:table-cell table:formula="of:=[.C918]-([.C$793]-[.C$1069])/276" office:value-type="float" office:value="31.7913043478261">
            <text:p>31,7913043478</text:p>
          </table:table-cell>
          <table:table-cell table:formula="of:=[.D918]-([.D$793]-[.D$1069])/276" office:value-type="float" office:value="26.6173913043478">
            <text:p>26,6173913043</text:p>
          </table:table-cell>
        </table:table-row>
        <table:table-row table:style-name="ro1">
          <table:table-cell office:value-type="date" office:date-value="2020-09-02">
            <text:p>2.09.2020</text:p>
          </table:table-cell>
          <table:table-cell table:formula="of:=[.B919]-([.B$793]-[.B$1069])/276" office:value-type="float" office:value="92.9778985507238">
            <text:p>92,9778985507</text:p>
          </table:table-cell>
          <table:table-cell table:formula="of:=[.C919]-([.C$793]-[.C$1069])/276" office:value-type="float" office:value="31.7920289855072">
            <text:p>31,7920289855</text:p>
          </table:table-cell>
          <table:table-cell table:formula="of:=[.D919]-([.D$793]-[.D$1069])/276" office:value-type="float" office:value="26.6159420289855">
            <text:p>26,615942029</text:p>
          </table:table-cell>
        </table:table-row>
        <table:table-row table:style-name="ro1">
          <table:table-cell office:value-type="date" office:date-value="2020-09-03">
            <text:p>3.09.2020</text:p>
          </table:table-cell>
          <table:table-cell table:formula="of:=[.B920]-([.B$793]-[.B$1069])/276" office:value-type="float" office:value="92.9753623188397">
            <text:p>92,9753623188</text:p>
          </table:table-cell>
          <table:table-cell table:formula="of:=[.C920]-([.C$793]-[.C$1069])/276" office:value-type="float" office:value="31.7927536231884">
            <text:p>31,7927536232</text:p>
          </table:table-cell>
          <table:table-cell table:formula="of:=[.D920]-([.D$793]-[.D$1069])/276" office:value-type="float" office:value="26.6144927536232">
            <text:p>26,6144927536</text:p>
          </table:table-cell>
        </table:table-row>
        <table:table-row table:style-name="ro1">
          <table:table-cell office:value-type="date" office:date-value="2020-09-04">
            <text:p>4.09.2020</text:p>
          </table:table-cell>
          <table:table-cell table:formula="of:=[.B921]-([.B$793]-[.B$1069])/276" office:value-type="float" office:value="92.9728260869556">
            <text:p>92,972826087</text:p>
          </table:table-cell>
          <table:table-cell table:formula="of:=[.C921]-([.C$793]-[.C$1069])/276" office:value-type="float" office:value="31.7934782608696">
            <text:p>31,7934782609</text:p>
          </table:table-cell>
          <table:table-cell table:formula="of:=[.D921]-([.D$793]-[.D$1069])/276" office:value-type="float" office:value="26.6130434782609">
            <text:p>26,6130434783</text:p>
          </table:table-cell>
        </table:table-row>
        <table:table-row table:style-name="ro1">
          <table:table-cell office:value-type="date" office:date-value="2020-09-05">
            <text:p>5.09.2020</text:p>
          </table:table-cell>
          <table:table-cell table:formula="of:=[.B922]-([.B$793]-[.B$1069])/276" office:value-type="float" office:value="92.9702898550716">
            <text:p>92,9702898551</text:p>
          </table:table-cell>
          <table:table-cell table:formula="of:=[.C922]-([.C$793]-[.C$1069])/276" office:value-type="float" office:value="31.7942028985507">
            <text:p>31,7942028986</text:p>
          </table:table-cell>
          <table:table-cell table:formula="of:=[.D922]-([.D$793]-[.D$1069])/276" office:value-type="float" office:value="26.6115942028986">
            <text:p>26,6115942029</text:p>
          </table:table-cell>
        </table:table-row>
        <table:table-row table:style-name="ro1">
          <table:table-cell office:value-type="date" office:date-value="2020-09-06">
            <text:p>6.09.2020</text:p>
          </table:table-cell>
          <table:table-cell table:formula="of:=[.B923]-([.B$793]-[.B$1069])/276" office:value-type="float" office:value="92.9677536231875">
            <text:p>92,9677536232</text:p>
          </table:table-cell>
          <table:table-cell table:formula="of:=[.C923]-([.C$793]-[.C$1069])/276" office:value-type="float" office:value="31.7949275362319">
            <text:p>31,7949275362</text:p>
          </table:table-cell>
          <table:table-cell table:formula="of:=[.D923]-([.D$793]-[.D$1069])/276" office:value-type="float" office:value="26.6101449275362">
            <text:p>26,6101449275</text:p>
          </table:table-cell>
        </table:table-row>
        <table:table-row table:style-name="ro1">
          <table:table-cell office:value-type="date" office:date-value="2020-09-07">
            <text:p>7.09.2020</text:p>
          </table:table-cell>
          <table:table-cell table:formula="of:=[.B924]-([.B$793]-[.B$1069])/276" office:value-type="float" office:value="92.9652173913034">
            <text:p>92,9652173913</text:p>
          </table:table-cell>
          <table:table-cell table:formula="of:=[.C924]-([.C$793]-[.C$1069])/276" office:value-type="float" office:value="31.795652173913">
            <text:p>31,7956521739</text:p>
          </table:table-cell>
          <table:table-cell table:formula="of:=[.D924]-([.D$793]-[.D$1069])/276" office:value-type="float" office:value="26.6086956521739">
            <text:p>26,6086956522</text:p>
          </table:table-cell>
        </table:table-row>
        <table:table-row table:style-name="ro1">
          <table:table-cell office:value-type="date" office:date-value="2020-09-08">
            <text:p>8.09.2020</text:p>
          </table:table-cell>
          <table:table-cell table:formula="of:=[.B925]-([.B$793]-[.B$1069])/276" office:value-type="float" office:value="92.9626811594194">
            <text:p>92,9626811594</text:p>
          </table:table-cell>
          <table:table-cell table:formula="of:=[.C925]-([.C$793]-[.C$1069])/276" office:value-type="float" office:value="31.7963768115942">
            <text:p>31,7963768116</text:p>
          </table:table-cell>
          <table:table-cell table:formula="of:=[.D925]-([.D$793]-[.D$1069])/276" office:value-type="float" office:value="26.6072463768116">
            <text:p>26,6072463768</text:p>
          </table:table-cell>
        </table:table-row>
        <table:table-row table:style-name="ro1">
          <table:table-cell office:value-type="date" office:date-value="2020-09-09">
            <text:p>9.09.2020</text:p>
          </table:table-cell>
          <table:table-cell table:formula="of:=[.B926]-([.B$793]-[.B$1069])/276" office:value-type="float" office:value="92.9601449275353">
            <text:p>92,9601449275</text:p>
          </table:table-cell>
          <table:table-cell table:formula="of:=[.C926]-([.C$793]-[.C$1069])/276" office:value-type="float" office:value="31.7971014492754">
            <text:p>31,7971014493</text:p>
          </table:table-cell>
          <table:table-cell table:formula="of:=[.D926]-([.D$793]-[.D$1069])/276" office:value-type="float" office:value="26.6057971014493">
            <text:p>26,6057971014</text:p>
          </table:table-cell>
        </table:table-row>
        <table:table-row table:style-name="ro1">
          <table:table-cell office:value-type="date" office:date-value="2020-09-10">
            <text:p>10.09.2020</text:p>
          </table:table-cell>
          <table:table-cell table:formula="of:=[.B927]-([.B$793]-[.B$1069])/276" office:value-type="float" office:value="92.9576086956512">
            <text:p>92,9576086957</text:p>
          </table:table-cell>
          <table:table-cell table:formula="of:=[.C927]-([.C$793]-[.C$1069])/276" office:value-type="float" office:value="31.7978260869565">
            <text:p>31,797826087</text:p>
          </table:table-cell>
          <table:table-cell table:formula="of:=[.D927]-([.D$793]-[.D$1069])/276" office:value-type="float" office:value="26.604347826087">
            <text:p>26,6043478261</text:p>
          </table:table-cell>
        </table:table-row>
        <table:table-row table:style-name="ro1">
          <table:table-cell office:value-type="date" office:date-value="2020-09-11">
            <text:p>11.09.2020</text:p>
          </table:table-cell>
          <table:table-cell table:formula="of:=[.B928]-([.B$793]-[.B$1069])/276" office:value-type="float" office:value="92.9550724637672">
            <text:p>92,9550724638</text:p>
          </table:table-cell>
          <table:table-cell table:formula="of:=[.C928]-([.C$793]-[.C$1069])/276" office:value-type="float" office:value="31.7985507246377">
            <text:p>31,7985507246</text:p>
          </table:table-cell>
          <table:table-cell table:formula="of:=[.D928]-([.D$793]-[.D$1069])/276" office:value-type="float" office:value="26.6028985507246">
            <text:p>26,6028985507</text:p>
          </table:table-cell>
        </table:table-row>
        <table:table-row table:style-name="ro1">
          <table:table-cell office:value-type="date" office:date-value="2020-09-12">
            <text:p>12.09.2020</text:p>
          </table:table-cell>
          <table:table-cell table:formula="of:=[.B929]-([.B$793]-[.B$1069])/276" office:value-type="float" office:value="92.9525362318831">
            <text:p>92,9525362319</text:p>
          </table:table-cell>
          <table:table-cell table:formula="of:=[.C929]-([.C$793]-[.C$1069])/276" office:value-type="float" office:value="31.7992753623188">
            <text:p>31,7992753623</text:p>
          </table:table-cell>
          <table:table-cell table:formula="of:=[.D929]-([.D$793]-[.D$1069])/276" office:value-type="float" office:value="26.6014492753623">
            <text:p>26,6014492754</text:p>
          </table:table-cell>
        </table:table-row>
        <table:table-row table:style-name="ro1">
          <table:table-cell office:value-type="date" office:date-value="2020-09-13">
            <text:p>13.09.2020</text:p>
          </table:table-cell>
          <table:table-cell table:formula="of:=[.B930]-([.B$793]-[.B$1069])/276" office:value-type="float" office:value="92.949999999999">
            <text:p>92,95</text:p>
          </table:table-cell>
          <table:table-cell table:formula="of:=[.C930]-([.C$793]-[.C$1069])/276" office:value-type="float" office:value="31.8">
            <text:p>31,8</text:p>
          </table:table-cell>
          <table:table-cell table:formula="of:=[.D930]-([.D$793]-[.D$1069])/276" office:value-type="float" office:value="26.6">
            <text:p>26,6</text:p>
          </table:table-cell>
        </table:table-row>
        <table:table-row table:style-name="ro1">
          <table:table-cell office:value-type="date" office:date-value="2020-09-14">
            <text:p>14.09.2020</text:p>
          </table:table-cell>
          <table:table-cell table:formula="of:=[.B931]-([.B$793]-[.B$1069])/276" office:value-type="float" office:value="92.947463768115">
            <text:p>92,9474637681</text:p>
          </table:table-cell>
          <table:table-cell table:formula="of:=[.C931]-([.C$793]-[.C$1069])/276" office:value-type="float" office:value="31.8007246376812">
            <text:p>31,8007246377</text:p>
          </table:table-cell>
          <table:table-cell table:formula="of:=[.D931]-([.D$793]-[.D$1069])/276" office:value-type="float" office:value="26.5985507246377">
            <text:p>26,5985507246</text:p>
          </table:table-cell>
        </table:table-row>
        <table:table-row table:style-name="ro1">
          <table:table-cell office:value-type="date" office:date-value="2020-09-15">
            <text:p>15.09.2020</text:p>
          </table:table-cell>
          <table:table-cell table:formula="of:=[.B932]-([.B$793]-[.B$1069])/276" office:value-type="float" office:value="92.9449275362309">
            <text:p>92,9449275362</text:p>
          </table:table-cell>
          <table:table-cell table:formula="of:=[.C932]-([.C$793]-[.C$1069])/276" office:value-type="float" office:value="31.8014492753623">
            <text:p>31,8014492754</text:p>
          </table:table-cell>
          <table:table-cell table:formula="of:=[.D932]-([.D$793]-[.D$1069])/276" office:value-type="float" office:value="26.5971014492754">
            <text:p>26,5971014493</text:p>
          </table:table-cell>
        </table:table-row>
        <table:table-row table:style-name="ro1">
          <table:table-cell office:value-type="date" office:date-value="2020-09-16">
            <text:p>16.09.2020</text:p>
          </table:table-cell>
          <table:table-cell table:formula="of:=[.B933]-([.B$793]-[.B$1069])/276" office:value-type="float" office:value="92.9423913043468">
            <text:p>92,9423913043</text:p>
          </table:table-cell>
          <table:table-cell table:formula="of:=[.C933]-([.C$793]-[.C$1069])/276" office:value-type="float" office:value="31.8021739130435">
            <text:p>31,802173913</text:p>
          </table:table-cell>
          <table:table-cell table:formula="of:=[.D933]-([.D$793]-[.D$1069])/276" office:value-type="float" office:value="26.5956521739131">
            <text:p>26,5956521739</text:p>
          </table:table-cell>
        </table:table-row>
        <table:table-row table:style-name="ro1">
          <table:table-cell office:value-type="date" office:date-value="2020-09-17">
            <text:p>17.09.2020</text:p>
          </table:table-cell>
          <table:table-cell table:formula="of:=[.B934]-([.B$793]-[.B$1069])/276" office:value-type="float" office:value="92.9398550724628">
            <text:p>92,9398550725</text:p>
          </table:table-cell>
          <table:table-cell table:formula="of:=[.C934]-([.C$793]-[.C$1069])/276" office:value-type="float" office:value="31.8028985507246">
            <text:p>31,8028985507</text:p>
          </table:table-cell>
          <table:table-cell table:formula="of:=[.D934]-([.D$793]-[.D$1069])/276" office:value-type="float" office:value="26.5942028985507">
            <text:p>26,5942028986</text:p>
          </table:table-cell>
        </table:table-row>
        <table:table-row table:style-name="ro1">
          <table:table-cell office:value-type="date" office:date-value="2020-09-18">
            <text:p>18.09.2020</text:p>
          </table:table-cell>
          <table:table-cell table:formula="of:=[.B935]-([.B$793]-[.B$1069])/276" office:value-type="float" office:value="92.9373188405787">
            <text:p>92,9373188406</text:p>
          </table:table-cell>
          <table:table-cell table:formula="of:=[.C935]-([.C$793]-[.C$1069])/276" office:value-type="float" office:value="31.8036231884058">
            <text:p>31,8036231884</text:p>
          </table:table-cell>
          <table:table-cell table:formula="of:=[.D935]-([.D$793]-[.D$1069])/276" office:value-type="float" office:value="26.5927536231884">
            <text:p>26,5927536232</text:p>
          </table:table-cell>
        </table:table-row>
        <table:table-row table:style-name="ro1">
          <table:table-cell office:value-type="date" office:date-value="2020-09-19">
            <text:p>19.09.2020</text:p>
          </table:table-cell>
          <table:table-cell table:formula="of:=[.B936]-([.B$793]-[.B$1069])/276" office:value-type="float" office:value="92.9347826086947">
            <text:p>92,9347826087</text:p>
          </table:table-cell>
          <table:table-cell table:formula="of:=[.C936]-([.C$793]-[.C$1069])/276" office:value-type="float" office:value="31.804347826087">
            <text:p>31,8043478261</text:p>
          </table:table-cell>
          <table:table-cell table:formula="of:=[.D936]-([.D$793]-[.D$1069])/276" office:value-type="float" office:value="26.5913043478261">
            <text:p>26,5913043478</text:p>
          </table:table-cell>
        </table:table-row>
        <table:table-row table:style-name="ro1">
          <table:table-cell office:value-type="date" office:date-value="2020-09-20">
            <text:p>20.09.2020</text:p>
          </table:table-cell>
          <table:table-cell table:formula="of:=[.B937]-([.B$793]-[.B$1069])/276" office:value-type="float" office:value="92.9322463768106">
            <text:p>92,9322463768</text:p>
          </table:table-cell>
          <table:table-cell table:formula="of:=[.C937]-([.C$793]-[.C$1069])/276" office:value-type="float" office:value="31.8050724637681">
            <text:p>31,8050724638</text:p>
          </table:table-cell>
          <table:table-cell table:formula="of:=[.D937]-([.D$793]-[.D$1069])/276" office:value-type="float" office:value="26.5898550724638">
            <text:p>26,5898550725</text:p>
          </table:table-cell>
        </table:table-row>
        <table:table-row table:style-name="ro1">
          <table:table-cell office:value-type="date" office:date-value="2020-09-21">
            <text:p>21.09.2020</text:p>
          </table:table-cell>
          <table:table-cell table:formula="of:=[.B938]-([.B$793]-[.B$1069])/276" office:value-type="float" office:value="92.9297101449265">
            <text:p>92,9297101449</text:p>
          </table:table-cell>
          <table:table-cell table:formula="of:=[.C938]-([.C$793]-[.C$1069])/276" office:value-type="float" office:value="31.8057971014493">
            <text:p>31,8057971014</text:p>
          </table:table-cell>
          <table:table-cell table:formula="of:=[.D938]-([.D$793]-[.D$1069])/276" office:value-type="float" office:value="26.5884057971015">
            <text:p>26,5884057971</text:p>
          </table:table-cell>
        </table:table-row>
        <table:table-row table:style-name="ro1">
          <table:table-cell office:value-type="date" office:date-value="2020-09-22">
            <text:p>22.09.2020</text:p>
          </table:table-cell>
          <table:table-cell table:formula="of:=[.B939]-([.B$793]-[.B$1069])/276" office:value-type="float" office:value="92.9271739130425">
            <text:p>92,927173913</text:p>
          </table:table-cell>
          <table:table-cell table:formula="of:=[.C939]-([.C$793]-[.C$1069])/276" office:value-type="float" office:value="31.8065217391304">
            <text:p>31,8065217391</text:p>
          </table:table-cell>
          <table:table-cell table:formula="of:=[.D939]-([.D$793]-[.D$1069])/276" office:value-type="float" office:value="26.5869565217391">
            <text:p>26,5869565217</text:p>
          </table:table-cell>
        </table:table-row>
        <table:table-row table:style-name="ro1">
          <table:table-cell office:value-type="date" office:date-value="2020-09-23">
            <text:p>23.09.2020</text:p>
          </table:table-cell>
          <table:table-cell table:formula="of:=[.B940]-([.B$793]-[.B$1069])/276" office:value-type="float" office:value="92.9246376811584">
            <text:p>92,9246376812</text:p>
          </table:table-cell>
          <table:table-cell table:formula="of:=[.C940]-([.C$793]-[.C$1069])/276" office:value-type="float" office:value="31.8072463768116">
            <text:p>31,8072463768</text:p>
          </table:table-cell>
          <table:table-cell table:formula="of:=[.D940]-([.D$793]-[.D$1069])/276" office:value-type="float" office:value="26.5855072463768">
            <text:p>26,5855072464</text:p>
          </table:table-cell>
        </table:table-row>
        <table:table-row table:style-name="ro1">
          <table:table-cell office:value-type="date" office:date-value="2020-09-24">
            <text:p>24.09.2020</text:p>
          </table:table-cell>
          <table:table-cell table:formula="of:=[.B941]-([.B$793]-[.B$1069])/276" office:value-type="float" office:value="92.9221014492743">
            <text:p>92,9221014493</text:p>
          </table:table-cell>
          <table:table-cell table:formula="of:=[.C941]-([.C$793]-[.C$1069])/276" office:value-type="float" office:value="31.8079710144927">
            <text:p>31,8079710145</text:p>
          </table:table-cell>
          <table:table-cell table:formula="of:=[.D941]-([.D$793]-[.D$1069])/276" office:value-type="float" office:value="26.5840579710145">
            <text:p>26,584057971</text:p>
          </table:table-cell>
        </table:table-row>
        <table:table-row table:style-name="ro1">
          <table:table-cell office:value-type="date" office:date-value="2020-09-25">
            <text:p>25.09.2020</text:p>
          </table:table-cell>
          <table:table-cell table:formula="of:=[.B942]-([.B$793]-[.B$1069])/276" office:value-type="float" office:value="92.9195652173903">
            <text:p>92,9195652174</text:p>
          </table:table-cell>
          <table:table-cell table:formula="of:=[.C942]-([.C$793]-[.C$1069])/276" office:value-type="float" office:value="31.8086956521739">
            <text:p>31,8086956522</text:p>
          </table:table-cell>
          <table:table-cell table:formula="of:=[.D942]-([.D$793]-[.D$1069])/276" office:value-type="float" office:value="26.5826086956522">
            <text:p>26,5826086957</text:p>
          </table:table-cell>
        </table:table-row>
        <table:table-row table:style-name="ro1">
          <table:table-cell office:value-type="date" office:date-value="2020-09-26">
            <text:p>26.09.2020</text:p>
          </table:table-cell>
          <table:table-cell table:formula="of:=[.B943]-([.B$793]-[.B$1069])/276" office:value-type="float" office:value="92.9170289855062">
            <text:p>92,9170289855</text:p>
          </table:table-cell>
          <table:table-cell table:formula="of:=[.C943]-([.C$793]-[.C$1069])/276" office:value-type="float" office:value="31.8094202898551">
            <text:p>31,8094202899</text:p>
          </table:table-cell>
          <table:table-cell table:formula="of:=[.D943]-([.D$793]-[.D$1069])/276" office:value-type="float" office:value="26.5811594202899">
            <text:p>26,5811594203</text:p>
          </table:table-cell>
        </table:table-row>
        <table:table-row table:style-name="ro1">
          <table:table-cell office:value-type="date" office:date-value="2020-09-27">
            <text:p>27.09.2020</text:p>
          </table:table-cell>
          <table:table-cell table:formula="of:=[.B944]-([.B$793]-[.B$1069])/276" office:value-type="float" office:value="92.9144927536221">
            <text:p>92,9144927536</text:p>
          </table:table-cell>
          <table:table-cell table:formula="of:=[.C944]-([.C$793]-[.C$1069])/276" office:value-type="float" office:value="31.8101449275362">
            <text:p>31,8101449275</text:p>
          </table:table-cell>
          <table:table-cell table:formula="of:=[.D944]-([.D$793]-[.D$1069])/276" office:value-type="float" office:value="26.5797101449275">
            <text:p>26,5797101449</text:p>
          </table:table-cell>
        </table:table-row>
        <table:table-row table:style-name="ro1">
          <table:table-cell office:value-type="date" office:date-value="2020-09-28">
            <text:p>28.09.2020</text:p>
          </table:table-cell>
          <table:table-cell table:formula="of:=[.B945]-([.B$793]-[.B$1069])/276" office:value-type="float" office:value="92.9119565217381">
            <text:p>92,9119565217</text:p>
          </table:table-cell>
          <table:table-cell table:formula="of:=[.C945]-([.C$793]-[.C$1069])/276" office:value-type="float" office:value="31.8108695652174">
            <text:p>31,8108695652</text:p>
          </table:table-cell>
          <table:table-cell table:formula="of:=[.D945]-([.D$793]-[.D$1069])/276" office:value-type="float" office:value="26.5782608695652">
            <text:p>26,5782608696</text:p>
          </table:table-cell>
        </table:table-row>
        <table:table-row table:style-name="ro1">
          <table:table-cell office:value-type="date" office:date-value="2020-09-29">
            <text:p>29.09.2020</text:p>
          </table:table-cell>
          <table:table-cell table:formula="of:=[.B946]-([.B$793]-[.B$1069])/276" office:value-type="float" office:value="92.909420289854">
            <text:p>92,9094202899</text:p>
          </table:table-cell>
          <table:table-cell table:formula="of:=[.C946]-([.C$793]-[.C$1069])/276" office:value-type="float" office:value="31.8115942028985">
            <text:p>31,8115942029</text:p>
          </table:table-cell>
          <table:table-cell table:formula="of:=[.D946]-([.D$793]-[.D$1069])/276" office:value-type="float" office:value="26.5768115942029">
            <text:p>26,5768115942</text:p>
          </table:table-cell>
        </table:table-row>
        <table:table-row table:style-name="ro1">
          <table:table-cell office:value-type="date" office:date-value="2020-09-30">
            <text:p>30.09.2020</text:p>
          </table:table-cell>
          <table:table-cell table:formula="of:=[.B947]-([.B$793]-[.B$1069])/276" office:value-type="float" office:value="92.9068840579699">
            <text:p>92,906884058</text:p>
          </table:table-cell>
          <table:table-cell table:formula="of:=[.C947]-([.C$793]-[.C$1069])/276" office:value-type="float" office:value="31.8123188405797">
            <text:p>31,8123188406</text:p>
          </table:table-cell>
          <table:table-cell table:formula="of:=[.D947]-([.D$793]-[.D$1069])/276" office:value-type="float" office:value="26.5753623188406">
            <text:p>26,5753623188</text:p>
          </table:table-cell>
        </table:table-row>
        <table:table-row table:style-name="ro1">
          <table:table-cell office:value-type="date" office:date-value="2020-10-01">
            <text:p>1.10.2020</text:p>
          </table:table-cell>
          <table:table-cell table:formula="of:=[.B948]-([.B$793]-[.B$1069])/276" office:value-type="float" office:value="92.9043478260859">
            <text:p>92,9043478261</text:p>
          </table:table-cell>
          <table:table-cell table:formula="of:=[.C948]-([.C$793]-[.C$1069])/276" office:value-type="float" office:value="31.8130434782609">
            <text:p>31,8130434783</text:p>
          </table:table-cell>
          <table:table-cell table:formula="of:=[.D948]-([.D$793]-[.D$1069])/276" office:value-type="float" office:value="26.5739130434783">
            <text:p>26,5739130435</text:p>
          </table:table-cell>
        </table:table-row>
        <table:table-row table:style-name="ro1">
          <table:table-cell office:value-type="date" office:date-value="2020-10-02">
            <text:p>2.10.2020</text:p>
          </table:table-cell>
          <table:table-cell table:formula="of:=[.B949]-([.B$793]-[.B$1069])/276" office:value-type="float" office:value="92.9018115942018">
            <text:p>92,9018115942</text:p>
          </table:table-cell>
          <table:table-cell table:formula="of:=[.C949]-([.C$793]-[.C$1069])/276" office:value-type="float" office:value="31.813768115942">
            <text:p>31,8137681159</text:p>
          </table:table-cell>
          <table:table-cell table:formula="of:=[.D949]-([.D$793]-[.D$1069])/276" office:value-type="float" office:value="26.572463768116">
            <text:p>26,5724637681</text:p>
          </table:table-cell>
        </table:table-row>
        <table:table-row table:style-name="ro1">
          <table:table-cell office:value-type="date" office:date-value="2020-10-03">
            <text:p>3.10.2020</text:p>
          </table:table-cell>
          <table:table-cell table:formula="of:=[.B950]-([.B$793]-[.B$1069])/276" office:value-type="float" office:value="92.8992753623177">
            <text:p>92,8992753623</text:p>
          </table:table-cell>
          <table:table-cell table:formula="of:=[.C950]-([.C$793]-[.C$1069])/276" office:value-type="float" office:value="31.8144927536232">
            <text:p>31,8144927536</text:p>
          </table:table-cell>
          <table:table-cell table:formula="of:=[.D950]-([.D$793]-[.D$1069])/276" office:value-type="float" office:value="26.5710144927536">
            <text:p>26,5710144928</text:p>
          </table:table-cell>
        </table:table-row>
        <table:table-row table:style-name="ro1">
          <table:table-cell office:value-type="date" office:date-value="2020-10-04">
            <text:p>4.10.2020</text:p>
          </table:table-cell>
          <table:table-cell table:formula="of:=[.B951]-([.B$793]-[.B$1069])/276" office:value-type="float" office:value="92.8967391304337">
            <text:p>92,8967391304</text:p>
          </table:table-cell>
          <table:table-cell table:formula="of:=[.C951]-([.C$793]-[.C$1069])/276" office:value-type="float" office:value="31.8152173913043">
            <text:p>31,8152173913</text:p>
          </table:table-cell>
          <table:table-cell table:formula="of:=[.D951]-([.D$793]-[.D$1069])/276" office:value-type="float" office:value="26.5695652173913">
            <text:p>26,5695652174</text:p>
          </table:table-cell>
        </table:table-row>
        <table:table-row table:style-name="ro1">
          <table:table-cell office:value-type="date" office:date-value="2020-10-05">
            <text:p>5.10.2020</text:p>
          </table:table-cell>
          <table:table-cell table:formula="of:=[.B952]-([.B$793]-[.B$1069])/276" office:value-type="float" office:value="92.8942028985496">
            <text:p>92,8942028985</text:p>
          </table:table-cell>
          <table:table-cell table:formula="of:=[.C952]-([.C$793]-[.C$1069])/276" office:value-type="float" office:value="31.8159420289855">
            <text:p>31,815942029</text:p>
          </table:table-cell>
          <table:table-cell table:formula="of:=[.D952]-([.D$793]-[.D$1069])/276" office:value-type="float" office:value="26.568115942029">
            <text:p>26,568115942</text:p>
          </table:table-cell>
        </table:table-row>
        <table:table-row table:style-name="ro1">
          <table:table-cell office:value-type="date" office:date-value="2020-10-06">
            <text:p>6.10.2020</text:p>
          </table:table-cell>
          <table:table-cell table:formula="of:=[.B953]-([.B$793]-[.B$1069])/276" office:value-type="float" office:value="92.8916666666655">
            <text:p>92,8916666667</text:p>
          </table:table-cell>
          <table:table-cell table:formula="of:=[.C953]-([.C$793]-[.C$1069])/276" office:value-type="float" office:value="31.8166666666667">
            <text:p>31,8166666667</text:p>
          </table:table-cell>
          <table:table-cell table:formula="of:=[.D953]-([.D$793]-[.D$1069])/276" office:value-type="float" office:value="26.5666666666667">
            <text:p>26,5666666667</text:p>
          </table:table-cell>
        </table:table-row>
        <table:table-row table:style-name="ro1">
          <table:table-cell office:value-type="date" office:date-value="2020-10-07">
            <text:p>7.10.2020</text:p>
          </table:table-cell>
          <table:table-cell table:formula="of:=[.B954]-([.B$793]-[.B$1069])/276" office:value-type="float" office:value="92.8891304347815">
            <text:p>92,8891304348</text:p>
          </table:table-cell>
          <table:table-cell table:formula="of:=[.C954]-([.C$793]-[.C$1069])/276" office:value-type="float" office:value="31.8173913043478">
            <text:p>31,8173913043</text:p>
          </table:table-cell>
          <table:table-cell table:formula="of:=[.D954]-([.D$793]-[.D$1069])/276" office:value-type="float" office:value="26.5652173913044">
            <text:p>26,5652173913</text:p>
          </table:table-cell>
        </table:table-row>
        <table:table-row table:style-name="ro1">
          <table:table-cell office:value-type="date" office:date-value="2020-10-08">
            <text:p>8.10.2020</text:p>
          </table:table-cell>
          <table:table-cell table:formula="of:=[.B955]-([.B$793]-[.B$1069])/276" office:value-type="float" office:value="92.8865942028974">
            <text:p>92,8865942029</text:p>
          </table:table-cell>
          <table:table-cell table:formula="of:=[.C955]-([.C$793]-[.C$1069])/276" office:value-type="float" office:value="31.818115942029">
            <text:p>31,818115942</text:p>
          </table:table-cell>
          <table:table-cell table:formula="of:=[.D955]-([.D$793]-[.D$1069])/276" office:value-type="float" office:value="26.563768115942">
            <text:p>26,5637681159</text:p>
          </table:table-cell>
        </table:table-row>
        <table:table-row table:style-name="ro1">
          <table:table-cell office:value-type="date" office:date-value="2020-10-09">
            <text:p>9.10.2020</text:p>
          </table:table-cell>
          <table:table-cell table:formula="of:=[.B956]-([.B$793]-[.B$1069])/276" office:value-type="float" office:value="92.8840579710134">
            <text:p>92,884057971</text:p>
          </table:table-cell>
          <table:table-cell table:formula="of:=[.C956]-([.C$793]-[.C$1069])/276" office:value-type="float" office:value="31.8188405797101">
            <text:p>31,8188405797</text:p>
          </table:table-cell>
          <table:table-cell table:formula="of:=[.D956]-([.D$793]-[.D$1069])/276" office:value-type="float" office:value="26.5623188405797">
            <text:p>26,5623188406</text:p>
          </table:table-cell>
        </table:table-row>
        <table:table-row table:style-name="ro1">
          <table:table-cell office:value-type="date" office:date-value="2020-10-10">
            <text:p>10.10.2020</text:p>
          </table:table-cell>
          <table:table-cell table:formula="of:=[.B957]-([.B$793]-[.B$1069])/276" office:value-type="float" office:value="92.8815217391293">
            <text:p>92,8815217391</text:p>
          </table:table-cell>
          <table:table-cell table:formula="of:=[.C957]-([.C$793]-[.C$1069])/276" office:value-type="float" office:value="31.8195652173913">
            <text:p>31,8195652174</text:p>
          </table:table-cell>
          <table:table-cell table:formula="of:=[.D957]-([.D$793]-[.D$1069])/276" office:value-type="float" office:value="26.5608695652174">
            <text:p>26,5608695652</text:p>
          </table:table-cell>
        </table:table-row>
        <table:table-row table:style-name="ro1">
          <table:table-cell office:value-type="date" office:date-value="2020-10-11">
            <text:p>11.10.2020</text:p>
          </table:table-cell>
          <table:table-cell table:formula="of:=[.B958]-([.B$793]-[.B$1069])/276" office:value-type="float" office:value="92.8789855072452">
            <text:p>92,8789855072</text:p>
          </table:table-cell>
          <table:table-cell table:formula="of:=[.C958]-([.C$793]-[.C$1069])/276" office:value-type="float" office:value="31.8202898550725">
            <text:p>31,8202898551</text:p>
          </table:table-cell>
          <table:table-cell table:formula="of:=[.D958]-([.D$793]-[.D$1069])/276" office:value-type="float" office:value="26.5594202898551">
            <text:p>26,5594202899</text:p>
          </table:table-cell>
        </table:table-row>
        <table:table-row table:style-name="ro1">
          <table:table-cell office:value-type="date" office:date-value="2020-10-12">
            <text:p>12.10.2020</text:p>
          </table:table-cell>
          <table:table-cell table:formula="of:=[.B959]-([.B$793]-[.B$1069])/276" office:value-type="float" office:value="92.8764492753612">
            <text:p>92,8764492754</text:p>
          </table:table-cell>
          <table:table-cell table:formula="of:=[.C959]-([.C$793]-[.C$1069])/276" office:value-type="float" office:value="31.8210144927536">
            <text:p>31,8210144928</text:p>
          </table:table-cell>
          <table:table-cell table:formula="of:=[.D959]-([.D$793]-[.D$1069])/276" office:value-type="float" office:value="26.5579710144928">
            <text:p>26,5579710145</text:p>
          </table:table-cell>
        </table:table-row>
        <table:table-row table:style-name="ro1">
          <table:table-cell office:value-type="date" office:date-value="2020-10-13">
            <text:p>13.10.2020</text:p>
          </table:table-cell>
          <table:table-cell table:formula="of:=[.B960]-([.B$793]-[.B$1069])/276" office:value-type="float" office:value="92.8739130434771">
            <text:p>92,8739130435</text:p>
          </table:table-cell>
          <table:table-cell table:formula="of:=[.C960]-([.C$793]-[.C$1069])/276" office:value-type="float" office:value="31.8217391304348">
            <text:p>31,8217391304</text:p>
          </table:table-cell>
          <table:table-cell table:formula="of:=[.D960]-([.D$793]-[.D$1069])/276" office:value-type="float" office:value="26.5565217391304">
            <text:p>26,5565217391</text:p>
          </table:table-cell>
        </table:table-row>
        <table:table-row table:style-name="ro1">
          <table:table-cell office:value-type="date" office:date-value="2020-10-14">
            <text:p>14.10.2020</text:p>
          </table:table-cell>
          <table:table-cell table:formula="of:=[.B961]-([.B$793]-[.B$1069])/276" office:value-type="float" office:value="92.871376811593">
            <text:p>92,8713768116</text:p>
          </table:table-cell>
          <table:table-cell table:formula="of:=[.C961]-([.C$793]-[.C$1069])/276" office:value-type="float" office:value="31.8224637681159">
            <text:p>31,8224637681</text:p>
          </table:table-cell>
          <table:table-cell table:formula="of:=[.D961]-([.D$793]-[.D$1069])/276" office:value-type="float" office:value="26.5550724637681">
            <text:p>26,5550724638</text:p>
          </table:table-cell>
        </table:table-row>
        <table:table-row table:style-name="ro1">
          <table:table-cell office:value-type="date" office:date-value="2020-10-15">
            <text:p>15.10.2020</text:p>
          </table:table-cell>
          <table:table-cell table:formula="of:=[.B962]-([.B$793]-[.B$1069])/276" office:value-type="float" office:value="92.868840579709">
            <text:p>92,8688405797</text:p>
          </table:table-cell>
          <table:table-cell table:formula="of:=[.C962]-([.C$793]-[.C$1069])/276" office:value-type="float" office:value="31.8231884057971">
            <text:p>31,8231884058</text:p>
          </table:table-cell>
          <table:table-cell table:formula="of:=[.D962]-([.D$793]-[.D$1069])/276" office:value-type="float" office:value="26.5536231884058">
            <text:p>26,5536231884</text:p>
          </table:table-cell>
        </table:table-row>
        <table:table-row table:style-name="ro1">
          <table:table-cell office:value-type="date" office:date-value="2020-10-16">
            <text:p>16.10.2020</text:p>
          </table:table-cell>
          <table:table-cell table:formula="of:=[.B963]-([.B$793]-[.B$1069])/276" office:value-type="float" office:value="92.8663043478249">
            <text:p>92,8663043478</text:p>
          </table:table-cell>
          <table:table-cell table:formula="of:=[.C963]-([.C$793]-[.C$1069])/276" office:value-type="float" office:value="31.8239130434783">
            <text:p>31,8239130435</text:p>
          </table:table-cell>
          <table:table-cell table:formula="of:=[.D963]-([.D$793]-[.D$1069])/276" office:value-type="float" office:value="26.5521739130435">
            <text:p>26,552173913</text:p>
          </table:table-cell>
        </table:table-row>
        <table:table-row table:style-name="ro1">
          <table:table-cell office:value-type="date" office:date-value="2020-10-17">
            <text:p>17.10.2020</text:p>
          </table:table-cell>
          <table:table-cell table:formula="of:=[.B964]-([.B$793]-[.B$1069])/276" office:value-type="float" office:value="92.8637681159408">
            <text:p>92,8637681159</text:p>
          </table:table-cell>
          <table:table-cell table:formula="of:=[.C964]-([.C$793]-[.C$1069])/276" office:value-type="float" office:value="31.8246376811594">
            <text:p>31,8246376812</text:p>
          </table:table-cell>
          <table:table-cell table:formula="of:=[.D964]-([.D$793]-[.D$1069])/276" office:value-type="float" office:value="26.5507246376812">
            <text:p>26,5507246377</text:p>
          </table:table-cell>
        </table:table-row>
        <table:table-row table:style-name="ro1">
          <table:table-cell office:value-type="date" office:date-value="2020-10-18">
            <text:p>18.10.2020</text:p>
          </table:table-cell>
          <table:table-cell table:formula="of:=[.B965]-([.B$793]-[.B$1069])/276" office:value-type="float" office:value="92.8612318840568">
            <text:p>92,8612318841</text:p>
          </table:table-cell>
          <table:table-cell table:formula="of:=[.C965]-([.C$793]-[.C$1069])/276" office:value-type="float" office:value="31.8253623188406">
            <text:p>31,8253623188</text:p>
          </table:table-cell>
          <table:table-cell table:formula="of:=[.D965]-([.D$793]-[.D$1069])/276" office:value-type="float" office:value="26.5492753623189">
            <text:p>26,5492753623</text:p>
          </table:table-cell>
        </table:table-row>
        <table:table-row table:style-name="ro1">
          <table:table-cell office:value-type="date" office:date-value="2020-10-19">
            <text:p>19.10.2020</text:p>
          </table:table-cell>
          <table:table-cell table:formula="of:=[.B966]-([.B$793]-[.B$1069])/276" office:value-type="float" office:value="92.8586956521727">
            <text:p>92,8586956522</text:p>
          </table:table-cell>
          <table:table-cell table:formula="of:=[.C966]-([.C$793]-[.C$1069])/276" office:value-type="float" office:value="31.8260869565217">
            <text:p>31,8260869565</text:p>
          </table:table-cell>
          <table:table-cell table:formula="of:=[.D966]-([.D$793]-[.D$1069])/276" office:value-type="float" office:value="26.5478260869565">
            <text:p>26,547826087</text:p>
          </table:table-cell>
        </table:table-row>
        <table:table-row table:style-name="ro1">
          <table:table-cell office:value-type="date" office:date-value="2020-10-20">
            <text:p>20.10.2020</text:p>
          </table:table-cell>
          <table:table-cell table:formula="of:=[.B967]-([.B$793]-[.B$1069])/276" office:value-type="float" office:value="92.8561594202886">
            <text:p>92,8561594203</text:p>
          </table:table-cell>
          <table:table-cell table:formula="of:=[.C967]-([.C$793]-[.C$1069])/276" office:value-type="float" office:value="31.8268115942029">
            <text:p>31,8268115942</text:p>
          </table:table-cell>
          <table:table-cell table:formula="of:=[.D967]-([.D$793]-[.D$1069])/276" office:value-type="float" office:value="26.5463768115942">
            <text:p>26,5463768116</text:p>
          </table:table-cell>
        </table:table-row>
        <table:table-row table:style-name="ro1">
          <table:table-cell office:value-type="date" office:date-value="2020-10-21">
            <text:p>21.10.2020</text:p>
          </table:table-cell>
          <table:table-cell table:formula="of:=[.B968]-([.B$793]-[.B$1069])/276" office:value-type="float" office:value="92.8536231884046">
            <text:p>92,8536231884</text:p>
          </table:table-cell>
          <table:table-cell table:formula="of:=[.C968]-([.C$793]-[.C$1069])/276" office:value-type="float" office:value="31.827536231884">
            <text:p>31,8275362319</text:p>
          </table:table-cell>
          <table:table-cell table:formula="of:=[.D968]-([.D$793]-[.D$1069])/276" office:value-type="float" office:value="26.5449275362319">
            <text:p>26,5449275362</text:p>
          </table:table-cell>
        </table:table-row>
        <table:table-row table:style-name="ro1">
          <table:table-cell office:value-type="date" office:date-value="2020-10-22">
            <text:p>22.10.2020</text:p>
          </table:table-cell>
          <table:table-cell table:formula="of:=[.B969]-([.B$793]-[.B$1069])/276" office:value-type="float" office:value="92.8510869565205">
            <text:p>92,8510869565</text:p>
          </table:table-cell>
          <table:table-cell table:formula="of:=[.C969]-([.C$793]-[.C$1069])/276" office:value-type="float" office:value="31.8282608695652">
            <text:p>31,8282608696</text:p>
          </table:table-cell>
          <table:table-cell table:formula="of:=[.D969]-([.D$793]-[.D$1069])/276" office:value-type="float" office:value="26.5434782608696">
            <text:p>26,5434782609</text:p>
          </table:table-cell>
        </table:table-row>
        <table:table-row table:style-name="ro1">
          <table:table-cell office:value-type="date" office:date-value="2020-10-23">
            <text:p>23.10.2020</text:p>
          </table:table-cell>
          <table:table-cell table:formula="of:=[.B970]-([.B$793]-[.B$1069])/276" office:value-type="float" office:value="92.8485507246364">
            <text:p>92,8485507246</text:p>
          </table:table-cell>
          <table:table-cell table:formula="of:=[.C970]-([.C$793]-[.C$1069])/276" office:value-type="float" office:value="31.8289855072464">
            <text:p>31,8289855072</text:p>
          </table:table-cell>
          <table:table-cell table:formula="of:=[.D970]-([.D$793]-[.D$1069])/276" office:value-type="float" office:value="26.5420289855073">
            <text:p>26,5420289855</text:p>
          </table:table-cell>
        </table:table-row>
        <table:table-row table:style-name="ro1">
          <table:table-cell office:value-type="date" office:date-value="2020-10-24">
            <text:p>24.10.2020</text:p>
          </table:table-cell>
          <table:table-cell table:formula="of:=[.B971]-([.B$793]-[.B$1069])/276" office:value-type="float" office:value="92.8460144927524">
            <text:p>92,8460144928</text:p>
          </table:table-cell>
          <table:table-cell table:formula="of:=[.C971]-([.C$793]-[.C$1069])/276" office:value-type="float" office:value="31.8297101449275">
            <text:p>31,8297101449</text:p>
          </table:table-cell>
          <table:table-cell table:formula="of:=[.D971]-([.D$793]-[.D$1069])/276" office:value-type="float" office:value="26.5405797101449">
            <text:p>26,5405797101</text:p>
          </table:table-cell>
        </table:table-row>
        <table:table-row table:style-name="ro1">
          <table:table-cell office:value-type="date" office:date-value="2020-10-25">
            <text:p>25.10.2020</text:p>
          </table:table-cell>
          <table:table-cell table:formula="of:=[.B972]-([.B$793]-[.B$1069])/276" office:value-type="float" office:value="92.8434782608683">
            <text:p>92,8434782609</text:p>
          </table:table-cell>
          <table:table-cell table:formula="of:=[.C972]-([.C$793]-[.C$1069])/276" office:value-type="float" office:value="31.8304347826087">
            <text:p>31,8304347826</text:p>
          </table:table-cell>
          <table:table-cell table:formula="of:=[.D972]-([.D$793]-[.D$1069])/276" office:value-type="float" office:value="26.5391304347826">
            <text:p>26,5391304348</text:p>
          </table:table-cell>
        </table:table-row>
        <table:table-row table:style-name="ro1">
          <table:table-cell office:value-type="date" office:date-value="2020-10-26">
            <text:p>26.10.2020</text:p>
          </table:table-cell>
          <table:table-cell table:formula="of:=[.B973]-([.B$793]-[.B$1069])/276" office:value-type="float" office:value="92.8409420289843">
            <text:p>92,840942029</text:p>
          </table:table-cell>
          <table:table-cell table:formula="of:=[.C973]-([.C$793]-[.C$1069])/276" office:value-type="float" office:value="31.8311594202898">
            <text:p>31,8311594203</text:p>
          </table:table-cell>
          <table:table-cell table:formula="of:=[.D973]-([.D$793]-[.D$1069])/276" office:value-type="float" office:value="26.5376811594203">
            <text:p>26,5376811594</text:p>
          </table:table-cell>
        </table:table-row>
        <table:table-row table:style-name="ro1">
          <table:table-cell office:value-type="date" office:date-value="2020-10-27">
            <text:p>27.10.2020</text:p>
          </table:table-cell>
          <table:table-cell table:formula="of:=[.B974]-([.B$793]-[.B$1069])/276" office:value-type="float" office:value="92.8384057971002">
            <text:p>92,8384057971</text:p>
          </table:table-cell>
          <table:table-cell table:formula="of:=[.C974]-([.C$793]-[.C$1069])/276" office:value-type="float" office:value="31.831884057971">
            <text:p>31,831884058</text:p>
          </table:table-cell>
          <table:table-cell table:formula="of:=[.D974]-([.D$793]-[.D$1069])/276" office:value-type="float" office:value="26.536231884058">
            <text:p>26,5362318841</text:p>
          </table:table-cell>
        </table:table-row>
        <table:table-row table:style-name="ro1">
          <table:table-cell office:value-type="date" office:date-value="2020-10-28">
            <text:p>28.10.2020</text:p>
          </table:table-cell>
          <table:table-cell table:formula="of:=[.B975]-([.B$793]-[.B$1069])/276" office:value-type="float" office:value="92.8358695652161">
            <text:p>92,8358695652</text:p>
          </table:table-cell>
          <table:table-cell table:formula="of:=[.C975]-([.C$793]-[.C$1069])/276" office:value-type="float" office:value="31.8326086956522">
            <text:p>31,8326086957</text:p>
          </table:table-cell>
          <table:table-cell table:formula="of:=[.D975]-([.D$793]-[.D$1069])/276" office:value-type="float" office:value="26.5347826086957">
            <text:p>26,5347826087</text:p>
          </table:table-cell>
        </table:table-row>
        <table:table-row table:style-name="ro1">
          <table:table-cell office:value-type="date" office:date-value="2020-10-29">
            <text:p>29.10.2020</text:p>
          </table:table-cell>
          <table:table-cell table:formula="of:=[.B976]-([.B$793]-[.B$1069])/276" office:value-type="float" office:value="92.8333333333321">
            <text:p>92,8333333333</text:p>
          </table:table-cell>
          <table:table-cell table:formula="of:=[.C976]-([.C$793]-[.C$1069])/276" office:value-type="float" office:value="31.8333333333333">
            <text:p>31,8333333333</text:p>
          </table:table-cell>
          <table:table-cell table:formula="of:=[.D976]-([.D$793]-[.D$1069])/276" office:value-type="float" office:value="26.5333333333333">
            <text:p>26,5333333333</text:p>
          </table:table-cell>
        </table:table-row>
        <table:table-row table:style-name="ro1">
          <table:table-cell office:value-type="date" office:date-value="2020-10-30">
            <text:p>30.10.2020</text:p>
          </table:table-cell>
          <table:table-cell table:formula="of:=[.B977]-([.B$793]-[.B$1069])/276" office:value-type="float" office:value="92.830797101448">
            <text:p>92,8307971014</text:p>
          </table:table-cell>
          <table:table-cell table:formula="of:=[.C977]-([.C$793]-[.C$1069])/276" office:value-type="float" office:value="31.8340579710145">
            <text:p>31,834057971</text:p>
          </table:table-cell>
          <table:table-cell table:formula="of:=[.D977]-([.D$793]-[.D$1069])/276" office:value-type="float" office:value="26.531884057971">
            <text:p>26,531884058</text:p>
          </table:table-cell>
        </table:table-row>
        <table:table-row table:style-name="ro1">
          <table:table-cell office:value-type="date" office:date-value="2020-10-31">
            <text:p>31.10.2020</text:p>
          </table:table-cell>
          <table:table-cell table:formula="of:=[.B978]-([.B$793]-[.B$1069])/276" office:value-type="float" office:value="92.8282608695639">
            <text:p>92,8282608696</text:p>
          </table:table-cell>
          <table:table-cell table:formula="of:=[.C978]-([.C$793]-[.C$1069])/276" office:value-type="float" office:value="31.8347826086956">
            <text:p>31,8347826087</text:p>
          </table:table-cell>
          <table:table-cell table:formula="of:=[.D978]-([.D$793]-[.D$1069])/276" office:value-type="float" office:value="26.5304347826087">
            <text:p>26,5304347826</text:p>
          </table:table-cell>
        </table:table-row>
        <table:table-row table:style-name="ro1">
          <table:table-cell office:value-type="date" office:date-value="2020-11-01">
            <text:p>1.11.2020</text:p>
          </table:table-cell>
          <table:table-cell table:formula="of:=[.B979]-([.B$793]-[.B$1069])/276" office:value-type="float" office:value="92.8257246376799">
            <text:p>92,8257246377</text:p>
          </table:table-cell>
          <table:table-cell table:formula="of:=[.C979]-([.C$793]-[.C$1069])/276" office:value-type="float" office:value="31.8355072463768">
            <text:p>31,8355072464</text:p>
          </table:table-cell>
          <table:table-cell table:formula="of:=[.D979]-([.D$793]-[.D$1069])/276" office:value-type="float" office:value="26.5289855072464">
            <text:p>26,5289855072</text:p>
          </table:table-cell>
        </table:table-row>
        <table:table-row table:style-name="ro1">
          <table:table-cell office:value-type="date" office:date-value="2020-11-02">
            <text:p>2.11.2020</text:p>
          </table:table-cell>
          <table:table-cell table:formula="of:=[.B980]-([.B$793]-[.B$1069])/276" office:value-type="float" office:value="92.8231884057958">
            <text:p>92,8231884058</text:p>
          </table:table-cell>
          <table:table-cell table:formula="of:=[.C980]-([.C$793]-[.C$1069])/276" office:value-type="float" office:value="31.836231884058">
            <text:p>31,8362318841</text:p>
          </table:table-cell>
          <table:table-cell table:formula="of:=[.D980]-([.D$793]-[.D$1069])/276" office:value-type="float" office:value="26.5275362318841">
            <text:p>26,5275362319</text:p>
          </table:table-cell>
        </table:table-row>
        <table:table-row table:style-name="ro1">
          <table:table-cell office:value-type="date" office:date-value="2020-11-03">
            <text:p>3.11.2020</text:p>
          </table:table-cell>
          <table:table-cell table:formula="of:=[.B981]-([.B$793]-[.B$1069])/276" office:value-type="float" office:value="92.8206521739117">
            <text:p>92,8206521739</text:p>
          </table:table-cell>
          <table:table-cell table:formula="of:=[.C981]-([.C$793]-[.C$1069])/276" office:value-type="float" office:value="31.8369565217391">
            <text:p>31,8369565217</text:p>
          </table:table-cell>
          <table:table-cell table:formula="of:=[.D981]-([.D$793]-[.D$1069])/276" office:value-type="float" office:value="26.5260869565218">
            <text:p>26,5260869565</text:p>
          </table:table-cell>
        </table:table-row>
        <table:table-row table:style-name="ro1">
          <table:table-cell office:value-type="date" office:date-value="2020-11-04">
            <text:p>4.11.2020</text:p>
          </table:table-cell>
          <table:table-cell table:formula="of:=[.B982]-([.B$793]-[.B$1069])/276" office:value-type="float" office:value="92.8181159420277">
            <text:p>92,818115942</text:p>
          </table:table-cell>
          <table:table-cell table:formula="of:=[.C982]-([.C$793]-[.C$1069])/276" office:value-type="float" office:value="31.8376811594203">
            <text:p>31,8376811594</text:p>
          </table:table-cell>
          <table:table-cell table:formula="of:=[.D982]-([.D$793]-[.D$1069])/276" office:value-type="float" office:value="26.5246376811594">
            <text:p>26,5246376812</text:p>
          </table:table-cell>
        </table:table-row>
        <table:table-row table:style-name="ro1">
          <table:table-cell office:value-type="date" office:date-value="2020-11-05">
            <text:p>5.11.2020</text:p>
          </table:table-cell>
          <table:table-cell table:formula="of:=[.B983]-([.B$793]-[.B$1069])/276" office:value-type="float" office:value="92.8155797101436">
            <text:p>92,8155797101</text:p>
          </table:table-cell>
          <table:table-cell table:formula="of:=[.C983]-([.C$793]-[.C$1069])/276" office:value-type="float" office:value="31.8384057971014">
            <text:p>31,8384057971</text:p>
          </table:table-cell>
          <table:table-cell table:formula="of:=[.D983]-([.D$793]-[.D$1069])/276" office:value-type="float" office:value="26.5231884057971">
            <text:p>26,5231884058</text:p>
          </table:table-cell>
        </table:table-row>
        <table:table-row table:style-name="ro1">
          <table:table-cell office:value-type="date" office:date-value="2020-11-06">
            <text:p>6.11.2020</text:p>
          </table:table-cell>
          <table:table-cell table:formula="of:=[.B984]-([.B$793]-[.B$1069])/276" office:value-type="float" office:value="92.8130434782595">
            <text:p>92,8130434783</text:p>
          </table:table-cell>
          <table:table-cell table:formula="of:=[.C984]-([.C$793]-[.C$1069])/276" office:value-type="float" office:value="31.8391304347826">
            <text:p>31,8391304348</text:p>
          </table:table-cell>
          <table:table-cell table:formula="of:=[.D984]-([.D$793]-[.D$1069])/276" office:value-type="float" office:value="26.5217391304348">
            <text:p>26,5217391304</text:p>
          </table:table-cell>
        </table:table-row>
        <table:table-row table:style-name="ro1">
          <table:table-cell office:value-type="date" office:date-value="2020-11-07">
            <text:p>7.11.2020</text:p>
          </table:table-cell>
          <table:table-cell table:formula="of:=[.B985]-([.B$793]-[.B$1069])/276" office:value-type="float" office:value="92.8105072463755">
            <text:p>92,8105072464</text:p>
          </table:table-cell>
          <table:table-cell table:formula="of:=[.C985]-([.C$793]-[.C$1069])/276" office:value-type="float" office:value="31.8398550724638">
            <text:p>31,8398550725</text:p>
          </table:table-cell>
          <table:table-cell table:formula="of:=[.D985]-([.D$793]-[.D$1069])/276" office:value-type="float" office:value="26.5202898550725">
            <text:p>26,5202898551</text:p>
          </table:table-cell>
        </table:table-row>
        <table:table-row table:style-name="ro1">
          <table:table-cell office:value-type="date" office:date-value="2020-11-08">
            <text:p>8.11.2020</text:p>
          </table:table-cell>
          <table:table-cell table:formula="of:=[.B986]-([.B$793]-[.B$1069])/276" office:value-type="float" office:value="92.8079710144914">
            <text:p>92,8079710145</text:p>
          </table:table-cell>
          <table:table-cell table:formula="of:=[.C986]-([.C$793]-[.C$1069])/276" office:value-type="float" office:value="31.8405797101449">
            <text:p>31,8405797101</text:p>
          </table:table-cell>
          <table:table-cell table:formula="of:=[.D986]-([.D$793]-[.D$1069])/276" office:value-type="float" office:value="26.5188405797102">
            <text:p>26,5188405797</text:p>
          </table:table-cell>
        </table:table-row>
        <table:table-row table:style-name="ro1">
          <table:table-cell office:value-type="date" office:date-value="2020-11-09">
            <text:p>9.11.2020</text:p>
          </table:table-cell>
          <table:table-cell table:formula="of:=[.B987]-([.B$793]-[.B$1069])/276" office:value-type="float" office:value="92.8054347826073">
            <text:p>92,8054347826</text:p>
          </table:table-cell>
          <table:table-cell table:formula="of:=[.C987]-([.C$793]-[.C$1069])/276" office:value-type="float" office:value="31.8413043478261">
            <text:p>31,8413043478</text:p>
          </table:table-cell>
          <table:table-cell table:formula="of:=[.D987]-([.D$793]-[.D$1069])/276" office:value-type="float" office:value="26.5173913043478">
            <text:p>26,5173913043</text:p>
          </table:table-cell>
        </table:table-row>
        <table:table-row table:style-name="ro1">
          <table:table-cell office:value-type="date" office:date-value="2020-11-10">
            <text:p>10.11.2020</text:p>
          </table:table-cell>
          <table:table-cell table:formula="of:=[.B988]-([.B$793]-[.B$1069])/276" office:value-type="float" office:value="92.8028985507233">
            <text:p>92,8028985507</text:p>
          </table:table-cell>
          <table:table-cell table:formula="of:=[.C988]-([.C$793]-[.C$1069])/276" office:value-type="float" office:value="31.8420289855072">
            <text:p>31,8420289855</text:p>
          </table:table-cell>
          <table:table-cell table:formula="of:=[.D988]-([.D$793]-[.D$1069])/276" office:value-type="float" office:value="26.5159420289855">
            <text:p>26,515942029</text:p>
          </table:table-cell>
        </table:table-row>
        <table:table-row table:style-name="ro1">
          <table:table-cell office:value-type="date" office:date-value="2020-11-11">
            <text:p>11.11.2020</text:p>
          </table:table-cell>
          <table:table-cell table:formula="of:=[.B989]-([.B$793]-[.B$1069])/276" office:value-type="float" office:value="92.8003623188392">
            <text:p>92,8003623188</text:p>
          </table:table-cell>
          <table:table-cell table:formula="of:=[.C989]-([.C$793]-[.C$1069])/276" office:value-type="float" office:value="31.8427536231884">
            <text:p>31,8427536232</text:p>
          </table:table-cell>
          <table:table-cell table:formula="of:=[.D989]-([.D$793]-[.D$1069])/276" office:value-type="float" office:value="26.5144927536232">
            <text:p>26,5144927536</text:p>
          </table:table-cell>
        </table:table-row>
        <table:table-row table:style-name="ro1">
          <table:table-cell office:value-type="date" office:date-value="2020-11-12">
            <text:p>12.11.2020</text:p>
          </table:table-cell>
          <table:table-cell table:formula="of:=[.B990]-([.B$793]-[.B$1069])/276" office:value-type="float" office:value="92.7978260869551">
            <text:p>92,797826087</text:p>
          </table:table-cell>
          <table:table-cell table:formula="of:=[.C990]-([.C$793]-[.C$1069])/276" office:value-type="float" office:value="31.8434782608696">
            <text:p>31,8434782609</text:p>
          </table:table-cell>
          <table:table-cell table:formula="of:=[.D990]-([.D$793]-[.D$1069])/276" office:value-type="float" office:value="26.5130434782609">
            <text:p>26,5130434783</text:p>
          </table:table-cell>
        </table:table-row>
        <table:table-row table:style-name="ro1">
          <table:table-cell office:value-type="date" office:date-value="2020-11-13">
            <text:p>13.11.2020</text:p>
          </table:table-cell>
          <table:table-cell table:formula="of:=[.B991]-([.B$793]-[.B$1069])/276" office:value-type="float" office:value="92.7952898550711">
            <text:p>92,7952898551</text:p>
          </table:table-cell>
          <table:table-cell table:formula="of:=[.C991]-([.C$793]-[.C$1069])/276" office:value-type="float" office:value="31.8442028985507">
            <text:p>31,8442028986</text:p>
          </table:table-cell>
          <table:table-cell table:formula="of:=[.D991]-([.D$793]-[.D$1069])/276" office:value-type="float" office:value="26.5115942028986">
            <text:p>26,5115942029</text:p>
          </table:table-cell>
        </table:table-row>
        <table:table-row table:style-name="ro1">
          <table:table-cell office:value-type="date" office:date-value="2020-11-14">
            <text:p>14.11.2020</text:p>
          </table:table-cell>
          <table:table-cell table:formula="of:=[.B992]-([.B$793]-[.B$1069])/276" office:value-type="float" office:value="92.792753623187">
            <text:p>92,7927536232</text:p>
          </table:table-cell>
          <table:table-cell table:formula="of:=[.C992]-([.C$793]-[.C$1069])/276" office:value-type="float" office:value="31.8449275362319">
            <text:p>31,8449275362</text:p>
          </table:table-cell>
          <table:table-cell table:formula="of:=[.D992]-([.D$793]-[.D$1069])/276" office:value-type="float" office:value="26.5101449275362">
            <text:p>26,5101449275</text:p>
          </table:table-cell>
        </table:table-row>
        <table:table-row table:style-name="ro1">
          <table:table-cell office:value-type="date" office:date-value="2020-11-15">
            <text:p>15.11.2020</text:p>
          </table:table-cell>
          <table:table-cell table:formula="of:=[.B993]-([.B$793]-[.B$1069])/276" office:value-type="float" office:value="92.790217391303">
            <text:p>92,7902173913</text:p>
          </table:table-cell>
          <table:table-cell table:formula="of:=[.C993]-([.C$793]-[.C$1069])/276" office:value-type="float" office:value="31.845652173913">
            <text:p>31,8456521739</text:p>
          </table:table-cell>
          <table:table-cell table:formula="of:=[.D993]-([.D$793]-[.D$1069])/276" office:value-type="float" office:value="26.5086956521739">
            <text:p>26,5086956522</text:p>
          </table:table-cell>
        </table:table-row>
        <table:table-row table:style-name="ro1">
          <table:table-cell office:value-type="date" office:date-value="2020-11-16">
            <text:p>16.11.2020</text:p>
          </table:table-cell>
          <table:table-cell table:formula="of:=[.B994]-([.B$793]-[.B$1069])/276" office:value-type="float" office:value="92.7876811594189">
            <text:p>92,7876811594</text:p>
          </table:table-cell>
          <table:table-cell table:formula="of:=[.C994]-([.C$793]-[.C$1069])/276" office:value-type="float" office:value="31.8463768115942">
            <text:p>31,8463768116</text:p>
          </table:table-cell>
          <table:table-cell table:formula="of:=[.D994]-([.D$793]-[.D$1069])/276" office:value-type="float" office:value="26.5072463768116">
            <text:p>26,5072463768</text:p>
          </table:table-cell>
        </table:table-row>
        <table:table-row table:style-name="ro1">
          <table:table-cell office:value-type="date" office:date-value="2020-11-17">
            <text:p>17.11.2020</text:p>
          </table:table-cell>
          <table:table-cell table:formula="of:=[.B995]-([.B$793]-[.B$1069])/276" office:value-type="float" office:value="92.7851449275348">
            <text:p>92,7851449275</text:p>
          </table:table-cell>
          <table:table-cell table:formula="of:=[.C995]-([.C$793]-[.C$1069])/276" office:value-type="float" office:value="31.8471014492754">
            <text:p>31,8471014493</text:p>
          </table:table-cell>
          <table:table-cell table:formula="of:=[.D995]-([.D$793]-[.D$1069])/276" office:value-type="float" office:value="26.5057971014493">
            <text:p>26,5057971014</text:p>
          </table:table-cell>
        </table:table-row>
        <table:table-row table:style-name="ro1">
          <table:table-cell office:value-type="date" office:date-value="2020-11-18">
            <text:p>18.11.2020</text:p>
          </table:table-cell>
          <table:table-cell table:formula="of:=[.B996]-([.B$793]-[.B$1069])/276" office:value-type="float" office:value="92.7826086956508">
            <text:p>92,7826086957</text:p>
          </table:table-cell>
          <table:table-cell table:formula="of:=[.C996]-([.C$793]-[.C$1069])/276" office:value-type="float" office:value="31.8478260869565">
            <text:p>31,847826087</text:p>
          </table:table-cell>
          <table:table-cell table:formula="of:=[.D996]-([.D$793]-[.D$1069])/276" office:value-type="float" office:value="26.504347826087">
            <text:p>26,5043478261</text:p>
          </table:table-cell>
        </table:table-row>
        <table:table-row table:style-name="ro1">
          <table:table-cell office:value-type="date" office:date-value="2020-11-19">
            <text:p>19.11.2020</text:p>
          </table:table-cell>
          <table:table-cell table:formula="of:=[.B997]-([.B$793]-[.B$1069])/276" office:value-type="float" office:value="92.7800724637667">
            <text:p>92,7800724638</text:p>
          </table:table-cell>
          <table:table-cell table:formula="of:=[.C997]-([.C$793]-[.C$1069])/276" office:value-type="float" office:value="31.8485507246377">
            <text:p>31,8485507246</text:p>
          </table:table-cell>
          <table:table-cell table:formula="of:=[.D997]-([.D$793]-[.D$1069])/276" office:value-type="float" office:value="26.5028985507247">
            <text:p>26,5028985507</text:p>
          </table:table-cell>
        </table:table-row>
        <table:table-row table:style-name="ro1">
          <table:table-cell office:value-type="date" office:date-value="2020-11-20">
            <text:p>20.11.2020</text:p>
          </table:table-cell>
          <table:table-cell table:formula="of:=[.B998]-([.B$793]-[.B$1069])/276" office:value-type="float" office:value="92.7775362318826">
            <text:p>92,7775362319</text:p>
          </table:table-cell>
          <table:table-cell table:formula="of:=[.C998]-([.C$793]-[.C$1069])/276" office:value-type="float" office:value="31.8492753623188">
            <text:p>31,8492753623</text:p>
          </table:table-cell>
          <table:table-cell table:formula="of:=[.D998]-([.D$793]-[.D$1069])/276" office:value-type="float" office:value="26.5014492753623">
            <text:p>26,5014492754</text:p>
          </table:table-cell>
        </table:table-row>
        <table:table-row table:style-name="ro1">
          <table:table-cell office:value-type="date" office:date-value="2020-11-21">
            <text:p>21.11.2020</text:p>
          </table:table-cell>
          <table:table-cell table:formula="of:=[.B999]-([.B$793]-[.B$1069])/276" office:value-type="float" office:value="92.7749999999986">
            <text:p>92,775</text:p>
          </table:table-cell>
          <table:table-cell table:formula="of:=[.C999]-([.C$793]-[.C$1069])/276" office:value-type="float" office:value="31.85">
            <text:p>31,85</text:p>
          </table:table-cell>
          <table:table-cell table:formula="of:=[.D999]-([.D$793]-[.D$1069])/276" office:value-type="float" office:value="26.5">
            <text:p>26,5</text:p>
          </table:table-cell>
        </table:table-row>
        <table:table-row table:style-name="ro1">
          <table:table-cell office:value-type="date" office:date-value="2020-11-22">
            <text:p>22.11.2020</text:p>
          </table:table-cell>
          <table:table-cell table:formula="of:=[.B1000]-([.B$793]-[.B$1069])/276" office:value-type="float" office:value="92.7724637681145">
            <text:p>92,7724637681</text:p>
          </table:table-cell>
          <table:table-cell table:formula="of:=[.C1000]-([.C$793]-[.C$1069])/276" office:value-type="float" office:value="31.8507246376811">
            <text:p>31,8507246377</text:p>
          </table:table-cell>
          <table:table-cell table:formula="of:=[.D1000]-([.D$793]-[.D$1069])/276" office:value-type="float" office:value="26.4985507246377">
            <text:p>26,4985507246</text:p>
          </table:table-cell>
        </table:table-row>
        <table:table-row table:style-name="ro1">
          <table:table-cell office:value-type="date" office:date-value="2020-11-23">
            <text:p>23.11.2020</text:p>
          </table:table-cell>
          <table:table-cell table:formula="of:=[.B1001]-([.B$793]-[.B$1069])/276" office:value-type="float" office:value="92.7699275362304">
            <text:p>92,7699275362</text:p>
          </table:table-cell>
          <table:table-cell table:formula="of:=[.C1001]-([.C$793]-[.C$1069])/276" office:value-type="float" office:value="31.8514492753623">
            <text:p>31,8514492754</text:p>
          </table:table-cell>
          <table:table-cell table:formula="of:=[.D1001]-([.D$793]-[.D$1069])/276" office:value-type="float" office:value="26.4971014492754">
            <text:p>26,4971014493</text:p>
          </table:table-cell>
        </table:table-row>
        <table:table-row table:style-name="ro1">
          <table:table-cell office:value-type="date" office:date-value="2020-11-24">
            <text:p>24.11.2020</text:p>
          </table:table-cell>
          <table:table-cell table:formula="of:=[.B1002]-([.B$793]-[.B$1069])/276" office:value-type="float" office:value="92.7673913043464">
            <text:p>92,7673913043</text:p>
          </table:table-cell>
          <table:table-cell table:formula="of:=[.C1002]-([.C$793]-[.C$1069])/276" office:value-type="float" office:value="31.8521739130435">
            <text:p>31,852173913</text:p>
          </table:table-cell>
          <table:table-cell table:formula="of:=[.D1002]-([.D$793]-[.D$1069])/276" office:value-type="float" office:value="26.4956521739131">
            <text:p>26,4956521739</text:p>
          </table:table-cell>
        </table:table-row>
        <table:table-row table:style-name="ro1">
          <table:table-cell office:value-type="date" office:date-value="2020-11-25">
            <text:p>25.11.2020</text:p>
          </table:table-cell>
          <table:table-cell table:formula="of:=[.B1003]-([.B$793]-[.B$1069])/276" office:value-type="float" office:value="92.7648550724623">
            <text:p>92,7648550725</text:p>
          </table:table-cell>
          <table:table-cell table:formula="of:=[.C1003]-([.C$793]-[.C$1069])/276" office:value-type="float" office:value="31.8528985507246">
            <text:p>31,8528985507</text:p>
          </table:table-cell>
          <table:table-cell table:formula="of:=[.D1003]-([.D$793]-[.D$1069])/276" office:value-type="float" office:value="26.4942028985507">
            <text:p>26,4942028986</text:p>
          </table:table-cell>
        </table:table-row>
        <table:table-row table:style-name="ro1">
          <table:table-cell office:value-type="date" office:date-value="2020-11-26">
            <text:p>26.11.2020</text:p>
          </table:table-cell>
          <table:table-cell table:formula="of:=[.B1004]-([.B$793]-[.B$1069])/276" office:value-type="float" office:value="92.7623188405782">
            <text:p>92,7623188406</text:p>
          </table:table-cell>
          <table:table-cell table:formula="of:=[.C1004]-([.C$793]-[.C$1069])/276" office:value-type="float" office:value="31.8536231884058">
            <text:p>31,8536231884</text:p>
          </table:table-cell>
          <table:table-cell table:formula="of:=[.D1004]-([.D$793]-[.D$1069])/276" office:value-type="float" office:value="26.4927536231884">
            <text:p>26,4927536232</text:p>
          </table:table-cell>
        </table:table-row>
        <table:table-row table:style-name="ro1">
          <table:table-cell office:value-type="date" office:date-value="2020-11-27">
            <text:p>27.11.2020</text:p>
          </table:table-cell>
          <table:table-cell table:formula="of:=[.B1005]-([.B$793]-[.B$1069])/276" office:value-type="float" office:value="92.7597826086942">
            <text:p>92,7597826087</text:p>
          </table:table-cell>
          <table:table-cell table:formula="of:=[.C1005]-([.C$793]-[.C$1069])/276" office:value-type="float" office:value="31.8543478260869">
            <text:p>31,8543478261</text:p>
          </table:table-cell>
          <table:table-cell table:formula="of:=[.D1005]-([.D$793]-[.D$1069])/276" office:value-type="float" office:value="26.4913043478261">
            <text:p>26,4913043478</text:p>
          </table:table-cell>
        </table:table-row>
        <table:table-row table:style-name="ro1">
          <table:table-cell office:value-type="date" office:date-value="2020-11-28">
            <text:p>28.11.2020</text:p>
          </table:table-cell>
          <table:table-cell table:formula="of:=[.B1006]-([.B$793]-[.B$1069])/276" office:value-type="float" office:value="92.7572463768101">
            <text:p>92,7572463768</text:p>
          </table:table-cell>
          <table:table-cell table:formula="of:=[.C1006]-([.C$793]-[.C$1069])/276" office:value-type="float" office:value="31.8550724637681">
            <text:p>31,8550724638</text:p>
          </table:table-cell>
          <table:table-cell table:formula="of:=[.D1006]-([.D$793]-[.D$1069])/276" office:value-type="float" office:value="26.4898550724638">
            <text:p>26,4898550725</text:p>
          </table:table-cell>
        </table:table-row>
        <table:table-row table:style-name="ro1">
          <table:table-cell office:value-type="date" office:date-value="2020-11-29">
            <text:p>29.11.2020</text:p>
          </table:table-cell>
          <table:table-cell table:formula="of:=[.B1007]-([.B$793]-[.B$1069])/276" office:value-type="float" office:value="92.754710144926">
            <text:p>92,7547101449</text:p>
          </table:table-cell>
          <table:table-cell table:formula="of:=[.C1007]-([.C$793]-[.C$1069])/276" office:value-type="float" office:value="31.8557971014493">
            <text:p>31,8557971014</text:p>
          </table:table-cell>
          <table:table-cell table:formula="of:=[.D1007]-([.D$793]-[.D$1069])/276" office:value-type="float" office:value="26.4884057971015">
            <text:p>26,4884057971</text:p>
          </table:table-cell>
        </table:table-row>
        <table:table-row table:style-name="ro1">
          <table:table-cell office:value-type="date" office:date-value="2020-11-30">
            <text:p>30.11.2020</text:p>
          </table:table-cell>
          <table:table-cell table:formula="of:=[.B1008]-([.B$793]-[.B$1069])/276" office:value-type="float" office:value="92.752173913042">
            <text:p>92,752173913</text:p>
          </table:table-cell>
          <table:table-cell table:formula="of:=[.C1008]-([.C$793]-[.C$1069])/276" office:value-type="float" office:value="31.8565217391304">
            <text:p>31,8565217391</text:p>
          </table:table-cell>
          <table:table-cell table:formula="of:=[.D1008]-([.D$793]-[.D$1069])/276" office:value-type="float" office:value="26.4869565217391">
            <text:p>26,4869565217</text:p>
          </table:table-cell>
        </table:table-row>
        <table:table-row table:style-name="ro1">
          <table:table-cell office:value-type="date" office:date-value="2020-12-01">
            <text:p>1.12.2020</text:p>
          </table:table-cell>
          <table:table-cell table:formula="of:=[.B1009]-([.B$793]-[.B$1069])/276" office:value-type="float" office:value="92.7496376811579">
            <text:p>92,7496376812</text:p>
          </table:table-cell>
          <table:table-cell table:formula="of:=[.C1009]-([.C$793]-[.C$1069])/276" office:value-type="float" office:value="31.8572463768116">
            <text:p>31,8572463768</text:p>
          </table:table-cell>
          <table:table-cell table:formula="of:=[.D1009]-([.D$793]-[.D$1069])/276" office:value-type="float" office:value="26.4855072463768">
            <text:p>26,4855072464</text:p>
          </table:table-cell>
        </table:table-row>
        <table:table-row table:style-name="ro1">
          <table:table-cell office:value-type="date" office:date-value="2020-12-02">
            <text:p>2.12.2020</text:p>
          </table:table-cell>
          <table:table-cell table:formula="of:=[.B1010]-([.B$793]-[.B$1069])/276" office:value-type="float" office:value="92.7471014492738">
            <text:p>92,7471014493</text:p>
          </table:table-cell>
          <table:table-cell table:formula="of:=[.C1010]-([.C$793]-[.C$1069])/276" office:value-type="float" office:value="31.8579710144927">
            <text:p>31,8579710145</text:p>
          </table:table-cell>
          <table:table-cell table:formula="of:=[.D1010]-([.D$793]-[.D$1069])/276" office:value-type="float" office:value="26.4840579710145">
            <text:p>26,484057971</text:p>
          </table:table-cell>
        </table:table-row>
        <table:table-row table:style-name="ro1">
          <table:table-cell office:value-type="date" office:date-value="2020-12-03">
            <text:p>3.12.2020</text:p>
          </table:table-cell>
          <table:table-cell table:formula="of:=[.B1011]-([.B$793]-[.B$1069])/276" office:value-type="float" office:value="92.7445652173898">
            <text:p>92,7445652174</text:p>
          </table:table-cell>
          <table:table-cell table:formula="of:=[.C1011]-([.C$793]-[.C$1069])/276" office:value-type="float" office:value="31.8586956521739">
            <text:p>31,8586956522</text:p>
          </table:table-cell>
          <table:table-cell table:formula="of:=[.D1011]-([.D$793]-[.D$1069])/276" office:value-type="float" office:value="26.4826086956522">
            <text:p>26,4826086957</text:p>
          </table:table-cell>
        </table:table-row>
        <table:table-row table:style-name="ro1">
          <table:table-cell office:value-type="date" office:date-value="2020-12-04">
            <text:p>4.12.2020</text:p>
          </table:table-cell>
          <table:table-cell table:formula="of:=[.B1012]-([.B$793]-[.B$1069])/276" office:value-type="float" office:value="92.7420289855057">
            <text:p>92,7420289855</text:p>
          </table:table-cell>
          <table:table-cell table:formula="of:=[.C1012]-([.C$793]-[.C$1069])/276" office:value-type="float" office:value="31.8594202898551">
            <text:p>31,8594202899</text:p>
          </table:table-cell>
          <table:table-cell table:formula="of:=[.D1012]-([.D$793]-[.D$1069])/276" office:value-type="float" office:value="26.4811594202899">
            <text:p>26,4811594203</text:p>
          </table:table-cell>
        </table:table-row>
        <table:table-row table:style-name="ro1">
          <table:table-cell office:value-type="date" office:date-value="2020-12-05">
            <text:p>5.12.2020</text:p>
          </table:table-cell>
          <table:table-cell table:formula="of:=[.B1013]-([.B$793]-[.B$1069])/276" office:value-type="float" office:value="92.7394927536217">
            <text:p>92,7394927536</text:p>
          </table:table-cell>
          <table:table-cell table:formula="of:=[.C1013]-([.C$793]-[.C$1069])/276" office:value-type="float" office:value="31.8601449275362">
            <text:p>31,8601449275</text:p>
          </table:table-cell>
          <table:table-cell table:formula="of:=[.D1013]-([.D$793]-[.D$1069])/276" office:value-type="float" office:value="26.4797101449276">
            <text:p>26,4797101449</text:p>
          </table:table-cell>
        </table:table-row>
        <table:table-row table:style-name="ro1">
          <table:table-cell office:value-type="date" office:date-value="2020-12-06">
            <text:p>6.12.2020</text:p>
          </table:table-cell>
          <table:table-cell table:formula="of:=[.B1014]-([.B$793]-[.B$1069])/276" office:value-type="float" office:value="92.7369565217376">
            <text:p>92,7369565217</text:p>
          </table:table-cell>
          <table:table-cell table:formula="of:=[.C1014]-([.C$793]-[.C$1069])/276" office:value-type="float" office:value="31.8608695652174">
            <text:p>31,8608695652</text:p>
          </table:table-cell>
          <table:table-cell table:formula="of:=[.D1014]-([.D$793]-[.D$1069])/276" office:value-type="float" office:value="26.4782608695652">
            <text:p>26,4782608696</text:p>
          </table:table-cell>
        </table:table-row>
        <table:table-row table:style-name="ro1">
          <table:table-cell office:value-type="date" office:date-value="2020-12-07">
            <text:p>7.12.2020</text:p>
          </table:table-cell>
          <table:table-cell table:formula="of:=[.B1015]-([.B$793]-[.B$1069])/276" office:value-type="float" office:value="92.7344202898535">
            <text:p>92,7344202899</text:p>
          </table:table-cell>
          <table:table-cell table:formula="of:=[.C1015]-([.C$793]-[.C$1069])/276" office:value-type="float" office:value="31.8615942028985">
            <text:p>31,8615942029</text:p>
          </table:table-cell>
          <table:table-cell table:formula="of:=[.D1015]-([.D$793]-[.D$1069])/276" office:value-type="float" office:value="26.4768115942029">
            <text:p>26,4768115942</text:p>
          </table:table-cell>
        </table:table-row>
        <table:table-row table:style-name="ro1">
          <table:table-cell office:value-type="date" office:date-value="2020-12-08">
            <text:p>8.12.2020</text:p>
          </table:table-cell>
          <table:table-cell table:formula="of:=[.B1016]-([.B$793]-[.B$1069])/276" office:value-type="float" office:value="92.7318840579695">
            <text:p>92,731884058</text:p>
          </table:table-cell>
          <table:table-cell table:formula="of:=[.C1016]-([.C$793]-[.C$1069])/276" office:value-type="float" office:value="31.8623188405797">
            <text:p>31,8623188406</text:p>
          </table:table-cell>
          <table:table-cell table:formula="of:=[.D1016]-([.D$793]-[.D$1069])/276" office:value-type="float" office:value="26.4753623188406">
            <text:p>26,4753623188</text:p>
          </table:table-cell>
        </table:table-row>
        <table:table-row table:style-name="ro1">
          <table:table-cell office:value-type="date" office:date-value="2020-12-09">
            <text:p>9.12.2020</text:p>
          </table:table-cell>
          <table:table-cell table:formula="of:=[.B1017]-([.B$793]-[.B$1069])/276" office:value-type="float" office:value="92.7293478260854">
            <text:p>92,7293478261</text:p>
          </table:table-cell>
          <table:table-cell table:formula="of:=[.C1017]-([.C$793]-[.C$1069])/276" office:value-type="float" office:value="31.8630434782609">
            <text:p>31,8630434783</text:p>
          </table:table-cell>
          <table:table-cell table:formula="of:=[.D1017]-([.D$793]-[.D$1069])/276" office:value-type="float" office:value="26.4739130434783">
            <text:p>26,4739130435</text:p>
          </table:table-cell>
        </table:table-row>
        <table:table-row table:style-name="ro1">
          <table:table-cell office:value-type="date" office:date-value="2020-12-10">
            <text:p>10.12.2020</text:p>
          </table:table-cell>
          <table:table-cell table:formula="of:=[.B1018]-([.B$793]-[.B$1069])/276" office:value-type="float" office:value="92.7268115942013">
            <text:p>92,7268115942</text:p>
          </table:table-cell>
          <table:table-cell table:formula="of:=[.C1018]-([.C$793]-[.C$1069])/276" office:value-type="float" office:value="31.863768115942">
            <text:p>31,8637681159</text:p>
          </table:table-cell>
          <table:table-cell table:formula="of:=[.D1018]-([.D$793]-[.D$1069])/276" office:value-type="float" office:value="26.472463768116">
            <text:p>26,4724637681</text:p>
          </table:table-cell>
        </table:table-row>
        <table:table-row table:style-name="ro1">
          <table:table-cell office:value-type="date" office:date-value="2020-12-11">
            <text:p>11.12.2020</text:p>
          </table:table-cell>
          <table:table-cell table:formula="of:=[.B1019]-([.B$793]-[.B$1069])/276" office:value-type="float" office:value="92.7242753623173">
            <text:p>92,7242753623</text:p>
          </table:table-cell>
          <table:table-cell table:formula="of:=[.C1019]-([.C$793]-[.C$1069])/276" office:value-type="float" office:value="31.8644927536232">
            <text:p>31,8644927536</text:p>
          </table:table-cell>
          <table:table-cell table:formula="of:=[.D1019]-([.D$793]-[.D$1069])/276" office:value-type="float" office:value="26.4710144927536">
            <text:p>26,4710144928</text:p>
          </table:table-cell>
        </table:table-row>
        <table:table-row table:style-name="ro1">
          <table:table-cell office:value-type="date" office:date-value="2020-12-12">
            <text:p>12.12.2020</text:p>
          </table:table-cell>
          <table:table-cell table:formula="of:=[.B1020]-([.B$793]-[.B$1069])/276" office:value-type="float" office:value="92.7217391304332">
            <text:p>92,7217391304</text:p>
          </table:table-cell>
          <table:table-cell table:formula="of:=[.C1020]-([.C$793]-[.C$1069])/276" office:value-type="float" office:value="31.8652173913043">
            <text:p>31,8652173913</text:p>
          </table:table-cell>
          <table:table-cell table:formula="of:=[.D1020]-([.D$793]-[.D$1069])/276" office:value-type="float" office:value="26.4695652173913">
            <text:p>26,4695652174</text:p>
          </table:table-cell>
        </table:table-row>
        <table:table-row table:style-name="ro1">
          <table:table-cell office:value-type="date" office:date-value="2020-12-13">
            <text:p>13.12.2020</text:p>
          </table:table-cell>
          <table:table-cell table:formula="of:=[.B1021]-([.B$793]-[.B$1069])/276" office:value-type="float" office:value="92.7192028985491">
            <text:p>92,7192028985</text:p>
          </table:table-cell>
          <table:table-cell table:formula="of:=[.C1021]-([.C$793]-[.C$1069])/276" office:value-type="float" office:value="31.8659420289855">
            <text:p>31,865942029</text:p>
          </table:table-cell>
          <table:table-cell table:formula="of:=[.D1021]-([.D$793]-[.D$1069])/276" office:value-type="float" office:value="26.468115942029">
            <text:p>26,468115942</text:p>
          </table:table-cell>
        </table:table-row>
        <table:table-row table:style-name="ro1">
          <table:table-cell office:value-type="date" office:date-value="2020-12-14">
            <text:p>14.12.2020</text:p>
          </table:table-cell>
          <table:table-cell table:formula="of:=[.B1022]-([.B$793]-[.B$1069])/276" office:value-type="float" office:value="92.7166666666651">
            <text:p>92,7166666667</text:p>
          </table:table-cell>
          <table:table-cell table:formula="of:=[.C1022]-([.C$793]-[.C$1069])/276" office:value-type="float" office:value="31.8666666666667">
            <text:p>31,8666666667</text:p>
          </table:table-cell>
          <table:table-cell table:formula="of:=[.D1022]-([.D$793]-[.D$1069])/276" office:value-type="float" office:value="26.4666666666667">
            <text:p>26,4666666667</text:p>
          </table:table-cell>
        </table:table-row>
        <table:table-row table:style-name="ro1">
          <table:table-cell office:value-type="date" office:date-value="2020-12-15">
            <text:p>15.12.2020</text:p>
          </table:table-cell>
          <table:table-cell table:formula="of:=[.B1023]-([.B$793]-[.B$1069])/276" office:value-type="float" office:value="92.714130434781">
            <text:p>92,7141304348</text:p>
          </table:table-cell>
          <table:table-cell table:formula="of:=[.C1023]-([.C$793]-[.C$1069])/276" office:value-type="float" office:value="31.8673913043478">
            <text:p>31,8673913043</text:p>
          </table:table-cell>
          <table:table-cell table:formula="of:=[.D1023]-([.D$793]-[.D$1069])/276" office:value-type="float" office:value="26.4652173913044">
            <text:p>26,4652173913</text:p>
          </table:table-cell>
        </table:table-row>
        <table:table-row table:style-name="ro1">
          <table:table-cell office:value-type="date" office:date-value="2020-12-16">
            <text:p>16.12.2020</text:p>
          </table:table-cell>
          <table:table-cell table:formula="of:=[.B1024]-([.B$793]-[.B$1069])/276" office:value-type="float" office:value="92.7115942028969">
            <text:p>92,7115942029</text:p>
          </table:table-cell>
          <table:table-cell table:formula="of:=[.C1024]-([.C$793]-[.C$1069])/276" office:value-type="float" office:value="31.868115942029">
            <text:p>31,868115942</text:p>
          </table:table-cell>
          <table:table-cell table:formula="of:=[.D1024]-([.D$793]-[.D$1069])/276" office:value-type="float" office:value="26.463768115942">
            <text:p>26,4637681159</text:p>
          </table:table-cell>
        </table:table-row>
        <table:table-row table:style-name="ro1">
          <table:table-cell office:value-type="date" office:date-value="2020-12-17">
            <text:p>17.12.2020</text:p>
          </table:table-cell>
          <table:table-cell table:formula="of:=[.B1025]-([.B$793]-[.B$1069])/276" office:value-type="float" office:value="92.7090579710129">
            <text:p>92,709057971</text:p>
          </table:table-cell>
          <table:table-cell table:formula="of:=[.C1025]-([.C$793]-[.C$1069])/276" office:value-type="float" office:value="31.8688405797101">
            <text:p>31,8688405797</text:p>
          </table:table-cell>
          <table:table-cell table:formula="of:=[.D1025]-([.D$793]-[.D$1069])/276" office:value-type="float" office:value="26.4623188405797">
            <text:p>26,4623188406</text:p>
          </table:table-cell>
        </table:table-row>
        <table:table-row table:style-name="ro1">
          <table:table-cell office:value-type="date" office:date-value="2020-12-18">
            <text:p>18.12.2020</text:p>
          </table:table-cell>
          <table:table-cell table:formula="of:=[.B1026]-([.B$793]-[.B$1069])/276" office:value-type="float" office:value="92.7065217391288">
            <text:p>92,7065217391</text:p>
          </table:table-cell>
          <table:table-cell table:formula="of:=[.C1026]-([.C$793]-[.C$1069])/276" office:value-type="float" office:value="31.8695652173913">
            <text:p>31,8695652174</text:p>
          </table:table-cell>
          <table:table-cell table:formula="of:=[.D1026]-([.D$793]-[.D$1069])/276" office:value-type="float" office:value="26.4608695652174">
            <text:p>26,4608695652</text:p>
          </table:table-cell>
        </table:table-row>
        <table:table-row table:style-name="ro1">
          <table:table-cell office:value-type="date" office:date-value="2020-12-19">
            <text:p>19.12.2020</text:p>
          </table:table-cell>
          <table:table-cell table:formula="of:=[.B1027]-([.B$793]-[.B$1069])/276" office:value-type="float" office:value="92.7039855072447">
            <text:p>92,7039855072</text:p>
          </table:table-cell>
          <table:table-cell table:formula="of:=[.C1027]-([.C$793]-[.C$1069])/276" office:value-type="float" office:value="31.8702898550725">
            <text:p>31,8702898551</text:p>
          </table:table-cell>
          <table:table-cell table:formula="of:=[.D1027]-([.D$793]-[.D$1069])/276" office:value-type="float" office:value="26.4594202898551">
            <text:p>26,4594202899</text:p>
          </table:table-cell>
        </table:table-row>
        <table:table-row table:style-name="ro1">
          <table:table-cell office:value-type="date" office:date-value="2020-12-20">
            <text:p>20.12.2020</text:p>
          </table:table-cell>
          <table:table-cell table:formula="of:=[.B1028]-([.B$793]-[.B$1069])/276" office:value-type="float" office:value="92.7014492753607">
            <text:p>92,7014492754</text:p>
          </table:table-cell>
          <table:table-cell table:formula="of:=[.C1028]-([.C$793]-[.C$1069])/276" office:value-type="float" office:value="31.8710144927536">
            <text:p>31,8710144928</text:p>
          </table:table-cell>
          <table:table-cell table:formula="of:=[.D1028]-([.D$793]-[.D$1069])/276" office:value-type="float" office:value="26.4579710144928">
            <text:p>26,4579710145</text:p>
          </table:table-cell>
        </table:table-row>
        <table:table-row table:style-name="ro1">
          <table:table-cell office:value-type="date" office:date-value="2020-12-21">
            <text:p>21.12.2020</text:p>
          </table:table-cell>
          <table:table-cell table:formula="of:=[.B1029]-([.B$793]-[.B$1069])/276" office:value-type="float" office:value="92.6989130434766">
            <text:p>92,6989130435</text:p>
          </table:table-cell>
          <table:table-cell table:formula="of:=[.C1029]-([.C$793]-[.C$1069])/276" office:value-type="float" office:value="31.8717391304348">
            <text:p>31,8717391304</text:p>
          </table:table-cell>
          <table:table-cell table:formula="of:=[.D1029]-([.D$793]-[.D$1069])/276" office:value-type="float" office:value="26.4565217391305">
            <text:p>26,4565217391</text:p>
          </table:table-cell>
        </table:table-row>
        <table:table-row table:style-name="ro1">
          <table:table-cell office:value-type="date" office:date-value="2020-12-22">
            <text:p>22.12.2020</text:p>
          </table:table-cell>
          <table:table-cell table:formula="of:=[.B1030]-([.B$793]-[.B$1069])/276" office:value-type="float" office:value="92.6963768115926">
            <text:p>92,6963768116</text:p>
          </table:table-cell>
          <table:table-cell table:formula="of:=[.C1030]-([.C$793]-[.C$1069])/276" office:value-type="float" office:value="31.8724637681159">
            <text:p>31,8724637681</text:p>
          </table:table-cell>
          <table:table-cell table:formula="of:=[.D1030]-([.D$793]-[.D$1069])/276" office:value-type="float" office:value="26.4550724637681">
            <text:p>26,4550724638</text:p>
          </table:table-cell>
        </table:table-row>
        <table:table-row table:style-name="ro1">
          <table:table-cell office:value-type="date" office:date-value="2020-12-23">
            <text:p>23.12.2020</text:p>
          </table:table-cell>
          <table:table-cell table:formula="of:=[.B1031]-([.B$793]-[.B$1069])/276" office:value-type="float" office:value="92.6938405797085">
            <text:p>92,6938405797</text:p>
          </table:table-cell>
          <table:table-cell table:formula="of:=[.C1031]-([.C$793]-[.C$1069])/276" office:value-type="float" office:value="31.8731884057971">
            <text:p>31,8731884058</text:p>
          </table:table-cell>
          <table:table-cell table:formula="of:=[.D1031]-([.D$793]-[.D$1069])/276" office:value-type="float" office:value="26.4536231884058">
            <text:p>26,4536231884</text:p>
          </table:table-cell>
        </table:table-row>
        <table:table-row table:style-name="ro1">
          <table:table-cell office:value-type="date" office:date-value="2020-12-24">
            <text:p>24.12.2020</text:p>
          </table:table-cell>
          <table:table-cell table:formula="of:=[.B1032]-([.B$793]-[.B$1069])/276" office:value-type="float" office:value="92.6913043478244">
            <text:p>92,6913043478</text:p>
          </table:table-cell>
          <table:table-cell table:formula="of:=[.C1032]-([.C$793]-[.C$1069])/276" office:value-type="float" office:value="31.8739130434782">
            <text:p>31,8739130435</text:p>
          </table:table-cell>
          <table:table-cell table:formula="of:=[.D1032]-([.D$793]-[.D$1069])/276" office:value-type="float" office:value="26.4521739130435">
            <text:p>26,452173913</text:p>
          </table:table-cell>
        </table:table-row>
        <table:table-row table:style-name="ro1">
          <table:table-cell office:value-type="date" office:date-value="2020-12-25">
            <text:p>25.12.2020</text:p>
          </table:table-cell>
          <table:table-cell table:formula="of:=[.B1033]-([.B$793]-[.B$1069])/276" office:value-type="float" office:value="92.6887681159404">
            <text:p>92,6887681159</text:p>
          </table:table-cell>
          <table:table-cell table:formula="of:=[.C1033]-([.C$793]-[.C$1069])/276" office:value-type="float" office:value="31.8746376811594">
            <text:p>31,8746376812</text:p>
          </table:table-cell>
          <table:table-cell table:formula="of:=[.D1033]-([.D$793]-[.D$1069])/276" office:value-type="float" office:value="26.4507246376812">
            <text:p>26,4507246377</text:p>
          </table:table-cell>
        </table:table-row>
        <table:table-row table:style-name="ro1">
          <table:table-cell office:value-type="date" office:date-value="2020-12-26">
            <text:p>26.12.2020</text:p>
          </table:table-cell>
          <table:table-cell table:formula="of:=[.B1034]-([.B$793]-[.B$1069])/276" office:value-type="float" office:value="92.6862318840563">
            <text:p>92,6862318841</text:p>
          </table:table-cell>
          <table:table-cell table:formula="of:=[.C1034]-([.C$793]-[.C$1069])/276" office:value-type="float" office:value="31.8753623188406">
            <text:p>31,8753623188</text:p>
          </table:table-cell>
          <table:table-cell table:formula="of:=[.D1034]-([.D$793]-[.D$1069])/276" office:value-type="float" office:value="26.4492753623189">
            <text:p>26,4492753623</text:p>
          </table:table-cell>
        </table:table-row>
        <table:table-row table:style-name="ro1">
          <table:table-cell office:value-type="date" office:date-value="2020-12-27">
            <text:p>27.12.2020</text:p>
          </table:table-cell>
          <table:table-cell table:formula="of:=[.B1035]-([.B$793]-[.B$1069])/276" office:value-type="float" office:value="92.6836956521722">
            <text:p>92,6836956522</text:p>
          </table:table-cell>
          <table:table-cell table:formula="of:=[.C1035]-([.C$793]-[.C$1069])/276" office:value-type="float" office:value="31.8760869565217">
            <text:p>31,8760869565</text:p>
          </table:table-cell>
          <table:table-cell table:formula="of:=[.D1035]-([.D$793]-[.D$1069])/276" office:value-type="float" office:value="26.4478260869565">
            <text:p>26,447826087</text:p>
          </table:table-cell>
        </table:table-row>
        <table:table-row table:style-name="ro1">
          <table:table-cell office:value-type="date" office:date-value="2020-12-28">
            <text:p>28.12.2020</text:p>
          </table:table-cell>
          <table:table-cell table:formula="of:=[.B1036]-([.B$793]-[.B$1069])/276" office:value-type="float" office:value="92.6811594202882">
            <text:p>92,6811594203</text:p>
          </table:table-cell>
          <table:table-cell table:formula="of:=[.C1036]-([.C$793]-[.C$1069])/276" office:value-type="float" office:value="31.8768115942029">
            <text:p>31,8768115942</text:p>
          </table:table-cell>
          <table:table-cell table:formula="of:=[.D1036]-([.D$793]-[.D$1069])/276" office:value-type="float" office:value="26.4463768115942">
            <text:p>26,4463768116</text:p>
          </table:table-cell>
        </table:table-row>
        <table:table-row table:style-name="ro1">
          <table:table-cell office:value-type="date" office:date-value="2020-12-29">
            <text:p>29.12.2020</text:p>
          </table:table-cell>
          <table:table-cell table:formula="of:=[.B1037]-([.B$793]-[.B$1069])/276" office:value-type="float" office:value="92.6786231884041">
            <text:p>92,6786231884</text:p>
          </table:table-cell>
          <table:table-cell table:formula="of:=[.C1037]-([.C$793]-[.C$1069])/276" office:value-type="float" office:value="31.877536231884">
            <text:p>31,8775362319</text:p>
          </table:table-cell>
          <table:table-cell table:formula="of:=[.D1037]-([.D$793]-[.D$1069])/276" office:value-type="float" office:value="26.4449275362319">
            <text:p>26,4449275362</text:p>
          </table:table-cell>
        </table:table-row>
        <table:table-row table:style-name="ro1">
          <table:table-cell office:value-type="date" office:date-value="2020-12-30">
            <text:p>30.12.2020</text:p>
          </table:table-cell>
          <table:table-cell table:formula="of:=[.B1038]-([.B$793]-[.B$1069])/276" office:value-type="float" office:value="92.67608695652">
            <text:p>92,6760869565</text:p>
          </table:table-cell>
          <table:table-cell table:formula="of:=[.C1038]-([.C$793]-[.C$1069])/276" office:value-type="float" office:value="31.8782608695652">
            <text:p>31,8782608696</text:p>
          </table:table-cell>
          <table:table-cell table:formula="of:=[.D1038]-([.D$793]-[.D$1069])/276" office:value-type="float" office:value="26.4434782608696">
            <text:p>26,4434782609</text:p>
          </table:table-cell>
        </table:table-row>
        <table:table-row table:style-name="ro1">
          <table:table-cell office:value-type="date" office:date-value="2020-12-31">
            <text:p>31.12.2020</text:p>
          </table:table-cell>
          <table:table-cell table:formula="of:=[.B1039]-([.B$793]-[.B$1069])/276" office:value-type="float" office:value="92.673550724636">
            <text:p>92,6735507246</text:p>
          </table:table-cell>
          <table:table-cell table:formula="of:=[.C1039]-([.C$793]-[.C$1069])/276" office:value-type="float" office:value="31.8789855072464">
            <text:p>31,8789855072</text:p>
          </table:table-cell>
          <table:table-cell table:formula="of:=[.D1039]-([.D$793]-[.D$1069])/276" office:value-type="float" office:value="26.4420289855073">
            <text:p>26,4420289855</text:p>
          </table:table-cell>
        </table:table-row>
        <table:table-row table:style-name="ro1">
          <table:table-cell office:value-type="date" office:date-value="2021-01-01">
            <text:p>1.01.2021</text:p>
          </table:table-cell>
          <table:table-cell table:formula="of:=[.B1040]-([.B$793]-[.B$1069])/276" office:value-type="float" office:value="92.6710144927519">
            <text:p>92,6710144928</text:p>
          </table:table-cell>
          <table:table-cell table:formula="of:=[.C1040]-([.C$793]-[.C$1069])/276" office:value-type="float" office:value="31.8797101449275">
            <text:p>31,8797101449</text:p>
          </table:table-cell>
          <table:table-cell table:formula="of:=[.D1040]-([.D$793]-[.D$1069])/276" office:value-type="float" office:value="26.4405797101449">
            <text:p>26,4405797101</text:p>
          </table:table-cell>
        </table:table-row>
        <table:table-row table:style-name="ro1">
          <table:table-cell office:value-type="date" office:date-value="2021-01-02">
            <text:p>2.01.2021</text:p>
          </table:table-cell>
          <table:table-cell table:formula="of:=[.B1041]-([.B$793]-[.B$1069])/276" office:value-type="float" office:value="92.6684782608678">
            <text:p>92,6684782609</text:p>
          </table:table-cell>
          <table:table-cell table:formula="of:=[.C1041]-([.C$793]-[.C$1069])/276" office:value-type="float" office:value="31.8804347826087">
            <text:p>31,8804347826</text:p>
          </table:table-cell>
          <table:table-cell table:formula="of:=[.D1041]-([.D$793]-[.D$1069])/276" office:value-type="float" office:value="26.4391304347826">
            <text:p>26,4391304348</text:p>
          </table:table-cell>
        </table:table-row>
        <table:table-row table:style-name="ro1">
          <table:table-cell office:value-type="date" office:date-value="2021-01-03">
            <text:p>3.01.2021</text:p>
          </table:table-cell>
          <table:table-cell table:formula="of:=[.B1042]-([.B$793]-[.B$1069])/276" office:value-type="float" office:value="92.6659420289838">
            <text:p>92,665942029</text:p>
          </table:table-cell>
          <table:table-cell table:formula="of:=[.C1042]-([.C$793]-[.C$1069])/276" office:value-type="float" office:value="31.8811594202898">
            <text:p>31,8811594203</text:p>
          </table:table-cell>
          <table:table-cell table:formula="of:=[.D1042]-([.D$793]-[.D$1069])/276" office:value-type="float" office:value="26.4376811594203">
            <text:p>26,4376811594</text:p>
          </table:table-cell>
        </table:table-row>
        <table:table-row table:style-name="ro1">
          <table:table-cell office:value-type="date" office:date-value="2021-01-04">
            <text:p>4.01.2021</text:p>
          </table:table-cell>
          <table:table-cell table:formula="of:=[.B1043]-([.B$793]-[.B$1069])/276" office:value-type="float" office:value="92.6634057970997">
            <text:p>92,6634057971</text:p>
          </table:table-cell>
          <table:table-cell table:formula="of:=[.C1043]-([.C$793]-[.C$1069])/276" office:value-type="float" office:value="31.881884057971">
            <text:p>31,881884058</text:p>
          </table:table-cell>
          <table:table-cell table:formula="of:=[.D1043]-([.D$793]-[.D$1069])/276" office:value-type="float" office:value="26.436231884058">
            <text:p>26,4362318841</text:p>
          </table:table-cell>
        </table:table-row>
        <table:table-row table:style-name="ro1">
          <table:table-cell office:value-type="date" office:date-value="2021-01-05">
            <text:p>5.01.2021</text:p>
          </table:table-cell>
          <table:table-cell table:formula="of:=[.B1044]-([.B$793]-[.B$1069])/276" office:value-type="float" office:value="92.6608695652156">
            <text:p>92,6608695652</text:p>
          </table:table-cell>
          <table:table-cell table:formula="of:=[.C1044]-([.C$793]-[.C$1069])/276" office:value-type="float" office:value="31.8826086956522">
            <text:p>31,8826086957</text:p>
          </table:table-cell>
          <table:table-cell table:formula="of:=[.D1044]-([.D$793]-[.D$1069])/276" office:value-type="float" office:value="26.4347826086957">
            <text:p>26,4347826087</text:p>
          </table:table-cell>
        </table:table-row>
        <table:table-row table:style-name="ro1">
          <table:table-cell office:value-type="date" office:date-value="2021-01-06">
            <text:p>6.01.2021</text:p>
          </table:table-cell>
          <table:table-cell table:formula="of:=[.B1045]-([.B$793]-[.B$1069])/276" office:value-type="float" office:value="92.6583333333316">
            <text:p>92,6583333333</text:p>
          </table:table-cell>
          <table:table-cell table:formula="of:=[.C1045]-([.C$793]-[.C$1069])/276" office:value-type="float" office:value="31.8833333333333">
            <text:p>31,8833333333</text:p>
          </table:table-cell>
          <table:table-cell table:formula="of:=[.D1045]-([.D$793]-[.D$1069])/276" office:value-type="float" office:value="26.4333333333334">
            <text:p>26,4333333333</text:p>
          </table:table-cell>
        </table:table-row>
        <table:table-row table:style-name="ro1">
          <table:table-cell office:value-type="date" office:date-value="2021-01-07">
            <text:p>7.01.2021</text:p>
          </table:table-cell>
          <table:table-cell table:formula="of:=[.B1046]-([.B$793]-[.B$1069])/276" office:value-type="float" office:value="92.6557971014475">
            <text:p>92,6557971014</text:p>
          </table:table-cell>
          <table:table-cell table:formula="of:=[.C1046]-([.C$793]-[.C$1069])/276" office:value-type="float" office:value="31.8840579710145">
            <text:p>31,884057971</text:p>
          </table:table-cell>
          <table:table-cell table:formula="of:=[.D1046]-([.D$793]-[.D$1069])/276" office:value-type="float" office:value="26.431884057971">
            <text:p>26,431884058</text:p>
          </table:table-cell>
        </table:table-row>
        <table:table-row table:style-name="ro1">
          <table:table-cell office:value-type="date" office:date-value="2021-01-08">
            <text:p>8.01.2021</text:p>
          </table:table-cell>
          <table:table-cell table:formula="of:=[.B1047]-([.B$793]-[.B$1069])/276" office:value-type="float" office:value="92.6532608695634">
            <text:p>92,6532608696</text:p>
          </table:table-cell>
          <table:table-cell table:formula="of:=[.C1047]-([.C$793]-[.C$1069])/276" office:value-type="float" office:value="31.8847826086956">
            <text:p>31,8847826087</text:p>
          </table:table-cell>
          <table:table-cell table:formula="of:=[.D1047]-([.D$793]-[.D$1069])/276" office:value-type="float" office:value="26.4304347826087">
            <text:p>26,4304347826</text:p>
          </table:table-cell>
        </table:table-row>
        <table:table-row table:style-name="ro1">
          <table:table-cell office:value-type="date" office:date-value="2021-01-09">
            <text:p>9.01.2021</text:p>
          </table:table-cell>
          <table:table-cell table:formula="of:=[.B1048]-([.B$793]-[.B$1069])/276" office:value-type="float" office:value="92.6507246376794">
            <text:p>92,6507246377</text:p>
          </table:table-cell>
          <table:table-cell table:formula="of:=[.C1048]-([.C$793]-[.C$1069])/276" office:value-type="float" office:value="31.8855072463768">
            <text:p>31,8855072464</text:p>
          </table:table-cell>
          <table:table-cell table:formula="of:=[.D1048]-([.D$793]-[.D$1069])/276" office:value-type="float" office:value="26.4289855072464">
            <text:p>26,4289855072</text:p>
          </table:table-cell>
        </table:table-row>
        <table:table-row table:style-name="ro1">
          <table:table-cell office:value-type="date" office:date-value="2021-01-10">
            <text:p>10.01.2021</text:p>
          </table:table-cell>
          <table:table-cell table:formula="of:=[.B1049]-([.B$793]-[.B$1069])/276" office:value-type="float" office:value="92.6481884057953">
            <text:p>92,6481884058</text:p>
          </table:table-cell>
          <table:table-cell table:formula="of:=[.C1049]-([.C$793]-[.C$1069])/276" office:value-type="float" office:value="31.886231884058">
            <text:p>31,8862318841</text:p>
          </table:table-cell>
          <table:table-cell table:formula="of:=[.D1049]-([.D$793]-[.D$1069])/276" office:value-type="float" office:value="26.4275362318841">
            <text:p>26,4275362319</text:p>
          </table:table-cell>
        </table:table-row>
        <table:table-row table:style-name="ro1">
          <table:table-cell office:value-type="date" office:date-value="2021-01-11">
            <text:p>11.01.2021</text:p>
          </table:table-cell>
          <table:table-cell table:formula="of:=[.B1050]-([.B$793]-[.B$1069])/276" office:value-type="float" office:value="92.6456521739113">
            <text:p>92,6456521739</text:p>
          </table:table-cell>
          <table:table-cell table:formula="of:=[.C1050]-([.C$793]-[.C$1069])/276" office:value-type="float" office:value="31.8869565217391">
            <text:p>31,8869565217</text:p>
          </table:table-cell>
          <table:table-cell table:formula="of:=[.D1050]-([.D$793]-[.D$1069])/276" office:value-type="float" office:value="26.4260869565218">
            <text:p>26,4260869565</text:p>
          </table:table-cell>
        </table:table-row>
        <table:table-row table:style-name="ro1">
          <table:table-cell office:value-type="date" office:date-value="2021-01-12">
            <text:p>12.01.2021</text:p>
          </table:table-cell>
          <table:table-cell table:formula="of:=[.B1051]-([.B$793]-[.B$1069])/276" office:value-type="float" office:value="92.6431159420272">
            <text:p>92,643115942</text:p>
          </table:table-cell>
          <table:table-cell table:formula="of:=[.C1051]-([.C$793]-[.C$1069])/276" office:value-type="float" office:value="31.8876811594203">
            <text:p>31,8876811594</text:p>
          </table:table-cell>
          <table:table-cell table:formula="of:=[.D1051]-([.D$793]-[.D$1069])/276" office:value-type="float" office:value="26.4246376811594">
            <text:p>26,4246376812</text:p>
          </table:table-cell>
        </table:table-row>
        <table:table-row table:style-name="ro1">
          <table:table-cell office:value-type="date" office:date-value="2021-01-13">
            <text:p>13.01.2021</text:p>
          </table:table-cell>
          <table:table-cell table:formula="of:=[.B1052]-([.B$793]-[.B$1069])/276" office:value-type="float" office:value="92.6405797101431">
            <text:p>92,6405797101</text:p>
          </table:table-cell>
          <table:table-cell table:formula="of:=[.C1052]-([.C$793]-[.C$1069])/276" office:value-type="float" office:value="31.8884057971014">
            <text:p>31,8884057971</text:p>
          </table:table-cell>
          <table:table-cell table:formula="of:=[.D1052]-([.D$793]-[.D$1069])/276" office:value-type="float" office:value="26.4231884057971">
            <text:p>26,4231884058</text:p>
          </table:table-cell>
        </table:table-row>
        <table:table-row table:style-name="ro1">
          <table:table-cell office:value-type="date" office:date-value="2021-01-14">
            <text:p>14.01.2021</text:p>
          </table:table-cell>
          <table:table-cell table:formula="of:=[.B1053]-([.B$793]-[.B$1069])/276" office:value-type="float" office:value="92.6380434782591">
            <text:p>92,6380434783</text:p>
          </table:table-cell>
          <table:table-cell table:formula="of:=[.C1053]-([.C$793]-[.C$1069])/276" office:value-type="float" office:value="31.8891304347826">
            <text:p>31,8891304348</text:p>
          </table:table-cell>
          <table:table-cell table:formula="of:=[.D1053]-([.D$793]-[.D$1069])/276" office:value-type="float" office:value="26.4217391304348">
            <text:p>26,4217391304</text:p>
          </table:table-cell>
        </table:table-row>
        <table:table-row table:style-name="ro1">
          <table:table-cell office:value-type="date" office:date-value="2021-01-15">
            <text:p>15.01.2021</text:p>
          </table:table-cell>
          <table:table-cell table:formula="of:=[.B1054]-([.B$793]-[.B$1069])/276" office:value-type="float" office:value="92.635507246375">
            <text:p>92,6355072464</text:p>
          </table:table-cell>
          <table:table-cell table:formula="of:=[.C1054]-([.C$793]-[.C$1069])/276" office:value-type="float" office:value="31.8898550724638">
            <text:p>31,8898550725</text:p>
          </table:table-cell>
          <table:table-cell table:formula="of:=[.D1054]-([.D$793]-[.D$1069])/276" office:value-type="float" office:value="26.4202898550725">
            <text:p>26,4202898551</text:p>
          </table:table-cell>
        </table:table-row>
        <table:table-row table:style-name="ro1">
          <table:table-cell office:value-type="date" office:date-value="2021-01-16">
            <text:p>16.01.2021</text:p>
          </table:table-cell>
          <table:table-cell table:formula="of:=[.B1055]-([.B$793]-[.B$1069])/276" office:value-type="float" office:value="92.6329710144909">
            <text:p>92,6329710145</text:p>
          </table:table-cell>
          <table:table-cell table:formula="of:=[.C1055]-([.C$793]-[.C$1069])/276" office:value-type="float" office:value="31.8905797101449">
            <text:p>31,8905797101</text:p>
          </table:table-cell>
          <table:table-cell table:formula="of:=[.D1055]-([.D$793]-[.D$1069])/276" office:value-type="float" office:value="26.4188405797102">
            <text:p>26,4188405797</text:p>
          </table:table-cell>
        </table:table-row>
        <table:table-row table:style-name="ro1">
          <table:table-cell office:value-type="date" office:date-value="2021-01-17">
            <text:p>17.01.2021</text:p>
          </table:table-cell>
          <table:table-cell table:formula="of:=[.B1056]-([.B$793]-[.B$1069])/276" office:value-type="float" office:value="92.6304347826069">
            <text:p>92,6304347826</text:p>
          </table:table-cell>
          <table:table-cell table:formula="of:=[.C1056]-([.C$793]-[.C$1069])/276" office:value-type="float" office:value="31.8913043478261">
            <text:p>31,8913043478</text:p>
          </table:table-cell>
          <table:table-cell table:formula="of:=[.D1056]-([.D$793]-[.D$1069])/276" office:value-type="float" office:value="26.4173913043478">
            <text:p>26,4173913043</text:p>
          </table:table-cell>
        </table:table-row>
        <table:table-row table:style-name="ro1">
          <table:table-cell office:value-type="date" office:date-value="2021-01-18">
            <text:p>18.01.2021</text:p>
          </table:table-cell>
          <table:table-cell table:formula="of:=[.B1057]-([.B$793]-[.B$1069])/276" office:value-type="float" office:value="92.6278985507228">
            <text:p>92,6278985507</text:p>
          </table:table-cell>
          <table:table-cell table:formula="of:=[.C1057]-([.C$793]-[.C$1069])/276" office:value-type="float" office:value="31.8920289855072">
            <text:p>31,8920289855</text:p>
          </table:table-cell>
          <table:table-cell table:formula="of:=[.D1057]-([.D$793]-[.D$1069])/276" office:value-type="float" office:value="26.4159420289855">
            <text:p>26,415942029</text:p>
          </table:table-cell>
        </table:table-row>
        <table:table-row table:style-name="ro1">
          <table:table-cell office:value-type="date" office:date-value="2021-01-19">
            <text:p>19.01.2021</text:p>
          </table:table-cell>
          <table:table-cell table:formula="of:=[.B1058]-([.B$793]-[.B$1069])/276" office:value-type="float" office:value="92.6253623188387">
            <text:p>92,6253623188</text:p>
          </table:table-cell>
          <table:table-cell table:formula="of:=[.C1058]-([.C$793]-[.C$1069])/276" office:value-type="float" office:value="31.8927536231884">
            <text:p>31,8927536232</text:p>
          </table:table-cell>
          <table:table-cell table:formula="of:=[.D1058]-([.D$793]-[.D$1069])/276" office:value-type="float" office:value="26.4144927536232">
            <text:p>26,4144927536</text:p>
          </table:table-cell>
        </table:table-row>
        <table:table-row table:style-name="ro1">
          <table:table-cell office:value-type="date" office:date-value="2021-01-20">
            <text:p>20.01.2021</text:p>
          </table:table-cell>
          <table:table-cell table:formula="of:=[.B1059]-([.B$793]-[.B$1069])/276" office:value-type="float" office:value="92.6228260869547">
            <text:p>92,622826087</text:p>
          </table:table-cell>
          <table:table-cell table:formula="of:=[.C1059]-([.C$793]-[.C$1069])/276" office:value-type="float" office:value="31.8934782608696">
            <text:p>31,8934782609</text:p>
          </table:table-cell>
          <table:table-cell table:formula="of:=[.D1059]-([.D$793]-[.D$1069])/276" office:value-type="float" office:value="26.4130434782609">
            <text:p>26,4130434783</text:p>
          </table:table-cell>
        </table:table-row>
        <table:table-row table:style-name="ro1">
          <table:table-cell office:value-type="date" office:date-value="2021-01-21">
            <text:p>21.01.2021</text:p>
          </table:table-cell>
          <table:table-cell table:formula="of:=[.B1060]-([.B$793]-[.B$1069])/276" office:value-type="float" office:value="92.6202898550706">
            <text:p>92,6202898551</text:p>
          </table:table-cell>
          <table:table-cell table:formula="of:=[.C1060]-([.C$793]-[.C$1069])/276" office:value-type="float" office:value="31.8942028985507">
            <text:p>31,8942028986</text:p>
          </table:table-cell>
          <table:table-cell table:formula="of:=[.D1060]-([.D$793]-[.D$1069])/276" office:value-type="float" office:value="26.4115942028986">
            <text:p>26,4115942029</text:p>
          </table:table-cell>
        </table:table-row>
        <table:table-row table:style-name="ro1">
          <table:table-cell office:value-type="date" office:date-value="2021-01-22">
            <text:p>22.01.2021</text:p>
          </table:table-cell>
          <table:table-cell table:formula="of:=[.B1061]-([.B$793]-[.B$1069])/276" office:value-type="float" office:value="92.6177536231865">
            <text:p>92,6177536232</text:p>
          </table:table-cell>
          <table:table-cell table:formula="of:=[.C1061]-([.C$793]-[.C$1069])/276" office:value-type="float" office:value="31.8949275362319">
            <text:p>31,8949275362</text:p>
          </table:table-cell>
          <table:table-cell table:formula="of:=[.D1061]-([.D$793]-[.D$1069])/276" office:value-type="float" office:value="26.4101449275363">
            <text:p>26,4101449275</text:p>
          </table:table-cell>
        </table:table-row>
        <table:table-row table:style-name="ro1">
          <table:table-cell office:value-type="date" office:date-value="2021-01-23">
            <text:p>23.01.2021</text:p>
          </table:table-cell>
          <table:table-cell table:formula="of:=[.B1062]-([.B$793]-[.B$1069])/276" office:value-type="float" office:value="92.6152173913025">
            <text:p>92,6152173913</text:p>
          </table:table-cell>
          <table:table-cell table:formula="of:=[.C1062]-([.C$793]-[.C$1069])/276" office:value-type="float" office:value="31.895652173913">
            <text:p>31,8956521739</text:p>
          </table:table-cell>
          <table:table-cell table:formula="of:=[.D1062]-([.D$793]-[.D$1069])/276" office:value-type="float" office:value="26.4086956521739">
            <text:p>26,4086956522</text:p>
          </table:table-cell>
        </table:table-row>
        <table:table-row table:style-name="ro1">
          <table:table-cell office:value-type="date" office:date-value="2021-01-24">
            <text:p>24.01.2021</text:p>
          </table:table-cell>
          <table:table-cell table:formula="of:=[.B1063]-([.B$793]-[.B$1069])/276" office:value-type="float" office:value="92.6126811594184">
            <text:p>92,6126811594</text:p>
          </table:table-cell>
          <table:table-cell table:formula="of:=[.C1063]-([.C$793]-[.C$1069])/276" office:value-type="float" office:value="31.8963768115942">
            <text:p>31,8963768116</text:p>
          </table:table-cell>
          <table:table-cell table:formula="of:=[.D1063]-([.D$793]-[.D$1069])/276" office:value-type="float" office:value="26.4072463768116">
            <text:p>26,4072463768</text:p>
          </table:table-cell>
        </table:table-row>
        <table:table-row table:style-name="ro1">
          <table:table-cell office:value-type="date" office:date-value="2021-01-25">
            <text:p>25.01.2021</text:p>
          </table:table-cell>
          <table:table-cell table:formula="of:=[.B1064]-([.B$793]-[.B$1069])/276" office:value-type="float" office:value="92.6101449275343">
            <text:p>92,6101449275</text:p>
          </table:table-cell>
          <table:table-cell table:formula="of:=[.C1064]-([.C$793]-[.C$1069])/276" office:value-type="float" office:value="31.8971014492754">
            <text:p>31,8971014493</text:p>
          </table:table-cell>
          <table:table-cell table:formula="of:=[.D1064]-([.D$793]-[.D$1069])/276" office:value-type="float" office:value="26.4057971014493">
            <text:p>26,4057971014</text:p>
          </table:table-cell>
        </table:table-row>
        <table:table-row table:style-name="ro1">
          <table:table-cell office:value-type="date" office:date-value="2021-01-26">
            <text:p>26.01.2021</text:p>
          </table:table-cell>
          <table:table-cell table:formula="of:=[.B1065]-([.B$793]-[.B$1069])/276" office:value-type="float" office:value="92.6076086956503">
            <text:p>92,6076086957</text:p>
          </table:table-cell>
          <table:table-cell table:formula="of:=[.C1065]-([.C$793]-[.C$1069])/276" office:value-type="float" office:value="31.8978260869565">
            <text:p>31,897826087</text:p>
          </table:table-cell>
          <table:table-cell table:formula="of:=[.D1065]-([.D$793]-[.D$1069])/276" office:value-type="float" office:value="26.404347826087">
            <text:p>26,4043478261</text:p>
          </table:table-cell>
        </table:table-row>
        <table:table-row table:style-name="ro1">
          <table:table-cell office:value-type="date" office:date-value="2021-01-27">
            <text:p>27.01.2021</text:p>
          </table:table-cell>
          <table:table-cell table:formula="of:=[.B1066]-([.B$793]-[.B$1069])/276" office:value-type="float" office:value="92.6050724637662">
            <text:p>92,6050724638</text:p>
          </table:table-cell>
          <table:table-cell table:formula="of:=[.C1066]-([.C$793]-[.C$1069])/276" office:value-type="float" office:value="31.8985507246377">
            <text:p>31,8985507246</text:p>
          </table:table-cell>
          <table:table-cell table:formula="of:=[.D1066]-([.D$793]-[.D$1069])/276" office:value-type="float" office:value="26.4028985507247">
            <text:p>26,4028985507</text:p>
          </table:table-cell>
        </table:table-row>
        <table:table-row table:style-name="ro1">
          <table:table-cell office:value-type="date" office:date-value="2021-01-28">
            <text:p>28.01.2021</text:p>
          </table:table-cell>
          <table:table-cell table:formula="of:=[.B1067]-([.B$793]-[.B$1069])/276" office:value-type="float" office:value="92.6025362318821">
            <text:p>92,6025362319</text:p>
          </table:table-cell>
          <table:table-cell table:formula="of:=[.C1067]-([.C$793]-[.C$1069])/276" office:value-type="float" office:value="31.8992753623188">
            <text:p>31,8992753623</text:p>
          </table:table-cell>
          <table:table-cell table:formula="of:=[.D1067]-([.D$793]-[.D$1069])/276" office:value-type="float" office:value="26.4014492753623">
            <text:p>26,4014492754</text:p>
          </table:table-cell>
        </table:table-row>
        <table:table-row table:style-name="ro1">
          <table:table-cell office:value-type="date" office:date-value="2021-01-29">
            <text:p>29.01.2021</text:p>
          </table:table-cell>
          <table:table-cell office:value-type="float" office:value="92.6">
            <text:p>92,6</text:p>
          </table:table-cell>
          <table:table-cell office:value-type="float" office:value="31.9">
            <text:p>31,9</text:p>
          </table:table-cell>
          <table:table-cell office:value-type="float" office:value="26.4">
            <text:p>26,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31">31.01.2021</text:date>, <text:time>00:5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xx yyy</meta:initial-creator>
    <meta:creation-date>2018-02-23T15:27:32.63</meta:creation-date>
    <meta:generator>OpenOffice/4.1.6$Win32 OpenOffice.org_project/416m1$Build-9790</meta:generator>
    <dc:date>2021-01-31T00:55:00.68</dc:date>
    <dc:creator>marta cho</dc:creator>
    <meta:editing-duration>PT3H51M31S</meta:editing-duration>
    <meta:editing-cycles>21</meta:editing-cycles>
    <meta:document-statistic meta:table-count="1" meta:cell-count="4276" meta:object-count="0"/>
  </office:meta>
</office:document-meta>
</file>